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0.6398in"/>
    </style:style>
    <style:style style:name="co11" style:family="table-column">
      <style:table-column-properties fo:break-before="auto" style:column-width="0.610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6752in"/>
    </style:style>
    <style:style style:name="co14" style:family="table-column">
      <style:table-column-properties fo:break-before="auto" style:column-width="0.4957in"/>
    </style:style>
    <style:style style:name="co15" style:family="table-column">
      <style:table-column-properties fo:break-before="auto" style:column-width="0.5528in"/>
    </style:style>
    <style:style style:name="co16" style:family="table-column">
      <style:table-column-properties fo:break-before="auto" style:column-width="0.9484in"/>
    </style:style>
    <style:style style:name="co17" style:family="table-column">
      <style:table-column-properties fo:break-before="auto" style:column-width="0.7618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#000055"/>
    </style:style>
    <style:style style:name="ce9" style:family="table-cell" style:parent-style-name="Default">
      <style:table-cell-properties fo:background-color="#550000"/>
    </style:style>
    <style:style style:name="ce10" style:family="table-cell" style:parent-style-name="Default">
      <style:table-cell-properties fo:background-color="#550055"/>
    </style:style>
    <style:style style:name="ce11" style:family="table-cell" style:parent-style-name="Default">
      <style:table-cell-properties fo:background-color="#0000aa"/>
    </style:style>
    <style:style style:name="ce12" style:family="table-cell" style:parent-style-name="Default">
      <style:table-cell-properties fo:background-color="#5500aa"/>
    </style:style>
    <style:style style:name="ce13" style:family="table-cell" style:parent-style-name="Default">
      <style:table-cell-properties fo:background-color="#005500"/>
    </style:style>
    <style:style style:name="ce14" style:family="table-cell" style:parent-style-name="Default">
      <style:table-cell-properties fo:background-color="#005555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ackground-color="#555500"/>
    </style:style>
    <style:style style:name="ce17" style:family="table-cell" style:parent-style-name="Default">
      <style:table-cell-properties fo:background-color="#aa0000"/>
    </style:style>
    <style:style style:name="ce18" style:family="table-cell" style:parent-style-name="Default">
      <style:table-cell-properties fo:background-color="#555555"/>
    </style:style>
    <style:style style:name="ce19" style:family="table-cell" style:parent-style-name="Default">
      <style:table-cell-properties fo:background-color="#5500ff"/>
    </style:style>
    <style:style style:name="ce20" style:family="table-cell" style:parent-style-name="Default">
      <style:table-cell-properties fo:background-color="#aa0055"/>
    </style:style>
    <style:style style:name="ce21" style:family="table-cell" style:parent-style-name="Default">
      <style:table-cell-properties fo:background-color="#0055aa"/>
    </style:style>
    <style:style style:name="ce22" style:family="table-cell" style:parent-style-name="Default">
      <style:table-cell-properties fo:background-color="#5555aa"/>
    </style:style>
    <style:style style:name="ce23" style:family="table-cell" style:parent-style-name="Default">
      <style:table-cell-properties fo:background-color="#aa00aa"/>
    </style:style>
    <style:style style:name="ce24" style:family="table-cell" style:parent-style-name="Default">
      <style:table-cell-properties fo:background-color="#0055ff"/>
    </style:style>
    <style:style style:name="ce25" style:family="table-cell" style:parent-style-name="Default">
      <style:table-cell-properties fo:background-color="#aa5500"/>
    </style:style>
    <style:style style:name="ce26" style:family="table-cell" style:parent-style-name="Default">
      <style:table-cell-properties fo:background-color="#5555ff"/>
    </style:style>
    <style:style style:name="ce27" style:family="table-cell" style:parent-style-name="Default">
      <style:table-cell-properties fo:background-color="#aa5555"/>
    </style:style>
    <style:style style:name="ce28" style:family="table-cell" style:parent-style-name="Default">
      <style:table-cell-properties fo:background-color="#aa00ff"/>
    </style:style>
    <style:style style:name="ce29" style:family="table-cell" style:parent-style-name="Default">
      <style:table-cell-properties fo:background-color="#aa55aa"/>
    </style:style>
    <style:style style:name="ce30" style:family="table-cell" style:parent-style-name="Default" style:data-style-name="N4">
      <style:table-cell-properties fo:background-color="#ff0000"/>
    </style:style>
    <style:style style:name="ce31" style:family="table-cell" style:parent-style-name="Default">
      <style:table-cell-properties fo:background-color="#ff0055"/>
    </style:style>
    <style:style style:name="ce32" style:family="table-cell" style:parent-style-name="Default">
      <style:table-cell-properties fo:background-color="#aa55ff"/>
    </style:style>
    <style:style style:name="ce33" style:family="table-cell" style:parent-style-name="Default">
      <style:table-cell-properties fo:background-color="#ff00aa"/>
    </style:style>
    <style:style style:name="ce34" style:family="table-cell" style:parent-style-name="Default">
      <style:table-cell-properties fo:background-color="#ff5500"/>
    </style:style>
    <style:style style:name="ce35" style:family="table-cell" style:parent-style-name="Default">
      <style:table-cell-properties fo:background-color="#ff00ff"/>
    </style:style>
    <style:style style:name="ce36" style:family="table-cell" style:parent-style-name="Default">
      <style:table-cell-properties fo:background-color="#ff5555"/>
    </style:style>
    <style:style style:name="ce37" style:family="table-cell" style:parent-style-name="Default">
      <style:table-cell-properties fo:background-color="#00aa00"/>
    </style:style>
    <style:style style:name="ce38" style:family="table-cell" style:parent-style-name="Default">
      <style:table-cell-properties fo:background-color="#00aa55"/>
    </style:style>
    <style:style style:name="ce39" style:family="table-cell" style:parent-style-name="Default">
      <style:table-cell-properties fo:background-color="#ff55aa"/>
    </style:style>
    <style:style style:name="ce40" style:family="table-cell" style:parent-style-name="Default">
      <style:table-cell-properties fo:background-color="#55aa00"/>
    </style:style>
    <style:style style:name="ce41" style:family="table-cell" style:parent-style-name="Default">
      <style:table-cell-properties fo:background-color="#55aa55"/>
    </style:style>
    <style:style style:name="ce42" style:family="table-cell" style:parent-style-name="Default">
      <style:table-cell-properties fo:background-color="#00aaaa"/>
    </style:style>
    <style:style style:name="ce43" style:family="table-cell" style:parent-style-name="Default">
      <style:table-cell-properties fo:background-color="#55aaaa"/>
    </style:style>
    <style:style style:name="ce44" style:family="table-cell" style:parent-style-name="Default">
      <style:table-cell-properties fo:background-color="#ff55ff"/>
    </style:style>
    <style:style style:name="ce45" style:family="table-cell" style:parent-style-name="Default">
      <style:table-cell-properties fo:background-color="#00aaff"/>
    </style:style>
    <style:style style:name="ce46" style:family="table-cell" style:parent-style-name="Default">
      <style:table-cell-properties fo:background-color="#aaaa00"/>
    </style:style>
    <style:style style:name="ce47" style:family="table-cell" style:parent-style-name="Default">
      <style:table-cell-properties fo:background-color="#55aaff"/>
    </style:style>
    <style:style style:name="ce48" style:family="table-cell" style:parent-style-name="Default">
      <style:table-cell-properties fo:background-color="#aaaa55"/>
    </style:style>
    <style:style style:name="ce49" style:family="table-cell" style:parent-style-name="Default">
      <style:table-cell-properties fo:background-color="#aaaaaa"/>
    </style:style>
    <style:style style:name="ce50" style:family="table-cell" style:parent-style-name="Default">
      <style:table-cell-properties fo:background-color="#aaaaff"/>
    </style:style>
    <style:style style:name="ce51" style:family="table-cell" style:parent-style-name="Default">
      <style:table-cell-properties fo:background-color="#ffaa00"/>
    </style:style>
    <style:style style:name="ce52" style:family="table-cell" style:parent-style-name="Default">
      <style:table-cell-properties fo:background-color="#ffaa55"/>
    </style:style>
    <style:style style:name="ce53" style:family="table-cell" style:parent-style-name="Default">
      <style:table-cell-properties fo:background-color="#ffaaaa"/>
    </style:style>
    <style:style style:name="ce54" style:family="table-cell" style:parent-style-name="Default">
      <style:table-cell-properties fo:background-color="#ffaaff"/>
    </style:style>
    <style:style style:name="ce55" style:family="table-cell" style:parent-style-name="Default">
      <style:table-cell-properties fo:background-color="#00ff00"/>
    </style:style>
    <style:style style:name="ce56" style:family="table-cell" style:parent-style-name="Default">
      <style:table-cell-properties fo:background-color="#00ff55"/>
    </style:style>
    <style:style style:name="ce57" style:family="table-cell" style:parent-style-name="Default">
      <style:table-cell-properties fo:background-color="#55ff00"/>
    </style:style>
    <style:style style:name="ce58" style:family="table-cell" style:parent-style-name="Default">
      <style:table-cell-properties fo:background-color="#55ff55"/>
    </style:style>
    <style:style style:name="ce59" style:family="table-cell" style:parent-style-name="Default">
      <style:table-cell-properties fo:background-color="#00ffaa"/>
    </style:style>
    <style:style style:name="ce60" style:family="table-cell" style:parent-style-name="Default">
      <style:table-cell-properties fo:background-color="#55ffaa"/>
    </style:style>
    <style:style style:name="ce61" style:family="table-cell" style:parent-style-name="Default">
      <style:table-cell-properties fo:background-color="#00ffff"/>
    </style:style>
    <style:style style:name="ce62" style:family="table-cell" style:parent-style-name="Default">
      <style:table-cell-properties fo:background-color="#aaff00"/>
    </style:style>
    <style:style style:name="ce63" style:family="table-cell" style:parent-style-name="Default">
      <style:table-cell-properties fo:background-color="#55ffff"/>
    </style:style>
    <style:style style:name="ce64" style:family="table-cell" style:parent-style-name="Default">
      <style:table-cell-properties fo:background-color="#aaff55"/>
    </style:style>
    <style:style style:name="ce65" style:family="table-cell" style:parent-style-name="Default">
      <style:table-cell-properties fo:background-color="#aaffaa"/>
    </style:style>
    <style:style style:name="ce66" style:family="table-cell" style:parent-style-name="Default">
      <style:table-cell-properties fo:background-color="#aaffff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55"/>
    </style:style>
    <style:style style:name="ce69" style:family="table-cell" style:parent-style-name="Default">
      <style:table-cell-properties fo:background-color="#ffffaa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ff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ff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ffff" fo:font-weight="normal" style:font-weight-asian="normal" style:font-weight-complex="normal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89" style:family="table-cell" style:parent-style-name="Default">
      <style:text-properties style:font-name="Courier New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95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/>
    </style:style>
    <style:style style:name="ce96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/>
    </style:style>
    <style:style style:name="ce97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98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/>
    </style:style>
    <style:style style:name="ce99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/>
    </style:style>
    <style:style style:name="ce100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/>
    </style:style>
    <style:style style:name="ce101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/>
    </style:style>
    <style:style style:name="ce102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/>
    </style:style>
    <style:style style:name="ce103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/>
    </style:style>
    <style:style style:name="ce104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/>
    </style:style>
    <style:style style:name="ce105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/>
    </style:style>
    <style:style style:name="ce106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/>
    </style:style>
    <style:style style:name="ce107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/>
    </style:style>
    <style:style style:name="ce108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/>
    </style:style>
    <style:style style:name="ce109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/>
    </style:style>
    <style:style style:name="ce110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/>
    </style:style>
    <style:style style:name="ce111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/>
    </style:style>
    <style:style style:name="ce112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/>
    </style:style>
    <style:style style:name="ce113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/>
    </style:style>
    <style:style style:name="ce114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/>
    </style:style>
    <style:style style:name="ce115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/>
    </style:style>
    <style:style style:name="ce116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/>
    </style:style>
    <style:style style:name="ce117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/>
    </style:style>
    <style:style style:name="ce11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19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/>
    </style:style>
    <style:style style:name="ce120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/>
    </style:style>
    <style:style style:name="ce121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/>
    </style:style>
    <style:style style:name="ce122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/>
    </style:style>
    <style:style style:name="ce123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/>
    </style:style>
    <style:style style:name="ce12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25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/>
    </style:style>
    <style:style style:name="ce126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/>
    </style:style>
    <style:style style:name="ce1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28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/>
    </style:style>
    <style:style style:name="ce129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/>
    </style:style>
    <style:style style:name="ce130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/>
    </style:style>
    <style:style style:name="ce131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/>
    </style:style>
    <style:style style:name="ce132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/>
    </style:style>
    <style:style style:name="ce13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34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/>
    </style:style>
    <style:style style:name="ce135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/>
    </style:style>
    <style:style style:name="ce136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/>
    </style:style>
    <style:style style:name="ce137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/>
    </style:style>
    <style:style style:name="ce138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/>
    </style:style>
    <style:style style:name="ce139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/>
    </style:style>
    <style:style style:name="ce140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/>
    </style:style>
    <style:style style:name="ce141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/>
    </style:style>
    <style:style style:name="ce142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/>
    </style:style>
    <style:style style:name="ce143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/>
    </style:style>
    <style:style style:name="ce144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/>
    </style:style>
    <style:style style:name="ce145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/>
    </style:style>
    <style:style style:name="ce146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/>
    </style:style>
    <style:style style:name="ce147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/>
    </style:style>
    <style:style style:name="ce148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/>
    </style:style>
    <style:style style:name="ce149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/>
    </style:style>
    <style:style style:name="ce150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/>
    </style:style>
    <style:style style:name="ce151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/>
    </style:style>
    <style:style style:name="ce152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/>
    </style:style>
    <style:style style:name="ce153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/>
    </style:style>
    <style:style style:name="ce15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55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/>
    </style:style>
    <style:style style:name="ce156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/>
    </style:style>
    <style:style style:name="ce157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158" style:family="table-cell" style:parent-style-name="Default">
      <style:table-cell-properties fo:background-color="#000080"/>
    </style:style>
    <style:style style:name="ce159" style:family="table-cell" style:parent-style-name="Default">
      <style:table-cell-properties fo:background-color="#008000"/>
    </style:style>
    <style:style style:name="ce160" style:family="table-cell" style:parent-style-name="Default">
      <style:table-cell-properties fo:background-color="#008080"/>
    </style:style>
    <style:style style:name="ce161" style:family="table-cell" style:parent-style-name="Default">
      <style:table-cell-properties fo:background-color="#800000"/>
    </style:style>
    <style:style style:name="ce162" style:family="table-cell" style:parent-style-name="Default">
      <style:table-cell-properties fo:background-color="#800080"/>
    </style:style>
    <style:style style:name="ce163" style:family="table-cell" style:parent-style-name="Default">
      <style:table-cell-properties fo:background-color="#808000"/>
    </style:style>
    <style:style style:name="ce164" style:family="table-cell" style:parent-style-name="Default">
      <style:table-cell-properties fo:background-color="#808080"/>
    </style:style>
    <style:style style:name="ce165" style:family="table-cell" style:parent-style-name="Default">
      <style:table-cell-properties fo:background-color="#c0c0c0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333333"/>
    </style:style>
    <style:style style:name="ce168" style:family="table-cell" style:parent-style-name="Default">
      <style:table-cell-properties fo:background-color="#4c4c4c"/>
    </style:style>
    <style:style style:name="ce169" style:family="table-cell" style:parent-style-name="Default">
      <style:table-cell-properties fo:background-color="#666666"/>
    </style:style>
    <style:style style:name="ce170" style:family="table-cell" style:parent-style-name="Default">
      <style:table-cell-properties fo:background-color="#999999"/>
    </style:style>
    <style:style style:name="ce171" style:family="table-cell" style:parent-style-name="Default">
      <style:table-cell-properties fo:background-color="#b3b3b3"/>
    </style:style>
    <style:style style:name="ce172" style:family="table-cell" style:parent-style-name="Default">
      <style:table-cell-properties fo:background-color="#cccccc"/>
    </style:style>
    <style:style style:name="ce173" style:family="table-cell" style:parent-style-name="Default">
      <style:table-cell-properties fo:background-color="#e6e6e6"/>
    </style:style>
    <style:style style:name="ce174" style:family="table-cell" style:parent-style-name="Default">
      <style:table-cell-properties fo:background-color="#e6e6ff"/>
    </style:style>
    <style:style style:name="ce175" style:family="table-cell" style:parent-style-name="Default">
      <style:table-cell-properties fo:background-color="#ff3366"/>
    </style:style>
    <style:style style:name="ce176" style:family="table-cell" style:parent-style-name="Default">
      <style:table-cell-properties fo:background-color="#dc2300"/>
    </style:style>
    <style:style style:name="ce177" style:family="table-cell" style:parent-style-name="Default">
      <style:table-cell-properties fo:background-color="#b84700"/>
    </style:style>
    <style:style style:name="ce178" style:family="table-cell" style:parent-style-name="Default">
      <style:table-cell-properties fo:background-color="#ff3333"/>
    </style:style>
    <style:style style:name="ce179" style:family="table-cell" style:parent-style-name="Default">
      <style:table-cell-properties fo:background-color="#eb613d"/>
    </style:style>
    <style:style style:name="ce180" style:family="table-cell" style:parent-style-name="Default">
      <style:table-cell-properties fo:background-color="#b84747"/>
    </style:style>
    <style:style style:name="ce181" style:family="table-cell" style:parent-style-name="Default">
      <style:table-cell-properties fo:background-color="#b80047"/>
    </style:style>
    <style:style style:name="ce182" style:family="table-cell" style:parent-style-name="Default">
      <style:table-cell-properties fo:background-color="#99284c"/>
    </style:style>
    <style:style style:name="ce183" style:family="table-cell" style:parent-style-name="Default">
      <style:table-cell-properties fo:background-color="#94006b"/>
    </style:style>
    <style:style style:name="ce184" style:family="table-cell" style:parent-style-name="Default">
      <style:table-cell-properties fo:background-color="#94476b"/>
    </style:style>
    <style:style style:name="ce185" style:family="table-cell" style:parent-style-name="Default">
      <style:table-cell-properties fo:background-color="#944794"/>
    </style:style>
    <style:style style:name="ce186" style:family="table-cell" style:parent-style-name="Default">
      <style:table-cell-properties fo:background-color="#9966cc"/>
    </style:style>
    <style:style style:name="ce187" style:family="table-cell" style:parent-style-name="Default">
      <style:table-cell-properties fo:background-color="#6b4794"/>
    </style:style>
    <style:style style:name="ce188" style:family="table-cell" style:parent-style-name="Default">
      <style:table-cell-properties fo:background-color="#6b2394"/>
    </style:style>
    <style:style style:name="ce189" style:family="table-cell" style:parent-style-name="Default">
      <style:table-cell-properties fo:background-color="#6b0094"/>
    </style:style>
    <style:style style:name="ce190" style:family="table-cell" style:parent-style-name="Default">
      <style:table-cell-properties fo:background-color="#5e11a6"/>
    </style:style>
    <style:style style:name="ce191" style:family="table-cell" style:parent-style-name="Default">
      <style:table-cell-properties fo:background-color="#280099"/>
    </style:style>
    <style:style style:name="ce192" style:family="table-cell" style:parent-style-name="Default">
      <style:table-cell-properties fo:background-color="#4700b8"/>
    </style:style>
    <style:style style:name="ce193" style:family="table-cell" style:parent-style-name="Default">
      <style:table-cell-properties fo:background-color="#2300dc"/>
    </style:style>
    <style:style style:name="ce194" style:family="table-cell" style:parent-style-name="Default">
      <style:table-cell-properties fo:background-color="#2323dc"/>
    </style:style>
    <style:style style:name="ce195" style:family="table-cell" style:parent-style-name="Default">
      <style:table-cell-properties fo:background-color="#0047ff"/>
    </style:style>
    <style:style style:name="ce196" style:family="table-cell" style:parent-style-name="Default">
      <style:table-cell-properties fo:background-color="#0099ff"/>
    </style:style>
    <style:style style:name="ce197" style:family="table-cell" style:parent-style-name="Default">
      <style:table-cell-properties fo:background-color="#00b8ff"/>
    </style:style>
    <style:style style:name="ce198" style:family="table-cell" style:parent-style-name="Default">
      <style:table-cell-properties fo:background-color="#99ccff"/>
    </style:style>
    <style:style style:name="ce199" style:family="table-cell" style:parent-style-name="Default">
      <style:table-cell-properties fo:background-color="#00dcff"/>
    </style:style>
    <style:style style:name="ce200" style:family="table-cell" style:parent-style-name="Default">
      <style:table-cell-properties fo:background-color="#00cccc"/>
    </style:style>
    <style:style style:name="ce201" style:family="table-cell" style:parent-style-name="Default">
      <style:table-cell-properties fo:background-color="#23b8dc"/>
    </style:style>
    <style:style style:name="ce202" style:family="table-cell" style:parent-style-name="Default">
      <style:table-cell-properties fo:background-color="#47b8b8"/>
    </style:style>
    <style:style style:name="ce203" style:family="table-cell" style:parent-style-name="Default">
      <style:table-cell-properties fo:background-color="#33a3a3"/>
    </style:style>
    <style:style style:name="ce204" style:family="table-cell" style:parent-style-name="Default">
      <style:table-cell-properties fo:background-color="#198a8a"/>
    </style:style>
    <style:style style:name="ce205" style:family="table-cell" style:parent-style-name="Default">
      <style:table-cell-properties fo:background-color="#006b6b"/>
    </style:style>
    <style:style style:name="ce206" style:family="table-cell" style:parent-style-name="Default">
      <style:table-cell-properties fo:background-color="#004a4a"/>
    </style:style>
    <style:style style:name="ce207" style:family="table-cell" style:parent-style-name="Default">
      <style:table-cell-properties fo:background-color="#355e00"/>
    </style:style>
    <style:style style:name="ce208" style:family="table-cell" style:parent-style-name="Default">
      <style:table-cell-properties fo:background-color="#5c8526"/>
    </style:style>
    <style:style style:name="ce209" style:family="table-cell" style:parent-style-name="Default">
      <style:table-cell-properties fo:background-color="#7da647"/>
    </style:style>
    <style:style style:name="ce210" style:family="table-cell" style:parent-style-name="Default">
      <style:table-cell-properties fo:background-color="#94bd5e"/>
    </style:style>
    <style:style style:name="ce211" style:family="table-cell" style:parent-style-name="Default">
      <style:table-cell-properties fo:background-color="#00ae00"/>
    </style:style>
    <style:style style:name="ce212" style:family="table-cell" style:parent-style-name="Default">
      <style:table-cell-properties fo:background-color="#33cc66"/>
    </style:style>
    <style:style style:name="ce213" style:family="table-cell" style:parent-style-name="Default">
      <style:table-cell-properties fo:background-color="#3deb3d"/>
    </style:style>
    <style:style style:name="ce214" style:family="table-cell" style:parent-style-name="Default">
      <style:table-cell-properties fo:background-color="#23ff23"/>
    </style:style>
    <style:style style:name="ce215" style:family="table-cell" style:parent-style-name="Default">
      <style:table-cell-properties fo:background-color="#e6ff00"/>
    </style:style>
    <style:style style:name="ce216" style:family="table-cell" style:parent-style-name="Default">
      <style:table-cell-properties fo:background-color="#ffff99"/>
    </style:style>
    <style:style style:name="ce217" style:family="table-cell" style:parent-style-name="Default">
      <style:table-cell-properties fo:background-color="#ffff66"/>
    </style:style>
    <style:style style:name="ce218" style:family="table-cell" style:parent-style-name="Default">
      <style:table-cell-properties fo:background-color="#e6e64c"/>
    </style:style>
    <style:style style:name="ce219" style:family="table-cell" style:parent-style-name="Default">
      <style:table-cell-properties fo:background-color="#cccc00"/>
    </style:style>
    <style:style style:name="ce220" style:family="table-cell" style:parent-style-name="Default">
      <style:table-cell-properties fo:background-color="#b3b300"/>
    </style:style>
    <style:style style:name="ce221" style:family="table-cell" style:parent-style-name="Default">
      <style:table-cell-properties fo:background-color="#808019"/>
    </style:style>
    <style:style style:name="ce222" style:family="table-cell" style:parent-style-name="Default">
      <style:table-cell-properties fo:background-color="#666600"/>
    </style:style>
    <style:style style:name="ce223" style:family="table-cell" style:parent-style-name="Default">
      <style:table-cell-properties fo:background-color="#4c1900"/>
    </style:style>
    <style:style style:name="ce224" style:family="table-cell" style:parent-style-name="Default">
      <style:table-cell-properties fo:background-color="#663300"/>
    </style:style>
    <style:style style:name="ce225" style:family="table-cell" style:parent-style-name="Default">
      <style:table-cell-properties fo:background-color="#804c19"/>
    </style:style>
    <style:style style:name="ce226" style:family="table-cell" style:parent-style-name="Default">
      <style:table-cell-properties fo:background-color="#996633"/>
    </style:style>
    <style:style style:name="ce227" style:family="table-cell" style:parent-style-name="Default">
      <style:table-cell-properties fo:background-color="#cc6633"/>
    </style:style>
    <style:style style:name="ce228" style:family="table-cell" style:parent-style-name="Default">
      <style:table-cell-properties fo:background-color="#ff6633"/>
    </style:style>
    <style:style style:name="ce229" style:family="table-cell" style:parent-style-name="Default">
      <style:table-cell-properties fo:background-color="#ff9966"/>
    </style:style>
    <style:style style:name="ce230" style:family="table-cell" style:parent-style-name="Default">
      <style:table-cell-properties fo:background-color="#ffcc99"/>
    </style:style>
    <style:style style:name="ce231" style:family="table-cell" style:parent-style-name="Default">
      <style:table-cell-properties fo:background-color="#9999ff"/>
    </style:style>
    <style:style style:name="ce232" style:family="table-cell" style:parent-style-name="Default">
      <style:table-cell-properties fo:background-color="#993366"/>
    </style:style>
    <style:style style:name="ce233" style:family="table-cell" style:parent-style-name="Default">
      <style:table-cell-properties fo:background-color="#ffffcc"/>
    </style:style>
    <style:style style:name="ce234" style:family="table-cell" style:parent-style-name="Default">
      <style:table-cell-properties fo:background-color="#ccffff"/>
    </style:style>
    <style:style style:name="ce235" style:family="table-cell" style:parent-style-name="Default">
      <style:table-cell-properties fo:background-color="#660066"/>
    </style:style>
    <style:style style:name="ce236" style:family="table-cell" style:parent-style-name="Default">
      <style:table-cell-properties fo:background-color="#ff8080"/>
    </style:style>
    <style:style style:name="ce237" style:family="table-cell" style:parent-style-name="Default">
      <style:table-cell-properties fo:background-color="#0066cc"/>
    </style:style>
    <style:style style:name="ce238" style:family="table-cell" style:parent-style-name="Default">
      <style:table-cell-properties fo:background-color="#004586"/>
    </style:style>
    <style:style style:name="ce239" style:family="table-cell" style:parent-style-name="Default">
      <style:table-cell-properties fo:background-color="#ff420e"/>
    </style:style>
    <style:style style:name="ce240" style:family="table-cell" style:parent-style-name="Default">
      <style:table-cell-properties fo:background-color="#ffd320"/>
    </style:style>
    <style:style style:name="ce241" style:family="table-cell" style:parent-style-name="Default">
      <style:table-cell-properties fo:background-color="#579d1c"/>
    </style:style>
    <style:style style:name="ce242" style:family="table-cell" style:parent-style-name="Default">
      <style:table-cell-properties fo:background-color="#7e0021"/>
    </style:style>
    <style:style style:name="ce243" style:family="table-cell" style:parent-style-name="Default">
      <style:table-cell-properties fo:background-color="#83caff"/>
    </style:style>
    <style:style style:name="ce244" style:family="table-cell" style:parent-style-name="Default">
      <style:table-cell-properties fo:background-color="#314004"/>
    </style:style>
    <style:style style:name="ce245" style:family="table-cell" style:parent-style-name="Default">
      <style:table-cell-properties fo:background-color="#aecf00"/>
    </style:style>
    <style:style style:name="ce246" style:family="table-cell" style:parent-style-name="Default">
      <style:table-cell-properties fo:background-color="#4b1f6f"/>
    </style:style>
    <style:style style:name="ce247" style:family="table-cell" style:parent-style-name="Default">
      <style:table-cell-properties fo:background-color="#ff950e"/>
    </style:style>
    <style:style style:name="ce248" style:family="table-cell" style:parent-style-name="Default">
      <style:table-cell-properties fo:background-color="#c5000b"/>
    </style:style>
    <style:style style:name="ce249" style:family="table-cell" style:parent-style-name="Default">
      <style:table-cell-properties fo:background-color="#0084d1"/>
    </style:style>
    <style:style style:name="ce250" style:family="table-cell" style:parent-style-name="Default">
      <style:table-cell-properties fo:background-color="#18a303"/>
    </style:style>
    <style:style style:name="ce251" style:family="table-cell" style:parent-style-name="Default">
      <style:table-cell-properties fo:background-color="#2cee0e"/>
    </style:style>
    <style:style style:name="ce252" style:family="table-cell" style:parent-style-name="Default">
      <style:table-cell-properties fo:background-color="#84f671"/>
    </style:style>
    <style:style style:name="ce253" style:family="table-cell" style:parent-style-name="Default">
      <style:table-cell-properties fo:background-color="#c2f6ba"/>
    </style:style>
    <style:style style:name="ce254" style:family="table-cell" style:parent-style-name="Default">
      <style:table-cell-properties fo:background-color="#0369a3"/>
    </style:style>
    <style:style style:name="ce255" style:family="table-cell" style:parent-style-name="Default">
      <style:table-cell-properties fo:background-color="#0e9cee"/>
    </style:style>
    <style:style style:name="ce256" style:family="table-cell" style:parent-style-name="Default">
      <style:table-cell-properties fo:background-color="#49bafb"/>
    </style:style>
    <style:style style:name="ce257" style:family="table-cell" style:parent-style-name="Default">
      <style:table-cell-properties fo:background-color="#9fd7f6"/>
    </style:style>
    <style:style style:name="ce258" style:family="table-cell" style:parent-style-name="Default">
      <style:table-cell-properties fo:background-color="#a33e03"/>
    </style:style>
    <style:style style:name="ce259" style:family="table-cell" style:parent-style-name="Default">
      <style:table-cell-properties fo:background-color="#f25f0a"/>
    </style:style>
    <style:style style:name="ce260" style:family="table-cell" style:parent-style-name="Default">
      <style:table-cell-properties fo:background-color="#fc9b63"/>
    </style:style>
    <style:style style:name="ce261" style:family="table-cell" style:parent-style-name="Default">
      <style:table-cell-properties fo:background-color="#f8c9ac"/>
    </style:style>
    <style:style style:name="ce262" style:family="table-cell" style:parent-style-name="Default">
      <style:table-cell-properties fo:background-color="#8e03a3"/>
    </style:style>
    <style:style style:name="ce263" style:family="table-cell" style:parent-style-name="Default">
      <style:table-cell-properties fo:background-color="#cf42e4"/>
    </style:style>
    <style:style style:name="ce264" style:family="table-cell" style:parent-style-name="Default">
      <style:table-cell-properties fo:background-color="#db76ea"/>
    </style:style>
    <style:style style:name="ce265" style:family="table-cell" style:parent-style-name="Default">
      <style:table-cell-properties fo:background-color="#f2c4fa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2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37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7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76" style:family="table-cell" style:parent-style-name="Default">
      <style:table-cell-properties fo:background-color="#000000"/>
      <style:text-properties fo:color="#ffffff"/>
    </style:style>
    <style:style style:name="ce377" style:family="table-cell" style:parent-style-name="Default">
      <style:table-cell-properties fo:background-color="#f0f8ff"/>
    </style:style>
    <style:style style:name="ce378" style:family="table-cell" style:parent-style-name="Default">
      <style:table-cell-properties fo:background-color="#faebd7"/>
    </style:style>
    <style:style style:name="ce379" style:family="table-cell" style:parent-style-name="Default">
      <style:table-cell-properties fo:background-color="#ffefdb"/>
    </style:style>
    <style:style style:name="ce380" style:family="table-cell" style:parent-style-name="Default">
      <style:table-cell-properties fo:background-color="#eedfcc"/>
    </style:style>
    <style:style style:name="ce381" style:family="table-cell" style:parent-style-name="Default">
      <style:table-cell-properties fo:background-color="#cdc0af"/>
    </style:style>
    <style:style style:name="ce382" style:family="table-cell" style:parent-style-name="Default">
      <style:table-cell-properties fo:background-color="#8b8378"/>
    </style:style>
    <style:style style:name="ce3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8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391" style:family="table-cell" style:parent-style-name="Default">
      <style:table-cell-properties fo:background-color="transparent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visibility="collapse" table:default-cell-style-name="ce2"/>
        <table:table-column table:style-name="co4" table:number-columns-repeated="3" table:default-cell-style-name="ce2"/>
        <table:table-column table:style-name="co4" table:default-cell-style-name="ce89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4" table:number-columns-repeated="9" table:default-cell-style-name="Default"/>
        <table:table-row table:style-name="ro1">
          <table:table-cell table:style-name="ce5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ue</text:p>
          </table:table-cell>
          <table:table-cell table:style-name="ce1" office:value-type="string">
            <text:p>Reorder</text:p>
          </table:table-cell>
          <table:table-cell table:style-name="ce1" office:value-type="string">
            <text:p>Tint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91" office:value-type="string">
            <text:p>α</text:p>
          </table:table-cell>
          <table:table-cell table:style-name="ce90" office:value-type="string">
            <text:p>CIE L*</text:p>
          </table:table-cell>
          <table:table-cell table:style-name="ce90" office:value-type="string">
            <text:p>a*</text:p>
          </table:table-cell>
          <table:table-cell table:style-name="ce90" office:value-type="string">
            <text:p>b*</text:p>
          </table:table-cell>
          <table:table-cell table:style-name="ce92" office:value-type="string">
            <text:p>Primary</text:p>
          </table:table-cell>
          <table:table-cell table:style-name="ce92" office:value-type="string">
            <text:p>Secondary</text:p>
          </table:table-cell>
          <table:table-cell table:style-name="ce90" office:value-type="string">
            <text:p>Y</text:p>
          </table:table-cell>
          <table:table-cell table:style-name="ce90" office:value-type="string">
            <text:p>H</text:p>
          </table:table-cell>
          <table:table-cell table:style-name="ce90" office:value-type="string">
            <text:p>S</text:p>
          </table:table-cell>
          <table:table-cell table:style-name="ce90" office:value-type="string">
            <text:p>L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71" office:value-type="string">
            <text:p>Black</text:p>
          </table:table-cell>
          <table:table-cell table:style-name="ce78" office:value-type="string">
            <text:p>black</text:p>
          </table:table-cell>
          <table:table-cell table:style-name="ce78" table:number-columns-repeated="2"/>
          <table:table-cell table:style-name="ce88" office:value-type="string">
            <text:p>#000000</text:p>
          </table:table-cell>
          <table:table-cell table:formula="of:=HEX2DEC(MID([.G2];2;2))" office:value-type="float" office:value="0">
            <text:p>0</text:p>
          </table:table-cell>
          <table:table-cell table:formula="of:=HEX2DEC(MID([.G2];4;2))" office:value-type="float" office:value="0">
            <text:p>0</text:p>
          </table:table-cell>
          <table:table-cell table:formula="of:=HEX2DEC(MID([.G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table:formula="of:=IF(AND([.M2]=0;[.N2]=0);IF([.L2]=0;&quot;Black&quot;;IF([.L2]=100;&quot;White&quot;;&quot;Gray&quot;));IF(ABS([.M2])&gt;ABS([.N2]);IF([.M2]&lt;0;&quot;Green&quot;;&quot;Red&quot;);IF(ABS([.M2])&lt;ABS([.N2]);IF([.N2]&lt;0;&quot;Blue&quot;;&quot;Yellow&quot;);&quot;None&quot;)) )" office:value-type="string" office:string-value="Black">
            <text:p>Black</text:p>
          </table:table-cell>
          <table:table-cell table:formula="of:=IF(AND([.M2]=0;[.N2]=0);IF([.L2]=0;&quot;&quot;;IF([.L2]=100;&quot;&quot;;&quot;&quot;));IF(ABS([.M2])&gt;ABS([.N2]);IF([.N2]&lt;0;&quot;Blue&quot;;&quot;Yellow&quot;);IF(ABS([.M2])&lt;ABS([.N2]);IF([.M2]&lt;0;&quot;Green&quot;;&quot;Red&quot;);&quot;None&quot;)) )">
            <text:p/>
          </table:table-cell>
          <table:table-cell table:formula="of:=0.2126*[.H2] + 0.7152*[.I2] + 0.0722*[.J2]" office:value-type="float" office:value="0">
            <text:p>0</text:p>
          </table:table-cell>
          <table:table-cell table:formula="of:=MOD(60*IF([.X2]=[.Y2];0;IF([.U2]=[.Y2];([.V2]-[.W2])/([.Y2]-[.X2]);IF([.V2]=[.Y2];2+([.W2]-[.U2])/([.Y2]-[.X2]);4+([.U2]-[.V2])/([.Y2]-[.X2]))));360)" office:value-type="float" office:value="0">
            <text:p>0</text:p>
          </table:table-cell>
          <table:table-cell table:formula="of:=IF([.X2]=[.Y2];0;IF([.T2]&lt;0.5;([.Y2]-[.X2])/([.X2]+[.Y2]);([.Y2]-[.X2])/(2-[.Y2]-[.X2])))" office:value-type="float" office:value="0">
            <text:p>0</text:p>
          </table:table-cell>
          <table:table-cell table:formula="of:=([.X2]+[.Y2])/2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[.I2]/255" office:value-type="float" office:value="0">
            <text:p>0</text:p>
          </table:table-cell>
          <table:table-cell table:formula="of:=[.J2]/255" office:value-type="float" office:value="0">
            <text:p>0</text:p>
          </table:table-cell>
          <table:table-cell table:formula="of:=MIN([.U2];[.V2];[.W2])" office:value-type="float" office:value="0">
            <text:p>0</text:p>
          </table:table-cell>
          <table:table-cell table:formula="of:=MAX([.U2];[.V2];[.W2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8"/>
          <table:table-cell office:value-type="string">
            <text:p>1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0055</text:p>
          </table:table-cell>
          <table:table-cell table:formula="of:=HEX2DEC(MID([.G3];2;2))" office:value-type="float" office:value="0">
            <text:p>0</text:p>
          </table:table-cell>
          <table:table-cell table:formula="of:=HEX2DEC(MID([.G3];4;2))" office:value-type="float" office:value="0">
            <text:p>0</text:p>
          </table:table-cell>
          <table:table-cell table:formula="of:=HEX2DEC(MID([.G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M3]=0;[.N3]=0);IF([.L3]=0;&quot;Black&quot;;IF([.L3]=100;&quot;White&quot;;&quot;Gray&quot;));IF(ABS([.M3])&gt;ABS([.N3]);IF([.M3]&lt;0;&quot;Green&quot;;&quot;Red&quot;);IF(ABS([.M3])&lt;ABS([.N3]);IF([.N3]&lt;0;&quot;Blue&quot;;&quot;Yellow&quot;);&quot;None&quot;)) )" office:value-type="string" office:string-value="Blue">
            <text:p>Blue</text:p>
          </table:table-cell>
          <table:table-cell table:formula="of:=IF(AND([.M3]=0;[.N3]=0);IF([.L3]=0;&quot;&quot;;IF([.L3]=100;&quot;&quot;;&quot;&quot;));IF(ABS([.M3])&gt;ABS([.N3]);IF([.N3]&lt;0;&quot;Blue&quot;;&quot;Yellow&quot;);IF(ABS([.M3])&lt;ABS([.N3]);IF([.M3]&lt;0;&quot;Green&quot;;&quot;Red&quot;);&quot;None&quot;)) )" office:value-type="string" office:string-value="Red">
            <text:p>Red</text:p>
          </table:table-cell>
          <table:table-cell table:formula="of:=0.2126*[.H3] + 0.7152*[.I3] + 0.0722*[.J3]" office:value-type="float" office:value="6.137">
            <text:p>6.14</text:p>
          </table:table-cell>
          <table:table-cell table:formula="of:=MOD(60*IF([.X3]=[.Y3];0;IF([.U3]=[.Y3];([.V3]-[.W3])/([.Y3]-[.X3]);IF([.V3]=[.Y3];2+([.W3]-[.U3])/([.Y3]-[.X3]);4+([.U3]-[.V3])/([.Y3]-[.X3]))));360)" office:value-type="float" office:value="240">
            <text:p>240</text:p>
          </table:table-cell>
          <table:table-cell table:formula="of:=IF([.X3]=[.Y3];0;IF([.T3]&lt;0.5;([.Y3]-[.X3])/([.X3]+[.Y3]);([.Y3]-[.X3])/(2-[.Y3]-[.X3])))" office:value-type="float" office:value="1">
            <text:p>1</text:p>
          </table:table-cell>
          <table:table-cell table:formula="of:=([.X3]+[.Y3])/2" office:value-type="float" office:value="0.166666666666667">
            <text:p>0.17</text:p>
          </table:table-cell>
          <table:table-cell table:formula="of:=[.H3]/255" office:value-type="float" office:value="0">
            <text:p>0</text:p>
          </table:table-cell>
          <table:table-cell table:formula="of:=[.I3]/255" office:value-type="float" office:value="0">
            <text:p>0</text:p>
          </table:table-cell>
          <table:table-cell table:formula="of:=[.J3]/255" office:value-type="float" office:value="0.333333333333333">
            <text:p>0.33</text:p>
          </table:table-cell>
          <table:table-cell table:formula="of:=MIN([.U3];[.V3];[.W3])" office:value-type="float" office:value="0">
            <text:p>0</text:p>
          </table:table-cell>
          <table:table-cell table:formula="of:=MAX([.U3];[.V3];[.W3])" office:value-type="float" office:value="0.333333333333333">
            <text:p>0.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9"/>
          <table:table-cell office:value-type="string">
            <text:p>1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0000</text:p>
          </table:table-cell>
          <table:table-cell table:formula="of:=HEX2DEC(MID([.G4];2;2))" office:value-type="float" office:value="85">
            <text:p>85</text:p>
          </table:table-cell>
          <table:table-cell table:formula="of:=HEX2DEC(MID([.G4];4;2))" office:value-type="float" office:value="0">
            <text:p>0</text:p>
          </table:table-cell>
          <table:table-cell table:formula="of:=HEX2DEC(MID([.G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5.1">
            <text:p>15.1</text:p>
          </table:table-cell>
          <table:table-cell office:value-type="float" office:value="36">
            <text:p>36</text:p>
          </table:table-cell>
          <table:table-cell office:value-type="float" office:value="23.6">
            <text:p>23.6</text:p>
          </table:table-cell>
          <table:table-cell table:formula="of:=IF(AND([.M4]=0;[.N4]=0);IF([.L4]=0;&quot;Black&quot;;IF([.L4]=100;&quot;White&quot;;&quot;Gray&quot;));IF(ABS([.M4])&gt;ABS([.N4]);IF([.M4]&lt;0;&quot;Green&quot;;&quot;Red&quot;);IF(ABS([.M4])&lt;ABS([.N4]);IF([.N4]&lt;0;&quot;Blue&quot;;&quot;Yellow&quot;);&quot;None&quot;)) )" office:value-type="string" office:string-value="Red">
            <text:p>Red</text:p>
          </table:table-cell>
          <table:table-cell table:formula="of:=IF(AND([.M4]=0;[.N4]=0);IF([.L4]=0;&quot;&quot;;IF([.L4]=100;&quot;&quot;;&quot;&quot;));IF(ABS([.M4])&gt;ABS([.N4]);IF([.N4]&lt;0;&quot;Blue&quot;;&quot;Yellow&quot;);IF(ABS([.M4])&lt;ABS([.N4]);IF([.M4]&lt;0;&quot;Green&quot;;&quot;Red&quot;);&quot;None&quot;)) )" office:value-type="string" office:string-value="Yellow">
            <text:p>Yellow</text:p>
          </table:table-cell>
          <table:table-cell table:formula="of:=0.2126*[.H4] + 0.7152*[.I4] + 0.0722*[.J4]" office:value-type="float" office:value="18.071">
            <text:p>18.07</text:p>
          </table:table-cell>
          <table:table-cell table:formula="of:=MOD(60*IF([.X4]=[.Y4];0;IF([.U4]=[.Y4];([.V4]-[.W4])/([.Y4]-[.X4]);IF([.V4]=[.Y4];2+([.W4]-[.U4])/([.Y4]-[.X4]);4+([.U4]-[.V4])/([.Y4]-[.X4]))));360)" office:value-type="float" office:value="0">
            <text:p>0</text:p>
          </table:table-cell>
          <table:table-cell table:formula="of:=IF([.X4]=[.Y4];0;IF([.T4]&lt;0.5;([.Y4]-[.X4])/([.X4]+[.Y4]);([.Y4]-[.X4])/(2-[.Y4]-[.X4])))" office:value-type="float" office:value="1">
            <text:p>1</text:p>
          </table:table-cell>
          <table:table-cell table:formula="of:=([.X4]+[.Y4])/2" office:value-type="float" office:value="0.166666666666667">
            <text:p>0.17</text:p>
          </table:table-cell>
          <table:table-cell table:formula="of:=[.H4]/255" office:value-type="float" office:value="0.333333333333333">
            <text:p>0.33</text:p>
          </table:table-cell>
          <table:table-cell table:formula="of:=[.I4]/255" office:value-type="float" office:value="0">
            <text:p>0</text:p>
          </table:table-cell>
          <table:table-cell table:formula="of:=[.J4]/255" office:value-type="float" office:value="0">
            <text:p>0</text:p>
          </table:table-cell>
          <table:table-cell table:formula="of:=MIN([.U4];[.V4];[.W4])" office:value-type="float" office:value="0">
            <text:p>0</text:p>
          </table:table-cell>
          <table:table-cell table:formula="of:=MAX([.U4];[.V4];[.W4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10"/>
          <table:table-cell office:value-type="string">
            <text:p>1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550055</text:p>
          </table:table-cell>
          <table:table-cell table:formula="of:=HEX2DEC(MID([.G5];2;2))" office:value-type="float" office:value="85">
            <text:p>85</text:p>
          </table:table-cell>
          <table:table-cell table:formula="of:=HEX2DEC(MID([.G5];4;2))" office:value-type="float" office:value="0">
            <text:p>0</text:p>
          </table:table-cell>
          <table:table-cell table:formula="of:=HEX2DEC(MID([.G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M5]=0;[.N5]=0);IF([.L5]=0;&quot;Black&quot;;IF([.L5]=100;&quot;White&quot;;&quot;Gray&quot;));IF(ABS([.M5])&gt;ABS([.N5]);IF([.M5]&lt;0;&quot;Green&quot;;&quot;Red&quot;);IF(ABS([.M5])&lt;ABS([.N5]);IF([.N5]&lt;0;&quot;Blue&quot;;&quot;Yellow&quot;);&quot;None&quot;)) )" office:value-type="string" office:string-value="Red">
            <text:p>Red</text:p>
          </table:table-cell>
          <table:table-cell table:formula="of:=IF(AND([.M5]=0;[.N5]=0);IF([.L5]=0;&quot;&quot;;IF([.L5]=100;&quot;&quot;;&quot;&quot;));IF(ABS([.M5])&gt;ABS([.N5]);IF([.N5]&lt;0;&quot;Blue&quot;;&quot;Yellow&quot;);IF(ABS([.M5])&lt;ABS([.N5]);IF([.M5]&lt;0;&quot;Green&quot;;&quot;Red&quot;);&quot;None&quot;)) )" office:value-type="string" office:string-value="Blue">
            <text:p>Blue</text:p>
          </table:table-cell>
          <table:table-cell table:formula="of:=0.2126*[.H5] + 0.7152*[.I5] + 0.0722*[.J5]" office:value-type="float" office:value="24.208">
            <text:p>24.21</text:p>
          </table:table-cell>
          <table:table-cell table:formula="of:=MOD(60*IF([.X5]=[.Y5];0;IF([.U5]=[.Y5];([.V5]-[.W5])/([.Y5]-[.X5]);IF([.V5]=[.Y5];2+([.W5]-[.U5])/([.Y5]-[.X5]);4+([.U5]-[.V5])/([.Y5]-[.X5]))));360)" office:value-type="float" office:value="300">
            <text:p>300</text:p>
          </table:table-cell>
          <table:table-cell table:formula="of:=IF([.X5]=[.Y5];0;IF([.T5]&lt;0.5;([.Y5]-[.X5])/([.X5]+[.Y5]);([.Y5]-[.X5])/(2-[.Y5]-[.X5])))" office:value-type="float" office:value="1">
            <text:p>1</text:p>
          </table:table-cell>
          <table:table-cell table:formula="of:=([.X5]+[.Y5])/2" office:value-type="float" office:value="0.166666666666667">
            <text:p>0.17</text:p>
          </table:table-cell>
          <table:table-cell table:formula="of:=[.H5]/255" office:value-type="float" office:value="0.333333333333333">
            <text:p>0.33</text:p>
          </table:table-cell>
          <table:table-cell table:formula="of:=[.I5]/255" office:value-type="float" office:value="0">
            <text:p>0</text:p>
          </table:table-cell>
          <table:table-cell table:formula="of:=[.J5]/255" office:value-type="float" office:value="0.333333333333333">
            <text:p>0.33</text:p>
          </table:table-cell>
          <table:table-cell table:formula="of:=MIN([.U5];[.V5];[.W5])" office:value-type="float" office:value="0">
            <text:p>0</text:p>
          </table:table-cell>
          <table:table-cell table:formula="of:=MAX([.U5];[.V5];[.W5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11"/>
          <table:table-cell office:value-type="string">
            <text:p>2/3 Brightness Blue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0000AA</text:p>
          </table:table-cell>
          <table:table-cell table:formula="of:=HEX2DEC(MID([.G6];2;2))" office:value-type="float" office:value="0">
            <text:p>0</text:p>
          </table:table-cell>
          <table:table-cell table:formula="of:=HEX2DEC(MID([.G6];4;2))" office:value-type="float" office:value="0">
            <text:p>0</text:p>
          </table:table-cell>
          <table:table-cell table:formula="of:=HEX2DEC(MID([.G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M6]=0;[.N6]=0);IF([.L6]=0;&quot;Black&quot;;IF([.L6]=100;&quot;White&quot;;&quot;Gray&quot;));IF(ABS([.M6])&gt;ABS([.N6]);IF([.M6]&lt;0;&quot;Green&quot;;&quot;Red&quot;);IF(ABS([.M6])&lt;ABS([.N6]);IF([.N6]&lt;0;&quot;Blue&quot;;&quot;Yellow&quot;);&quot;None&quot;)) )" office:value-type="string" office:string-value="Blue">
            <text:p>Blue</text:p>
          </table:table-cell>
          <table:table-cell table:formula="of:=IF(AND([.M6]=0;[.N6]=0);IF([.L6]=0;&quot;&quot;;IF([.L6]=100;&quot;&quot;;&quot;&quot;));IF(ABS([.M6])&gt;ABS([.N6]);IF([.N6]&lt;0;&quot;Blue&quot;;&quot;Yellow&quot;);IF(ABS([.M6])&lt;ABS([.N6]);IF([.M6]&lt;0;&quot;Green&quot;;&quot;Red&quot;);&quot;None&quot;)) )" office:value-type="string" office:string-value="Red">
            <text:p>Red</text:p>
          </table:table-cell>
          <table:table-cell table:formula="of:=0.2126*[.H6] + 0.7152*[.I6] + 0.0722*[.J6]" office:value-type="float" office:value="12.274">
            <text:p>12.27</text:p>
          </table:table-cell>
          <table:table-cell table:formula="of:=MOD(60*IF([.X6]=[.Y6];0;IF([.U6]=[.Y6];([.V6]-[.W6])/([.Y6]-[.X6]);IF([.V6]=[.Y6];2+([.W6]-[.U6])/([.Y6]-[.X6]);4+([.U6]-[.V6])/([.Y6]-[.X6]))));360)" office:value-type="float" office:value="240">
            <text:p>240</text:p>
          </table:table-cell>
          <table:table-cell table:formula="of:=IF([.X6]=[.Y6];0;IF([.T6]&lt;0.5;([.Y6]-[.X6])/([.X6]+[.Y6]);([.Y6]-[.X6])/(2-[.Y6]-[.X6])))" office:value-type="float" office:value="1">
            <text:p>1</text:p>
          </table:table-cell>
          <table:table-cell table:formula="of:=([.X6]+[.Y6])/2" office:value-type="float" office:value="0.333333333333333">
            <text:p>0.33</text:p>
          </table:table-cell>
          <table:table-cell table:formula="of:=[.H6]/255" office:value-type="float" office:value="0">
            <text:p>0</text:p>
          </table:table-cell>
          <table:table-cell table:formula="of:=[.I6]/255" office:value-type="float" office:value="0">
            <text:p>0</text:p>
          </table:table-cell>
          <table:table-cell table:formula="of:=[.J6]/255" office:value-type="float" office:value="0.666666666666667">
            <text:p>0.67</text:p>
          </table:table-cell>
          <table:table-cell table:formula="of:=MIN([.U6];[.V6];[.W6])" office:value-type="float" office:value="0">
            <text:p>0</text:p>
          </table:table-cell>
          <table:table-cell table:formula="of:=MAX([.U6];[.V6];[.W6])" office:value-type="float" office:value="0.666666666666667">
            <text:p>0.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1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AA</text:p>
          </table:table-cell>
          <table:table-cell table:formula="of:=HEX2DEC(MID([.G7];2;2))" office:value-type="float" office:value="85">
            <text:p>85</text:p>
          </table:table-cell>
          <table:table-cell table:formula="of:=HEX2DEC(MID([.G7];4;2))" office:value-type="float" office:value="0">
            <text:p>0</text:p>
          </table:table-cell>
          <table:table-cell table:formula="of:=HEX2DEC(MID([.G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M7]=0;[.N7]=0);IF([.L7]=0;&quot;Black&quot;;IF([.L7]=100;&quot;White&quot;;&quot;Gray&quot;));IF(ABS([.M7])&gt;ABS([.N7]);IF([.M7]&lt;0;&quot;Green&quot;;&quot;Red&quot;);IF(ABS([.M7])&lt;ABS([.N7]);IF([.N7]&lt;0;&quot;Blue&quot;;&quot;Yellow&quot;);&quot;None&quot;)) )" office:value-type="string" office:string-value="Blue">
            <text:p>Blue</text:p>
          </table:table-cell>
          <table:table-cell table:formula="of:=IF(AND([.M7]=0;[.N7]=0);IF([.L7]=0;&quot;&quot;;IF([.L7]=100;&quot;&quot;;&quot;&quot;));IF(ABS([.M7])&gt;ABS([.N7]);IF([.N7]&lt;0;&quot;Blue&quot;;&quot;Yellow&quot;);IF(ABS([.M7])&lt;ABS([.N7]);IF([.M7]&lt;0;&quot;Green&quot;;&quot;Red&quot;);&quot;None&quot;)) )" office:value-type="string" office:string-value="Red">
            <text:p>Red</text:p>
          </table:table-cell>
          <table:table-cell table:formula="of:=0.2126*[.H7] + 0.7152*[.I7] + 0.0722*[.J7]" office:value-type="float" office:value="30.345">
            <text:p>30.35</text:p>
          </table:table-cell>
          <table:table-cell table:formula="of:=MOD(60*IF([.X7]=[.Y7];0;IF([.U7]=[.Y7];([.V7]-[.W7])/([.Y7]-[.X7]);IF([.V7]=[.Y7];2+([.W7]-[.U7])/([.Y7]-[.X7]);4+([.U7]-[.V7])/([.Y7]-[.X7]))));360)" office:value-type="float" office:value="270">
            <text:p>270</text:p>
          </table:table-cell>
          <table:table-cell table:formula="of:=IF([.X7]=[.Y7];0;IF([.T7]&lt;0.5;([.Y7]-[.X7])/([.X7]+[.Y7]);([.Y7]-[.X7])/(2-[.Y7]-[.X7])))" office:value-type="float" office:value="1">
            <text:p>1</text:p>
          </table:table-cell>
          <table:table-cell table:formula="of:=([.X7]+[.Y7])/2" office:value-type="float" office:value="0.333333333333333">
            <text:p>0.33</text:p>
          </table:table-cell>
          <table:table-cell table:formula="of:=[.H7]/255" office:value-type="float" office:value="0.333333333333333">
            <text:p>0.33</text:p>
          </table:table-cell>
          <table:table-cell table:formula="of:=[.I7]/255" office:value-type="float" office:value="0">
            <text:p>0</text:p>
          </table:table-cell>
          <table:table-cell table:formula="of:=[.J7]/255" office:value-type="float" office:value="0.666666666666667">
            <text:p>0.67</text:p>
          </table:table-cell>
          <table:table-cell table:formula="of:=MIN([.U7];[.V7];[.W7])" office:value-type="float" office:value="0">
            <text:p>0</text:p>
          </table:table-cell>
          <table:table-cell table:formula="of:=MAX([.U7];[.V7];[.W7])" office:value-type="float" office:value="0.666666666666667">
            <text:p>0.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13"/>
          <table:table-cell office:value-type="string">
            <text:p>1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005500</text:p>
          </table:table-cell>
          <table:table-cell table:formula="of:=HEX2DEC(MID([.G8];2;2))" office:value-type="float" office:value="0">
            <text:p>0</text:p>
          </table:table-cell>
          <table:table-cell table:formula="of:=HEX2DEC(MID([.G8];4;2))" office:value-type="float" office:value="85">
            <text:p>85</text:p>
          </table:table-cell>
          <table:table-cell table:formula="of:=HEX2DEC(MID([.G8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M8]=0;[.N8]=0);IF([.L8]=0;&quot;Black&quot;;IF([.L8]=100;&quot;White&quot;;&quot;Gray&quot;));IF(ABS([.M8])&gt;ABS([.N8]);IF([.M8]&lt;0;&quot;Green&quot;;&quot;Red&quot;);IF(ABS([.M8])&lt;ABS([.N8]);IF([.N8]&lt;0;&quot;Blue&quot;;&quot;Yellow&quot;);&quot;None&quot;)) )" office:value-type="string" office:string-value="Green">
            <text:p>Green</text:p>
          </table:table-cell>
          <table:table-cell table:formula="of:=IF(AND([.M8]=0;[.N8]=0);IF([.L8]=0;&quot;&quot;;IF([.L8]=100;&quot;&quot;;&quot;&quot;));IF(ABS([.M8])&gt;ABS([.N8]);IF([.N8]&lt;0;&quot;Blue&quot;;&quot;Yellow&quot;);IF(ABS([.M8])&lt;ABS([.N8]);IF([.M8]&lt;0;&quot;Green&quot;;&quot;Red&quot;);&quot;None&quot;)) )" office:value-type="string" office:string-value="Yellow">
            <text:p>Yellow</text:p>
          </table:table-cell>
          <table:table-cell table:formula="of:=0.2126*[.H8] + 0.7152*[.I8] + 0.0722*[.J8]" office:value-type="float" office:value="60.792">
            <text:p>60.79</text:p>
          </table:table-cell>
          <table:table-cell table:formula="of:=MOD(60*IF([.X8]=[.Y8];0;IF([.U8]=[.Y8];([.V8]-[.W8])/([.Y8]-[.X8]);IF([.V8]=[.Y8];2+([.W8]-[.U8])/([.Y8]-[.X8]);4+([.U8]-[.V8])/([.Y8]-[.X8]))));360)" office:value-type="float" office:value="120">
            <text:p>120</text:p>
          </table:table-cell>
          <table:table-cell table:formula="of:=IF([.X8]=[.Y8];0;IF([.T8]&lt;0.5;([.Y8]-[.X8])/([.X8]+[.Y8]);([.Y8]-[.X8])/(2-[.Y8]-[.X8])))" office:value-type="float" office:value="1">
            <text:p>1</text:p>
          </table:table-cell>
          <table:table-cell table:formula="of:=([.X8]+[.Y8])/2" office:value-type="float" office:value="0.166666666666667">
            <text:p>0.17</text:p>
          </table:table-cell>
          <table:table-cell table:formula="of:=[.H8]/255" office:value-type="float" office:value="0">
            <text:p>0</text:p>
          </table:table-cell>
          <table:table-cell table:formula="of:=[.I8]/255" office:value-type="float" office:value="0.333333333333333">
            <text:p>0.33</text:p>
          </table:table-cell>
          <table:table-cell table:formula="of:=[.J8]/255" office:value-type="float" office:value="0">
            <text:p>0</text:p>
          </table:table-cell>
          <table:table-cell table:formula="of:=MIN([.U8];[.V8];[.W8])" office:value-type="float" office:value="0">
            <text:p>0</text:p>
          </table:table-cell>
          <table:table-cell table:formula="of:=MAX([.U8];[.V8];[.W8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4"/>
          <table:table-cell office:value-type="string">
            <text:p>1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5555</text:p>
          </table:table-cell>
          <table:table-cell table:formula="of:=HEX2DEC(MID([.G9];2;2))" office:value-type="float" office:value="0">
            <text:p>0</text:p>
          </table:table-cell>
          <table:table-cell table:formula="of:=HEX2DEC(MID([.G9];4;2))" office:value-type="float" office:value="85">
            <text:p>85</text:p>
          </table:table-cell>
          <table:table-cell table:formula="of:=HEX2DEC(MID([.G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M9]=0;[.N9]=0);IF([.L9]=0;&quot;Black&quot;;IF([.L9]=100;&quot;White&quot;;&quot;Gray&quot;));IF(ABS([.M9])&gt;ABS([.N9]);IF([.M9]&lt;0;&quot;Green&quot;;&quot;Red&quot;);IF(ABS([.M9])&lt;ABS([.N9]);IF([.N9]&lt;0;&quot;Blue&quot;;&quot;Yellow&quot;);&quot;None&quot;)) )" office:value-type="string" office:string-value="Green">
            <text:p>Green</text:p>
          </table:table-cell>
          <table:table-cell table:formula="of:=IF(AND([.M9]=0;[.N9]=0);IF([.L9]=0;&quot;&quot;;IF([.L9]=100;&quot;&quot;;&quot;&quot;));IF(ABS([.M9])&gt;ABS([.N9]);IF([.N9]&lt;0;&quot;Blue&quot;;&quot;Yellow&quot;);IF(ABS([.M9])&lt;ABS([.N9]);IF([.M9]&lt;0;&quot;Green&quot;;&quot;Red&quot;);&quot;None&quot;)) )" office:value-type="string" office:string-value="Blue">
            <text:p>Blue</text:p>
          </table:table-cell>
          <table:table-cell table:formula="of:=0.2126*[.H9] + 0.7152*[.I9] + 0.0722*[.J9]" office:value-type="float" office:value="66.929">
            <text:p>66.93</text:p>
          </table:table-cell>
          <table:table-cell table:formula="of:=MOD(60*IF([.X9]=[.Y9];0;IF([.U9]=[.Y9];([.V9]-[.W9])/([.Y9]-[.X9]);IF([.V9]=[.Y9];2+([.W9]-[.U9])/([.Y9]-[.X9]);4+([.U9]-[.V9])/([.Y9]-[.X9]))));360)" office:value-type="float" office:value="180">
            <text:p>180</text:p>
          </table:table-cell>
          <table:table-cell table:formula="of:=IF([.X9]=[.Y9];0;IF([.T9]&lt;0.5;([.Y9]-[.X9])/([.X9]+[.Y9]);([.Y9]-[.X9])/(2-[.Y9]-[.X9])))" office:value-type="float" office:value="1">
            <text:p>1</text:p>
          </table:table-cell>
          <table:table-cell table:formula="of:=([.X9]+[.Y9])/2" office:value-type="float" office:value="0.166666666666667">
            <text:p>0.17</text:p>
          </table:table-cell>
          <table:table-cell table:formula="of:=[.H9]/255" office:value-type="float" office:value="0">
            <text:p>0</text:p>
          </table:table-cell>
          <table:table-cell table:formula="of:=[.I9]/255" office:value-type="float" office:value="0.333333333333333">
            <text:p>0.33</text:p>
          </table:table-cell>
          <table:table-cell table:formula="of:=[.J9]/255" office:value-type="float" office:value="0.333333333333333">
            <text:p>0.33</text:p>
          </table:table-cell>
          <table:table-cell table:formula="of:=MIN([.U9];[.V9];[.W9])" office:value-type="float" office:value="0">
            <text:p>0</text:p>
          </table:table-cell>
          <table:table-cell table:formula="of:=MAX([.U9];[.V9];[.W9])" office:value-type="float" office:value="0.3333333333333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5"/>
          <table:table-cell table:style-name="ce72" office:value-type="string">
            <text:p>Blue</text:p>
          </table:table-cell>
          <table:table-cell table:style-name="ce80" office:value-type="string">
            <text:p>blue</text:p>
          </table:table-cell>
          <table:table-cell table:style-name="ce79"/>
          <table:table-cell table:style-name="ce80" office:value-type="float" office:value="6">
            <text:p>6</text:p>
          </table:table-cell>
          <table:table-cell table:style-name="ce88" office:value-type="string">
            <text:p>#0000FF</text:p>
          </table:table-cell>
          <table:table-cell table:formula="of:=HEX2DEC(MID([.G10];2;2))" office:value-type="float" office:value="0">
            <text:p>0</text:p>
          </table:table-cell>
          <table:table-cell table:formula="of:=HEX2DEC(MID([.G10];4;2))" office:value-type="float" office:value="0">
            <text:p>0</text:p>
          </table:table-cell>
          <table:table-cell table:formula="of:=HEX2DEC(MID([.G1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M10]=0;[.N10]=0);IF([.L10]=0;&quot;Black&quot;;IF([.L10]=100;&quot;White&quot;;&quot;Gray&quot;));IF(ABS([.M10])&gt;ABS([.N10]);IF([.M10]&lt;0;&quot;Green&quot;;&quot;Red&quot;);IF(ABS([.M10])&lt;ABS([.N10]);IF([.N10]&lt;0;&quot;Blue&quot;;&quot;Yellow&quot;);&quot;None&quot;)) )" office:value-type="string" office:string-value="Blue">
            <text:p>Blue</text:p>
          </table:table-cell>
          <table:table-cell table:formula="of:=IF(AND([.M10]=0;[.N10]=0);IF([.L10]=0;&quot;&quot;;IF([.L10]=100;&quot;&quot;;&quot;&quot;));IF(ABS([.M10])&gt;ABS([.N10]);IF([.N10]&lt;0;&quot;Blue&quot;;&quot;Yellow&quot;);IF(ABS([.M10])&lt;ABS([.N10]);IF([.M10]&lt;0;&quot;Green&quot;;&quot;Red&quot;);&quot;None&quot;)) )" office:value-type="string" office:string-value="Red">
            <text:p>Red</text:p>
          </table:table-cell>
          <table:table-cell table:formula="of:=0.2126*[.H10] + 0.7152*[.I10] + 0.0722*[.J10]" office:value-type="float" office:value="18.411">
            <text:p>18.41</text:p>
          </table:table-cell>
          <table:table-cell table:formula="of:=MOD(60*IF([.X10]=[.Y10];0;IF([.U10]=[.Y10];([.V10]-[.W10])/([.Y10]-[.X10]);IF([.V10]=[.Y10];2+([.W10]-[.U10])/([.Y10]-[.X10]);4+([.U10]-[.V10])/([.Y10]-[.X10]))));360)" office:value-type="float" office:value="240">
            <text:p>240</text:p>
          </table:table-cell>
          <table:table-cell table:formula="of:=IF([.X10]=[.Y10];0;IF([.T10]&lt;0.5;([.Y10]-[.X10])/([.X10]+[.Y10]);([.Y10]-[.X10])/(2-[.Y10]-[.X10])))" office:value-type="float" office:value="1">
            <text:p>1</text:p>
          </table:table-cell>
          <table:table-cell table:formula="of:=([.X10]+[.Y10])/2" office:value-type="float" office:value="0.5">
            <text:p>0.5</text:p>
          </table:table-cell>
          <table:table-cell table:formula="of:=[.H10]/255" office:value-type="float" office:value="0">
            <text:p>0</text:p>
          </table:table-cell>
          <table:table-cell table:formula="of:=[.I10]/255" office:value-type="float" office:value="0">
            <text:p>0</text:p>
          </table:table-cell>
          <table:table-cell table:formula="of:=[.J10]/255" office:value-type="float" office:value="1">
            <text:p>1</text:p>
          </table:table-cell>
          <table:table-cell table:formula="of:=MIN([.U10];[.V10];[.W10])" office:value-type="float" office:value="0">
            <text:p>0</text:p>
          </table:table-cell>
          <table:table-cell table:formula="of:=MAX([.U10];[.V10];[.W10]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16"/>
          <table:table-cell office:value-type="string">
            <text:p>1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555500</text:p>
          </table:table-cell>
          <table:table-cell table:formula="of:=HEX2DEC(MID([.G11];2;2))" office:value-type="float" office:value="85">
            <text:p>85</text:p>
          </table:table-cell>
          <table:table-cell table:formula="of:=HEX2DEC(MID([.G11];4;2))" office:value-type="float" office:value="85">
            <text:p>85</text:p>
          </table:table-cell>
          <table:table-cell table:formula="of:=HEX2DEC(MID([.G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M11]=0;[.N11]=0);IF([.L11]=0;&quot;Black&quot;;IF([.L11]=100;&quot;White&quot;;&quot;Gray&quot;));IF(ABS([.M11])&gt;ABS([.N11]);IF([.M11]&lt;0;&quot;Green&quot;;&quot;Red&quot;);IF(ABS([.M11])&lt;ABS([.N11]);IF([.N11]&lt;0;&quot;Blue&quot;;&quot;Yellow&quot;);&quot;None&quot;)) )" office:value-type="string" office:string-value="Yellow">
            <text:p>Yellow</text:p>
          </table:table-cell>
          <table:table-cell table:formula="of:=IF(AND([.M11]=0;[.N11]=0);IF([.L11]=0;&quot;&quot;;IF([.L11]=100;&quot;&quot;;&quot;&quot;));IF(ABS([.M11])&gt;ABS([.N11]);IF([.N11]&lt;0;&quot;Blue&quot;;&quot;Yellow&quot;);IF(ABS([.M11])&lt;ABS([.N11]);IF([.M11]&lt;0;&quot;Green&quot;;&quot;Red&quot;);&quot;None&quot;)) )" office:value-type="string" office:string-value="Green">
            <text:p>Green</text:p>
          </table:table-cell>
          <table:table-cell table:formula="of:=0.2126*[.H11] + 0.7152*[.I11] + 0.0722*[.J11]" office:value-type="float" office:value="78.863">
            <text:p>78.86</text:p>
          </table:table-cell>
          <table:table-cell table:formula="of:=MOD(60*IF([.X11]=[.Y11];0;IF([.U11]=[.Y11];([.V11]-[.W11])/([.Y11]-[.X11]);IF([.V11]=[.Y11];2+([.W11]-[.U11])/([.Y11]-[.X11]);4+([.U11]-[.V11])/([.Y11]-[.X11]))));360)" office:value-type="float" office:value="60">
            <text:p>60</text:p>
          </table:table-cell>
          <table:table-cell table:formula="of:=IF([.X11]=[.Y11];0;IF([.T11]&lt;0.5;([.Y11]-[.X11])/([.X11]+[.Y11]);([.Y11]-[.X11])/(2-[.Y11]-[.X11])))" office:value-type="float" office:value="1">
            <text:p>1</text:p>
          </table:table-cell>
          <table:table-cell table:formula="of:=([.X11]+[.Y11])/2" office:value-type="float" office:value="0.166666666666667">
            <text:p>0.17</text:p>
          </table:table-cell>
          <table:table-cell table:formula="of:=[.H11]/255" office:value-type="float" office:value="0.333333333333333">
            <text:p>0.33</text:p>
          </table:table-cell>
          <table:table-cell table:formula="of:=[.I11]/255" office:value-type="float" office:value="0.333333333333333">
            <text:p>0.33</text:p>
          </table:table-cell>
          <table:table-cell table:formula="of:=[.J11]/255" office:value-type="float" office:value="0">
            <text:p>0</text:p>
          </table:table-cell>
          <table:table-cell table:formula="of:=MIN([.U11];[.V11];[.W11])" office:value-type="float" office:value="0">
            <text:p>0</text:p>
          </table:table-cell>
          <table:table-cell table:formula="of:=MAX([.U11];[.V11];[.W11])" office:value-type="float" office:value="0.333333333333333">
            <text:p>0.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7"/>
          <table:table-cell office:value-type="string">
            <text:p>2/3 Brightness Red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0000</text:p>
          </table:table-cell>
          <table:table-cell table:formula="of:=HEX2DEC(MID([.G12];2;2))" office:value-type="float" office:value="170">
            <text:p>170</text:p>
          </table:table-cell>
          <table:table-cell table:formula="of:=HEX2DEC(MID([.G12];4;2))" office:value-type="float" office:value="0">
            <text:p>0</text:p>
          </table:table-cell>
          <table:table-cell table:formula="of:=HEX2DEC(MID([.G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M12]=0;[.N12]=0);IF([.L12]=0;&quot;Black&quot;;IF([.L12]=100;&quot;White&quot;;&quot;Gray&quot;));IF(ABS([.M12])&gt;ABS([.N12]);IF([.M12]&lt;0;&quot;Green&quot;;&quot;Red&quot;);IF(ABS([.M12])&lt;ABS([.N12]);IF([.N12]&lt;0;&quot;Blue&quot;;&quot;Yellow&quot;);&quot;None&quot;)) )" office:value-type="string" office:string-value="Red">
            <text:p>Red</text:p>
          </table:table-cell>
          <table:table-cell table:formula="of:=IF(AND([.M12]=0;[.N12]=0);IF([.L12]=0;&quot;&quot;;IF([.L12]=100;&quot;&quot;;&quot;&quot;));IF(ABS([.M12])&gt;ABS([.N12]);IF([.N12]&lt;0;&quot;Blue&quot;;&quot;Yellow&quot;);IF(ABS([.M12])&lt;ABS([.N12]);IF([.M12]&lt;0;&quot;Green&quot;;&quot;Red&quot;);&quot;None&quot;)) )" office:value-type="string" office:string-value="Yellow">
            <text:p>Yellow</text:p>
          </table:table-cell>
          <table:table-cell table:formula="of:=0.2126*[.H12] + 0.7152*[.I12] + 0.0722*[.J12]" office:value-type="float" office:value="36.142">
            <text:p>36.14</text:p>
          </table:table-cell>
          <table:table-cell table:formula="of:=MOD(60*IF([.X12]=[.Y12];0;IF([.U12]=[.Y12];([.V12]-[.W12])/([.Y12]-[.X12]);IF([.V12]=[.Y12];2+([.W12]-[.U12])/([.Y12]-[.X12]);4+([.U12]-[.V12])/([.Y12]-[.X12]))));360)" office:value-type="float" office:value="0">
            <text:p>0</text:p>
          </table:table-cell>
          <table:table-cell table:formula="of:=IF([.X12]=[.Y12];0;IF([.T12]&lt;0.5;([.Y12]-[.X12])/([.X12]+[.Y12]);([.Y12]-[.X12])/(2-[.Y12]-[.X12])))" office:value-type="float" office:value="1">
            <text:p>1</text:p>
          </table:table-cell>
          <table:table-cell table:formula="of:=([.X12]+[.Y12])/2" office:value-type="float" office:value="0.333333333333333">
            <text:p>0.33</text:p>
          </table:table-cell>
          <table:table-cell table:formula="of:=[.H12]/255" office:value-type="float" office:value="0.666666666666667">
            <text:p>0.67</text:p>
          </table:table-cell>
          <table:table-cell table:formula="of:=[.I12]/255" office:value-type="float" office:value="0">
            <text:p>0</text:p>
          </table:table-cell>
          <table:table-cell table:formula="of:=[.J12]/255" office:value-type="float" office:value="0">
            <text:p>0</text:p>
          </table:table-cell>
          <table:table-cell table:formula="of:=MIN([.U12];[.V12];[.W12])" office:value-type="float" office:value="0">
            <text:p>0</text:p>
          </table:table-cell>
          <table:table-cell table:formula="of:=MAX([.U12];[.V12];[.W12])" office:value-type="float" office:value="0.666666666666667">
            <text:p>0.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8"/>
          <table:table-cell office:value-type="string">
            <text:p>Gray 1 (1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555555</text:p>
          </table:table-cell>
          <table:table-cell table:formula="of:=HEX2DEC(MID([.G13];2;2))" office:value-type="float" office:value="85">
            <text:p>85</text:p>
          </table:table-cell>
          <table:table-cell table:formula="of:=HEX2DEC(MID([.G13];4;2))" office:value-type="float" office:value="85">
            <text:p>85</text:p>
          </table:table-cell>
          <table:table-cell table:formula="of:=HEX2DEC(MID([.G1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</text:p>
          </table:table-cell>
          <table:table-cell table:formula="of:=IF(AND([.M13]=0;[.N13]=0);IF([.L13]=0;&quot;Black&quot;;IF([.L13]=100;&quot;White&quot;;&quot;Gray&quot;));IF(ABS([.M13])&gt;ABS([.N13]);IF([.M13]&lt;0;&quot;Green&quot;;&quot;Red&quot;);IF(ABS([.M13])&lt;ABS([.N13]);IF([.N13]&lt;0;&quot;Blue&quot;;&quot;Yellow&quot;);&quot;None&quot;)) )" office:value-type="string" office:string-value="Gray">
            <text:p>Gray</text:p>
          </table:table-cell>
          <table:table-cell table:formula="of:=IF(AND([.M13]=0;[.N13]=0);IF([.L13]=0;&quot;&quot;;IF([.L13]=100;&quot;&quot;;&quot;&quot;));IF(ABS([.M13])&gt;ABS([.N13]);IF([.N13]&lt;0;&quot;Blue&quot;;&quot;Yellow&quot;);IF(ABS([.M13])&lt;ABS([.N13]);IF([.M13]&lt;0;&quot;Green&quot;;&quot;Red&quot;);&quot;None&quot;)) )">
            <text:p/>
          </table:table-cell>
          <table:table-cell table:formula="of:=0.2126*[.H13] + 0.7152*[.I13] + 0.0722*[.J13]" office:value-type="float" office:value="85">
            <text:p>85</text:p>
          </table:table-cell>
          <table:table-cell table:formula="of:=MOD(60*IF([.X13]=[.Y13];0;IF([.U13]=[.Y13];([.V13]-[.W13])/([.Y13]-[.X13]);IF([.V13]=[.Y13];2+([.W13]-[.U13])/([.Y13]-[.X13]);4+([.U13]-[.V13])/([.Y13]-[.X13]))));360)" office:value-type="float" office:value="0">
            <text:p>0</text:p>
          </table:table-cell>
          <table:table-cell table:formula="of:=IF([.X13]=[.Y13];0;IF([.T13]&lt;0.5;([.Y13]-[.X13])/([.X13]+[.Y13]);([.Y13]-[.X13])/(2-[.Y13]-[.X13])))" office:value-type="float" office:value="0">
            <text:p>0</text:p>
          </table:table-cell>
          <table:table-cell table:formula="of:=([.X13]+[.Y13])/2" office:value-type="float" office:value="0.333333333333333">
            <text:p>0.33</text:p>
          </table:table-cell>
          <table:table-cell table:formula="of:=[.H13]/255" office:value-type="float" office:value="0.333333333333333">
            <text:p>0.33</text:p>
          </table:table-cell>
          <table:table-cell table:formula="of:=[.I13]/255" office:value-type="float" office:value="0.333333333333333">
            <text:p>0.33</text:p>
          </table:table-cell>
          <table:table-cell table:formula="of:=[.J13]/255" office:value-type="float" office:value="0.333333333333333">
            <text:p>0.33</text:p>
          </table:table-cell>
          <table:table-cell table:formula="of:=MIN([.U13];[.V13];[.W13])" office:value-type="float" office:value="0.333333333333333">
            <text:p>0.33</text:p>
          </table:table-cell>
          <table:table-cell table:formula="of:=MAX([.U13];[.V13];[.W13])" office:value-type="float" office:value="0.333333333333333">
            <text:p>0.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9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5500FF</text:p>
          </table:table-cell>
          <table:table-cell table:formula="of:=HEX2DEC(MID([.G14];2;2))" office:value-type="float" office:value="85">
            <text:p>85</text:p>
          </table:table-cell>
          <table:table-cell table:formula="of:=HEX2DEC(MID([.G14];4;2))" office:value-type="float" office:value="0">
            <text:p>0</text:p>
          </table:table-cell>
          <table:table-cell table:formula="of:=HEX2DEC(MID([.G1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M14]=0;[.N14]=0);IF([.L14]=0;&quot;Black&quot;;IF([.L14]=100;&quot;White&quot;;&quot;Gray&quot;));IF(ABS([.M14])&gt;ABS([.N14]);IF([.M14]&lt;0;&quot;Green&quot;;&quot;Red&quot;);IF(ABS([.M14])&lt;ABS([.N14]);IF([.N14]&lt;0;&quot;Blue&quot;;&quot;Yellow&quot;);&quot;None&quot;)) )" office:value-type="string" office:string-value="Blue">
            <text:p>Blue</text:p>
          </table:table-cell>
          <table:table-cell table:formula="of:=IF(AND([.M14]=0;[.N14]=0);IF([.L14]=0;&quot;&quot;;IF([.L14]=100;&quot;&quot;;&quot;&quot;));IF(ABS([.M14])&gt;ABS([.N14]);IF([.N14]&lt;0;&quot;Blue&quot;;&quot;Yellow&quot;);IF(ABS([.M14])&lt;ABS([.N14]);IF([.M14]&lt;0;&quot;Green&quot;;&quot;Red&quot;);&quot;None&quot;)) )" office:value-type="string" office:string-value="Red">
            <text:p>Red</text:p>
          </table:table-cell>
          <table:table-cell table:formula="of:=0.2126*[.H14] + 0.7152*[.I14] + 0.0722*[.J14]" office:value-type="float" office:value="36.482">
            <text:p>36.48</text:p>
          </table:table-cell>
          <table:table-cell table:formula="of:=MOD(60*IF([.X14]=[.Y14];0;IF([.U14]=[.Y14];([.V14]-[.W14])/([.Y14]-[.X14]);IF([.V14]=[.Y14];2+([.W14]-[.U14])/([.Y14]-[.X14]);4+([.U14]-[.V14])/([.Y14]-[.X14]))));360)" office:value-type="float" office:value="260">
            <text:p>260</text:p>
          </table:table-cell>
          <table:table-cell table:formula="of:=IF([.X14]=[.Y14];0;IF([.T14]&lt;0.5;([.Y14]-[.X14])/([.X14]+[.Y14]);([.Y14]-[.X14])/(2-[.Y14]-[.X14])))" office:value-type="float" office:value="1">
            <text:p>1</text:p>
          </table:table-cell>
          <table:table-cell table:formula="of:=([.X14]+[.Y14])/2" office:value-type="float" office:value="0.5">
            <text:p>0.5</text:p>
          </table:table-cell>
          <table:table-cell table:formula="of:=[.H14]/255" office:value-type="float" office:value="0.333333333333333">
            <text:p>0.33</text:p>
          </table:table-cell>
          <table:table-cell table:formula="of:=[.I14]/255" office:value-type="float" office:value="0">
            <text:p>0</text:p>
          </table:table-cell>
          <table:table-cell table:formula="of:=[.J14]/255" office:value-type="float" office:value="1">
            <text:p>1</text:p>
          </table:table-cell>
          <table:table-cell table:formula="of:=MIN([.U14];[.V14];[.W14])" office:value-type="float" office:value="0">
            <text:p>0</text:p>
          </table:table-cell>
          <table:table-cell table:formula="of:=MAX([.U14];[.V14];[.W14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0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0055</text:p>
          </table:table-cell>
          <table:table-cell table:formula="of:=HEX2DEC(MID([.G15];2;2))" office:value-type="float" office:value="170">
            <text:p>170</text:p>
          </table:table-cell>
          <table:table-cell table:formula="of:=HEX2DEC(MID([.G15];4;2))" office:value-type="float" office:value="0">
            <text:p>0</text:p>
          </table:table-cell>
          <table:table-cell table:formula="of:=HEX2DEC(MID([.G1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M15]=0;[.N15]=0);IF([.L15]=0;&quot;Black&quot;;IF([.L15]=100;&quot;White&quot;;&quot;Gray&quot;));IF(ABS([.M15])&gt;ABS([.N15]);IF([.M15]&lt;0;&quot;Green&quot;;&quot;Red&quot;);IF(ABS([.M15])&lt;ABS([.N15]);IF([.N15]&lt;0;&quot;Blue&quot;;&quot;Yellow&quot;);&quot;None&quot;)) )" office:value-type="string" office:string-value="Red">
            <text:p>Red</text:p>
          </table:table-cell>
          <table:table-cell table:formula="of:=IF(AND([.M15]=0;[.N15]=0);IF([.L15]=0;&quot;&quot;;IF([.L15]=100;&quot;&quot;;&quot;&quot;));IF(ABS([.M15])&gt;ABS([.N15]);IF([.N15]&lt;0;&quot;Blue&quot;;&quot;Yellow&quot;);IF(ABS([.M15])&lt;ABS([.N15]);IF([.M15]&lt;0;&quot;Green&quot;;&quot;Red&quot;);&quot;None&quot;)) )" office:value-type="string" office:string-value="Yellow">
            <text:p>Yellow</text:p>
          </table:table-cell>
          <table:table-cell table:formula="of:=0.2126*[.H15] + 0.7152*[.I15] + 0.0722*[.J15]" office:value-type="float" office:value="42.279">
            <text:p>42.28</text:p>
          </table:table-cell>
          <table:table-cell table:formula="of:=MOD(60*IF([.X15]=[.Y15];0;IF([.U15]=[.Y15];([.V15]-[.W15])/([.Y15]-[.X15]);IF([.V15]=[.Y15];2+([.W15]-[.U15])/([.Y15]-[.X15]);4+([.U15]-[.V15])/([.Y15]-[.X15]))));360)" office:value-type="float" office:value="330">
            <text:p>330</text:p>
          </table:table-cell>
          <table:table-cell table:formula="of:=IF([.X15]=[.Y15];0;IF([.T15]&lt;0.5;([.Y15]-[.X15])/([.X15]+[.Y15]);([.Y15]-[.X15])/(2-[.Y15]-[.X15])))" office:value-type="float" office:value="1">
            <text:p>1</text:p>
          </table:table-cell>
          <table:table-cell table:formula="of:=([.X15]+[.Y15])/2" office:value-type="float" office:value="0.333333333333333">
            <text:p>0.33</text:p>
          </table:table-cell>
          <table:table-cell table:formula="of:=[.H15]/255" office:value-type="float" office:value="0.666666666666667">
            <text:p>0.67</text:p>
          </table:table-cell>
          <table:table-cell table:formula="of:=[.I15]/255" office:value-type="float" office:value="0">
            <text:p>0</text:p>
          </table:table-cell>
          <table:table-cell table:formula="of:=[.J15]/255" office:value-type="float" office:value="0.333333333333333">
            <text:p>0.33</text:p>
          </table:table-cell>
          <table:table-cell table:formula="of:=MIN([.U15];[.V15];[.W15])" office:value-type="float" office:value="0">
            <text:p>0</text:p>
          </table:table-cell>
          <table:table-cell table:formula="of:=MAX([.U15];[.V15];[.W15])" office:value-type="float" office:value="0.666666666666667">
            <text:p>0.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1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55AA</text:p>
          </table:table-cell>
          <table:table-cell table:formula="of:=HEX2DEC(MID([.G16];2;2))" office:value-type="float" office:value="0">
            <text:p>0</text:p>
          </table:table-cell>
          <table:table-cell table:formula="of:=HEX2DEC(MID([.G16];4;2))" office:value-type="float" office:value="85">
            <text:p>85</text:p>
          </table:table-cell>
          <table:table-cell table:formula="of:=HEX2DEC(MID([.G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M16]=0;[.N16]=0);IF([.L16]=0;&quot;Black&quot;;IF([.L16]=100;&quot;White&quot;;&quot;Gray&quot;));IF(ABS([.M16])&gt;ABS([.N16]);IF([.M16]&lt;0;&quot;Green&quot;;&quot;Red&quot;);IF(ABS([.M16])&lt;ABS([.N16]);IF([.N16]&lt;0;&quot;Blue&quot;;&quot;Yellow&quot;);&quot;None&quot;)) )" office:value-type="string" office:string-value="Blue">
            <text:p>Blue</text:p>
          </table:table-cell>
          <table:table-cell table:formula="of:=IF(AND([.M16]=0;[.N16]=0);IF([.L16]=0;&quot;&quot;;IF([.L16]=100;&quot;&quot;;&quot;&quot;));IF(ABS([.M16])&gt;ABS([.N16]);IF([.N16]&lt;0;&quot;Blue&quot;;&quot;Yellow&quot;);IF(ABS([.M16])&lt;ABS([.N16]);IF([.M16]&lt;0;&quot;Green&quot;;&quot;Red&quot;);&quot;None&quot;)) )" office:value-type="string" office:string-value="Red">
            <text:p>Red</text:p>
          </table:table-cell>
          <table:table-cell table:formula="of:=0.2126*[.H16] + 0.7152*[.I16] + 0.0722*[.J16]" office:value-type="float" office:value="73.066">
            <text:p>73.07</text:p>
          </table:table-cell>
          <table:table-cell table:formula="of:=MOD(60*IF([.X16]=[.Y16];0;IF([.U16]=[.Y16];([.V16]-[.W16])/([.Y16]-[.X16]);IF([.V16]=[.Y16];2+([.W16]-[.U16])/([.Y16]-[.X16]);4+([.U16]-[.V16])/([.Y16]-[.X16]))));360)" office:value-type="float" office:value="210">
            <text:p>210</text:p>
          </table:table-cell>
          <table:table-cell table:formula="of:=IF([.X16]=[.Y16];0;IF([.T16]&lt;0.5;([.Y16]-[.X16])/([.X16]+[.Y16]);([.Y16]-[.X16])/(2-[.Y16]-[.X16])))" office:value-type="float" office:value="1">
            <text:p>1</text:p>
          </table:table-cell>
          <table:table-cell table:formula="of:=([.X16]+[.Y16])/2" office:value-type="float" office:value="0.333333333333333">
            <text:p>0.33</text:p>
          </table:table-cell>
          <table:table-cell table:formula="of:=[.H16]/255" office:value-type="float" office:value="0">
            <text:p>0</text:p>
          </table:table-cell>
          <table:table-cell table:formula="of:=[.I16]/255" office:value-type="float" office:value="0.333333333333333">
            <text:p>0.33</text:p>
          </table:table-cell>
          <table:table-cell table:formula="of:=[.J16]/255" office:value-type="float" office:value="0.666666666666667">
            <text:p>0.67</text:p>
          </table:table-cell>
          <table:table-cell table:formula="of:=MIN([.U16];[.V16];[.W16])" office:value-type="float" office:value="0">
            <text:p>0</text:p>
          </table:table-cell>
          <table:table-cell table:formula="of:=MAX([.U16];[.V16];[.W16])" office:value-type="float" office:value="0.666666666666667">
            <text:p>0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2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55AA</text:p>
          </table:table-cell>
          <table:table-cell table:formula="of:=HEX2DEC(MID([.G17];2;2))" office:value-type="float" office:value="85">
            <text:p>85</text:p>
          </table:table-cell>
          <table:table-cell table:formula="of:=HEX2DEC(MID([.G17];4;2))" office:value-type="float" office:value="85">
            <text:p>85</text:p>
          </table:table-cell>
          <table:table-cell table:formula="of:=HEX2DEC(MID([.G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M17]=0;[.N17]=0);IF([.L17]=0;&quot;Black&quot;;IF([.L17]=100;&quot;White&quot;;&quot;Gray&quot;));IF(ABS([.M17])&gt;ABS([.N17]);IF([.M17]&lt;0;&quot;Green&quot;;&quot;Red&quot;);IF(ABS([.M17])&lt;ABS([.N17]);IF([.N17]&lt;0;&quot;Blue&quot;;&quot;Yellow&quot;);&quot;None&quot;)) )" office:value-type="string" office:string-value="Blue">
            <text:p>Blue</text:p>
          </table:table-cell>
          <table:table-cell table:formula="of:=IF(AND([.M17]=0;[.N17]=0);IF([.L17]=0;&quot;&quot;;IF([.L17]=100;&quot;&quot;;&quot;&quot;));IF(ABS([.M17])&gt;ABS([.N17]);IF([.N17]&lt;0;&quot;Blue&quot;;&quot;Yellow&quot;);IF(ABS([.M17])&lt;ABS([.N17]);IF([.M17]&lt;0;&quot;Green&quot;;&quot;Red&quot;);&quot;None&quot;)) )" office:value-type="string" office:string-value="Red">
            <text:p>Red</text:p>
          </table:table-cell>
          <table:table-cell table:formula="of:=0.2126*[.H17] + 0.7152*[.I17] + 0.0722*[.J17]" office:value-type="float" office:value="91.137">
            <text:p>91.14</text:p>
          </table:table-cell>
          <table:table-cell table:formula="of:=MOD(60*IF([.X17]=[.Y17];0;IF([.U17]=[.Y17];([.V17]-[.W17])/([.Y17]-[.X17]);IF([.V17]=[.Y17];2+([.W17]-[.U17])/([.Y17]-[.X17]);4+([.U17]-[.V17])/([.Y17]-[.X17]))));360)" office:value-type="float" office:value="240">
            <text:p>240</text:p>
          </table:table-cell>
          <table:table-cell table:formula="of:=IF([.X17]=[.Y17];0;IF([.T17]&lt;0.5;([.Y17]-[.X17])/([.X17]+[.Y17]);([.Y17]-[.X17])/(2-[.Y17]-[.X17])))" office:value-type="float" office:value="0.333333333333333">
            <text:p>0.33</text:p>
          </table:table-cell>
          <table:table-cell table:formula="of:=([.X17]+[.Y17])/2" office:value-type="float" office:value="0.5">
            <text:p>0.5</text:p>
          </table:table-cell>
          <table:table-cell table:formula="of:=[.H17]/255" office:value-type="float" office:value="0.333333333333333">
            <text:p>0.33</text:p>
          </table:table-cell>
          <table:table-cell table:formula="of:=[.I17]/255" office:value-type="float" office:value="0.333333333333333">
            <text:p>0.33</text:p>
          </table:table-cell>
          <table:table-cell table:formula="of:=[.J17]/255" office:value-type="float" office:value="0.666666666666667">
            <text:p>0.67</text:p>
          </table:table-cell>
          <table:table-cell table:formula="of:=MIN([.U17];[.V17];[.W17])" office:value-type="float" office:value="0.333333333333333">
            <text:p>0.33</text:p>
          </table:table-cell>
          <table:table-cell table:formula="of:=MAX([.U17];[.V17];[.W17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3"/>
          <table:table-cell office:value-type="string">
            <text:p>2/3 Brightness Magenta</text:p>
          </table:table-cell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00AA</text:p>
          </table:table-cell>
          <table:table-cell table:formula="of:=HEX2DEC(MID([.G18];2;2))" office:value-type="float" office:value="170">
            <text:p>170</text:p>
          </table:table-cell>
          <table:table-cell table:formula="of:=HEX2DEC(MID([.G18];4;2))" office:value-type="float" office:value="0">
            <text:p>0</text:p>
          </table:table-cell>
          <table:table-cell table:formula="of:=HEX2DEC(MID([.G1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M18]=0;[.N18]=0);IF([.L18]=0;&quot;Black&quot;;IF([.L18]=100;&quot;White&quot;;&quot;Gray&quot;));IF(ABS([.M18])&gt;ABS([.N18]);IF([.M18]&lt;0;&quot;Green&quot;;&quot;Red&quot;);IF(ABS([.M18])&lt;ABS([.N18]);IF([.N18]&lt;0;&quot;Blue&quot;;&quot;Yellow&quot;);&quot;None&quot;)) )" office:value-type="string" office:string-value="Red">
            <text:p>Red</text:p>
          </table:table-cell>
          <table:table-cell table:formula="of:=IF(AND([.M18]=0;[.N18]=0);IF([.L18]=0;&quot;&quot;;IF([.L18]=100;&quot;&quot;;&quot;&quot;));IF(ABS([.M18])&gt;ABS([.N18]);IF([.N18]&lt;0;&quot;Blue&quot;;&quot;Yellow&quot;);IF(ABS([.M18])&lt;ABS([.N18]);IF([.M18]&lt;0;&quot;Green&quot;;&quot;Red&quot;);&quot;None&quot;)) )" office:value-type="string" office:string-value="Blue">
            <text:p>Blue</text:p>
          </table:table-cell>
          <table:table-cell table:formula="of:=0.2126*[.H18] + 0.7152*[.I18] + 0.0722*[.J18]" office:value-type="float" office:value="48.416">
            <text:p>48.42</text:p>
          </table:table-cell>
          <table:table-cell table:formula="of:=MOD(60*IF([.X18]=[.Y18];0;IF([.U18]=[.Y18];([.V18]-[.W18])/([.Y18]-[.X18]);IF([.V18]=[.Y18];2+([.W18]-[.U18])/([.Y18]-[.X18]);4+([.U18]-[.V18])/([.Y18]-[.X18]))));360)" office:value-type="float" office:value="300">
            <text:p>300</text:p>
          </table:table-cell>
          <table:table-cell table:formula="of:=IF([.X18]=[.Y18];0;IF([.T18]&lt;0.5;([.Y18]-[.X18])/([.X18]+[.Y18]);([.Y18]-[.X18])/(2-[.Y18]-[.X18])))" office:value-type="float" office:value="1">
            <text:p>1</text:p>
          </table:table-cell>
          <table:table-cell table:formula="of:=([.X18]+[.Y18])/2" office:value-type="float" office:value="0.333333333333333">
            <text:p>0.33</text:p>
          </table:table-cell>
          <table:table-cell table:formula="of:=[.H18]/255" office:value-type="float" office:value="0.666666666666667">
            <text:p>0.67</text:p>
          </table:table-cell>
          <table:table-cell table:formula="of:=[.I18]/255" office:value-type="float" office:value="0">
            <text:p>0</text:p>
          </table:table-cell>
          <table:table-cell table:formula="of:=[.J18]/255" office:value-type="float" office:value="0.666666666666667">
            <text:p>0.67</text:p>
          </table:table-cell>
          <table:table-cell table:formula="of:=MIN([.U18];[.V18];[.W18])" office:value-type="float" office:value="0">
            <text:p>0</text:p>
          </table:table-cell>
          <table:table-cell table:formula="of:=MAX([.U18];[.V18];[.W18])" office:value-type="float" office:value="0.666666666666667">
            <text:p>0.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8">
            <text:p>8</text:p>
          </table:table-cell>
          <table:table-cell table:style-name="ce88" office:value-type="string">
            <text:p>#0055FF</text:p>
          </table:table-cell>
          <table:table-cell table:formula="of:=HEX2DEC(MID([.G19];2;2))" office:value-type="float" office:value="0">
            <text:p>0</text:p>
          </table:table-cell>
          <table:table-cell table:formula="of:=HEX2DEC(MID([.G19];4;2))" office:value-type="float" office:value="85">
            <text:p>85</text:p>
          </table:table-cell>
          <table:table-cell table:formula="of:=HEX2DEC(MID([.G1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M19]=0;[.N19]=0);IF([.L19]=0;&quot;Black&quot;;IF([.L19]=100;&quot;White&quot;;&quot;Gray&quot;));IF(ABS([.M19])&gt;ABS([.N19]);IF([.M19]&lt;0;&quot;Green&quot;;&quot;Red&quot;);IF(ABS([.M19])&lt;ABS([.N19]);IF([.N19]&lt;0;&quot;Blue&quot;;&quot;Yellow&quot;);&quot;None&quot;)) )" office:value-type="string" office:string-value="Blue">
            <text:p>Blue</text:p>
          </table:table-cell>
          <table:table-cell table:formula="of:=IF(AND([.M19]=0;[.N19]=0);IF([.L19]=0;&quot;&quot;;IF([.L19]=100;&quot;&quot;;&quot;&quot;));IF(ABS([.M19])&gt;ABS([.N19]);IF([.N19]&lt;0;&quot;Blue&quot;;&quot;Yellow&quot;);IF(ABS([.M19])&lt;ABS([.N19]);IF([.M19]&lt;0;&quot;Green&quot;;&quot;Red&quot;);&quot;None&quot;)) )" office:value-type="string" office:string-value="Red">
            <text:p>Red</text:p>
          </table:table-cell>
          <table:table-cell table:formula="of:=0.2126*[.H19] + 0.7152*[.I19] + 0.0722*[.J19]" office:value-type="float" office:value="79.203">
            <text:p>79.2</text:p>
          </table:table-cell>
          <table:table-cell table:formula="of:=MOD(60*IF([.X19]=[.Y19];0;IF([.U19]=[.Y19];([.V19]-[.W19])/([.Y19]-[.X19]);IF([.V19]=[.Y19];2+([.W19]-[.U19])/([.Y19]-[.X19]);4+([.U19]-[.V19])/([.Y19]-[.X19]))));360)" office:value-type="float" office:value="220">
            <text:p>220</text:p>
          </table:table-cell>
          <table:table-cell table:formula="of:=IF([.X19]=[.Y19];0;IF([.T19]&lt;0.5;([.Y19]-[.X19])/([.X19]+[.Y19]);([.Y19]-[.X19])/(2-[.Y19]-[.X19])))" office:value-type="float" office:value="1">
            <text:p>1</text:p>
          </table:table-cell>
          <table:table-cell table:formula="of:=([.X19]+[.Y19])/2" office:value-type="float" office:value="0.5">
            <text:p>0.5</text:p>
          </table:table-cell>
          <table:table-cell table:formula="of:=[.H19]/255" office:value-type="float" office:value="0">
            <text:p>0</text:p>
          </table:table-cell>
          <table:table-cell table:formula="of:=[.I19]/255" office:value-type="float" office:value="0.333333333333333">
            <text:p>0.33</text:p>
          </table:table-cell>
          <table:table-cell table:formula="of:=[.J19]/255" office:value-type="float" office:value="1">
            <text:p>1</text:p>
          </table:table-cell>
          <table:table-cell table:formula="of:=MIN([.U19];[.V19];[.W19])" office:value-type="float" office:value="0">
            <text:p>0</text:p>
          </table:table-cell>
          <table:table-cell table:formula="of:=MAX([.U19];[.V19];[.W19]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AA5500</text:p>
          </table:table-cell>
          <table:table-cell table:formula="of:=HEX2DEC(MID([.G20];2;2))" office:value-type="float" office:value="170">
            <text:p>170</text:p>
          </table:table-cell>
          <table:table-cell table:formula="of:=HEX2DEC(MID([.G20];4;2))" office:value-type="float" office:value="85">
            <text:p>85</text:p>
          </table:table-cell>
          <table:table-cell table:formula="of:=HEX2DEC(MID([.G2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M20]=0;[.N20]=0);IF([.L20]=0;&quot;Black&quot;;IF([.L20]=100;&quot;White&quot;;&quot;Gray&quot;));IF(ABS([.M20])&gt;ABS([.N20]);IF([.M20]&lt;0;&quot;Green&quot;;&quot;Red&quot;);IF(ABS([.M20])&lt;ABS([.N20]);IF([.N20]&lt;0;&quot;Blue&quot;;&quot;Yellow&quot;);&quot;None&quot;)) )" office:value-type="string" office:string-value="Yellow">
            <text:p>Yellow</text:p>
          </table:table-cell>
          <table:table-cell table:formula="of:=IF(AND([.M20]=0;[.N20]=0);IF([.L20]=0;&quot;&quot;;IF([.L20]=100;&quot;&quot;;&quot;&quot;));IF(ABS([.M20])&gt;ABS([.N20]);IF([.N20]&lt;0;&quot;Blue&quot;;&quot;Yellow&quot;);IF(ABS([.M20])&lt;ABS([.N20]);IF([.M20]&lt;0;&quot;Green&quot;;&quot;Red&quot;);&quot;None&quot;)) )" office:value-type="string" office:string-value="Red">
            <text:p>Red</text:p>
          </table:table-cell>
          <table:table-cell table:formula="of:=0.2126*[.H20] + 0.7152*[.I20] + 0.0722*[.J20]" office:value-type="float" office:value="96.934">
            <text:p>96.93</text:p>
          </table:table-cell>
          <table:table-cell table:formula="of:=MOD(60*IF([.X20]=[.Y20];0;IF([.U20]=[.Y20];([.V20]-[.W20])/([.Y20]-[.X20]);IF([.V20]=[.Y20];2+([.W20]-[.U20])/([.Y20]-[.X20]);4+([.U20]-[.V20])/([.Y20]-[.X20]))));360)" office:value-type="float" office:value="30">
            <text:p>30</text:p>
          </table:table-cell>
          <table:table-cell table:formula="of:=IF([.X20]=[.Y20];0;IF([.T20]&lt;0.5;([.Y20]-[.X20])/([.X20]+[.Y20]);([.Y20]-[.X20])/(2-[.Y20]-[.X20])))" office:value-type="float" office:value="1">
            <text:p>1</text:p>
          </table:table-cell>
          <table:table-cell table:formula="of:=([.X20]+[.Y20])/2" office:value-type="float" office:value="0.333333333333333">
            <text:p>0.33</text:p>
          </table:table-cell>
          <table:table-cell table:formula="of:=[.H20]/255" office:value-type="float" office:value="0.666666666666667">
            <text:p>0.67</text:p>
          </table:table-cell>
          <table:table-cell table:formula="of:=[.I20]/255" office:value-type="float" office:value="0.333333333333333">
            <text:p>0.33</text:p>
          </table:table-cell>
          <table:table-cell table:formula="of:=[.J20]/255" office:value-type="float" office:value="0">
            <text:p>0</text:p>
          </table:table-cell>
          <table:table-cell table:formula="of:=MIN([.U20];[.V20];[.W20])" office:value-type="float" office:value="0">
            <text:p>0</text:p>
          </table:table-cell>
          <table:table-cell table:formula="of:=MAX([.U20];[.V20];[.W20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55FF</text:p>
          </table:table-cell>
          <table:table-cell table:formula="of:=HEX2DEC(MID([.G21];2;2))" office:value-type="float" office:value="85">
            <text:p>85</text:p>
          </table:table-cell>
          <table:table-cell table:formula="of:=HEX2DEC(MID([.G21];4;2))" office:value-type="float" office:value="85">
            <text:p>85</text:p>
          </table:table-cell>
          <table:table-cell table:formula="of:=HEX2DEC(MID([.G2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M21]=0;[.N21]=0);IF([.L21]=0;&quot;Black&quot;;IF([.L21]=100;&quot;White&quot;;&quot;Gray&quot;));IF(ABS([.M21])&gt;ABS([.N21]);IF([.M21]&lt;0;&quot;Green&quot;;&quot;Red&quot;);IF(ABS([.M21])&lt;ABS([.N21]);IF([.N21]&lt;0;&quot;Blue&quot;;&quot;Yellow&quot;);&quot;None&quot;)) )" office:value-type="string" office:string-value="Blue">
            <text:p>Blue</text:p>
          </table:table-cell>
          <table:table-cell table:formula="of:=IF(AND([.M21]=0;[.N21]=0);IF([.L21]=0;&quot;&quot;;IF([.L21]=100;&quot;&quot;;&quot;&quot;));IF(ABS([.M21])&gt;ABS([.N21]);IF([.N21]&lt;0;&quot;Blue&quot;;&quot;Yellow&quot;);IF(ABS([.M21])&lt;ABS([.N21]);IF([.M21]&lt;0;&quot;Green&quot;;&quot;Red&quot;);&quot;None&quot;)) )" office:value-type="string" office:string-value="Red">
            <text:p>Red</text:p>
          </table:table-cell>
          <table:table-cell table:formula="of:=0.2126*[.H21] + 0.7152*[.I21] + 0.0722*[.J21]" office:value-type="float" office:value="97.274">
            <text:p>97.27</text:p>
          </table:table-cell>
          <table:table-cell table:formula="of:=MOD(60*IF([.X21]=[.Y21];0;IF([.U21]=[.Y21];([.V21]-[.W21])/([.Y21]-[.X21]);IF([.V21]=[.Y21];2+([.W21]-[.U21])/([.Y21]-[.X21]);4+([.U21]-[.V21])/([.Y21]-[.X21]))));360)" office:value-type="float" office:value="240">
            <text:p>240</text:p>
          </table:table-cell>
          <table:table-cell table:formula="of:=IF([.X21]=[.Y21];0;IF([.T21]&lt;0.5;([.Y21]-[.X21])/([.X21]+[.Y21]);([.Y21]-[.X21])/(2-[.Y21]-[.X21])))" office:value-type="float" office:value="1">
            <text:p>1</text:p>
          </table:table-cell>
          <table:table-cell table:formula="of:=([.X21]+[.Y21])/2" office:value-type="float" office:value="0.666666666666667">
            <text:p>0.67</text:p>
          </table:table-cell>
          <table:table-cell table:formula="of:=[.H21]/255" office:value-type="float" office:value="0.333333333333333">
            <text:p>0.33</text:p>
          </table:table-cell>
          <table:table-cell table:formula="of:=[.I21]/255" office:value-type="float" office:value="0.333333333333333">
            <text:p>0.33</text:p>
          </table:table-cell>
          <table:table-cell table:formula="of:=[.J21]/255" office:value-type="float" office:value="1">
            <text:p>1</text:p>
          </table:table-cell>
          <table:table-cell table:formula="of:=MIN([.U21];[.V21];[.W21])" office:value-type="float" office:value="0.333333333333333">
            <text:p>0.33</text:p>
          </table:table-cell>
          <table:table-cell table:formula="of:=MAX([.U21];[.V21];[.W21]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7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5555</text:p>
          </table:table-cell>
          <table:table-cell table:formula="of:=HEX2DEC(MID([.G22];2;2))" office:value-type="float" office:value="170">
            <text:p>170</text:p>
          </table:table-cell>
          <table:table-cell table:formula="of:=HEX2DEC(MID([.G22];4;2))" office:value-type="float" office:value="85">
            <text:p>85</text:p>
          </table:table-cell>
          <table:table-cell table:formula="of:=HEX2DEC(MID([.G2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M22]=0;[.N22]=0);IF([.L22]=0;&quot;Black&quot;;IF([.L22]=100;&quot;White&quot;;&quot;Gray&quot;));IF(ABS([.M22])&gt;ABS([.N22]);IF([.M22]&lt;0;&quot;Green&quot;;&quot;Red&quot;);IF(ABS([.M22])&lt;ABS([.N22]);IF([.N22]&lt;0;&quot;Blue&quot;;&quot;Yellow&quot;);&quot;None&quot;)) )" office:value-type="string" office:string-value="Red">
            <text:p>Red</text:p>
          </table:table-cell>
          <table:table-cell table:formula="of:=IF(AND([.M22]=0;[.N22]=0);IF([.L22]=0;&quot;&quot;;IF([.L22]=100;&quot;&quot;;&quot;&quot;));IF(ABS([.M22])&gt;ABS([.N22]);IF([.N22]&lt;0;&quot;Blue&quot;;&quot;Yellow&quot;);IF(ABS([.M22])&lt;ABS([.N22]);IF([.M22]&lt;0;&quot;Green&quot;;&quot;Red&quot;);&quot;None&quot;)) )" office:value-type="string" office:string-value="Yellow">
            <text:p>Yellow</text:p>
          </table:table-cell>
          <table:table-cell table:formula="of:=0.2126*[.H22] + 0.7152*[.I22] + 0.0722*[.J22]" office:value-type="float" office:value="103.071">
            <text:p>103.07</text:p>
          </table:table-cell>
          <table:table-cell table:formula="of:=MOD(60*IF([.X22]=[.Y22];0;IF([.U22]=[.Y22];([.V22]-[.W22])/([.Y22]-[.X22]);IF([.V22]=[.Y22];2+([.W22]-[.U22])/([.Y22]-[.X22]);4+([.U22]-[.V22])/([.Y22]-[.X22]))));360)" office:value-type="float" office:value="0">
            <text:p>0</text:p>
          </table:table-cell>
          <table:table-cell table:formula="of:=IF([.X22]=[.Y22];0;IF([.T22]&lt;0.5;([.Y22]-[.X22])/([.X22]+[.Y22]);([.Y22]-[.X22])/(2-[.Y22]-[.X22])))" office:value-type="float" office:value="0.333333333333333">
            <text:p>0.33</text:p>
          </table:table-cell>
          <table:table-cell table:formula="of:=([.X22]+[.Y22])/2" office:value-type="float" office:value="0.5">
            <text:p>0.5</text:p>
          </table:table-cell>
          <table:table-cell table:formula="of:=[.H22]/255" office:value-type="float" office:value="0.666666666666667">
            <text:p>0.67</text:p>
          </table:table-cell>
          <table:table-cell table:formula="of:=[.I22]/255" office:value-type="float" office:value="0.333333333333333">
            <text:p>0.33</text:p>
          </table:table-cell>
          <table:table-cell table:formula="of:=[.J22]/255" office:value-type="float" office:value="0.333333333333333">
            <text:p>0.33</text:p>
          </table:table-cell>
          <table:table-cell table:formula="of:=MIN([.U22];[.V22];[.W22])" office:value-type="float" office:value="0.333333333333333">
            <text:p>0.33</text:p>
          </table:table-cell>
          <table:table-cell table:formula="of:=MAX([.U22];[.V22];[.W22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8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AA00FF</text:p>
          </table:table-cell>
          <table:table-cell table:formula="of:=HEX2DEC(MID([.G23];2;2))" office:value-type="float" office:value="170">
            <text:p>170</text:p>
          </table:table-cell>
          <table:table-cell table:formula="of:=HEX2DEC(MID([.G23];4;2))" office:value-type="float" office:value="0">
            <text:p>0</text:p>
          </table:table-cell>
          <table:table-cell table:formula="of:=HEX2DEC(MID([.G23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46.7">
            <text:p>46.7</text:p>
          </table:table-cell>
          <table:table-cell office:value-type="float" office:value="87">
            <text:p>87</text:p>
          </table:table-cell>
          <table:table-cell office:value-type="float" office:value="-83.6">
            <text:p>-83.6</text:p>
          </table:table-cell>
          <table:table-cell table:formula="of:=IF(AND([.M23]=0;[.N23]=0);IF([.L23]=0;&quot;Black&quot;;IF([.L23]=100;&quot;White&quot;;&quot;Gray&quot;));IF(ABS([.M23])&gt;ABS([.N23]);IF([.M23]&lt;0;&quot;Green&quot;;&quot;Red&quot;);IF(ABS([.M23])&lt;ABS([.N23]);IF([.N23]&lt;0;&quot;Blue&quot;;&quot;Yellow&quot;);&quot;None&quot;)) )" office:value-type="string" office:string-value="Red">
            <text:p>Red</text:p>
          </table:table-cell>
          <table:table-cell table:formula="of:=IF(AND([.M23]=0;[.N23]=0);IF([.L23]=0;&quot;&quot;;IF([.L23]=100;&quot;&quot;;&quot;&quot;));IF(ABS([.M23])&gt;ABS([.N23]);IF([.N23]&lt;0;&quot;Blue&quot;;&quot;Yellow&quot;);IF(ABS([.M23])&lt;ABS([.N23]);IF([.M23]&lt;0;&quot;Green&quot;;&quot;Red&quot;);&quot;None&quot;)) )" office:value-type="string" office:string-value="Blue">
            <text:p>Blue</text:p>
          </table:table-cell>
          <table:table-cell table:formula="of:=0.2126*[.H23] + 0.7152*[.I23] + 0.0722*[.J23]" office:value-type="float" office:value="54.553">
            <text:p>54.55</text:p>
          </table:table-cell>
          <table:table-cell table:formula="of:=MOD(60*IF([.X23]=[.Y23];0;IF([.U23]=[.Y23];([.V23]-[.W23])/([.Y23]-[.X23]);IF([.V23]=[.Y23];2+([.W23]-[.U23])/([.Y23]-[.X23]);4+([.U23]-[.V23])/([.Y23]-[.X23]))));360)" office:value-type="float" office:value="280">
            <text:p>280</text:p>
          </table:table-cell>
          <table:table-cell table:formula="of:=IF([.X23]=[.Y23];0;IF([.T23]&lt;0.5;([.Y23]-[.X23])/([.X23]+[.Y23]);([.Y23]-[.X23])/(2-[.Y23]-[.X23])))" office:value-type="float" office:value="1">
            <text:p>1</text:p>
          </table:table-cell>
          <table:table-cell table:formula="of:=([.X23]+[.Y23])/2" office:value-type="float" office:value="0.5">
            <text:p>0.5</text:p>
          </table:table-cell>
          <table:table-cell table:formula="of:=[.H23]/255" office:value-type="float" office:value="0.666666666666667">
            <text:p>0.67</text:p>
          </table:table-cell>
          <table:table-cell table:formula="of:=[.I23]/255" office:value-type="float" office:value="0">
            <text:p>0</text:p>
          </table:table-cell>
          <table:table-cell table:formula="of:=[.J23]/255" office:value-type="float" office:value="1">
            <text:p>1</text:p>
          </table:table-cell>
          <table:table-cell table:formula="of:=MIN([.U23];[.V23];[.W23])" office:value-type="float" office:value="0">
            <text:p>0</text:p>
          </table:table-cell>
          <table:table-cell table:formula="of:=MAX([.U23];[.V23];[.W23]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9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55AA</text:p>
          </table:table-cell>
          <table:table-cell table:formula="of:=HEX2DEC(MID([.G24];2;2))" office:value-type="float" office:value="170">
            <text:p>170</text:p>
          </table:table-cell>
          <table:table-cell table:formula="of:=HEX2DEC(MID([.G24];4;2))" office:value-type="float" office:value="85">
            <text:p>85</text:p>
          </table:table-cell>
          <table:table-cell table:formula="of:=HEX2DEC(MID([.G2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49.4">
            <text:p>49.4</text:p>
          </table:table-cell>
          <table:table-cell office:value-type="float" office:value="47">
            <text:p>47</text:p>
          </table:table-cell>
          <table:table-cell office:value-type="float" office:value="-30.5">
            <text:p>-30.5</text:p>
          </table:table-cell>
          <table:table-cell table:formula="of:=IF(AND([.M24]=0;[.N24]=0);IF([.L24]=0;&quot;Black&quot;;IF([.L24]=100;&quot;White&quot;;&quot;Gray&quot;));IF(ABS([.M24])&gt;ABS([.N24]);IF([.M24]&lt;0;&quot;Green&quot;;&quot;Red&quot;);IF(ABS([.M24])&lt;ABS([.N24]);IF([.N24]&lt;0;&quot;Blue&quot;;&quot;Yellow&quot;);&quot;None&quot;)) )" office:value-type="string" office:string-value="Red">
            <text:p>Red</text:p>
          </table:table-cell>
          <table:table-cell table:formula="of:=IF(AND([.M24]=0;[.N24]=0);IF([.L24]=0;&quot;&quot;;IF([.L24]=100;&quot;&quot;;&quot;&quot;));IF(ABS([.M24])&gt;ABS([.N24]);IF([.N24]&lt;0;&quot;Blue&quot;;&quot;Yellow&quot;);IF(ABS([.M24])&lt;ABS([.N24]);IF([.M24]&lt;0;&quot;Green&quot;;&quot;Red&quot;);&quot;None&quot;)) )" office:value-type="string" office:string-value="Blue">
            <text:p>Blue</text:p>
          </table:table-cell>
          <table:table-cell table:formula="of:=0.2126*[.H24] + 0.7152*[.I24] + 0.0722*[.J24]" office:value-type="float" office:value="109.208">
            <text:p>109.21</text:p>
          </table:table-cell>
          <table:table-cell table:formula="of:=MOD(60*IF([.X24]=[.Y24];0;IF([.U24]=[.Y24];([.V24]-[.W24])/([.Y24]-[.X24]);IF([.V24]=[.Y24];2+([.W24]-[.U24])/([.Y24]-[.X24]);4+([.U24]-[.V24])/([.Y24]-[.X24]))));360)" office:value-type="float" office:value="300">
            <text:p>300</text:p>
          </table:table-cell>
          <table:table-cell table:formula="of:=IF([.X24]=[.Y24];0;IF([.T24]&lt;0.5;([.Y24]-[.X24])/([.X24]+[.Y24]);([.Y24]-[.X24])/(2-[.Y24]-[.X24])))" office:value-type="float" office:value="0.333333333333333">
            <text:p>0.33</text:p>
          </table:table-cell>
          <table:table-cell table:formula="of:=([.X24]+[.Y24])/2" office:value-type="float" office:value="0.5">
            <text:p>0.5</text:p>
          </table:table-cell>
          <table:table-cell table:formula="of:=[.H24]/255" office:value-type="float" office:value="0.666666666666667">
            <text:p>0.67</text:p>
          </table:table-cell>
          <table:table-cell table:formula="of:=[.I24]/255" office:value-type="float" office:value="0.333333333333333">
            <text:p>0.33</text:p>
          </table:table-cell>
          <table:table-cell table:formula="of:=[.J24]/255" office:value-type="float" office:value="0.666666666666667">
            <text:p>0.67</text:p>
          </table:table-cell>
          <table:table-cell table:formula="of:=MIN([.U24];[.V24];[.W24])" office:value-type="float" office:value="0.333333333333333">
            <text:p>0.33</text:p>
          </table:table-cell>
          <table:table-cell table:formula="of:=MAX([.U24];[.V24];[.W24])" office:value-type="float" office:value="0.666666666666667">
            <text:p>0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0"/>
          <table:table-cell table:style-name="ce73" office:value-type="string">
            <text:p>Red</text:p>
          </table:table-cell>
          <table:table-cell table:style-name="ce81" office:value-type="string">
            <text:p>red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8" office:value-type="string">
            <text:p>#FF0000</text:p>
          </table:table-cell>
          <table:table-cell table:formula="of:=HEX2DEC(MID([.G25];2;2))" office:value-type="float" office:value="255">
            <text:p>255</text:p>
          </table:table-cell>
          <table:table-cell table:formula="of:=HEX2DEC(MID([.G25];4;2))" office:value-type="float" office:value="0">
            <text:p>0</text:p>
          </table:table-cell>
          <table:table-cell table:formula="of:=HEX2DEC(MID([.G2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M25]=0;[.N25]=0);IF([.L25]=0;&quot;Black&quot;;IF([.L25]=100;&quot;White&quot;;&quot;Gray&quot;));IF(ABS([.M25])&gt;ABS([.N25]);IF([.M25]&lt;0;&quot;Green&quot;;&quot;Red&quot;);IF(ABS([.M25])&lt;ABS([.N25]);IF([.N25]&lt;0;&quot;Blue&quot;;&quot;Yellow&quot;);&quot;None&quot;)) )" office:value-type="string" office:string-value="Red">
            <text:p>Red</text:p>
          </table:table-cell>
          <table:table-cell table:formula="of:=IF(AND([.M25]=0;[.N25]=0);IF([.L25]=0;&quot;&quot;;IF([.L25]=100;&quot;&quot;;&quot;&quot;));IF(ABS([.M25])&gt;ABS([.N25]);IF([.N25]&lt;0;&quot;Blue&quot;;&quot;Yellow&quot;);IF(ABS([.M25])&lt;ABS([.N25]);IF([.M25]&lt;0;&quot;Green&quot;;&quot;Red&quot;);&quot;None&quot;)) )" office:value-type="string" office:string-value="Yellow">
            <text:p>Yellow</text:p>
          </table:table-cell>
          <table:table-cell table:formula="of:=0.2126*[.H25] + 0.7152*[.I25] + 0.0722*[.J25]" office:value-type="float" office:value="54.213">
            <text:p>54.21</text:p>
          </table:table-cell>
          <table:table-cell table:formula="of:=MOD(60*IF([.X25]=[.Y25];0;IF([.U25]=[.Y25];([.V25]-[.W25])/([.Y25]-[.X25]);IF([.V25]=[.Y25];2+([.W25]-[.U25])/([.Y25]-[.X25]);4+([.U25]-[.V25])/([.Y25]-[.X25]))));360)" office:value-type="float" office:value="0">
            <text:p>0</text:p>
          </table:table-cell>
          <table:table-cell table:formula="of:=IF([.X25]=[.Y25];0;IF([.T25]&lt;0.5;([.Y25]-[.X25])/([.X25]+[.Y25]);([.Y25]-[.X25])/(2-[.Y25]-[.X25])))" office:value-type="float" office:value="1">
            <text:p>1</text:p>
          </table:table-cell>
          <table:table-cell table:formula="of:=([.X25]+[.Y25])/2" office:value-type="float" office:value="0.5">
            <text:p>0.5</text:p>
          </table:table-cell>
          <table:table-cell table:formula="of:=[.H25]/255" office:value-type="float" office:value="1">
            <text:p>1</text:p>
          </table:table-cell>
          <table:table-cell table:formula="of:=[.I25]/255" office:value-type="float" office:value="0">
            <text:p>0</text:p>
          </table:table-cell>
          <table:table-cell table:formula="of:=[.J25]/255" office:value-type="float" office:value="0">
            <text:p>0</text:p>
          </table:table-cell>
          <table:table-cell table:formula="of:=MIN([.U25];[.V25];[.W25])" office:value-type="float" office:value="0">
            <text:p>0</text:p>
          </table:table-cell>
          <table:table-cell table:formula="of:=MAX([.U25];[.V25];[.W25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31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0055</text:p>
          </table:table-cell>
          <table:table-cell table:formula="of:=HEX2DEC(MID([.G26];2;2))" office:value-type="float" office:value="255">
            <text:p>255</text:p>
          </table:table-cell>
          <table:table-cell table:formula="of:=HEX2DEC(MID([.G26];4;2))" office:value-type="float" office:value="0">
            <text:p>0</text:p>
          </table:table-cell>
          <table:table-cell table:formula="of:=HEX2DEC(MID([.G2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53.9">
            <text:p>53.9</text:p>
          </table:table-cell>
          <table:table-cell office:value-type="float" office:value="82">
            <text:p>82</text:p>
          </table:table-cell>
          <table:table-cell office:value-type="float" office:value="28.7">
            <text:p>28.7</text:p>
          </table:table-cell>
          <table:table-cell table:formula="of:=IF(AND([.M26]=0;[.N26]=0);IF([.L26]=0;&quot;Black&quot;;IF([.L26]=100;&quot;White&quot;;&quot;Gray&quot;));IF(ABS([.M26])&gt;ABS([.N26]);IF([.M26]&lt;0;&quot;Green&quot;;&quot;Red&quot;);IF(ABS([.M26])&lt;ABS([.N26]);IF([.N26]&lt;0;&quot;Blue&quot;;&quot;Yellow&quot;);&quot;None&quot;)) )" office:value-type="string" office:string-value="Red">
            <text:p>Red</text:p>
          </table:table-cell>
          <table:table-cell table:formula="of:=IF(AND([.M26]=0;[.N26]=0);IF([.L26]=0;&quot;&quot;;IF([.L26]=100;&quot;&quot;;&quot;&quot;));IF(ABS([.M26])&gt;ABS([.N26]);IF([.N26]&lt;0;&quot;Blue&quot;;&quot;Yellow&quot;);IF(ABS([.M26])&lt;ABS([.N26]);IF([.M26]&lt;0;&quot;Green&quot;;&quot;Red&quot;);&quot;None&quot;)) )" office:value-type="string" office:string-value="Yellow">
            <text:p>Yellow</text:p>
          </table:table-cell>
          <table:table-cell table:formula="of:=0.2126*[.H26] + 0.7152*[.I26] + 0.0722*[.J26]" office:value-type="float" office:value="60.35">
            <text:p>60.35</text:p>
          </table:table-cell>
          <table:table-cell table:formula="of:=MOD(60*IF([.X26]=[.Y26];0;IF([.U26]=[.Y26];([.V26]-[.W26])/([.Y26]-[.X26]);IF([.V26]=[.Y26];2+([.W26]-[.U26])/([.Y26]-[.X26]);4+([.U26]-[.V26])/([.Y26]-[.X26]))));360)" office:value-type="float" office:value="340">
            <text:p>340</text:p>
          </table:table-cell>
          <table:table-cell table:formula="of:=IF([.X26]=[.Y26];0;IF([.T26]&lt;0.5;([.Y26]-[.X26])/([.X26]+[.Y26]);([.Y26]-[.X26])/(2-[.Y26]-[.X26])))" office:value-type="float" office:value="1">
            <text:p>1</text:p>
          </table:table-cell>
          <table:table-cell table:formula="of:=([.X26]+[.Y26])/2" office:value-type="float" office:value="0.5">
            <text:p>0.5</text:p>
          </table:table-cell>
          <table:table-cell table:formula="of:=[.H26]/255" office:value-type="float" office:value="1">
            <text:p>1</text:p>
          </table:table-cell>
          <table:table-cell table:formula="of:=[.I26]/255" office:value-type="float" office:value="0">
            <text:p>0</text:p>
          </table:table-cell>
          <table:table-cell table:formula="of:=[.J26]/255" office:value-type="float" office:value="0.333333333333333">
            <text:p>0.33</text:p>
          </table:table-cell>
          <table:table-cell table:formula="of:=MIN([.U26];[.V26];[.W26])" office:value-type="float" office:value="0">
            <text:p>0</text:p>
          </table:table-cell>
          <table:table-cell table:formula="of:=MAX([.U26];[.V26];[.W26]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32"/>
          <table:table-cell/>
          <table:table-cell table:style-name="ce79" office:value-type="string">
            <text:p>purple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AA55FF</text:p>
          </table:table-cell>
          <table:table-cell table:formula="of:=HEX2DEC(MID([.G27];2;2))" office:value-type="float" office:value="170">
            <text:p>170</text:p>
          </table:table-cell>
          <table:table-cell table:formula="of:=HEX2DEC(MID([.G27];4;2))" office:value-type="float" office:value="85">
            <text:p>85</text:p>
          </table:table-cell>
          <table:table-cell table:formula="of:=HEX2DEC(MID([.G2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M27]=0;[.N27]=0);IF([.L27]=0;&quot;Black&quot;;IF([.L27]=100;&quot;White&quot;;&quot;Gray&quot;));IF(ABS([.M27])&gt;ABS([.N27]);IF([.M27]&lt;0;&quot;Green&quot;;&quot;Red&quot;);IF(ABS([.M27])&lt;ABS([.N27]);IF([.N27]&lt;0;&quot;Blue&quot;;&quot;Yellow&quot;);&quot;None&quot;)) )" office:value-type="string" office:string-value="Blue">
            <text:p>Blue</text:p>
          </table:table-cell>
          <table:table-cell table:formula="of:=IF(AND([.M27]=0;[.N27]=0);IF([.L27]=0;&quot;&quot;;IF([.L27]=100;&quot;&quot;;&quot;&quot;));IF(ABS([.M27])&gt;ABS([.N27]);IF([.N27]&lt;0;&quot;Blue&quot;;&quot;Yellow&quot;);IF(ABS([.M27])&lt;ABS([.N27]);IF([.M27]&lt;0;&quot;Green&quot;;&quot;Red&quot;);&quot;None&quot;)) )" office:value-type="string" office:string-value="Red">
            <text:p>Red</text:p>
          </table:table-cell>
          <table:table-cell table:formula="of:=0.2126*[.H27] + 0.7152*[.I27] + 0.0722*[.J27]" office:value-type="float" office:value="115.345">
            <text:p>115.35</text:p>
          </table:table-cell>
          <table:table-cell table:formula="of:=MOD(60*IF([.X27]=[.Y27];0;IF([.U27]=[.Y27];([.V27]-[.W27])/([.Y27]-[.X27]);IF([.V27]=[.Y27];2+([.W27]-[.U27])/([.Y27]-[.X27]);4+([.U27]-[.V27])/([.Y27]-[.X27]))));360)" office:value-type="float" office:value="270">
            <text:p>270</text:p>
          </table:table-cell>
          <table:table-cell table:formula="of:=IF([.X27]=[.Y27];0;IF([.T27]&lt;0.5;([.Y27]-[.X27])/([.X27]+[.Y27]);([.Y27]-[.X27])/(2-[.Y27]-[.X27])))" office:value-type="float" office:value="1">
            <text:p>1</text:p>
          </table:table-cell>
          <table:table-cell table:formula="of:=([.X27]+[.Y27])/2" office:value-type="float" office:value="0.666666666666667">
            <text:p>0.67</text:p>
          </table:table-cell>
          <table:table-cell table:formula="of:=[.H27]/255" office:value-type="float" office:value="0.666666666666667">
            <text:p>0.67</text:p>
          </table:table-cell>
          <table:table-cell table:formula="of:=[.I27]/255" office:value-type="float" office:value="0.333333333333333">
            <text:p>0.33</text:p>
          </table:table-cell>
          <table:table-cell table:formula="of:=[.J27]/255" office:value-type="float" office:value="1">
            <text:p>1</text:p>
          </table:table-cell>
          <table:table-cell table:formula="of:=MIN([.U27];[.V27];[.W27])" office:value-type="float" office:value="0.333333333333333">
            <text:p>0.33</text:p>
          </table:table-cell>
          <table:table-cell table:formula="of:=MAX([.U27];[.V27];[.W27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3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00AA</text:p>
          </table:table-cell>
          <table:table-cell table:formula="of:=HEX2DEC(MID([.G28];2;2))" office:value-type="float" office:value="255">
            <text:p>255</text:p>
          </table:table-cell>
          <table:table-cell table:formula="of:=HEX2DEC(MID([.G28];4;2))" office:value-type="float" office:value="0">
            <text:p>0</text:p>
          </table:table-cell>
          <table:table-cell table:formula="of:=HEX2DEC(MID([.G2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M28]=0;[.N28]=0);IF([.L28]=0;&quot;Black&quot;;IF([.L28]=100;&quot;White&quot;;&quot;Gray&quot;));IF(ABS([.M28])&gt;ABS([.N28]);IF([.M28]&lt;0;&quot;Green&quot;;&quot;Red&quot;);IF(ABS([.M28])&lt;ABS([.N28]);IF([.N28]&lt;0;&quot;Blue&quot;;&quot;Yellow&quot;);&quot;None&quot;)) )" office:value-type="string" office:string-value="Red">
            <text:p>Red</text:p>
          </table:table-cell>
          <table:table-cell table:formula="of:=IF(AND([.M28]=0;[.N28]=0);IF([.L28]=0;&quot;&quot;;IF([.L28]=100;&quot;&quot;;&quot;&quot;));IF(ABS([.M28])&gt;ABS([.N28]);IF([.N28]&lt;0;&quot;Blue&quot;;&quot;Yellow&quot;);IF(ABS([.M28])&lt;ABS([.N28]);IF([.M28]&lt;0;&quot;Green&quot;;&quot;Red&quot;);&quot;None&quot;)) )" office:value-type="string" office:string-value="Blue">
            <text:p>Blue</text:p>
          </table:table-cell>
          <table:table-cell table:formula="of:=0.2126*[.H28] + 0.7152*[.I28] + 0.0722*[.J28]" office:value-type="float" office:value="66.487">
            <text:p>66.49</text:p>
          </table:table-cell>
          <table:table-cell table:formula="of:=MOD(60*IF([.X28]=[.Y28];0;IF([.U28]=[.Y28];([.V28]-[.W28])/([.Y28]-[.X28]);IF([.V28]=[.Y28];2+([.W28]-[.U28])/([.Y28]-[.X28]);4+([.U28]-[.V28])/([.Y28]-[.X28]))));360)" office:value-type="float" office:value="320">
            <text:p>320</text:p>
          </table:table-cell>
          <table:table-cell table:formula="of:=IF([.X28]=[.Y28];0;IF([.T28]&lt;0.5;([.Y28]-[.X28])/([.X28]+[.Y28]);([.Y28]-[.X28])/(2-[.Y28]-[.X28])))" office:value-type="float" office:value="1">
            <text:p>1</text:p>
          </table:table-cell>
          <table:table-cell table:formula="of:=([.X28]+[.Y28])/2" office:value-type="float" office:value="0.5">
            <text:p>0.5</text:p>
          </table:table-cell>
          <table:table-cell table:formula="of:=[.H28]/255" office:value-type="float" office:value="1">
            <text:p>1</text:p>
          </table:table-cell>
          <table:table-cell table:formula="of:=[.I28]/255" office:value-type="float" office:value="0">
            <text:p>0</text:p>
          </table:table-cell>
          <table:table-cell table:formula="of:=[.J28]/255" office:value-type="float" office:value="0.666666666666667">
            <text:p>0.67</text:p>
          </table:table-cell>
          <table:table-cell table:formula="of:=MIN([.U28];[.V28];[.W28])" office:value-type="float" office:value="0">
            <text:p>0</text:p>
          </table:table-cell>
          <table:table-cell table:formula="of:=MAX([.U28];[.V28];[.W28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34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00</text:p>
          </table:table-cell>
          <table:table-cell table:formula="of:=HEX2DEC(MID([.G29];2;2))" office:value-type="float" office:value="255">
            <text:p>255</text:p>
          </table:table-cell>
          <table:table-cell table:formula="of:=HEX2DEC(MID([.G29];4;2))" office:value-type="float" office:value="85">
            <text:p>85</text:p>
          </table:table-cell>
          <table:table-cell table:formula="of:=HEX2DEC(MID([.G2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</text:p>
          </table:table-cell>
          <table:table-cell table:formula="of:=IF(AND([.M29]=0;[.N29]=0);IF([.L29]=0;&quot;Black&quot;;IF([.L29]=100;&quot;White&quot;;&quot;Gray&quot;));IF(ABS([.M29])&gt;ABS([.N29]);IF([.M29]&lt;0;&quot;Green&quot;;&quot;Red&quot;);IF(ABS([.M29])&lt;ABS([.N29]);IF([.N29]&lt;0;&quot;Blue&quot;;&quot;Yellow&quot;);&quot;None&quot;)) )" office:value-type="string" office:string-value="Yellow">
            <text:p>Yellow</text:p>
          </table:table-cell>
          <table:table-cell table:formula="of:=IF(AND([.M29]=0;[.N29]=0);IF([.L29]=0;&quot;&quot;;IF([.L29]=100;&quot;&quot;;&quot;&quot;));IF(ABS([.M29])&gt;ABS([.N29]);IF([.N29]&lt;0;&quot;Blue&quot;;&quot;Yellow&quot;);IF(ABS([.M29])&lt;ABS([.N29]);IF([.M29]&lt;0;&quot;Green&quot;;&quot;Red&quot;);&quot;None&quot;)) )" office:value-type="string" office:string-value="Red">
            <text:p>Red</text:p>
          </table:table-cell>
          <table:table-cell table:formula="of:=0.2126*[.H29] + 0.7152*[.I29] + 0.0722*[.J29]" office:value-type="float" office:value="115.005">
            <text:p>115.01</text:p>
          </table:table-cell>
          <table:table-cell table:formula="of:=MOD(60*IF([.X29]=[.Y29];0;IF([.U29]=[.Y29];([.V29]-[.W29])/([.Y29]-[.X29]);IF([.V29]=[.Y29];2+([.W29]-[.U29])/([.Y29]-[.X29]);4+([.U29]-[.V29])/([.Y29]-[.X29]))));360)" office:value-type="float" office:value="20">
            <text:p>20</text:p>
          </table:table-cell>
          <table:table-cell table:formula="of:=IF([.X29]=[.Y29];0;IF([.T29]&lt;0.5;([.Y29]-[.X29])/([.X29]+[.Y29]);([.Y29]-[.X29])/(2-[.Y29]-[.X29])))" office:value-type="float" office:value="1">
            <text:p>1</text:p>
          </table:table-cell>
          <table:table-cell table:formula="of:=([.X29]+[.Y29])/2" office:value-type="float" office:value="0.5">
            <text:p>0.5</text:p>
          </table:table-cell>
          <table:table-cell table:formula="of:=[.H29]/255" office:value-type="float" office:value="1">
            <text:p>1</text:p>
          </table:table-cell>
          <table:table-cell table:formula="of:=[.I29]/255" office:value-type="float" office:value="0.333333333333333">
            <text:p>0.33</text:p>
          </table:table-cell>
          <table:table-cell table:formula="of:=[.J29]/255" office:value-type="float" office:value="0">
            <text:p>0</text:p>
          </table:table-cell>
          <table:table-cell table:formula="of:=MIN([.U29];[.V29];[.W29])" office:value-type="float" office:value="0">
            <text:p>0</text:p>
          </table:table-cell>
          <table:table-cell table:formula="of:=MAX([.U29];[.V29];[.W29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5"/>
          <table:table-cell table:style-name="ce74" office:value-type="string">
            <text:p>Magenta</text:p>
          </table:table-cell>
          <table:table-cell table:style-name="ce82" office:value-type="string">
            <text:p>purple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8" office:value-type="string">
            <text:p>#FF00FF</text:p>
          </table:table-cell>
          <table:table-cell table:formula="of:=HEX2DEC(MID([.G30];2;2))" office:value-type="float" office:value="255">
            <text:p>255</text:p>
          </table:table-cell>
          <table:table-cell table:formula="of:=HEX2DEC(MID([.G30];4;2))" office:value-type="float" office:value="0">
            <text:p>0</text:p>
          </table:table-cell>
          <table:table-cell table:formula="of:=HEX2DEC(MID([.G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M30]=0;[.N30]=0);IF([.L30]=0;&quot;Black&quot;;IF([.L30]=100;&quot;White&quot;;&quot;Gray&quot;));IF(ABS([.M30])&gt;ABS([.N30]);IF([.M30]&lt;0;&quot;Green&quot;;&quot;Red&quot;);IF(ABS([.M30])&lt;ABS([.N30]);IF([.N30]&lt;0;&quot;Blue&quot;;&quot;Yellow&quot;);&quot;None&quot;)) )" office:value-type="string" office:string-value="Red">
            <text:p>Red</text:p>
          </table:table-cell>
          <table:table-cell table:formula="of:=IF(AND([.M30]=0;[.N30]=0);IF([.L30]=0;&quot;&quot;;IF([.L30]=100;&quot;&quot;;&quot;&quot;));IF(ABS([.M30])&gt;ABS([.N30]);IF([.N30]&lt;0;&quot;Blue&quot;;&quot;Yellow&quot;);IF(ABS([.M30])&lt;ABS([.N30]);IF([.M30]&lt;0;&quot;Green&quot;;&quot;Red&quot;);&quot;None&quot;)) )" office:value-type="string" office:string-value="Blue">
            <text:p>Blue</text:p>
          </table:table-cell>
          <table:table-cell table:formula="of:=0.2126*[.H30] + 0.7152*[.I30] + 0.0722*[.J30]" office:value-type="float" office:value="72.624">
            <text:p>72.62</text:p>
          </table:table-cell>
          <table:table-cell table:formula="of:=MOD(60*IF([.X30]=[.Y30];0;IF([.U30]=[.Y30];([.V30]-[.W30])/([.Y30]-[.X30]);IF([.V30]=[.Y30];2+([.W30]-[.U30])/([.Y30]-[.X30]);4+([.U30]-[.V30])/([.Y30]-[.X30]))));360)" office:value-type="float" office:value="300">
            <text:p>300</text:p>
          </table:table-cell>
          <table:table-cell table:formula="of:=IF([.X30]=[.Y30];0;IF([.T30]&lt;0.5;([.Y30]-[.X30])/([.X30]+[.Y30]);([.Y30]-[.X30])/(2-[.Y30]-[.X30])))" office:value-type="float" office:value="1">
            <text:p>1</text:p>
          </table:table-cell>
          <table:table-cell table:formula="of:=([.X30]+[.Y30])/2" office:value-type="float" office:value="0.5">
            <text:p>0.5</text:p>
          </table:table-cell>
          <table:table-cell table:formula="of:=[.H30]/255" office:value-type="float" office:value="1">
            <text:p>1</text:p>
          </table:table-cell>
          <table:table-cell table:formula="of:=[.I30]/255" office:value-type="float" office:value="0">
            <text:p>0</text:p>
          </table:table-cell>
          <table:table-cell table:formula="of:=[.J30]/255" office:value-type="float" office:value="1">
            <text:p>1</text:p>
          </table:table-cell>
          <table:table-cell table:formula="of:=MIN([.U30];[.V30];[.W30])" office:value-type="float" office:value="0">
            <text:p>0</text:p>
          </table:table-cell>
          <table:table-cell table:formula="of:=MAX([.U30];[.V30];[.W3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6"/>
          <table:table-cell/>
          <table:table-cell table:style-name="ce79" office:value-type="string">
            <text:p>red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5555</text:p>
          </table:table-cell>
          <table:table-cell table:formula="of:=HEX2DEC(MID([.G31];2;2))" office:value-type="float" office:value="255">
            <text:p>255</text:p>
          </table:table-cell>
          <table:table-cell table:formula="of:=HEX2DEC(MID([.G31];4;2))" office:value-type="float" office:value="85">
            <text:p>85</text:p>
          </table:table-cell>
          <table:table-cell table:formula="of:=HEX2DEC(MID([.G3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M31]=0;[.N31]=0);IF([.L31]=0;&quot;Black&quot;;IF([.L31]=100;&quot;White&quot;;&quot;Gray&quot;));IF(ABS([.M31])&gt;ABS([.N31]);IF([.M31]&lt;0;&quot;Green&quot;;&quot;Red&quot;);IF(ABS([.M31])&lt;ABS([.N31]);IF([.N31]&lt;0;&quot;Blue&quot;;&quot;Yellow&quot;);&quot;None&quot;)) )" office:value-type="string" office:string-value="Red">
            <text:p>Red</text:p>
          </table:table-cell>
          <table:table-cell table:formula="of:=IF(AND([.M31]=0;[.N31]=0);IF([.L31]=0;&quot;&quot;;IF([.L31]=100;&quot;&quot;;&quot;&quot;));IF(ABS([.M31])&gt;ABS([.N31]);IF([.N31]&lt;0;&quot;Blue&quot;;&quot;Yellow&quot;);IF(ABS([.M31])&lt;ABS([.N31]);IF([.M31]&lt;0;&quot;Green&quot;;&quot;Red&quot;);&quot;None&quot;)) )" office:value-type="string" office:string-value="Yellow">
            <text:p>Yellow</text:p>
          </table:table-cell>
          <table:table-cell table:formula="of:=0.2126*[.H31] + 0.7152*[.I31] + 0.0722*[.J31]" office:value-type="float" office:value="121.142">
            <text:p>121.14</text:p>
          </table:table-cell>
          <table:table-cell table:formula="of:=MOD(60*IF([.X31]=[.Y31];0;IF([.U31]=[.Y31];([.V31]-[.W31])/([.Y31]-[.X31]);IF([.V31]=[.Y31];2+([.W31]-[.U31])/([.Y31]-[.X31]);4+([.U31]-[.V31])/([.Y31]-[.X31]))));360)" office:value-type="float" office:value="0">
            <text:p>0</text:p>
          </table:table-cell>
          <table:table-cell table:formula="of:=IF([.X31]=[.Y31];0;IF([.T31]&lt;0.5;([.Y31]-[.X31])/([.X31]+[.Y31]);([.Y31]-[.X31])/(2-[.Y31]-[.X31])))" office:value-type="float" office:value="1">
            <text:p>1</text:p>
          </table:table-cell>
          <table:table-cell table:formula="of:=([.X31]+[.Y31])/2" office:value-type="float" office:value="0.666666666666667">
            <text:p>0.67</text:p>
          </table:table-cell>
          <table:table-cell table:formula="of:=[.H31]/255" office:value-type="float" office:value="1">
            <text:p>1</text:p>
          </table:table-cell>
          <table:table-cell table:formula="of:=[.I31]/255" office:value-type="float" office:value="0.333333333333333">
            <text:p>0.33</text:p>
          </table:table-cell>
          <table:table-cell table:formula="of:=[.J31]/255" office:value-type="float" office:value="0.333333333333333">
            <text:p>0.33</text:p>
          </table:table-cell>
          <table:table-cell table:formula="of:=MIN([.U31];[.V31];[.W31])" office:value-type="float" office:value="0.333333333333333">
            <text:p>0.33</text:p>
          </table:table-cell>
          <table:table-cell table:formula="of:=MAX([.U31];[.V31];[.W31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7"/>
          <table:table-cell office:value-type="string">
            <text:p>2/3 Brightness Green</text:p>
          </table:table-cell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00AA00</text:p>
          </table:table-cell>
          <table:table-cell table:formula="of:=HEX2DEC(MID([.G32];2;2))" office:value-type="float" office:value="0">
            <text:p>0</text:p>
          </table:table-cell>
          <table:table-cell table:formula="of:=HEX2DEC(MID([.G32];4;2))" office:value-type="float" office:value="170">
            <text:p>170</text:p>
          </table:table-cell>
          <table:table-cell table:formula="of:=HEX2DEC(MID([.G3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M32]=0;[.N32]=0);IF([.L32]=0;&quot;Black&quot;;IF([.L32]=100;&quot;White&quot;;&quot;Gray&quot;));IF(ABS([.M32])&gt;ABS([.N32]);IF([.M32]&lt;0;&quot;Green&quot;;&quot;Red&quot;);IF(ABS([.M32])&lt;ABS([.N32]);IF([.N32]&lt;0;&quot;Blue&quot;;&quot;Yellow&quot;);&quot;None&quot;)) )" office:value-type="string" office:string-value="Green">
            <text:p>Green</text:p>
          </table:table-cell>
          <table:table-cell table:formula="of:=IF(AND([.M32]=0;[.N32]=0);IF([.L32]=0;&quot;&quot;;IF([.L32]=100;&quot;&quot;;&quot;&quot;));IF(ABS([.M32])&gt;ABS([.N32]);IF([.N32]&lt;0;&quot;Blue&quot;;&quot;Yellow&quot;);IF(ABS([.M32])&lt;ABS([.N32]);IF([.M32]&lt;0;&quot;Green&quot;;&quot;Red&quot;);&quot;None&quot;)) )" office:value-type="string" office:string-value="Yellow">
            <text:p>Yellow</text:p>
          </table:table-cell>
          <table:table-cell table:formula="of:=0.2126*[.H32] + 0.7152*[.I32] + 0.0722*[.J32]" office:value-type="float" office:value="121.584">
            <text:p>121.58</text:p>
          </table:table-cell>
          <table:table-cell table:formula="of:=MOD(60*IF([.X32]=[.Y32];0;IF([.U32]=[.Y32];([.V32]-[.W32])/([.Y32]-[.X32]);IF([.V32]=[.Y32];2+([.W32]-[.U32])/([.Y32]-[.X32]);4+([.U32]-[.V32])/([.Y32]-[.X32]))));360)" office:value-type="float" office:value="120">
            <text:p>120</text:p>
          </table:table-cell>
          <table:table-cell table:formula="of:=IF([.X32]=[.Y32];0;IF([.T32]&lt;0.5;([.Y32]-[.X32])/([.X32]+[.Y32]);([.Y32]-[.X32])/(2-[.Y32]-[.X32])))" office:value-type="float" office:value="1">
            <text:p>1</text:p>
          </table:table-cell>
          <table:table-cell table:formula="of:=([.X32]+[.Y32])/2" office:value-type="float" office:value="0.333333333333333">
            <text:p>0.33</text:p>
          </table:table-cell>
          <table:table-cell table:formula="of:=[.H32]/255" office:value-type="float" office:value="0">
            <text:p>0</text:p>
          </table:table-cell>
          <table:table-cell table:formula="of:=[.I32]/255" office:value-type="float" office:value="0.666666666666667">
            <text:p>0.67</text:p>
          </table:table-cell>
          <table:table-cell table:formula="of:=[.J32]/255" office:value-type="float" office:value="0">
            <text:p>0</text:p>
          </table:table-cell>
          <table:table-cell table:formula="of:=MIN([.U32];[.V32];[.W32])" office:value-type="float" office:value="0">
            <text:p>0</text:p>
          </table:table-cell>
          <table:table-cell table:formula="of:=MAX([.U32];[.V32];[.W32])" office:value-type="float" office:value="0.666666666666667">
            <text:p>0.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00AA55</text:p>
          </table:table-cell>
          <table:table-cell table:formula="of:=HEX2DEC(MID([.G33];2;2))" office:value-type="float" office:value="0">
            <text:p>0</text:p>
          </table:table-cell>
          <table:table-cell table:formula="of:=HEX2DEC(MID([.G33];4;2))" office:value-type="float" office:value="170">
            <text:p>170</text:p>
          </table:table-cell>
          <table:table-cell table:formula="of:=HEX2DEC(MID([.G3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M33]=0;[.N33]=0);IF([.L33]=0;&quot;Black&quot;;IF([.L33]=100;&quot;White&quot;;&quot;Gray&quot;));IF(ABS([.M33])&gt;ABS([.N33]);IF([.M33]&lt;0;&quot;Green&quot;;&quot;Red&quot;);IF(ABS([.M33])&lt;ABS([.N33]);IF([.N33]&lt;0;&quot;Blue&quot;;&quot;Yellow&quot;);&quot;None&quot;)) )" office:value-type="string" office:string-value="Green">
            <text:p>Green</text:p>
          </table:table-cell>
          <table:table-cell table:formula="of:=IF(AND([.M33]=0;[.N33]=0);IF([.L33]=0;&quot;&quot;;IF([.L33]=100;&quot;&quot;;&quot;&quot;));IF(ABS([.M33])&gt;ABS([.N33]);IF([.N33]&lt;0;&quot;Blue&quot;;&quot;Yellow&quot;);IF(ABS([.M33])&lt;ABS([.N33]);IF([.M33]&lt;0;&quot;Green&quot;;&quot;Red&quot;);&quot;None&quot;)) )" office:value-type="string" office:string-value="Yellow">
            <text:p>Yellow</text:p>
          </table:table-cell>
          <table:table-cell table:formula="of:=0.2126*[.H33] + 0.7152*[.I33] + 0.0722*[.J33]" office:value-type="float" office:value="127.721">
            <text:p>127.72</text:p>
          </table:table-cell>
          <table:table-cell table:formula="of:=MOD(60*IF([.X33]=[.Y33];0;IF([.U33]=[.Y33];([.V33]-[.W33])/([.Y33]-[.X33]);IF([.V33]=[.Y33];2+([.W33]-[.U33])/([.Y33]-[.X33]);4+([.U33]-[.V33])/([.Y33]-[.X33]))));360)" office:value-type="float" office:value="150">
            <text:p>150</text:p>
          </table:table-cell>
          <table:table-cell table:formula="of:=IF([.X33]=[.Y33];0;IF([.T33]&lt;0.5;([.Y33]-[.X33])/([.X33]+[.Y33]);([.Y33]-[.X33])/(2-[.Y33]-[.X33])))" office:value-type="float" office:value="1">
            <text:p>1</text:p>
          </table:table-cell>
          <table:table-cell table:formula="of:=([.X33]+[.Y33])/2" office:value-type="float" office:value="0.333333333333333">
            <text:p>0.33</text:p>
          </table:table-cell>
          <table:table-cell table:formula="of:=[.H33]/255" office:value-type="float" office:value="0">
            <text:p>0</text:p>
          </table:table-cell>
          <table:table-cell table:formula="of:=[.I33]/255" office:value-type="float" office:value="0.666666666666667">
            <text:p>0.67</text:p>
          </table:table-cell>
          <table:table-cell table:formula="of:=[.J33]/255" office:value-type="float" office:value="0.333333333333333">
            <text:p>0.33</text:p>
          </table:table-cell>
          <table:table-cell table:formula="of:=MIN([.U33];[.V33];[.W33])" office:value-type="float" office:value="0">
            <text:p>0</text:p>
          </table:table-cell>
          <table:table-cell table:formula="of:=MAX([.U33];[.V33];[.W33])" office:value-type="float" office:value="0.666666666666667">
            <text:p>0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39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55AA</text:p>
          </table:table-cell>
          <table:table-cell table:formula="of:=HEX2DEC(MID([.G34];2;2))" office:value-type="float" office:value="255">
            <text:p>255</text:p>
          </table:table-cell>
          <table:table-cell table:formula="of:=HEX2DEC(MID([.G34];4;2))" office:value-type="float" office:value="85">
            <text:p>85</text:p>
          </table:table-cell>
          <table:table-cell table:formula="of:=HEX2DEC(MID([.G3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M34]=0;[.N34]=0);IF([.L34]=0;&quot;Black&quot;;IF([.L34]=100;&quot;White&quot;;&quot;Gray&quot;));IF(ABS([.M34])&gt;ABS([.N34]);IF([.M34]&lt;0;&quot;Green&quot;;&quot;Red&quot;);IF(ABS([.M34])&lt;ABS([.N34]);IF([.N34]&lt;0;&quot;Blue&quot;;&quot;Yellow&quot;);&quot;None&quot;)) )" office:value-type="string" office:string-value="Red">
            <text:p>Red</text:p>
          </table:table-cell>
          <table:table-cell table:formula="of:=IF(AND([.M34]=0;[.N34]=0);IF([.L34]=0;&quot;&quot;;IF([.L34]=100;&quot;&quot;;&quot;&quot;));IF(ABS([.M34])&gt;ABS([.N34]);IF([.N34]&lt;0;&quot;Blue&quot;;&quot;Yellow&quot;);IF(ABS([.M34])&lt;ABS([.N34]);IF([.M34]&lt;0;&quot;Green&quot;;&quot;Red&quot;);&quot;None&quot;)) )" office:value-type="string" office:string-value="Blue">
            <text:p>Blue</text:p>
          </table:table-cell>
          <table:table-cell table:formula="of:=0.2126*[.H34] + 0.7152*[.I34] + 0.0722*[.J34]" office:value-type="float" office:value="127.279">
            <text:p>127.28</text:p>
          </table:table-cell>
          <table:table-cell table:formula="of:=MOD(60*IF([.X34]=[.Y34];0;IF([.U34]=[.Y34];([.V34]-[.W34])/([.Y34]-[.X34]);IF([.V34]=[.Y34];2+([.W34]-[.U34])/([.Y34]-[.X34]);4+([.U34]-[.V34])/([.Y34]-[.X34]))));360)" office:value-type="float" office:value="330">
            <text:p>330</text:p>
          </table:table-cell>
          <table:table-cell table:formula="of:=IF([.X34]=[.Y34];0;IF([.T34]&lt;0.5;([.Y34]-[.X34])/([.X34]+[.Y34]);([.Y34]-[.X34])/(2-[.Y34]-[.X34])))" office:value-type="float" office:value="1">
            <text:p>1</text:p>
          </table:table-cell>
          <table:table-cell table:formula="of:=([.X34]+[.Y34])/2" office:value-type="float" office:value="0.666666666666667">
            <text:p>0.67</text:p>
          </table:table-cell>
          <table:table-cell table:formula="of:=[.H34]/255" office:value-type="float" office:value="1">
            <text:p>1</text:p>
          </table:table-cell>
          <table:table-cell table:formula="of:=[.I34]/255" office:value-type="float" office:value="0.333333333333333">
            <text:p>0.33</text:p>
          </table:table-cell>
          <table:table-cell table:formula="of:=[.J34]/255" office:value-type="float" office:value="0.666666666666667">
            <text:p>0.67</text:p>
          </table:table-cell>
          <table:table-cell table:formula="of:=MIN([.U34];[.V34];[.W34])" office:value-type="float" office:value="0.333333333333333">
            <text:p>0.33</text:p>
          </table:table-cell>
          <table:table-cell table:formula="of:=MAX([.U34];[.V34];[.W34]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55AA00</text:p>
          </table:table-cell>
          <table:table-cell table:formula="of:=HEX2DEC(MID([.G35];2;2))" office:value-type="float" office:value="85">
            <text:p>85</text:p>
          </table:table-cell>
          <table:table-cell table:formula="of:=HEX2DEC(MID([.G35];4;2))" office:value-type="float" office:value="170">
            <text:p>170</text:p>
          </table:table-cell>
          <table:table-cell table:formula="of:=HEX2DEC(MID([.G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M35]=0;[.N35]=0);IF([.L35]=0;&quot;Black&quot;;IF([.L35]=100;&quot;White&quot;;&quot;Gray&quot;));IF(ABS([.M35])&gt;ABS([.N35]);IF([.M35]&lt;0;&quot;Green&quot;;&quot;Red&quot;);IF(ABS([.M35])&lt;ABS([.N35]);IF([.N35]&lt;0;&quot;Blue&quot;;&quot;Yellow&quot;);&quot;None&quot;)) )" office:value-type="string" office:string-value="Yellow">
            <text:p>Yellow</text:p>
          </table:table-cell>
          <table:table-cell table:formula="of:=IF(AND([.M35]=0;[.N35]=0);IF([.L35]=0;&quot;&quot;;IF([.L35]=100;&quot;&quot;;&quot;&quot;));IF(ABS([.M35])&gt;ABS([.N35]);IF([.N35]&lt;0;&quot;Blue&quot;;&quot;Yellow&quot;);IF(ABS([.M35])&lt;ABS([.N35]);IF([.M35]&lt;0;&quot;Green&quot;;&quot;Red&quot;);&quot;None&quot;)) )" office:value-type="string" office:string-value="Green">
            <text:p>Green</text:p>
          </table:table-cell>
          <table:table-cell table:formula="of:=0.2126*[.H35] + 0.7152*[.I35] + 0.0722*[.J35]" office:value-type="float" office:value="139.655">
            <text:p>139.66</text:p>
          </table:table-cell>
          <table:table-cell table:formula="of:=MOD(60*IF([.X35]=[.Y35];0;IF([.U35]=[.Y35];([.V35]-[.W35])/([.Y35]-[.X35]);IF([.V35]=[.Y35];2+([.W35]-[.U35])/([.Y35]-[.X35]);4+([.U35]-[.V35])/([.Y35]-[.X35]))));360)" office:value-type="float" office:value="90">
            <text:p>90</text:p>
          </table:table-cell>
          <table:table-cell table:formula="of:=IF([.X35]=[.Y35];0;IF([.T35]&lt;0.5;([.Y35]-[.X35])/([.X35]+[.Y35]);([.Y35]-[.X35])/(2-[.Y35]-[.X35])))" office:value-type="float" office:value="1">
            <text:p>1</text:p>
          </table:table-cell>
          <table:table-cell table:formula="of:=([.X35]+[.Y35])/2" office:value-type="float" office:value="0.333333333333333">
            <text:p>0.33</text:p>
          </table:table-cell>
          <table:table-cell table:formula="of:=[.H35]/255" office:value-type="float" office:value="0.333333333333333">
            <text:p>0.33</text:p>
          </table:table-cell>
          <table:table-cell table:formula="of:=[.I35]/255" office:value-type="float" office:value="0.666666666666667">
            <text:p>0.67</text:p>
          </table:table-cell>
          <table:table-cell table:formula="of:=[.J35]/255" office:value-type="float" office:value="0">
            <text:p>0</text:p>
          </table:table-cell>
          <table:table-cell table:formula="of:=MIN([.U35];[.V35];[.W35])" office:value-type="float" office:value="0">
            <text:p>0</text:p>
          </table:table-cell>
          <table:table-cell table:formula="of:=MAX([.U35];[.V35];[.W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1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55AA55</text:p>
          </table:table-cell>
          <table:table-cell table:formula="of:=HEX2DEC(MID([.G36];2;2))" office:value-type="float" office:value="85">
            <text:p>85</text:p>
          </table:table-cell>
          <table:table-cell table:formula="of:=HEX2DEC(MID([.G36];4;2))" office:value-type="float" office:value="170">
            <text:p>170</text:p>
          </table:table-cell>
          <table:table-cell table:formula="of:=HEX2DEC(MID([.G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M36]=0;[.N36]=0);IF([.L36]=0;&quot;Black&quot;;IF([.L36]=100;&quot;White&quot;;&quot;Gray&quot;));IF(ABS([.M36])&gt;ABS([.N36]);IF([.M36]&lt;0;&quot;Green&quot;;&quot;Red&quot;);IF(ABS([.M36])&lt;ABS([.N36]);IF([.N36]&lt;0;&quot;Blue&quot;;&quot;Yellow&quot;);&quot;None&quot;)) )" office:value-type="string" office:string-value="Green">
            <text:p>Green</text:p>
          </table:table-cell>
          <table:table-cell table:formula="of:=IF(AND([.M36]=0;[.N36]=0);IF([.L36]=0;&quot;&quot;;IF([.L36]=100;&quot;&quot;;&quot;&quot;));IF(ABS([.M36])&gt;ABS([.N36]);IF([.N36]&lt;0;&quot;Blue&quot;;&quot;Yellow&quot;);IF(ABS([.M36])&lt;ABS([.N36]);IF([.M36]&lt;0;&quot;Green&quot;;&quot;Red&quot;);&quot;None&quot;)) )" office:value-type="string" office:string-value="Yellow">
            <text:p>Yellow</text:p>
          </table:table-cell>
          <table:table-cell table:formula="of:=0.2126*[.H36] + 0.7152*[.I36] + 0.0722*[.J36]" office:value-type="float" office:value="145.792">
            <text:p>145.79</text:p>
          </table:table-cell>
          <table:table-cell table:formula="of:=MOD(60*IF([.X36]=[.Y36];0;IF([.U36]=[.Y36];([.V36]-[.W36])/([.Y36]-[.X36]);IF([.V36]=[.Y36];2+([.W36]-[.U36])/([.Y36]-[.X36]);4+([.U36]-[.V36])/([.Y36]-[.X36]))));360)" office:value-type="float" office:value="120">
            <text:p>120</text:p>
          </table:table-cell>
          <table:table-cell table:formula="of:=IF([.X36]=[.Y36];0;IF([.T36]&lt;0.5;([.Y36]-[.X36])/([.X36]+[.Y36]);([.Y36]-[.X36])/(2-[.Y36]-[.X36])))" office:value-type="float" office:value="0.333333333333333">
            <text:p>0.33</text:p>
          </table:table-cell>
          <table:table-cell table:formula="of:=([.X36]+[.Y36])/2" office:value-type="float" office:value="0.5">
            <text:p>0.5</text:p>
          </table:table-cell>
          <table:table-cell table:formula="of:=[.H36]/255" office:value-type="float" office:value="0.333333333333333">
            <text:p>0.33</text:p>
          </table:table-cell>
          <table:table-cell table:formula="of:=[.I36]/255" office:value-type="float" office:value="0.666666666666667">
            <text:p>0.67</text:p>
          </table:table-cell>
          <table:table-cell table:formula="of:=[.J36]/255" office:value-type="float" office:value="0.333333333333333">
            <text:p>0.33</text:p>
          </table:table-cell>
          <table:table-cell table:formula="of:=MIN([.U36];[.V36];[.W36])" office:value-type="float" office:value="0.333333333333333">
            <text:p>0.33</text:p>
          </table:table-cell>
          <table:table-cell table:formula="of:=MAX([.U36];[.V36];[.W36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2"/>
          <table:table-cell office:value-type="string">
            <text:p>2/3 Brightness Cyan</text:p>
          </table:table-cell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00AAAA</text:p>
          </table:table-cell>
          <table:table-cell table:formula="of:=HEX2DEC(MID([.G37];2;2))" office:value-type="float" office:value="0">
            <text:p>0</text:p>
          </table:table-cell>
          <table:table-cell table:formula="of:=HEX2DEC(MID([.G37];4;2))" office:value-type="float" office:value="170">
            <text:p>170</text:p>
          </table:table-cell>
          <table:table-cell table:formula="of:=HEX2DEC(MID([.G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M37]=0;[.N37]=0);IF([.L37]=0;&quot;Black&quot;;IF([.L37]=100;&quot;White&quot;;&quot;Gray&quot;));IF(ABS([.M37])&gt;ABS([.N37]);IF([.M37]&lt;0;&quot;Green&quot;;&quot;Red&quot;);IF(ABS([.M37])&lt;ABS([.N37]);IF([.N37]&lt;0;&quot;Blue&quot;;&quot;Yellow&quot;);&quot;None&quot;)) )" office:value-type="string" office:string-value="Green">
            <text:p>Green</text:p>
          </table:table-cell>
          <table:table-cell table:formula="of:=IF(AND([.M37]=0;[.N37]=0);IF([.L37]=0;&quot;&quot;;IF([.L37]=100;&quot;&quot;;&quot;&quot;));IF(ABS([.M37])&gt;ABS([.N37]);IF([.N37]&lt;0;&quot;Blue&quot;;&quot;Yellow&quot;);IF(ABS([.M37])&lt;ABS([.N37]);IF([.M37]&lt;0;&quot;Green&quot;;&quot;Red&quot;);&quot;None&quot;)) )" office:value-type="string" office:string-value="Blue">
            <text:p>Blue</text:p>
          </table:table-cell>
          <table:table-cell table:formula="of:=0.2126*[.H37] + 0.7152*[.I37] + 0.0722*[.J37]" office:value-type="float" office:value="133.858">
            <text:p>133.86</text:p>
          </table:table-cell>
          <table:table-cell table:formula="of:=MOD(60*IF([.X37]=[.Y37];0;IF([.U37]=[.Y37];([.V37]-[.W37])/([.Y37]-[.X37]);IF([.V37]=[.Y37];2+([.W37]-[.U37])/([.Y37]-[.X37]);4+([.U37]-[.V37])/([.Y37]-[.X37]))));360)" office:value-type="float" office:value="180">
            <text:p>180</text:p>
          </table:table-cell>
          <table:table-cell table:formula="of:=IF([.X37]=[.Y37];0;IF([.T37]&lt;0.5;([.Y37]-[.X37])/([.X37]+[.Y37]);([.Y37]-[.X37])/(2-[.Y37]-[.X37])))" office:value-type="float" office:value="1">
            <text:p>1</text:p>
          </table:table-cell>
          <table:table-cell table:formula="of:=([.X37]+[.Y37])/2" office:value-type="float" office:value="0.333333333333333">
            <text:p>0.33</text:p>
          </table:table-cell>
          <table:table-cell table:formula="of:=[.H37]/255" office:value-type="float" office:value="0">
            <text:p>0</text:p>
          </table:table-cell>
          <table:table-cell table:formula="of:=[.I37]/255" office:value-type="float" office:value="0.666666666666667">
            <text:p>0.67</text:p>
          </table:table-cell>
          <table:table-cell table:formula="of:=[.J37]/255" office:value-type="float" office:value="0.666666666666667">
            <text:p>0.67</text:p>
          </table:table-cell>
          <table:table-cell table:formula="of:=MIN([.U37];[.V37];[.W37])" office:value-type="float" office:value="0">
            <text:p>0</text:p>
          </table:table-cell>
          <table:table-cell table:formula="of:=MAX([.U37];[.V37];[.W37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55AAAA</text:p>
          </table:table-cell>
          <table:table-cell table:formula="of:=HEX2DEC(MID([.G38];2;2))" office:value-type="float" office:value="85">
            <text:p>85</text:p>
          </table:table-cell>
          <table:table-cell table:formula="of:=HEX2DEC(MID([.G38];4;2))" office:value-type="float" office:value="170">
            <text:p>170</text:p>
          </table:table-cell>
          <table:table-cell table:formula="of:=HEX2DEC(MID([.G3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M38]=0;[.N38]=0);IF([.L38]=0;&quot;Black&quot;;IF([.L38]=100;&quot;White&quot;;&quot;Gray&quot;));IF(ABS([.M38])&gt;ABS([.N38]);IF([.M38]&lt;0;&quot;Green&quot;;&quot;Red&quot;);IF(ABS([.M38])&lt;ABS([.N38]);IF([.N38]&lt;0;&quot;Blue&quot;;&quot;Yellow&quot;);&quot;None&quot;)) )" office:value-type="string" office:string-value="Green">
            <text:p>Green</text:p>
          </table:table-cell>
          <table:table-cell table:formula="of:=IF(AND([.M38]=0;[.N38]=0);IF([.L38]=0;&quot;&quot;;IF([.L38]=100;&quot;&quot;;&quot;&quot;));IF(ABS([.M38])&gt;ABS([.N38]);IF([.N38]&lt;0;&quot;Blue&quot;;&quot;Yellow&quot;);IF(ABS([.M38])&lt;ABS([.N38]);IF([.M38]&lt;0;&quot;Green&quot;;&quot;Red&quot;);&quot;None&quot;)) )" office:value-type="string" office:string-value="Blue">
            <text:p>Blue</text:p>
          </table:table-cell>
          <table:table-cell table:formula="of:=0.2126*[.H38] + 0.7152*[.I38] + 0.0722*[.J38]" office:value-type="float" office:value="151.929">
            <text:p>151.93</text:p>
          </table:table-cell>
          <table:table-cell table:formula="of:=MOD(60*IF([.X38]=[.Y38];0;IF([.U38]=[.Y38];([.V38]-[.W38])/([.Y38]-[.X38]);IF([.V38]=[.Y38];2+([.W38]-[.U38])/([.Y38]-[.X38]);4+([.U38]-[.V38])/([.Y38]-[.X38]))));360)" office:value-type="float" office:value="180">
            <text:p>180</text:p>
          </table:table-cell>
          <table:table-cell table:formula="of:=IF([.X38]=[.Y38];0;IF([.T38]&lt;0.5;([.Y38]-[.X38])/([.X38]+[.Y38]);([.Y38]-[.X38])/(2-[.Y38]-[.X38])))" office:value-type="float" office:value="0.333333333333333">
            <text:p>0.33</text:p>
          </table:table-cell>
          <table:table-cell table:formula="of:=([.X38]+[.Y38])/2" office:value-type="float" office:value="0.5">
            <text:p>0.5</text:p>
          </table:table-cell>
          <table:table-cell table:formula="of:=[.H38]/255" office:value-type="float" office:value="0.333333333333333">
            <text:p>0.33</text:p>
          </table:table-cell>
          <table:table-cell table:formula="of:=[.I38]/255" office:value-type="float" office:value="0.666666666666667">
            <text:p>0.67</text:p>
          </table:table-cell>
          <table:table-cell table:formula="of:=[.J38]/255" office:value-type="float" office:value="0.666666666666667">
            <text:p>0.67</text:p>
          </table:table-cell>
          <table:table-cell table:formula="of:=MIN([.U38];[.V38];[.W38])" office:value-type="float" office:value="0.333333333333333">
            <text:p>0.33</text:p>
          </table:table-cell>
          <table:table-cell table:formula="of:=MAX([.U38];[.V38];[.W38])" office:value-type="float" office:value="0.666666666666667">
            <text:p>0.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55FF</text:p>
          </table:table-cell>
          <table:table-cell table:formula="of:=HEX2DEC(MID([.G39];2;2))" office:value-type="float" office:value="255">
            <text:p>255</text:p>
          </table:table-cell>
          <table:table-cell table:formula="of:=HEX2DEC(MID([.G39];4;2))" office:value-type="float" office:value="85">
            <text:p>85</text:p>
          </table:table-cell>
          <table:table-cell table:formula="of:=HEX2DEC(MID([.G3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M39]=0;[.N39]=0);IF([.L39]=0;&quot;Black&quot;;IF([.L39]=100;&quot;White&quot;;&quot;Gray&quot;));IF(ABS([.M39])&gt;ABS([.N39]);IF([.M39]&lt;0;&quot;Green&quot;;&quot;Red&quot;);IF(ABS([.M39])&lt;ABS([.N39]);IF([.N39]&lt;0;&quot;Blue&quot;;&quot;Yellow&quot;);&quot;None&quot;)) )" office:value-type="string" office:string-value="Red">
            <text:p>Red</text:p>
          </table:table-cell>
          <table:table-cell table:formula="of:=IF(AND([.M39]=0;[.N39]=0);IF([.L39]=0;&quot;&quot;;IF([.L39]=100;&quot;&quot;;&quot;&quot;));IF(ABS([.M39])&gt;ABS([.N39]);IF([.N39]&lt;0;&quot;Blue&quot;;&quot;Yellow&quot;);IF(ABS([.M39])&lt;ABS([.N39]);IF([.M39]&lt;0;&quot;Green&quot;;&quot;Red&quot;);&quot;None&quot;)) )" office:value-type="string" office:string-value="Blue">
            <text:p>Blue</text:p>
          </table:table-cell>
          <table:table-cell table:formula="of:=0.2126*[.H39] + 0.7152*[.I39] + 0.0722*[.J39]" office:value-type="float" office:value="133.416">
            <text:p>133.42</text:p>
          </table:table-cell>
          <table:table-cell table:formula="of:=MOD(60*IF([.X39]=[.Y39];0;IF([.U39]=[.Y39];([.V39]-[.W39])/([.Y39]-[.X39]);IF([.V39]=[.Y39];2+([.W39]-[.U39])/([.Y39]-[.X39]);4+([.U39]-[.V39])/([.Y39]-[.X39]))));360)" office:value-type="float" office:value="300">
            <text:p>300</text:p>
          </table:table-cell>
          <table:table-cell table:formula="of:=IF([.X39]=[.Y39];0;IF([.T39]&lt;0.5;([.Y39]-[.X39])/([.X39]+[.Y39]);([.Y39]-[.X39])/(2-[.Y39]-[.X39])))" office:value-type="float" office:value="1">
            <text:p>1</text:p>
          </table:table-cell>
          <table:table-cell table:formula="of:=([.X39]+[.Y39])/2" office:value-type="float" office:value="0.666666666666667">
            <text:p>0.67</text:p>
          </table:table-cell>
          <table:table-cell table:formula="of:=[.H39]/255" office:value-type="float" office:value="1">
            <text:p>1</text:p>
          </table:table-cell>
          <table:table-cell table:formula="of:=[.I39]/255" office:value-type="float" office:value="0.333333333333333">
            <text:p>0.33</text:p>
          </table:table-cell>
          <table:table-cell table:formula="of:=[.J39]/255" office:value-type="float" office:value="1">
            <text:p>1</text:p>
          </table:table-cell>
          <table:table-cell table:formula="of:=MIN([.U39];[.V39];[.W39])" office:value-type="float" office:value="0.333333333333333">
            <text:p>0.33</text:p>
          </table:table-cell>
          <table:table-cell table:formula="of:=MAX([.U39];[.V39];[.W39]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5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AAFF</text:p>
          </table:table-cell>
          <table:table-cell table:formula="of:=HEX2DEC(MID([.G40];2;2))" office:value-type="float" office:value="0">
            <text:p>0</text:p>
          </table:table-cell>
          <table:table-cell table:formula="of:=HEX2DEC(MID([.G40];4;2))" office:value-type="float" office:value="170">
            <text:p>170</text:p>
          </table:table-cell>
          <table:table-cell table:formula="of:=HEX2DEC(MID([.G4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M40]=0;[.N40]=0);IF([.L40]=0;&quot;Black&quot;;IF([.L40]=100;&quot;White&quot;;&quot;Gray&quot;));IF(ABS([.M40])&gt;ABS([.N40]);IF([.M40]&lt;0;&quot;Green&quot;;&quot;Red&quot;);IF(ABS([.M40])&lt;ABS([.N40]);IF([.N40]&lt;0;&quot;Blue&quot;;&quot;Yellow&quot;);&quot;None&quot;)) )" office:value-type="string" office:string-value="Blue">
            <text:p>Blue</text:p>
          </table:table-cell>
          <table:table-cell table:formula="of:=IF(AND([.M40]=0;[.N40]=0);IF([.L40]=0;&quot;&quot;;IF([.L40]=100;&quot;&quot;;&quot;&quot;));IF(ABS([.M40])&gt;ABS([.N40]);IF([.N40]&lt;0;&quot;Blue&quot;;&quot;Yellow&quot;);IF(ABS([.M40])&lt;ABS([.N40]);IF([.M40]&lt;0;&quot;Green&quot;;&quot;Red&quot;);&quot;None&quot;)) )" office:value-type="string" office:string-value="Green">
            <text:p>Green</text:p>
          </table:table-cell>
          <table:table-cell table:formula="of:=0.2126*[.H40] + 0.7152*[.I40] + 0.0722*[.J40]" office:value-type="float" office:value="139.995">
            <text:p>140</text:p>
          </table:table-cell>
          <table:table-cell table:formula="of:=MOD(60*IF([.X40]=[.Y40];0;IF([.U40]=[.Y40];([.V40]-[.W40])/([.Y40]-[.X40]);IF([.V40]=[.Y40];2+([.W40]-[.U40])/([.Y40]-[.X40]);4+([.U40]-[.V40])/([.Y40]-[.X40]))));360)" office:value-type="float" office:value="200">
            <text:p>200</text:p>
          </table:table-cell>
          <table:table-cell table:formula="of:=IF([.X40]=[.Y40];0;IF([.T40]&lt;0.5;([.Y40]-[.X40])/([.X40]+[.Y40]);([.Y40]-[.X40])/(2-[.Y40]-[.X40])))" office:value-type="float" office:value="1">
            <text:p>1</text:p>
          </table:table-cell>
          <table:table-cell table:formula="of:=([.X40]+[.Y40])/2" office:value-type="float" office:value="0.5">
            <text:p>0.5</text:p>
          </table:table-cell>
          <table:table-cell table:formula="of:=[.H40]/255" office:value-type="float" office:value="0">
            <text:p>0</text:p>
          </table:table-cell>
          <table:table-cell table:formula="of:=[.I40]/255" office:value-type="float" office:value="0.666666666666667">
            <text:p>0.67</text:p>
          </table:table-cell>
          <table:table-cell table:formula="of:=[.J40]/255" office:value-type="float" office:value="1">
            <text:p>1</text:p>
          </table:table-cell>
          <table:table-cell table:formula="of:=MIN([.U40];[.V40];[.W40])" office:value-type="float" office:value="0">
            <text:p>0</text:p>
          </table:table-cell>
          <table:table-cell table:formula="of:=MAX([.U40];[.V40];[.W40]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6"/>
          <table:table-cell office:value-type="string">
            <text:p>2/3 Brightness Yellow</text:p>
          </table:table-cell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AAAA00</text:p>
          </table:table-cell>
          <table:table-cell table:formula="of:=HEX2DEC(MID([.G41];2;2))" office:value-type="float" office:value="170">
            <text:p>170</text:p>
          </table:table-cell>
          <table:table-cell table:formula="of:=HEX2DEC(MID([.G41];4;2))" office:value-type="float" office:value="170">
            <text:p>170</text:p>
          </table:table-cell>
          <table:table-cell table:formula="of:=HEX2DEC(MID([.G4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M41]=0;[.N41]=0);IF([.L41]=0;&quot;Black&quot;;IF([.L41]=100;&quot;White&quot;;&quot;Gray&quot;));IF(ABS([.M41])&gt;ABS([.N41]);IF([.M41]&lt;0;&quot;Green&quot;;&quot;Red&quot;);IF(ABS([.M41])&lt;ABS([.N41]);IF([.N41]&lt;0;&quot;Blue&quot;;&quot;Yellow&quot;);&quot;None&quot;)) )" office:value-type="string" office:string-value="Yellow">
            <text:p>Yellow</text:p>
          </table:table-cell>
          <table:table-cell table:formula="of:=IF(AND([.M41]=0;[.N41]=0);IF([.L41]=0;&quot;&quot;;IF([.L41]=100;&quot;&quot;;&quot;&quot;));IF(ABS([.M41])&gt;ABS([.N41]);IF([.N41]&lt;0;&quot;Blue&quot;;&quot;Yellow&quot;);IF(ABS([.M41])&lt;ABS([.N41]);IF([.M41]&lt;0;&quot;Green&quot;;&quot;Red&quot;);&quot;None&quot;)) )" office:value-type="string" office:string-value="Green">
            <text:p>Green</text:p>
          </table:table-cell>
          <table:table-cell table:formula="of:=0.2126*[.H41] + 0.7152*[.I41] + 0.0722*[.J41]" office:value-type="float" office:value="157.726">
            <text:p>157.73</text:p>
          </table:table-cell>
          <table:table-cell table:formula="of:=MOD(60*IF([.X41]=[.Y41];0;IF([.U41]=[.Y41];([.V41]-[.W41])/([.Y41]-[.X41]);IF([.V41]=[.Y41];2+([.W41]-[.U41])/([.Y41]-[.X41]);4+([.U41]-[.V41])/([.Y41]-[.X41]))));360)" office:value-type="float" office:value="60">
            <text:p>60</text:p>
          </table:table-cell>
          <table:table-cell table:formula="of:=IF([.X41]=[.Y41];0;IF([.T41]&lt;0.5;([.Y41]-[.X41])/([.X41]+[.Y41]);([.Y41]-[.X41])/(2-[.Y41]-[.X41])))" office:value-type="float" office:value="1">
            <text:p>1</text:p>
          </table:table-cell>
          <table:table-cell table:formula="of:=([.X41]+[.Y41])/2" office:value-type="float" office:value="0.333333333333333">
            <text:p>0.33</text:p>
          </table:table-cell>
          <table:table-cell table:formula="of:=[.H41]/255" office:value-type="float" office:value="0.666666666666667">
            <text:p>0.67</text:p>
          </table:table-cell>
          <table:table-cell table:formula="of:=[.I41]/255" office:value-type="float" office:value="0.666666666666667">
            <text:p>0.67</text:p>
          </table:table-cell>
          <table:table-cell table:formula="of:=[.J41]/255" office:value-type="float" office:value="0">
            <text:p>0</text:p>
          </table:table-cell>
          <table:table-cell table:formula="of:=MIN([.U41];[.V41];[.W41])" office:value-type="float" office:value="0">
            <text:p>0</text:p>
          </table:table-cell>
          <table:table-cell table:formula="of:=MAX([.U41];[.V41];[.W41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7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AAFF</text:p>
          </table:table-cell>
          <table:table-cell table:formula="of:=HEX2DEC(MID([.G42];2;2))" office:value-type="float" office:value="85">
            <text:p>85</text:p>
          </table:table-cell>
          <table:table-cell table:formula="of:=HEX2DEC(MID([.G42];4;2))" office:value-type="float" office:value="170">
            <text:p>170</text:p>
          </table:table-cell>
          <table:table-cell table:formula="of:=HEX2DEC(MID([.G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M42]=0;[.N42]=0);IF([.L42]=0;&quot;Black&quot;;IF([.L42]=100;&quot;White&quot;;&quot;Gray&quot;));IF(ABS([.M42])&gt;ABS([.N42]);IF([.M42]&lt;0;&quot;Green&quot;;&quot;Red&quot;);IF(ABS([.M42])&lt;ABS([.N42]);IF([.N42]&lt;0;&quot;Blue&quot;;&quot;Yellow&quot;);&quot;None&quot;)) )" office:value-type="string" office:string-value="Blue">
            <text:p>Blue</text:p>
          </table:table-cell>
          <table:table-cell table:formula="of:=IF(AND([.M42]=0;[.N42]=0);IF([.L42]=0;&quot;&quot;;IF([.L42]=100;&quot;&quot;;&quot;&quot;));IF(ABS([.M42])&gt;ABS([.N42]);IF([.N42]&lt;0;&quot;Blue&quot;;&quot;Yellow&quot;);IF(ABS([.M42])&lt;ABS([.N42]);IF([.M42]&lt;0;&quot;Green&quot;;&quot;Red&quot;);&quot;None&quot;)) )" office:value-type="string" office:string-value="Red">
            <text:p>Red</text:p>
          </table:table-cell>
          <table:table-cell table:formula="of:=0.2126*[.H42] + 0.7152*[.I42] + 0.0722*[.J42]" office:value-type="float" office:value="158.066">
            <text:p>158.07</text:p>
          </table:table-cell>
          <table:table-cell table:formula="of:=MOD(60*IF([.X42]=[.Y42];0;IF([.U42]=[.Y42];([.V42]-[.W42])/([.Y42]-[.X42]);IF([.V42]=[.Y42];2+([.W42]-[.U42])/([.Y42]-[.X42]);4+([.U42]-[.V42])/([.Y42]-[.X42]))));360)" office:value-type="float" office:value="210">
            <text:p>210</text:p>
          </table:table-cell>
          <table:table-cell table:formula="of:=IF([.X42]=[.Y42];0;IF([.T42]&lt;0.5;([.Y42]-[.X42])/([.X42]+[.Y42]);([.Y42]-[.X42])/(2-[.Y42]-[.X42])))" office:value-type="float" office:value="1">
            <text:p>1</text:p>
          </table:table-cell>
          <table:table-cell table:formula="of:=([.X42]+[.Y42])/2" office:value-type="float" office:value="0.666666666666667">
            <text:p>0.67</text:p>
          </table:table-cell>
          <table:table-cell table:formula="of:=[.H42]/255" office:value-type="float" office:value="0.333333333333333">
            <text:p>0.33</text:p>
          </table:table-cell>
          <table:table-cell table:formula="of:=[.I42]/255" office:value-type="float" office:value="0.666666666666667">
            <text:p>0.67</text:p>
          </table:table-cell>
          <table:table-cell table:formula="of:=[.J42]/255" office:value-type="float" office:value="1">
            <text:p>1</text:p>
          </table:table-cell>
          <table:table-cell table:formula="of:=MIN([.U42];[.V42];[.W42])" office:value-type="float" office:value="0.333333333333333">
            <text:p>0.33</text:p>
          </table:table-cell>
          <table:table-cell table:formula="of:=MAX([.U42];[.V42];[.W42]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48"/>
          <table:table-cell/>
          <table:table-cell table:style-name="ce79" office:value-type="string">
            <text:p>brow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AAAA55</text:p>
          </table:table-cell>
          <table:table-cell table:formula="of:=HEX2DEC(MID([.G43];2;2))" office:value-type="float" office:value="170">
            <text:p>170</text:p>
          </table:table-cell>
          <table:table-cell table:formula="of:=HEX2DEC(MID([.G43];4;2))" office:value-type="float" office:value="170">
            <text:p>170</text:p>
          </table:table-cell>
          <table:table-cell table:formula="of:=HEX2DEC(MID([.G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.4</text:p>
          </table:table-cell>
          <table:table-cell table:formula="of:=IF(AND([.M43]=0;[.N43]=0);IF([.L43]=0;&quot;Black&quot;;IF([.L43]=100;&quot;White&quot;;&quot;Gray&quot;));IF(ABS([.M43])&gt;ABS([.N43]);IF([.M43]&lt;0;&quot;Green&quot;;&quot;Red&quot;);IF(ABS([.M43])&lt;ABS([.N43]);IF([.N43]&lt;0;&quot;Blue&quot;;&quot;Yellow&quot;);&quot;None&quot;)) )" office:value-type="string" office:string-value="Yellow">
            <text:p>Yellow</text:p>
          </table:table-cell>
          <table:table-cell table:formula="of:=IF(AND([.M43]=0;[.N43]=0);IF([.L43]=0;&quot;&quot;;IF([.L43]=100;&quot;&quot;;&quot;&quot;));IF(ABS([.M43])&gt;ABS([.N43]);IF([.N43]&lt;0;&quot;Blue&quot;;&quot;Yellow&quot;);IF(ABS([.M43])&lt;ABS([.N43]);IF([.M43]&lt;0;&quot;Green&quot;;&quot;Red&quot;);&quot;None&quot;)) )" office:value-type="string" office:string-value="Green">
            <text:p>Green</text:p>
          </table:table-cell>
          <table:table-cell table:formula="of:=0.2126*[.H43] + 0.7152*[.I43] + 0.0722*[.J43]" office:value-type="float" office:value="163.863">
            <text:p>163.86</text:p>
          </table:table-cell>
          <table:table-cell table:formula="of:=MOD(60*IF([.X43]=[.Y43];0;IF([.U43]=[.Y43];([.V43]-[.W43])/([.Y43]-[.X43]);IF([.V43]=[.Y43];2+([.W43]-[.U43])/([.Y43]-[.X43]);4+([.U43]-[.V43])/([.Y43]-[.X43]))));360)" office:value-type="float" office:value="60">
            <text:p>60</text:p>
          </table:table-cell>
          <table:table-cell table:formula="of:=IF([.X43]=[.Y43];0;IF([.T43]&lt;0.5;([.Y43]-[.X43])/([.X43]+[.Y43]);([.Y43]-[.X43])/(2-[.Y43]-[.X43])))" office:value-type="float" office:value="0.333333333333333">
            <text:p>0.33</text:p>
          </table:table-cell>
          <table:table-cell table:formula="of:=([.X43]+[.Y43])/2" office:value-type="float" office:value="0.5">
            <text:p>0.5</text:p>
          </table:table-cell>
          <table:table-cell table:formula="of:=[.H43]/255" office:value-type="float" office:value="0.666666666666667">
            <text:p>0.67</text:p>
          </table:table-cell>
          <table:table-cell table:formula="of:=[.I43]/255" office:value-type="float" office:value="0.666666666666667">
            <text:p>0.67</text:p>
          </table:table-cell>
          <table:table-cell table:formula="of:=[.J43]/255" office:value-type="float" office:value="0.333333333333333">
            <text:p>0.33</text:p>
          </table:table-cell>
          <table:table-cell table:formula="of:=MIN([.U43];[.V43];[.W43])" office:value-type="float" office:value="0.333333333333333">
            <text:p>0.33</text:p>
          </table:table-cell>
          <table:table-cell table:formula="of:=MAX([.U43];[.V43];[.W43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9"/>
          <table:table-cell office:value-type="string">
            <text:p>Gray 2 (2/3 Brightness White)</text:p>
          </table:table-cell>
          <table:table-cell table:style-name="ce79" office:value-type="string">
            <text:p>gray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AAAAAA</text:p>
          </table:table-cell>
          <table:table-cell table:formula="of:=HEX2DEC(MID([.G44];2;2))" office:value-type="float" office:value="170">
            <text:p>170</text:p>
          </table:table-cell>
          <table:table-cell table:formula="of:=HEX2DEC(MID([.G44];4;2))" office:value-type="float" office:value="170">
            <text:p>170</text:p>
          </table:table-cell>
          <table:table-cell table:formula="of:=HEX2DEC(MID([.G4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</text:p>
          </table:table-cell>
          <table:table-cell table:formula="of:=IF(AND([.M44]=0;[.N44]=0);IF([.L44]=0;&quot;Black&quot;;IF([.L44]=100;&quot;White&quot;;&quot;Gray&quot;));IF(ABS([.M44])&gt;ABS([.N44]);IF([.M44]&lt;0;&quot;Green&quot;;&quot;Red&quot;);IF(ABS([.M44])&lt;ABS([.N44]);IF([.N44]&lt;0;&quot;Blue&quot;;&quot;Yellow&quot;);&quot;None&quot;)) )" office:value-type="string" office:string-value="Gray">
            <text:p>Gray</text:p>
          </table:table-cell>
          <table:table-cell table:formula="of:=IF(AND([.M44]=0;[.N44]=0);IF([.L44]=0;&quot;&quot;;IF([.L44]=100;&quot;&quot;;&quot;&quot;));IF(ABS([.M44])&gt;ABS([.N44]);IF([.N44]&lt;0;&quot;Blue&quot;;&quot;Yellow&quot;);IF(ABS([.M44])&lt;ABS([.N44]);IF([.M44]&lt;0;&quot;Green&quot;;&quot;Red&quot;);&quot;None&quot;)) )">
            <text:p/>
          </table:table-cell>
          <table:table-cell table:formula="of:=0.2126*[.H44] + 0.7152*[.I44] + 0.0722*[.J44]" office:value-type="float" office:value="170">
            <text:p>170</text:p>
          </table:table-cell>
          <table:table-cell table:formula="of:=MOD(60*IF([.X44]=[.Y44];0;IF([.U44]=[.Y44];([.V44]-[.W44])/([.Y44]-[.X44]);IF([.V44]=[.Y44];2+([.W44]-[.U44])/([.Y44]-[.X44]);4+([.U44]-[.V44])/([.Y44]-[.X44]))));360)" office:value-type="float" office:value="0">
            <text:p>0</text:p>
          </table:table-cell>
          <table:table-cell table:formula="of:=IF([.X44]=[.Y44];0;IF([.T44]&lt;0.5;([.Y44]-[.X44])/([.X44]+[.Y44]);([.Y44]-[.X44])/(2-[.Y44]-[.X44])))" office:value-type="float" office:value="0">
            <text:p>0</text:p>
          </table:table-cell>
          <table:table-cell table:formula="of:=([.X44]+[.Y44])/2" office:value-type="float" office:value="0.666666666666667">
            <text:p>0.67</text:p>
          </table:table-cell>
          <table:table-cell table:formula="of:=[.H44]/255" office:value-type="float" office:value="0.666666666666667">
            <text:p>0.67</text:p>
          </table:table-cell>
          <table:table-cell table:formula="of:=[.I44]/255" office:value-type="float" office:value="0.666666666666667">
            <text:p>0.67</text:p>
          </table:table-cell>
          <table:table-cell table:formula="of:=[.J44]/255" office:value-type="float" office:value="0.666666666666667">
            <text:p>0.67</text:p>
          </table:table-cell>
          <table:table-cell table:formula="of:=MIN([.U44];[.V44];[.W44])" office:value-type="float" office:value="0.666666666666667">
            <text:p>0.67</text:p>
          </table:table-cell>
          <table:table-cell table:formula="of:=MAX([.U44];[.V44];[.W44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50"/>
          <table:table-cell/>
          <table:table-cell table:style-name="ce79" office:value-type="string">
            <text:p>purple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5">
            <text:p>5</text:p>
          </table:table-cell>
          <table:table-cell table:style-name="ce88" office:value-type="string">
            <text:p>#AAAAFF</text:p>
          </table:table-cell>
          <table:table-cell table:formula="of:=HEX2DEC(MID([.G45];2;2))" office:value-type="float" office:value="170">
            <text:p>170</text:p>
          </table:table-cell>
          <table:table-cell table:formula="of:=HEX2DEC(MID([.G45];4;2))" office:value-type="float" office:value="170">
            <text:p>170</text:p>
          </table:table-cell>
          <table:table-cell table:formula="of:=HEX2DEC(MID([.G4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M45]=0;[.N45]=0);IF([.L45]=0;&quot;Black&quot;;IF([.L45]=100;&quot;White&quot;;&quot;Gray&quot;));IF(ABS([.M45])&gt;ABS([.N45]);IF([.M45]&lt;0;&quot;Green&quot;;&quot;Red&quot;);IF(ABS([.M45])&lt;ABS([.N45]);IF([.N45]&lt;0;&quot;Blue&quot;;&quot;Yellow&quot;);&quot;None&quot;)) )" office:value-type="string" office:string-value="Blue">
            <text:p>Blue</text:p>
          </table:table-cell>
          <table:table-cell table:formula="of:=IF(AND([.M45]=0;[.N45]=0);IF([.L45]=0;&quot;&quot;;IF([.L45]=100;&quot;&quot;;&quot;&quot;));IF(ABS([.M45])&gt;ABS([.N45]);IF([.N45]&lt;0;&quot;Blue&quot;;&quot;Yellow&quot;);IF(ABS([.M45])&lt;ABS([.N45]);IF([.M45]&lt;0;&quot;Green&quot;;&quot;Red&quot;);&quot;None&quot;)) )" office:value-type="string" office:string-value="Red">
            <text:p>Red</text:p>
          </table:table-cell>
          <table:table-cell table:formula="of:=0.2126*[.H45] + 0.7152*[.I45] + 0.0722*[.J45]" office:value-type="float" office:value="176.137">
            <text:p>176.14</text:p>
          </table:table-cell>
          <table:table-cell table:formula="of:=MOD(60*IF([.X45]=[.Y45];0;IF([.U45]=[.Y45];([.V45]-[.W45])/([.Y45]-[.X45]);IF([.V45]=[.Y45];2+([.W45]-[.U45])/([.Y45]-[.X45]);4+([.U45]-[.V45])/([.Y45]-[.X45]))));360)" office:value-type="float" office:value="240">
            <text:p>240</text:p>
          </table:table-cell>
          <table:table-cell table:formula="of:=IF([.X45]=[.Y45];0;IF([.T45]&lt;0.5;([.Y45]-[.X45])/([.X45]+[.Y45]);([.Y45]-[.X45])/(2-[.Y45]-[.X45])))" office:value-type="float" office:value="1">
            <text:p>1</text:p>
          </table:table-cell>
          <table:table-cell table:formula="of:=([.X45]+[.Y45])/2" office:value-type="float" office:value="0.833333333333333">
            <text:p>0.83</text:p>
          </table:table-cell>
          <table:table-cell table:formula="of:=[.H45]/255" office:value-type="float" office:value="0.666666666666667">
            <text:p>0.67</text:p>
          </table:table-cell>
          <table:table-cell table:formula="of:=[.I45]/255" office:value-type="float" office:value="0.666666666666667">
            <text:p>0.67</text:p>
          </table:table-cell>
          <table:table-cell table:formula="of:=[.J45]/255" office:value-type="float" office:value="1">
            <text:p>1</text:p>
          </table:table-cell>
          <table:table-cell table:formula="of:=MIN([.U45];[.V45];[.W45])" office:value-type="float" office:value="0.666666666666667">
            <text:p>0.67</text:p>
          </table:table-cell>
          <table:table-cell table:formula="of:=MAX([.U45];[.V45];[.W45])"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51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1">
            <text:p>1</text:p>
          </table:table-cell>
          <table:table-cell table:style-name="ce88" office:value-type="string">
            <text:p>#FFAA00</text:p>
          </table:table-cell>
          <table:table-cell table:formula="of:=HEX2DEC(MID([.G46];2;2))" office:value-type="float" office:value="255">
            <text:p>255</text:p>
          </table:table-cell>
          <table:table-cell table:formula="of:=HEX2DEC(MID([.G46];4;2))" office:value-type="float" office:value="170">
            <text:p>170</text:p>
          </table:table-cell>
          <table:table-cell table:formula="of:=HEX2DEC(MID([.G46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M46]=0;[.N46]=0);IF([.L46]=0;&quot;Black&quot;;IF([.L46]=100;&quot;White&quot;;&quot;Gray&quot;));IF(ABS([.M46])&gt;ABS([.N46]);IF([.M46]&lt;0;&quot;Green&quot;;&quot;Red&quot;);IF(ABS([.M46])&lt;ABS([.N46]);IF([.N46]&lt;0;&quot;Blue&quot;;&quot;Yellow&quot;);&quot;None&quot;)) )" office:value-type="string" office:string-value="Yellow">
            <text:p>Yellow</text:p>
          </table:table-cell>
          <table:table-cell table:formula="of:=IF(AND([.M46]=0;[.N46]=0);IF([.L46]=0;&quot;&quot;;IF([.L46]=100;&quot;&quot;;&quot;&quot;));IF(ABS([.M46])&gt;ABS([.N46]);IF([.N46]&lt;0;&quot;Blue&quot;;&quot;Yellow&quot;);IF(ABS([.M46])&lt;ABS([.N46]);IF([.M46]&lt;0;&quot;Green&quot;;&quot;Red&quot;);&quot;None&quot;)) )" office:value-type="string" office:string-value="Red">
            <text:p>Red</text:p>
          </table:table-cell>
          <table:table-cell table:formula="of:=0.2126*[.H46] + 0.7152*[.I46] + 0.0722*[.J46]" office:value-type="float" office:value="175.797">
            <text:p>175.8</text:p>
          </table:table-cell>
          <table:table-cell table:formula="of:=MOD(60*IF([.X46]=[.Y46];0;IF([.U46]=[.Y46];([.V46]-[.W46])/([.Y46]-[.X46]);IF([.V46]=[.Y46];2+([.W46]-[.U46])/([.Y46]-[.X46]);4+([.U46]-[.V46])/([.Y46]-[.X46]))));360)" office:value-type="float" office:value="40">
            <text:p>40</text:p>
          </table:table-cell>
          <table:table-cell table:formula="of:=IF([.X46]=[.Y46];0;IF([.T46]&lt;0.5;([.Y46]-[.X46])/([.X46]+[.Y46]);([.Y46]-[.X46])/(2-[.Y46]-[.X46])))" office:value-type="float" office:value="1">
            <text:p>1</text:p>
          </table:table-cell>
          <table:table-cell table:formula="of:=([.X46]+[.Y46])/2" office:value-type="float" office:value="0.5">
            <text:p>0.5</text:p>
          </table:table-cell>
          <table:table-cell table:formula="of:=[.H46]/255" office:value-type="float" office:value="1">
            <text:p>1</text:p>
          </table:table-cell>
          <table:table-cell table:formula="of:=[.I46]/255" office:value-type="float" office:value="0.666666666666667">
            <text:p>0.67</text:p>
          </table:table-cell>
          <table:table-cell table:formula="of:=[.J46]/255" office:value-type="float" office:value="0">
            <text:p>0</text:p>
          </table:table-cell>
          <table:table-cell table:formula="of:=MIN([.U46];[.V46];[.W46])" office:value-type="float" office:value="0">
            <text:p>0</text:p>
          </table:table-cell>
          <table:table-cell table:formula="of:=MAX([.U46];[.V46];[.W46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2"/>
          <table:table-cell/>
          <table:table-cell table:style-name="ce79" office:value-type="string">
            <text:p>orange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AA55</text:p>
          </table:table-cell>
          <table:table-cell table:formula="of:=HEX2DEC(MID([.G47];2;2))" office:value-type="float" office:value="255">
            <text:p>255</text:p>
          </table:table-cell>
          <table:table-cell table:formula="of:=HEX2DEC(MID([.G47];4;2))" office:value-type="float" office:value="170">
            <text:p>170</text:p>
          </table:table-cell>
          <table:table-cell table:formula="of:=HEX2DEC(MID([.G47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M47]=0;[.N47]=0);IF([.L47]=0;&quot;Black&quot;;IF([.L47]=100;&quot;White&quot;;&quot;Gray&quot;));IF(ABS([.M47])&gt;ABS([.N47]);IF([.M47]&lt;0;&quot;Green&quot;;&quot;Red&quot;);IF(ABS([.M47])&lt;ABS([.N47]);IF([.N47]&lt;0;&quot;Blue&quot;;&quot;Yellow&quot;);&quot;None&quot;)) )" office:value-type="string" office:string-value="Yellow">
            <text:p>Yellow</text:p>
          </table:table-cell>
          <table:table-cell table:formula="of:=IF(AND([.M47]=0;[.N47]=0);IF([.L47]=0;&quot;&quot;;IF([.L47]=100;&quot;&quot;;&quot;&quot;));IF(ABS([.M47])&gt;ABS([.N47]);IF([.N47]&lt;0;&quot;Blue&quot;;&quot;Yellow&quot;);IF(ABS([.M47])&lt;ABS([.N47]);IF([.M47]&lt;0;&quot;Green&quot;;&quot;Red&quot;);&quot;None&quot;)) )" office:value-type="string" office:string-value="Red">
            <text:p>Red</text:p>
          </table:table-cell>
          <table:table-cell table:formula="of:=0.2126*[.H47] + 0.7152*[.I47] + 0.0722*[.J47]" office:value-type="float" office:value="181.934">
            <text:p>181.93</text:p>
          </table:table-cell>
          <table:table-cell table:formula="of:=MOD(60*IF([.X47]=[.Y47];0;IF([.U47]=[.Y47];([.V47]-[.W47])/([.Y47]-[.X47]);IF([.V47]=[.Y47];2+([.W47]-[.U47])/([.Y47]-[.X47]);4+([.U47]-[.V47])/([.Y47]-[.X47]))));360)" office:value-type="float" office:value="30">
            <text:p>30</text:p>
          </table:table-cell>
          <table:table-cell table:formula="of:=IF([.X47]=[.Y47];0;IF([.T47]&lt;0.5;([.Y47]-[.X47])/([.X47]+[.Y47]);([.Y47]-[.X47])/(2-[.Y47]-[.X47])))" office:value-type="float" office:value="1">
            <text:p>1</text:p>
          </table:table-cell>
          <table:table-cell table:formula="of:=([.X47]+[.Y47])/2" office:value-type="float" office:value="0.666666666666667">
            <text:p>0.67</text:p>
          </table:table-cell>
          <table:table-cell table:formula="of:=[.H47]/255" office:value-type="float" office:value="1">
            <text:p>1</text:p>
          </table:table-cell>
          <table:table-cell table:formula="of:=[.I47]/255" office:value-type="float" office:value="0.666666666666667">
            <text:p>0.67</text:p>
          </table:table-cell>
          <table:table-cell table:formula="of:=[.J47]/255" office:value-type="float" office:value="0.333333333333333">
            <text:p>0.33</text:p>
          </table:table-cell>
          <table:table-cell table:formula="of:=MIN([.U47];[.V47];[.W47])" office:value-type="float" office:value="0.333333333333333">
            <text:p>0.33</text:p>
          </table:table-cell>
          <table:table-cell table:formula="of:=MAX([.U47];[.V47];[.W47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3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4">
            <text:p>4</text:p>
          </table:table-cell>
          <table:table-cell table:style-name="ce88" office:value-type="string">
            <text:p>#FFAAAA</text:p>
          </table:table-cell>
          <table:table-cell table:formula="of:=HEX2DEC(MID([.G48];2;2))" office:value-type="float" office:value="255">
            <text:p>255</text:p>
          </table:table-cell>
          <table:table-cell table:formula="of:=HEX2DEC(MID([.G48];4;2))" office:value-type="float" office:value="170">
            <text:p>170</text:p>
          </table:table-cell>
          <table:table-cell table:formula="of:=HEX2DEC(MID([.G48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M48]=0;[.N48]=0);IF([.L48]=0;&quot;Black&quot;;IF([.L48]=100;&quot;White&quot;;&quot;Gray&quot;));IF(ABS([.M48])&gt;ABS([.N48]);IF([.M48]&lt;0;&quot;Green&quot;;&quot;Red&quot;);IF(ABS([.M48])&lt;ABS([.N48]);IF([.N48]&lt;0;&quot;Blue&quot;;&quot;Yellow&quot;);&quot;None&quot;)) )" office:value-type="string" office:string-value="Red">
            <text:p>Red</text:p>
          </table:table-cell>
          <table:table-cell table:formula="of:=IF(AND([.M48]=0;[.N48]=0);IF([.L48]=0;&quot;&quot;;IF([.L48]=100;&quot;&quot;;&quot;&quot;));IF(ABS([.M48])&gt;ABS([.N48]);IF([.N48]&lt;0;&quot;Blue&quot;;&quot;Yellow&quot;);IF(ABS([.M48])&lt;ABS([.N48]);IF([.M48]&lt;0;&quot;Green&quot;;&quot;Red&quot;);&quot;None&quot;)) )" office:value-type="string" office:string-value="Yellow">
            <text:p>Yellow</text:p>
          </table:table-cell>
          <table:table-cell table:formula="of:=0.2126*[.H48] + 0.7152*[.I48] + 0.0722*[.J48]" office:value-type="float" office:value="188.071">
            <text:p>188.07</text:p>
          </table:table-cell>
          <table:table-cell table:formula="of:=MOD(60*IF([.X48]=[.Y48];0;IF([.U48]=[.Y48];([.V48]-[.W48])/([.Y48]-[.X48]);IF([.V48]=[.Y48];2+([.W48]-[.U48])/([.Y48]-[.X48]);4+([.U48]-[.V48])/([.Y48]-[.X48]))));360)" office:value-type="float" office:value="0">
            <text:p>0</text:p>
          </table:table-cell>
          <table:table-cell table:formula="of:=IF([.X48]=[.Y48];0;IF([.T48]&lt;0.5;([.Y48]-[.X48])/([.X48]+[.Y48]);([.Y48]-[.X48])/(2-[.Y48]-[.X48])))" office:value-type="float" office:value="1">
            <text:p>1</text:p>
          </table:table-cell>
          <table:table-cell table:formula="of:=([.X48]+[.Y48])/2" office:value-type="float" office:value="0.833333333333333">
            <text:p>0.83</text:p>
          </table:table-cell>
          <table:table-cell table:formula="of:=[.H48]/255" office:value-type="float" office:value="1">
            <text:p>1</text:p>
          </table:table-cell>
          <table:table-cell table:formula="of:=[.I48]/255" office:value-type="float" office:value="0.666666666666667">
            <text:p>0.67</text:p>
          </table:table-cell>
          <table:table-cell table:formula="of:=[.J48]/255" office:value-type="float" office:value="0.666666666666667">
            <text:p>0.67</text:p>
          </table:table-cell>
          <table:table-cell table:formula="of:=MIN([.U48];[.V48];[.W48])" office:value-type="float" office:value="0.666666666666667">
            <text:p>0.67</text:p>
          </table:table-cell>
          <table:table-cell table:formula="of:=MAX([.U48];[.V48];[.W48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54"/>
          <table:table-cell/>
          <table:table-cell table:style-name="ce79" office:value-type="string">
            <text:p>pink</text:p>
          </table:table-cell>
          <table:table-cell table:style-name="ce79"/>
          <table:table-cell table:style-name="ce79" office:value-type="float" office:value="5">
            <text:p>5</text:p>
          </table:table-cell>
          <table:table-cell table:style-name="ce88" office:value-type="string">
            <text:p>#FFAAFF</text:p>
          </table:table-cell>
          <table:table-cell table:formula="of:=HEX2DEC(MID([.G49];2;2))" office:value-type="float" office:value="255">
            <text:p>255</text:p>
          </table:table-cell>
          <table:table-cell table:formula="of:=HEX2DEC(MID([.G49];4;2))" office:value-type="float" office:value="170">
            <text:p>170</text:p>
          </table:table-cell>
          <table:table-cell table:formula="of:=HEX2DEC(MID([.G4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M49]=0;[.N49]=0);IF([.L49]=0;&quot;Black&quot;;IF([.L49]=100;&quot;White&quot;;&quot;Gray&quot;));IF(ABS([.M49])&gt;ABS([.N49]);IF([.M49]&lt;0;&quot;Green&quot;;&quot;Red&quot;);IF(ABS([.M49])&lt;ABS([.N49]);IF([.N49]&lt;0;&quot;Blue&quot;;&quot;Yellow&quot;);&quot;None&quot;)) )" office:value-type="string" office:string-value="Red">
            <text:p>Red</text:p>
          </table:table-cell>
          <table:table-cell table:formula="of:=IF(AND([.M49]=0;[.N49]=0);IF([.L49]=0;&quot;&quot;;IF([.L49]=100;&quot;&quot;;&quot;&quot;));IF(ABS([.M49])&gt;ABS([.N49]);IF([.N49]&lt;0;&quot;Blue&quot;;&quot;Yellow&quot;);IF(ABS([.M49])&lt;ABS([.N49]);IF([.M49]&lt;0;&quot;Green&quot;;&quot;Red&quot;);&quot;None&quot;)) )" office:value-type="string" office:string-value="Blue">
            <text:p>Blue</text:p>
          </table:table-cell>
          <table:table-cell table:formula="of:=0.2126*[.H49] + 0.7152*[.I49] + 0.0722*[.J49]" office:value-type="float" office:value="194.208">
            <text:p>194.21</text:p>
          </table:table-cell>
          <table:table-cell table:formula="of:=MOD(60*IF([.X49]=[.Y49];0;IF([.U49]=[.Y49];([.V49]-[.W49])/([.Y49]-[.X49]);IF([.V49]=[.Y49];2+([.W49]-[.U49])/([.Y49]-[.X49]);4+([.U49]-[.V49])/([.Y49]-[.X49]))));360)" office:value-type="float" office:value="300">
            <text:p>300</text:p>
          </table:table-cell>
          <table:table-cell table:formula="of:=IF([.X49]=[.Y49];0;IF([.T49]&lt;0.5;([.Y49]-[.X49])/([.X49]+[.Y49]);([.Y49]-[.X49])/(2-[.Y49]-[.X49])))" office:value-type="float" office:value="1">
            <text:p>1</text:p>
          </table:table-cell>
          <table:table-cell table:formula="of:=([.X49]+[.Y49])/2" office:value-type="float" office:value="0.833333333333333">
            <text:p>0.83</text:p>
          </table:table-cell>
          <table:table-cell table:formula="of:=[.H49]/255" office:value-type="float" office:value="1">
            <text:p>1</text:p>
          </table:table-cell>
          <table:table-cell table:formula="of:=[.I49]/255" office:value-type="float" office:value="0.666666666666667">
            <text:p>0.67</text:p>
          </table:table-cell>
          <table:table-cell table:formula="of:=[.J49]/255" office:value-type="float" office:value="1">
            <text:p>1</text:p>
          </table:table-cell>
          <table:table-cell table:formula="of:=MIN([.U49];[.V49];[.W49])" office:value-type="float" office:value="0.666666666666667">
            <text:p>0.67</text:p>
          </table:table-cell>
          <table:table-cell table:formula="of:=MAX([.U49];[.V49];[.W49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5"/>
          <table:table-cell table:style-name="ce75" office:value-type="string">
            <text:p>Green</text:p>
          </table:table-cell>
          <table:table-cell table:style-name="ce83" office:value-type="string">
            <text:p>green</text:p>
          </table:table-cell>
          <table:table-cell table:style-name="ce83"/>
          <table:table-cell table:style-name="ce83" office:value-type="float" office:value="8">
            <text:p>8</text:p>
          </table:table-cell>
          <table:table-cell table:style-name="ce88" office:value-type="string">
            <text:p>#00FF00</text:p>
          </table:table-cell>
          <table:table-cell table:formula="of:=HEX2DEC(MID([.G50];2;2))" office:value-type="float" office:value="0">
            <text:p>0</text:p>
          </table:table-cell>
          <table:table-cell table:formula="of:=HEX2DEC(MID([.G50];4;2))" office:value-type="float" office:value="255">
            <text:p>255</text:p>
          </table:table-cell>
          <table:table-cell table:formula="of:=HEX2DEC(MID([.G50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M50]=0;[.N50]=0);IF([.L50]=0;&quot;Black&quot;;IF([.L50]=100;&quot;White&quot;;&quot;Gray&quot;));IF(ABS([.M50])&gt;ABS([.N50]);IF([.M50]&lt;0;&quot;Green&quot;;&quot;Red&quot;);IF(ABS([.M50])&lt;ABS([.N50]);IF([.N50]&lt;0;&quot;Blue&quot;;&quot;Yellow&quot;);&quot;None&quot;)) )" office:value-type="string" office:string-value="Green">
            <text:p>Green</text:p>
          </table:table-cell>
          <table:table-cell table:formula="of:=IF(AND([.M50]=0;[.N50]=0);IF([.L50]=0;&quot;&quot;;IF([.L50]=100;&quot;&quot;;&quot;&quot;));IF(ABS([.M50])&gt;ABS([.N50]);IF([.N50]&lt;0;&quot;Blue&quot;;&quot;Yellow&quot;);IF(ABS([.M50])&lt;ABS([.N50]);IF([.M50]&lt;0;&quot;Green&quot;;&quot;Red&quot;);&quot;None&quot;)) )" office:value-type="string" office:string-value="Yellow">
            <text:p>Yellow</text:p>
          </table:table-cell>
          <table:table-cell table:formula="of:=0.2126*[.H50] + 0.7152*[.I50] + 0.0722*[.J50]" office:value-type="float" office:value="182.376">
            <text:p>182.38</text:p>
          </table:table-cell>
          <table:table-cell table:formula="of:=MOD(60*IF([.X50]=[.Y50];0;IF([.U50]=[.Y50];([.V50]-[.W50])/([.Y50]-[.X50]);IF([.V50]=[.Y50];2+([.W50]-[.U50])/([.Y50]-[.X50]);4+([.U50]-[.V50])/([.Y50]-[.X50]))));360)" office:value-type="float" office:value="120">
            <text:p>120</text:p>
          </table:table-cell>
          <table:table-cell table:formula="of:=IF([.X50]=[.Y50];0;IF([.T50]&lt;0.5;([.Y50]-[.X50])/([.X50]+[.Y50]);([.Y50]-[.X50])/(2-[.Y50]-[.X50])))" office:value-type="float" office:value="1">
            <text:p>1</text:p>
          </table:table-cell>
          <table:table-cell table:formula="of:=([.X50]+[.Y50])/2" office:value-type="float" office:value="0.5">
            <text:p>0.5</text:p>
          </table:table-cell>
          <table:table-cell table:formula="of:=[.H50]/255" office:value-type="float" office:value="0">
            <text:p>0</text:p>
          </table:table-cell>
          <table:table-cell table:formula="of:=[.I50]/255" office:value-type="float" office:value="1">
            <text:p>1</text:p>
          </table:table-cell>
          <table:table-cell table:formula="of:=[.J50]/255" office:value-type="float" office:value="0">
            <text:p>0</text:p>
          </table:table-cell>
          <table:table-cell table:formula="of:=MIN([.U50];[.V50];[.W50])" office:value-type="float" office:value="0">
            <text:p>0</text:p>
          </table:table-cell>
          <table:table-cell table:formula="of:=MAX([.U50];[.V50];[.W50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56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7">
            <text:p>7</text:p>
          </table:table-cell>
          <table:table-cell table:style-name="ce88" office:value-type="string">
            <text:p>#00FF55</text:p>
          </table:table-cell>
          <table:table-cell table:formula="of:=HEX2DEC(MID([.G51];2;2))" office:value-type="float" office:value="0">
            <text:p>0</text:p>
          </table:table-cell>
          <table:table-cell table:formula="of:=HEX2DEC(MID([.G51];4;2))" office:value-type="float" office:value="255">
            <text:p>255</text:p>
          </table:table-cell>
          <table:table-cell table:formula="of:=HEX2DEC(MID([.G51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M51]=0;[.N51]=0);IF([.L51]=0;&quot;Black&quot;;IF([.L51]=100;&quot;White&quot;;&quot;Gray&quot;));IF(ABS([.M51])&gt;ABS([.N51]);IF([.M51]&lt;0;&quot;Green&quot;;&quot;Red&quot;);IF(ABS([.M51])&lt;ABS([.N51]);IF([.N51]&lt;0;&quot;Blue&quot;;&quot;Yellow&quot;);&quot;None&quot;)) )" office:value-type="string" office:string-value="Green">
            <text:p>Green</text:p>
          </table:table-cell>
          <table:table-cell table:formula="of:=IF(AND([.M51]=0;[.N51]=0);IF([.L51]=0;&quot;&quot;;IF([.L51]=100;&quot;&quot;;&quot;&quot;));IF(ABS([.M51])&gt;ABS([.N51]);IF([.N51]&lt;0;&quot;Blue&quot;;&quot;Yellow&quot;);IF(ABS([.M51])&lt;ABS([.N51]);IF([.M51]&lt;0;&quot;Green&quot;;&quot;Red&quot;);&quot;None&quot;)) )" office:value-type="string" office:string-value="Yellow">
            <text:p>Yellow</text:p>
          </table:table-cell>
          <table:table-cell table:formula="of:=0.2126*[.H51] + 0.7152*[.I51] + 0.0722*[.J51]" office:value-type="float" office:value="188.513">
            <text:p>188.51</text:p>
          </table:table-cell>
          <table:table-cell table:formula="of:=MOD(60*IF([.X51]=[.Y51];0;IF([.U51]=[.Y51];([.V51]-[.W51])/([.Y51]-[.X51]);IF([.V51]=[.Y51];2+([.W51]-[.U51])/([.Y51]-[.X51]);4+([.U51]-[.V51])/([.Y51]-[.X51]))));360)" office:value-type="float" office:value="140">
            <text:p>140</text:p>
          </table:table-cell>
          <table:table-cell table:formula="of:=IF([.X51]=[.Y51];0;IF([.T51]&lt;0.5;([.Y51]-[.X51])/([.X51]+[.Y51]);([.Y51]-[.X51])/(2-[.Y51]-[.X51])))" office:value-type="float" office:value="1">
            <text:p>1</text:p>
          </table:table-cell>
          <table:table-cell table:formula="of:=([.X51]+[.Y51])/2" office:value-type="float" office:value="0.5">
            <text:p>0.5</text:p>
          </table:table-cell>
          <table:table-cell table:formula="of:=[.H51]/255" office:value-type="float" office:value="0">
            <text:p>0</text:p>
          </table:table-cell>
          <table:table-cell table:formula="of:=[.I51]/255" office:value-type="float" office:value="1">
            <text:p>1</text:p>
          </table:table-cell>
          <table:table-cell table:formula="of:=[.J51]/255" office:value-type="float" office:value="0.333333333333333">
            <text:p>0.33</text:p>
          </table:table-cell>
          <table:table-cell table:formula="of:=MIN([.U51];[.V51];[.W51])" office:value-type="float" office:value="0">
            <text:p>0</text:p>
          </table:table-cell>
          <table:table-cell table:formula="of:=MAX([.U51];[.V51];[.W51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57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9">
            <text:p>9</text:p>
          </table:table-cell>
          <table:table-cell table:style-name="ce88" office:value-type="string">
            <text:p>#55FF00</text:p>
          </table:table-cell>
          <table:table-cell table:formula="of:=HEX2DEC(MID([.G52];2;2))" office:value-type="float" office:value="85">
            <text:p>85</text:p>
          </table:table-cell>
          <table:table-cell table:formula="of:=HEX2DEC(MID([.G52];4;2))" office:value-type="float" office:value="255">
            <text:p>255</text:p>
          </table:table-cell>
          <table:table-cell table:formula="of:=HEX2DEC(MID([.G5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8.7">
            <text:p>88.7</text:p>
          </table:table-cell>
          <table:table-cell office:value-type="float" office:value="-78">
            <text:p>-78</text:p>
          </table:table-cell>
          <table:table-cell office:value-type="float" office:value="84.3">
            <text:p>84.3</text:p>
          </table:table-cell>
          <table:table-cell table:formula="of:=IF(AND([.M52]=0;[.N52]=0);IF([.L52]=0;&quot;Black&quot;;IF([.L52]=100;&quot;White&quot;;&quot;Gray&quot;));IF(ABS([.M52])&gt;ABS([.N52]);IF([.M52]&lt;0;&quot;Green&quot;;&quot;Red&quot;);IF(ABS([.M52])&lt;ABS([.N52]);IF([.N52]&lt;0;&quot;Blue&quot;;&quot;Yellow&quot;);&quot;None&quot;)) )" office:value-type="string" office:string-value="Yellow">
            <text:p>Yellow</text:p>
          </table:table-cell>
          <table:table-cell table:formula="of:=IF(AND([.M52]=0;[.N52]=0);IF([.L52]=0;&quot;&quot;;IF([.L52]=100;&quot;&quot;;&quot;&quot;));IF(ABS([.M52])&gt;ABS([.N52]);IF([.N52]&lt;0;&quot;Blue&quot;;&quot;Yellow&quot;);IF(ABS([.M52])&lt;ABS([.N52]);IF([.M52]&lt;0;&quot;Green&quot;;&quot;Red&quot;);&quot;None&quot;)) )" office:value-type="string" office:string-value="Green">
            <text:p>Green</text:p>
          </table:table-cell>
          <table:table-cell table:formula="of:=0.2126*[.H52] + 0.7152*[.I52] + 0.0722*[.J52]" office:value-type="float" office:value="200.447">
            <text:p>200.45</text:p>
          </table:table-cell>
          <table:table-cell table:formula="of:=MOD(60*IF([.X52]=[.Y52];0;IF([.U52]=[.Y52];([.V52]-[.W52])/([.Y52]-[.X52]);IF([.V52]=[.Y52];2+([.W52]-[.U52])/([.Y52]-[.X52]);4+([.U52]-[.V52])/([.Y52]-[.X52]))));360)" office:value-type="float" office:value="100">
            <text:p>100</text:p>
          </table:table-cell>
          <table:table-cell table:formula="of:=IF([.X52]=[.Y52];0;IF([.T52]&lt;0.5;([.Y52]-[.X52])/([.X52]+[.Y52]);([.Y52]-[.X52])/(2-[.Y52]-[.X52])))" office:value-type="float" office:value="1">
            <text:p>1</text:p>
          </table:table-cell>
          <table:table-cell table:formula="of:=([.X52]+[.Y52])/2" office:value-type="float" office:value="0.5">
            <text:p>0.5</text:p>
          </table:table-cell>
          <table:table-cell table:formula="of:=[.H52]/255" office:value-type="float" office:value="0.333333333333333">
            <text:p>0.33</text:p>
          </table:table-cell>
          <table:table-cell table:formula="of:=[.I52]/255" office:value-type="float" office:value="1">
            <text:p>1</text:p>
          </table:table-cell>
          <table:table-cell table:formula="of:=[.J52]/255" office:value-type="float" office:value="0">
            <text:p>0</text:p>
          </table:table-cell>
          <table:table-cell table:formula="of:=MIN([.U52];[.V52];[.W52])" office:value-type="float" office:value="0">
            <text:p>0</text:p>
          </table:table-cell>
          <table:table-cell table:formula="of:=MAX([.U52];[.V52];[.W52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58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88" office:value-type="string">
            <text:p>#55FF55</text:p>
          </table:table-cell>
          <table:table-cell table:formula="of:=HEX2DEC(MID([.G53];2;2))" office:value-type="float" office:value="85">
            <text:p>85</text:p>
          </table:table-cell>
          <table:table-cell table:formula="of:=HEX2DEC(MID([.G53];4;2))" office:value-type="float" office:value="255">
            <text:p>255</text:p>
          </table:table-cell>
          <table:table-cell table:formula="of:=HEX2DEC(MID([.G5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9">
            <text:p>89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M53]=0;[.N53]=0);IF([.L53]=0;&quot;Black&quot;;IF([.L53]=100;&quot;White&quot;;&quot;Gray&quot;));IF(ABS([.M53])&gt;ABS([.N53]);IF([.M53]&lt;0;&quot;Green&quot;;&quot;Red&quot;);IF(ABS([.M53])&lt;ABS([.N53]);IF([.N53]&lt;0;&quot;Blue&quot;;&quot;Yellow&quot;);&quot;None&quot;)) )" office:value-type="string" office:string-value="Green">
            <text:p>Green</text:p>
          </table:table-cell>
          <table:table-cell table:formula="of:=IF(AND([.M53]=0;[.N53]=0);IF([.L53]=0;&quot;&quot;;IF([.L53]=100;&quot;&quot;;&quot;&quot;));IF(ABS([.M53])&gt;ABS([.N53]);IF([.N53]&lt;0;&quot;Blue&quot;;&quot;Yellow&quot;);IF(ABS([.M53])&lt;ABS([.N53]);IF([.M53]&lt;0;&quot;Green&quot;;&quot;Red&quot;);&quot;None&quot;)) )" office:value-type="string" office:string-value="Yellow">
            <text:p>Yellow</text:p>
          </table:table-cell>
          <table:table-cell table:formula="of:=0.2126*[.H53] + 0.7152*[.I53] + 0.0722*[.J53]" office:value-type="float" office:value="206.584">
            <text:p>206.58</text:p>
          </table:table-cell>
          <table:table-cell table:formula="of:=MOD(60*IF([.X53]=[.Y53];0;IF([.U53]=[.Y53];([.V53]-[.W53])/([.Y53]-[.X53]);IF([.V53]=[.Y53];2+([.W53]-[.U53])/([.Y53]-[.X53]);4+([.U53]-[.V53])/([.Y53]-[.X53]))));360)" office:value-type="float" office:value="120">
            <text:p>120</text:p>
          </table:table-cell>
          <table:table-cell table:formula="of:=IF([.X53]=[.Y53];0;IF([.T53]&lt;0.5;([.Y53]-[.X53])/([.X53]+[.Y53]);([.Y53]-[.X53])/(2-[.Y53]-[.X53])))" office:value-type="float" office:value="1">
            <text:p>1</text:p>
          </table:table-cell>
          <table:table-cell table:formula="of:=([.X53]+[.Y53])/2" office:value-type="float" office:value="0.666666666666667">
            <text:p>0.67</text:p>
          </table:table-cell>
          <table:table-cell table:formula="of:=[.H53]/255" office:value-type="float" office:value="0.333333333333333">
            <text:p>0.33</text:p>
          </table:table-cell>
          <table:table-cell table:formula="of:=[.I53]/255" office:value-type="float" office:value="1">
            <text:p>1</text:p>
          </table:table-cell>
          <table:table-cell table:formula="of:=[.J53]/255" office:value-type="float" office:value="0.333333333333333">
            <text:p>0.33</text:p>
          </table:table-cell>
          <table:table-cell table:formula="of:=MIN([.U53];[.V53];[.W53])" office:value-type="float" office:value="0.333333333333333">
            <text:p>0.33</text:p>
          </table:table-cell>
          <table:table-cell table:formula="of:=MAX([.U53];[.V53];[.W53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59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2">
            <text:p>12</text:p>
          </table:table-cell>
          <table:table-cell table:style-name="ce88" office:value-type="string">
            <text:p>#00FFAA</text:p>
          </table:table-cell>
          <table:table-cell table:formula="of:=HEX2DEC(MID([.G54];2;2))" office:value-type="float" office:value="0">
            <text:p>0</text:p>
          </table:table-cell>
          <table:table-cell table:formula="of:=HEX2DEC(MID([.G54];4;2))" office:value-type="float" office:value="255">
            <text:p>255</text:p>
          </table:table-cell>
          <table:table-cell table:formula="of:=HEX2DEC(MID([.G5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M54]=0;[.N54]=0);IF([.L54]=0;&quot;Black&quot;;IF([.L54]=100;&quot;White&quot;;&quot;Gray&quot;));IF(ABS([.M54])&gt;ABS([.N54]);IF([.M54]&lt;0;&quot;Green&quot;;&quot;Red&quot;);IF(ABS([.M54])&lt;ABS([.N54]);IF([.N54]&lt;0;&quot;Blue&quot;;&quot;Yellow&quot;);&quot;None&quot;)) )" office:value-type="string" office:string-value="Green">
            <text:p>Green</text:p>
          </table:table-cell>
          <table:table-cell table:formula="of:=IF(AND([.M54]=0;[.N54]=0);IF([.L54]=0;&quot;&quot;;IF([.L54]=100;&quot;&quot;;&quot;&quot;));IF(ABS([.M54])&gt;ABS([.N54]);IF([.N54]&lt;0;&quot;Blue&quot;;&quot;Yellow&quot;);IF(ABS([.M54])&lt;ABS([.N54]);IF([.M54]&lt;0;&quot;Green&quot;;&quot;Red&quot;);&quot;None&quot;)) )" office:value-type="string" office:string-value="Yellow">
            <text:p>Yellow</text:p>
          </table:table-cell>
          <table:table-cell table:formula="of:=0.2126*[.H54] + 0.7152*[.I54] + 0.0722*[.J54]" office:value-type="float" office:value="194.65">
            <text:p>194.65</text:p>
          </table:table-cell>
          <table:table-cell table:formula="of:=MOD(60*IF([.X54]=[.Y54];0;IF([.U54]=[.Y54];([.V54]-[.W54])/([.Y54]-[.X54]);IF([.V54]=[.Y54];2+([.W54]-[.U54])/([.Y54]-[.X54]);4+([.U54]-[.V54])/([.Y54]-[.X54]))));360)" office:value-type="float" office:value="160">
            <text:p>160</text:p>
          </table:table-cell>
          <table:table-cell table:formula="of:=IF([.X54]=[.Y54];0;IF([.T54]&lt;0.5;([.Y54]-[.X54])/([.X54]+[.Y54]);([.Y54]-[.X54])/(2-[.Y54]-[.X54])))" office:value-type="float" office:value="1">
            <text:p>1</text:p>
          </table:table-cell>
          <table:table-cell table:formula="of:=([.X54]+[.Y54])/2" office:value-type="float" office:value="0.5">
            <text:p>0.5</text:p>
          </table:table-cell>
          <table:table-cell table:formula="of:=[.H54]/255" office:value-type="float" office:value="0">
            <text:p>0</text:p>
          </table:table-cell>
          <table:table-cell table:formula="of:=[.I54]/255" office:value-type="float" office:value="1">
            <text:p>1</text:p>
          </table:table-cell>
          <table:table-cell table:formula="of:=[.J54]/255" office:value-type="float" office:value="0.666666666666667">
            <text:p>0.67</text:p>
          </table:table-cell>
          <table:table-cell table:formula="of:=MIN([.U54];[.V54];[.W54])" office:value-type="float" office:value="0">
            <text:p>0</text:p>
          </table:table-cell>
          <table:table-cell table:formula="of:=MAX([.U54];[.V54];[.W54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60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3">
            <text:p>13</text:p>
          </table:table-cell>
          <table:table-cell table:style-name="ce88" office:value-type="string">
            <text:p>#55FFAA</text:p>
          </table:table-cell>
          <table:table-cell table:formula="of:=HEX2DEC(MID([.G55];2;2))" office:value-type="float" office:value="85">
            <text:p>85</text:p>
          </table:table-cell>
          <table:table-cell table:formula="of:=HEX2DEC(MID([.G55];4;2))" office:value-type="float" office:value="255">
            <text:p>255</text:p>
          </table:table-cell>
          <table:table-cell table:formula="of:=HEX2DEC(MID([.G5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90">
            <text:p>9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M55]=0;[.N55]=0);IF([.L55]=0;&quot;Black&quot;;IF([.L55]=100;&quot;White&quot;;&quot;Gray&quot;));IF(ABS([.M55])&gt;ABS([.N55]);IF([.M55]&lt;0;&quot;Green&quot;;&quot;Red&quot;);IF(ABS([.M55])&lt;ABS([.N55]);IF([.N55]&lt;0;&quot;Blue&quot;;&quot;Yellow&quot;);&quot;None&quot;)) )" office:value-type="string" office:string-value="Green">
            <text:p>Green</text:p>
          </table:table-cell>
          <table:table-cell table:formula="of:=IF(AND([.M55]=0;[.N55]=0);IF([.L55]=0;&quot;&quot;;IF([.L55]=100;&quot;&quot;;&quot;&quot;));IF(ABS([.M55])&gt;ABS([.N55]);IF([.N55]&lt;0;&quot;Blue&quot;;&quot;Yellow&quot;);IF(ABS([.M55])&lt;ABS([.N55]);IF([.M55]&lt;0;&quot;Green&quot;;&quot;Red&quot;);&quot;None&quot;)) )" office:value-type="string" office:string-value="Yellow">
            <text:p>Yellow</text:p>
          </table:table-cell>
          <table:table-cell table:formula="of:=0.2126*[.H55] + 0.7152*[.I55] + 0.0722*[.J55]" office:value-type="float" office:value="212.721">
            <text:p>212.72</text:p>
          </table:table-cell>
          <table:table-cell table:formula="of:=MOD(60*IF([.X55]=[.Y55];0;IF([.U55]=[.Y55];([.V55]-[.W55])/([.Y55]-[.X55]);IF([.V55]=[.Y55];2+([.W55]-[.U55])/([.Y55]-[.X55]);4+([.U55]-[.V55])/([.Y55]-[.X55]))));360)" office:value-type="float" office:value="150">
            <text:p>150</text:p>
          </table:table-cell>
          <table:table-cell table:formula="of:=IF([.X55]=[.Y55];0;IF([.T55]&lt;0.5;([.Y55]-[.X55])/([.X55]+[.Y55]);([.Y55]-[.X55])/(2-[.Y55]-[.X55])))" office:value-type="float" office:value="1">
            <text:p>1</text:p>
          </table:table-cell>
          <table:table-cell table:formula="of:=([.X55]+[.Y55])/2" office:value-type="float" office:value="0.666666666666667">
            <text:p>0.67</text:p>
          </table:table-cell>
          <table:table-cell table:formula="of:=[.H55]/255" office:value-type="float" office:value="0.333333333333333">
            <text:p>0.33</text:p>
          </table:table-cell>
          <table:table-cell table:formula="of:=[.I55]/255" office:value-type="float" office:value="1">
            <text:p>1</text:p>
          </table:table-cell>
          <table:table-cell table:formula="of:=[.J55]/255" office:value-type="float" office:value="0.666666666666667">
            <text:p>0.67</text:p>
          </table:table-cell>
          <table:table-cell table:formula="of:=MIN([.U55];[.V55];[.W55])" office:value-type="float" office:value="0.333333333333333">
            <text:p>0.33</text:p>
          </table:table-cell>
          <table:table-cell table:formula="of:=MAX([.U55];[.V55];[.W55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1"/>
          <table:table-cell table:style-name="ce76" office:value-type="string">
            <text:p>Cyan</text:p>
          </table:table-cell>
          <table:table-cell table:style-name="ce84" office:value-type="string">
            <text:p>blue</text:p>
          </table:table-cell>
          <table:table-cell table:style-name="ce79"/>
          <table:table-cell table:style-name="ce84" office:value-type="float" office:value="14">
            <text:p>14</text:p>
          </table:table-cell>
          <table:table-cell table:style-name="ce88" office:value-type="string">
            <text:p>#00FFFF</text:p>
          </table:table-cell>
          <table:table-cell table:formula="of:=HEX2DEC(MID([.G56];2;2))" office:value-type="float" office:value="0">
            <text:p>0</text:p>
          </table:table-cell>
          <table:table-cell table:formula="of:=HEX2DEC(MID([.G56];4;2))" office:value-type="float" office:value="255">
            <text:p>255</text:p>
          </table:table-cell>
          <table:table-cell table:formula="of:=HEX2DEC(MID([.G5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M56]=0;[.N56]=0);IF([.L56]=0;&quot;Black&quot;;IF([.L56]=100;&quot;White&quot;;&quot;Gray&quot;));IF(ABS([.M56])&gt;ABS([.N56]);IF([.M56]&lt;0;&quot;Green&quot;;&quot;Red&quot;);IF(ABS([.M56])&lt;ABS([.N56]);IF([.N56]&lt;0;&quot;Blue&quot;;&quot;Yellow&quot;);&quot;None&quot;)) )" office:value-type="string" office:string-value="Green">
            <text:p>Green</text:p>
          </table:table-cell>
          <table:table-cell table:formula="of:=IF(AND([.M56]=0;[.N56]=0);IF([.L56]=0;&quot;&quot;;IF([.L56]=100;&quot;&quot;;&quot;&quot;));IF(ABS([.M56])&gt;ABS([.N56]);IF([.N56]&lt;0;&quot;Blue&quot;;&quot;Yellow&quot;);IF(ABS([.M56])&lt;ABS([.N56]);IF([.M56]&lt;0;&quot;Green&quot;;&quot;Red&quot;);&quot;None&quot;)) )" office:value-type="string" office:string-value="Blue">
            <text:p>Blue</text:p>
          </table:table-cell>
          <table:table-cell table:formula="of:=0.2126*[.H56] + 0.7152*[.I56] + 0.0722*[.J56]" office:value-type="float" office:value="200.787">
            <text:p>200.79</text:p>
          </table:table-cell>
          <table:table-cell table:formula="of:=MOD(60*IF([.X56]=[.Y56];0;IF([.U56]=[.Y56];([.V56]-[.W56])/([.Y56]-[.X56]);IF([.V56]=[.Y56];2+([.W56]-[.U56])/([.Y56]-[.X56]);4+([.U56]-[.V56])/([.Y56]-[.X56]))));360)" office:value-type="float" office:value="180">
            <text:p>180</text:p>
          </table:table-cell>
          <table:table-cell table:formula="of:=IF([.X56]=[.Y56];0;IF([.T56]&lt;0.5;([.Y56]-[.X56])/([.X56]+[.Y56]);([.Y56]-[.X56])/(2-[.Y56]-[.X56])))" office:value-type="float" office:value="1">
            <text:p>1</text:p>
          </table:table-cell>
          <table:table-cell table:formula="of:=([.X56]+[.Y56])/2" office:value-type="float" office:value="0.5">
            <text:p>0.5</text:p>
          </table:table-cell>
          <table:table-cell table:formula="of:=[.H56]/255" office:value-type="float" office:value="0">
            <text:p>0</text:p>
          </table:table-cell>
          <table:table-cell table:formula="of:=[.I56]/255" office:value-type="float" office:value="1">
            <text:p>1</text:p>
          </table:table-cell>
          <table:table-cell table:formula="of:=[.J56]/255" office:value-type="float" office:value="1">
            <text:p>1</text:p>
          </table:table-cell>
          <table:table-cell table:formula="of:=MIN([.U56];[.V56];[.W56])" office:value-type="float" office:value="0">
            <text:p>0</text:p>
          </table:table-cell>
          <table:table-cell table:formula="of:=MAX([.U56];[.V56];[.W56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62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0">
            <text:p>10</text:p>
          </table:table-cell>
          <table:table-cell table:style-name="ce88" office:value-type="string">
            <text:p>#AAFF00</text:p>
          </table:table-cell>
          <table:table-cell table:formula="of:=HEX2DEC(MID([.G57];2;2))" office:value-type="float" office:value="170">
            <text:p>170</text:p>
          </table:table-cell>
          <table:table-cell table:formula="of:=HEX2DEC(MID([.G57];4;2))" office:value-type="float" office:value="255">
            <text:p>255</text:p>
          </table:table-cell>
          <table:table-cell table:formula="of:=HEX2DEC(MID([.G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</text:p>
          </table:table-cell>
          <table:table-cell table:formula="of:=IF(AND([.M57]=0;[.N57]=0);IF([.L57]=0;&quot;Black&quot;;IF([.L57]=100;&quot;White&quot;;&quot;Gray&quot;));IF(ABS([.M57])&gt;ABS([.N57]);IF([.M57]&lt;0;&quot;Green&quot;;&quot;Red&quot;);IF(ABS([.M57])&lt;ABS([.N57]);IF([.N57]&lt;0;&quot;Blue&quot;;&quot;Yellow&quot;);&quot;None&quot;)) )" office:value-type="string" office:string-value="Yellow">
            <text:p>Yellow</text:p>
          </table:table-cell>
          <table:table-cell table:formula="of:=IF(AND([.M57]=0;[.N57]=0);IF([.L57]=0;&quot;&quot;;IF([.L57]=100;&quot;&quot;;&quot;&quot;));IF(ABS([.M57])&gt;ABS([.N57]);IF([.N57]&lt;0;&quot;Blue&quot;;&quot;Yellow&quot;);IF(ABS([.M57])&lt;ABS([.N57]);IF([.M57]&lt;0;&quot;Green&quot;;&quot;Red&quot;);&quot;None&quot;)) )" office:value-type="string" office:string-value="Green">
            <text:p>Green</text:p>
          </table:table-cell>
          <table:table-cell table:formula="of:=0.2126*[.H57] + 0.7152*[.I57] + 0.0722*[.J57]" office:value-type="float" office:value="218.518">
            <text:p>218.52</text:p>
          </table:table-cell>
          <table:table-cell table:formula="of:=MOD(60*IF([.X57]=[.Y57];0;IF([.U57]=[.Y57];([.V57]-[.W57])/([.Y57]-[.X57]);IF([.V57]=[.Y57];2+([.W57]-[.U57])/([.Y57]-[.X57]);4+([.U57]-[.V57])/([.Y57]-[.X57]))));360)" office:value-type="float" office:value="80">
            <text:p>80</text:p>
          </table:table-cell>
          <table:table-cell table:formula="of:=IF([.X57]=[.Y57];0;IF([.T57]&lt;0.5;([.Y57]-[.X57])/([.X57]+[.Y57]);([.Y57]-[.X57])/(2-[.Y57]-[.X57])))" office:value-type="float" office:value="1">
            <text:p>1</text:p>
          </table:table-cell>
          <table:table-cell table:formula="of:=([.X57]+[.Y57])/2" office:value-type="float" office:value="0.5">
            <text:p>0.5</text:p>
          </table:table-cell>
          <table:table-cell table:formula="of:=[.H57]/255" office:value-type="float" office:value="0.666666666666667">
            <text:p>0.67</text:p>
          </table:table-cell>
          <table:table-cell table:formula="of:=[.I57]/255" office:value-type="float" office:value="1">
            <text:p>1</text:p>
          </table:table-cell>
          <table:table-cell table:formula="of:=[.J57]/255" office:value-type="float" office:value="0">
            <text:p>0</text:p>
          </table:table-cell>
          <table:table-cell table:formula="of:=MIN([.U57];[.V57];[.W57])" office:value-type="float" office:value="0">
            <text:p>0</text:p>
          </table:table-cell>
          <table:table-cell table:formula="of:=MAX([.U57];[.V57];[.W57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63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5">
            <text:p>15</text:p>
          </table:table-cell>
          <table:table-cell table:style-name="ce88" office:value-type="string">
            <text:p>#55FFFF</text:p>
          </table:table-cell>
          <table:table-cell table:formula="of:=HEX2DEC(MID([.G58];2;2))" office:value-type="float" office:value="85">
            <text:p>85</text:p>
          </table:table-cell>
          <table:table-cell table:formula="of:=HEX2DEC(MID([.G58];4;2))" office:value-type="float" office:value="255">
            <text:p>255</text:p>
          </table:table-cell>
          <table:table-cell table:formula="of:=HEX2DEC(MID([.G5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92">
            <text:p>92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M58]=0;[.N58]=0);IF([.L58]=0;&quot;Black&quot;;IF([.L58]=100;&quot;White&quot;;&quot;Gray&quot;));IF(ABS([.M58])&gt;ABS([.N58]);IF([.M58]&lt;0;&quot;Green&quot;;&quot;Red&quot;);IF(ABS([.M58])&lt;ABS([.N58]);IF([.N58]&lt;0;&quot;Blue&quot;;&quot;Yellow&quot;);&quot;None&quot;)) )" office:value-type="string" office:string-value="Green">
            <text:p>Green</text:p>
          </table:table-cell>
          <table:table-cell table:formula="of:=IF(AND([.M58]=0;[.N58]=0);IF([.L58]=0;&quot;&quot;;IF([.L58]=100;&quot;&quot;;&quot;&quot;));IF(ABS([.M58])&gt;ABS([.N58]);IF([.N58]&lt;0;&quot;Blue&quot;;&quot;Yellow&quot;);IF(ABS([.M58])&lt;ABS([.N58]);IF([.M58]&lt;0;&quot;Green&quot;;&quot;Red&quot;);&quot;None&quot;)) )" office:value-type="string" office:string-value="Blue">
            <text:p>Blue</text:p>
          </table:table-cell>
          <table:table-cell table:formula="of:=0.2126*[.H58] + 0.7152*[.I58] + 0.0722*[.J58]" office:value-type="float" office:value="218.858">
            <text:p>218.86</text:p>
          </table:table-cell>
          <table:table-cell table:formula="of:=MOD(60*IF([.X58]=[.Y58];0;IF([.U58]=[.Y58];([.V58]-[.W58])/([.Y58]-[.X58]);IF([.V58]=[.Y58];2+([.W58]-[.U58])/([.Y58]-[.X58]);4+([.U58]-[.V58])/([.Y58]-[.X58]))));360)" office:value-type="float" office:value="180">
            <text:p>180</text:p>
          </table:table-cell>
          <table:table-cell table:formula="of:=IF([.X58]=[.Y58];0;IF([.T58]&lt;0.5;([.Y58]-[.X58])/([.X58]+[.Y58]);([.Y58]-[.X58])/(2-[.Y58]-[.X58])))" office:value-type="float" office:value="1">
            <text:p>1</text:p>
          </table:table-cell>
          <table:table-cell table:formula="of:=([.X58]+[.Y58])/2" office:value-type="float" office:value="0.666666666666667">
            <text:p>0.67</text:p>
          </table:table-cell>
          <table:table-cell table:formula="of:=[.H58]/255" office:value-type="float" office:value="0.333333333333333">
            <text:p>0.33</text:p>
          </table:table-cell>
          <table:table-cell table:formula="of:=[.I58]/255" office:value-type="float" office:value="1">
            <text:p>1</text:p>
          </table:table-cell>
          <table:table-cell table:formula="of:=[.J58]/255" office:value-type="float" office:value="1">
            <text:p>1</text:p>
          </table:table-cell>
          <table:table-cell table:formula="of:=MIN([.U58];[.V58];[.W58])" office:value-type="float" office:value="0.333333333333333">
            <text:p>0.33</text:p>
          </table:table-cell>
          <table:table-cell table:formula="of:=MAX([.U58];[.V58];[.W58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64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1">
            <text:p>11</text:p>
          </table:table-cell>
          <table:table-cell table:style-name="ce88" office:value-type="string">
            <text:p>#AAFF55</text:p>
          </table:table-cell>
          <table:table-cell table:formula="of:=HEX2DEC(MID([.G59];2;2))" office:value-type="float" office:value="170">
            <text:p>170</text:p>
          </table:table-cell>
          <table:table-cell table:formula="of:=HEX2DEC(MID([.G59];4;2))" office:value-type="float" office:value="255">
            <text:p>255</text:p>
          </table:table-cell>
          <table:table-cell table:formula="of:=HEX2DEC(MID([.G5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92">
            <text:p>92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M59]=0;[.N59]=0);IF([.L59]=0;&quot;Black&quot;;IF([.L59]=100;&quot;White&quot;;&quot;Gray&quot;));IF(ABS([.M59])&gt;ABS([.N59]);IF([.M59]&lt;0;&quot;Green&quot;;&quot;Red&quot;);IF(ABS([.M59])&lt;ABS([.N59]);IF([.N59]&lt;0;&quot;Blue&quot;;&quot;Yellow&quot;);&quot;None&quot;)) )" office:value-type="string" office:string-value="Yellow">
            <text:p>Yellow</text:p>
          </table:table-cell>
          <table:table-cell table:formula="of:=IF(AND([.M59]=0;[.N59]=0);IF([.L59]=0;&quot;&quot;;IF([.L59]=100;&quot;&quot;;&quot;&quot;));IF(ABS([.M59])&gt;ABS([.N59]);IF([.N59]&lt;0;&quot;Blue&quot;;&quot;Yellow&quot;);IF(ABS([.M59])&lt;ABS([.N59]);IF([.M59]&lt;0;&quot;Green&quot;;&quot;Red&quot;);&quot;None&quot;)) )" office:value-type="string" office:string-value="Green">
            <text:p>Green</text:p>
          </table:table-cell>
          <table:table-cell table:formula="of:=0.2126*[.H59] + 0.7152*[.I59] + 0.0722*[.J59]" office:value-type="float" office:value="224.655">
            <text:p>224.66</text:p>
          </table:table-cell>
          <table:table-cell table:formula="of:=MOD(60*IF([.X59]=[.Y59];0;IF([.U59]=[.Y59];([.V59]-[.W59])/([.Y59]-[.X59]);IF([.V59]=[.Y59];2+([.W59]-[.U59])/([.Y59]-[.X59]);4+([.U59]-[.V59])/([.Y59]-[.X59]))));360)" office:value-type="float" office:value="90">
            <text:p>90</text:p>
          </table:table-cell>
          <table:table-cell table:formula="of:=IF([.X59]=[.Y59];0;IF([.T59]&lt;0.5;([.Y59]-[.X59])/([.X59]+[.Y59]);([.Y59]-[.X59])/(2-[.Y59]-[.X59])))" office:value-type="float" office:value="1">
            <text:p>1</text:p>
          </table:table-cell>
          <table:table-cell table:formula="of:=([.X59]+[.Y59])/2" office:value-type="float" office:value="0.666666666666667">
            <text:p>0.67</text:p>
          </table:table-cell>
          <table:table-cell table:formula="of:=[.H59]/255" office:value-type="float" office:value="0.666666666666667">
            <text:p>0.67</text:p>
          </table:table-cell>
          <table:table-cell table:formula="of:=[.I59]/255" office:value-type="float" office:value="1">
            <text:p>1</text:p>
          </table:table-cell>
          <table:table-cell table:formula="of:=[.J59]/255" office:value-type="float" office:value="0.333333333333333">
            <text:p>0.33</text:p>
          </table:table-cell>
          <table:table-cell table:formula="of:=MIN([.U59];[.V59];[.W59])" office:value-type="float" office:value="0.333333333333333">
            <text:p>0.33</text:p>
          </table:table-cell>
          <table:table-cell table:formula="of:=MAX([.U59];[.V59];[.W59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65"/>
          <table:table-cell/>
          <table:table-cell table:style-name="ce79" office:value-type="string">
            <text:p>green</text:p>
          </table:table-cell>
          <table:table-cell table:style-name="ce79"/>
          <table:table-cell table:style-name="ce79" office:value-type="float" office:value="14">
            <text:p>14</text:p>
          </table:table-cell>
          <table:table-cell table:style-name="ce88" office:value-type="string">
            <text:p>#AAFFAA</text:p>
          </table:table-cell>
          <table:table-cell table:formula="of:=HEX2DEC(MID([.G60];2;2))" office:value-type="float" office:value="170">
            <text:p>170</text:p>
          </table:table-cell>
          <table:table-cell table:formula="of:=HEX2DEC(MID([.G60];4;2))" office:value-type="float" office:value="255">
            <text:p>255</text:p>
          </table:table-cell>
          <table:table-cell table:formula="of:=HEX2DEC(MID([.G60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93">
            <text:p>93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M60]=0;[.N60]=0);IF([.L60]=0;&quot;Black&quot;;IF([.L60]=100;&quot;White&quot;;&quot;Gray&quot;));IF(ABS([.M60])&gt;ABS([.N60]);IF([.M60]&lt;0;&quot;Green&quot;;&quot;Red&quot;);IF(ABS([.M60])&lt;ABS([.N60]);IF([.N60]&lt;0;&quot;Blue&quot;;&quot;Yellow&quot;);&quot;None&quot;)) )" office:value-type="string" office:string-value="Green">
            <text:p>Green</text:p>
          </table:table-cell>
          <table:table-cell table:formula="of:=IF(AND([.M60]=0;[.N60]=0);IF([.L60]=0;&quot;&quot;;IF([.L60]=100;&quot;&quot;;&quot;&quot;));IF(ABS([.M60])&gt;ABS([.N60]);IF([.N60]&lt;0;&quot;Blue&quot;;&quot;Yellow&quot;);IF(ABS([.M60])&lt;ABS([.N60]);IF([.M60]&lt;0;&quot;Green&quot;;&quot;Red&quot;);&quot;None&quot;)) )" office:value-type="string" office:string-value="Yellow">
            <text:p>Yellow</text:p>
          </table:table-cell>
          <table:table-cell table:formula="of:=0.2126*[.H60] + 0.7152*[.I60] + 0.0722*[.J60]" office:value-type="float" office:value="230.792">
            <text:p>230.79</text:p>
          </table:table-cell>
          <table:table-cell table:formula="of:=MOD(60*IF([.X60]=[.Y60];0;IF([.U60]=[.Y60];([.V60]-[.W60])/([.Y60]-[.X60]);IF([.V60]=[.Y60];2+([.W60]-[.U60])/([.Y60]-[.X60]);4+([.U60]-[.V60])/([.Y60]-[.X60]))));360)" office:value-type="float" office:value="120">
            <text:p>120</text:p>
          </table:table-cell>
          <table:table-cell table:formula="of:=IF([.X60]=[.Y60];0;IF([.T60]&lt;0.5;([.Y60]-[.X60])/([.X60]+[.Y60]);([.Y60]-[.X60])/(2-[.Y60]-[.X60])))" office:value-type="float" office:value="1">
            <text:p>1</text:p>
          </table:table-cell>
          <table:table-cell table:formula="of:=([.X60]+[.Y60])/2" office:value-type="float" office:value="0.833333333333333">
            <text:p>0.83</text:p>
          </table:table-cell>
          <table:table-cell table:formula="of:=[.H60]/255" office:value-type="float" office:value="0.666666666666667">
            <text:p>0.67</text:p>
          </table:table-cell>
          <table:table-cell table:formula="of:=[.I60]/255" office:value-type="float" office:value="1">
            <text:p>1</text:p>
          </table:table-cell>
          <table:table-cell table:formula="of:=[.J60]/255" office:value-type="float" office:value="0.666666666666667">
            <text:p>0.67</text:p>
          </table:table-cell>
          <table:table-cell table:formula="of:=MIN([.U60];[.V60];[.W60])" office:value-type="float" office:value="0.666666666666667">
            <text:p>0.67</text:p>
          </table:table-cell>
          <table:table-cell table:formula="of:=MAX([.U60];[.V60];[.W60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66"/>
          <table:table-cell/>
          <table:table-cell table:style-name="ce79" office:value-type="string">
            <text:p>blue</text:p>
          </table:table-cell>
          <table:table-cell table:style-name="ce79"/>
          <table:table-cell table:style-name="ce79" office:value-type="float" office:value="16">
            <text:p>16</text:p>
          </table:table-cell>
          <table:table-cell table:style-name="ce88" office:value-type="string">
            <text:p>#AAFFFF</text:p>
          </table:table-cell>
          <table:table-cell table:formula="of:=HEX2DEC(MID([.G61];2;2))" office:value-type="float" office:value="170">
            <text:p>170</text:p>
          </table:table-cell>
          <table:table-cell table:formula="of:=HEX2DEC(MID([.G61];4;2))" office:value-type="float" office:value="255">
            <text:p>255</text:p>
          </table:table-cell>
          <table:table-cell table:formula="of:=HEX2DEC(MID([.G61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M61]=0;[.N61]=0);IF([.L61]=0;&quot;Black&quot;;IF([.L61]=100;&quot;White&quot;;&quot;Gray&quot;));IF(ABS([.M61])&gt;ABS([.N61]);IF([.M61]&lt;0;&quot;Green&quot;;&quot;Red&quot;);IF(ABS([.M61])&lt;ABS([.N61]);IF([.N61]&lt;0;&quot;Blue&quot;;&quot;Yellow&quot;);&quot;None&quot;)) )" office:value-type="string" office:string-value="Green">
            <text:p>Green</text:p>
          </table:table-cell>
          <table:table-cell table:formula="of:=IF(AND([.M61]=0;[.N61]=0);IF([.L61]=0;&quot;&quot;;IF([.L61]=100;&quot;&quot;;&quot;&quot;));IF(ABS([.M61])&gt;ABS([.N61]);IF([.N61]&lt;0;&quot;Blue&quot;;&quot;Yellow&quot;);IF(ABS([.M61])&lt;ABS([.N61]);IF([.M61]&lt;0;&quot;Green&quot;;&quot;Red&quot;);&quot;None&quot;)) )" office:value-type="string" office:string-value="Blue">
            <text:p>Blue</text:p>
          </table:table-cell>
          <table:table-cell table:formula="of:=0.2126*[.H61] + 0.7152*[.I61] + 0.0722*[.J61]" office:value-type="float" office:value="236.929">
            <text:p>236.93</text:p>
          </table:table-cell>
          <table:table-cell table:formula="of:=MOD(60*IF([.X61]=[.Y61];0;IF([.U61]=[.Y61];([.V61]-[.W61])/([.Y61]-[.X61]);IF([.V61]=[.Y61];2+([.W61]-[.U61])/([.Y61]-[.X61]);4+([.U61]-[.V61])/([.Y61]-[.X61]))));360)" office:value-type="float" office:value="180">
            <text:p>180</text:p>
          </table:table-cell>
          <table:table-cell table:formula="of:=IF([.X61]=[.Y61];0;IF([.T61]&lt;0.5;([.Y61]-[.X61])/([.X61]+[.Y61]);([.Y61]-[.X61])/(2-[.Y61]-[.X61])))" office:value-type="float" office:value="1">
            <text:p>1</text:p>
          </table:table-cell>
          <table:table-cell table:formula="of:=([.X61]+[.Y61])/2" office:value-type="float" office:value="0.833333333333333">
            <text:p>0.83</text:p>
          </table:table-cell>
          <table:table-cell table:formula="of:=[.H61]/255" office:value-type="float" office:value="0.666666666666667">
            <text:p>0.67</text:p>
          </table:table-cell>
          <table:table-cell table:formula="of:=[.I61]/255" office:value-type="float" office:value="1">
            <text:p>1</text:p>
          </table:table-cell>
          <table:table-cell table:formula="of:=[.J61]/255" office:value-type="float" office:value="1">
            <text:p>1</text:p>
          </table:table-cell>
          <table:table-cell table:formula="of:=MIN([.U61];[.V61];[.W61])" office:value-type="float" office:value="0.666666666666667">
            <text:p>0.67</text:p>
          </table:table-cell>
          <table:table-cell table:formula="of:=MAX([.U61];[.V61];[.W61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67"/>
          <table:table-cell table:style-name="ce77" office:value-type="string">
            <text:p>Yellow</text:p>
          </table:table-cell>
          <table:table-cell table:style-name="ce85" office:value-type="string">
            <text:p>yellow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8" office:value-type="string">
            <text:p>#FFFF00</text:p>
          </table:table-cell>
          <table:table-cell table:formula="of:=HEX2DEC(MID([.G62];2;2))" office:value-type="float" office:value="255">
            <text:p>255</text:p>
          </table:table-cell>
          <table:table-cell table:formula="of:=HEX2DEC(MID([.G62];4;2))" office:value-type="float" office:value="255">
            <text:p>255</text:p>
          </table:table-cell>
          <table:table-cell table:formula="of:=HEX2DEC(MID([.G6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M62]=0;[.N62]=0);IF([.L62]=0;&quot;Black&quot;;IF([.L62]=100;&quot;White&quot;;&quot;Gray&quot;));IF(ABS([.M62])&gt;ABS([.N62]);IF([.M62]&lt;0;&quot;Green&quot;;&quot;Red&quot;);IF(ABS([.M62])&lt;ABS([.N62]);IF([.N62]&lt;0;&quot;Blue&quot;;&quot;Yellow&quot;);&quot;None&quot;)) )" office:value-type="string" office:string-value="Yellow">
            <text:p>Yellow</text:p>
          </table:table-cell>
          <table:table-cell table:formula="of:=IF(AND([.M62]=0;[.N62]=0);IF([.L62]=0;&quot;&quot;;IF([.L62]=100;&quot;&quot;;&quot;&quot;));IF(ABS([.M62])&gt;ABS([.N62]);IF([.N62]&lt;0;&quot;Blue&quot;;&quot;Yellow&quot;);IF(ABS([.M62])&lt;ABS([.N62]);IF([.M62]&lt;0;&quot;Green&quot;;&quot;Red&quot;);&quot;None&quot;)) )" office:value-type="string" office:string-value="Green">
            <text:p>Green</text:p>
          </table:table-cell>
          <table:table-cell table:formula="of:=0.2126*[.H62] + 0.7152*[.I62] + 0.0722*[.J62]" office:value-type="float" office:value="236.589">
            <text:p>236.59</text:p>
          </table:table-cell>
          <table:table-cell table:formula="of:=MOD(60*IF([.X62]=[.Y62];0;IF([.U62]=[.Y62];([.V62]-[.W62])/([.Y62]-[.X62]);IF([.V62]=[.Y62];2+([.W62]-[.U62])/([.Y62]-[.X62]);4+([.U62]-[.V62])/([.Y62]-[.X62]))));360)" office:value-type="float" office:value="60">
            <text:p>60</text:p>
          </table:table-cell>
          <table:table-cell table:formula="of:=IF([.X62]=[.Y62];0;IF([.T62]&lt;0.5;([.Y62]-[.X62])/([.X62]+[.Y62]);([.Y62]-[.X62])/(2-[.Y62]-[.X62])))" office:value-type="float" office:value="1">
            <text:p>1</text:p>
          </table:table-cell>
          <table:table-cell table:formula="of:=([.X62]+[.Y62])/2" office:value-type="float" office:value="0.5">
            <text:p>0.5</text:p>
          </table:table-cell>
          <table:table-cell table:formula="of:=[.H62]/255" office:value-type="float" office:value="1">
            <text:p>1</text:p>
          </table:table-cell>
          <table:table-cell table:formula="of:=[.I62]/255" office:value-type="float" office:value="1">
            <text:p>1</text:p>
          </table:table-cell>
          <table:table-cell table:formula="of:=[.J62]/255" office:value-type="float" office:value="0">
            <text:p>0</text:p>
          </table:table-cell>
          <table:table-cell table:formula="of:=MIN([.U62];[.V62];[.W62])" office:value-type="float" office:value="0">
            <text:p>0</text:p>
          </table:table-cell>
          <table:table-cell table:formula="of:=MAX([.U62];[.V62];[.W62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68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2">
            <text:p>2</text:p>
          </table:table-cell>
          <table:table-cell table:style-name="ce88" office:value-type="string">
            <text:p>#FFFF55</text:p>
          </table:table-cell>
          <table:table-cell table:formula="of:=HEX2DEC(MID([.G63];2;2))" office:value-type="float" office:value="255">
            <text:p>255</text:p>
          </table:table-cell>
          <table:table-cell table:formula="of:=HEX2DEC(MID([.G63];4;2))" office:value-type="float" office:value="255">
            <text:p>255</text:p>
          </table:table-cell>
          <table:table-cell table:formula="of:=HEX2DEC(MID([.G6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M63]=0;[.N63]=0);IF([.L63]=0;&quot;Black&quot;;IF([.L63]=100;&quot;White&quot;;&quot;Gray&quot;));IF(ABS([.M63])&gt;ABS([.N63]);IF([.M63]&lt;0;&quot;Green&quot;;&quot;Red&quot;);IF(ABS([.M63])&lt;ABS([.N63]);IF([.N63]&lt;0;&quot;Blue&quot;;&quot;Yellow&quot;);&quot;None&quot;)) )" office:value-type="string" office:string-value="Yellow">
            <text:p>Yellow</text:p>
          </table:table-cell>
          <table:table-cell table:formula="of:=IF(AND([.M63]=0;[.N63]=0);IF([.L63]=0;&quot;&quot;;IF([.L63]=100;&quot;&quot;;&quot;&quot;));IF(ABS([.M63])&gt;ABS([.N63]);IF([.N63]&lt;0;&quot;Blue&quot;;&quot;Yellow&quot;);IF(ABS([.M63])&lt;ABS([.N63]);IF([.M63]&lt;0;&quot;Green&quot;;&quot;Red&quot;);&quot;None&quot;)) )" office:value-type="string" office:string-value="Green">
            <text:p>Green</text:p>
          </table:table-cell>
          <table:table-cell table:formula="of:=0.2126*[.H63] + 0.7152*[.I63] + 0.0722*[.J63]" office:value-type="float" office:value="242.726">
            <text:p>242.73</text:p>
          </table:table-cell>
          <table:table-cell table:formula="of:=MOD(60*IF([.X63]=[.Y63];0;IF([.U63]=[.Y63];([.V63]-[.W63])/([.Y63]-[.X63]);IF([.V63]=[.Y63];2+([.W63]-[.U63])/([.Y63]-[.X63]);4+([.U63]-[.V63])/([.Y63]-[.X63]))));360)" office:value-type="float" office:value="60">
            <text:p>60</text:p>
          </table:table-cell>
          <table:table-cell table:formula="of:=IF([.X63]=[.Y63];0;IF([.T63]&lt;0.5;([.Y63]-[.X63])/([.X63]+[.Y63]);([.Y63]-[.X63])/(2-[.Y63]-[.X63])))" office:value-type="float" office:value="1">
            <text:p>1</text:p>
          </table:table-cell>
          <table:table-cell table:formula="of:=([.X63]+[.Y63])/2" office:value-type="float" office:value="0.666666666666667">
            <text:p>0.67</text:p>
          </table:table-cell>
          <table:table-cell table:formula="of:=[.H63]/255" office:value-type="float" office:value="1">
            <text:p>1</text:p>
          </table:table-cell>
          <table:table-cell table:formula="of:=[.I63]/255" office:value-type="float" office:value="1">
            <text:p>1</text:p>
          </table:table-cell>
          <table:table-cell table:formula="of:=[.J63]/255" office:value-type="float" office:value="0.333333333333333">
            <text:p>0.33</text:p>
          </table:table-cell>
          <table:table-cell table:formula="of:=MIN([.U63];[.V63];[.W63])" office:value-type="float" office:value="0.333333333333333">
            <text:p>0.33</text:p>
          </table:table-cell>
          <table:table-cell table:formula="of:=MAX([.U63];[.V63];[.W63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69"/>
          <table:table-cell/>
          <table:table-cell table:style-name="ce79" office:value-type="string">
            <text:p>yellow</text:p>
          </table:table-cell>
          <table:table-cell table:style-name="ce79"/>
          <table:table-cell table:style-name="ce79" office:value-type="float" office:value="3">
            <text:p>3</text:p>
          </table:table-cell>
          <table:table-cell table:style-name="ce88" office:value-type="string">
            <text:p>#FFFFAA</text:p>
          </table:table-cell>
          <table:table-cell table:formula="of:=HEX2DEC(MID([.G64];2;2))" office:value-type="float" office:value="255">
            <text:p>255</text:p>
          </table:table-cell>
          <table:table-cell table:formula="of:=HEX2DEC(MID([.G64];4;2))" office:value-type="float" office:value="255">
            <text:p>255</text:p>
          </table:table-cell>
          <table:table-cell table:formula="of:=HEX2DEC(MID([.G6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M64]=0;[.N64]=0);IF([.L64]=0;&quot;Black&quot;;IF([.L64]=100;&quot;White&quot;;&quot;Gray&quot;));IF(ABS([.M64])&gt;ABS([.N64]);IF([.M64]&lt;0;&quot;Green&quot;;&quot;Red&quot;);IF(ABS([.M64])&lt;ABS([.N64]);IF([.N64]&lt;0;&quot;Blue&quot;;&quot;Yellow&quot;);&quot;None&quot;)) )" office:value-type="string" office:string-value="Yellow">
            <text:p>Yellow</text:p>
          </table:table-cell>
          <table:table-cell table:formula="of:=IF(AND([.M64]=0;[.N64]=0);IF([.L64]=0;&quot;&quot;;IF([.L64]=100;&quot;&quot;;&quot;&quot;));IF(ABS([.M64])&gt;ABS([.N64]);IF([.N64]&lt;0;&quot;Blue&quot;;&quot;Yellow&quot;);IF(ABS([.M64])&lt;ABS([.N64]);IF([.M64]&lt;0;&quot;Green&quot;;&quot;Red&quot;);&quot;None&quot;)) )" office:value-type="string" office:string-value="Green">
            <text:p>Green</text:p>
          </table:table-cell>
          <table:table-cell table:formula="of:=0.2126*[.H64] + 0.7152*[.I64] + 0.0722*[.J64]" office:value-type="float" office:value="248.863">
            <text:p>248.86</text:p>
          </table:table-cell>
          <table:table-cell table:formula="of:=MOD(60*IF([.X64]=[.Y64];0;IF([.U64]=[.Y64];([.V64]-[.W64])/([.Y64]-[.X64]);IF([.V64]=[.Y64];2+([.W64]-[.U64])/([.Y64]-[.X64]);4+([.U64]-[.V64])/([.Y64]-[.X64]))));360)" office:value-type="float" office:value="60">
            <text:p>60</text:p>
          </table:table-cell>
          <table:table-cell table:formula="of:=IF([.X64]=[.Y64];0;IF([.T64]&lt;0.5;([.Y64]-[.X64])/([.X64]+[.Y64]);([.Y64]-[.X64])/(2-[.Y64]-[.X64])))" office:value-type="float" office:value="1">
            <text:p>1</text:p>
          </table:table-cell>
          <table:table-cell table:formula="of:=([.X64]+[.Y64])/2" office:value-type="float" office:value="0.833333333333333">
            <text:p>0.83</text:p>
          </table:table-cell>
          <table:table-cell table:formula="of:=[.H64]/255" office:value-type="float" office:value="1">
            <text:p>1</text:p>
          </table:table-cell>
          <table:table-cell table:formula="of:=[.I64]/255" office:value-type="float" office:value="1">
            <text:p>1</text:p>
          </table:table-cell>
          <table:table-cell table:formula="of:=[.J64]/255" office:value-type="float" office:value="0.666666666666667">
            <text:p>0.67</text:p>
          </table:table-cell>
          <table:table-cell table:formula="of:=MIN([.U64];[.V64];[.W64])" office:value-type="float" office:value="0.666666666666667">
            <text:p>0.67</text:p>
          </table:table-cell>
          <table:table-cell table:formula="of:=MAX([.U64];[.V64];[.W64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70"/>
          <table:table-cell table:style-name="ce1" office:value-type="string">
            <text:p>White</text:p>
          </table:table-cell>
          <table:table-cell table:style-name="ce86" office:value-type="string">
            <text:p>white</text:p>
          </table:table-cell>
          <table:table-cell table:style-name="ce86"/>
          <table:table-cell table:style-name="ce86" office:value-type="string">
            <text:p>white</text:p>
          </table:table-cell>
          <table:table-cell table:style-name="ce88" office:value-type="string">
            <text:p>#FFFFFF</text:p>
          </table:table-cell>
          <table:table-cell table:formula="of:=HEX2DEC(MID([.G65];2;2))" office:value-type="float" office:value="255">
            <text:p>255</text:p>
          </table:table-cell>
          <table:table-cell table:formula="of:=HEX2DEC(MID([.G65];4;2))" office:value-type="float" office:value="255">
            <text:p>255</text:p>
          </table:table-cell>
          <table:table-cell table:formula="of:=HEX2DEC(MID([.G65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M65]=0;[.N65]=0);IF([.L65]=0;&quot;Black&quot;;IF([.L65]=100;&quot;White&quot;;&quot;Gray&quot;));IF(ABS([.M65])&gt;ABS([.N65]);IF([.M65]&lt;0;&quot;Green&quot;;&quot;Red&quot;);IF(ABS([.M65])&lt;ABS([.N65]);IF([.N65]&lt;0;&quot;Blue&quot;;&quot;Yellow&quot;);&quot;None&quot;)) )" office:value-type="string" office:string-value="White">
            <text:p>White</text:p>
          </table:table-cell>
          <table:table-cell table:formula="of:=IF(AND([.M65]=0;[.N65]=0);IF([.L65]=0;&quot;&quot;;IF([.L65]=100;&quot;&quot;;&quot;&quot;));IF(ABS([.M65])&gt;ABS([.N65]);IF([.N65]&lt;0;&quot;Blue&quot;;&quot;Yellow&quot;);IF(ABS([.M65])&lt;ABS([.N65]);IF([.M65]&lt;0;&quot;Green&quot;;&quot;Red&quot;);&quot;None&quot;)) )">
            <text:p/>
          </table:table-cell>
          <table:table-cell table:formula="of:=0.2126*[.H65] + 0.7152*[.I65] + 0.0722*[.J65]" office:value-type="float" office:value="255">
            <text:p>255</text:p>
          </table:table-cell>
          <table:table-cell table:formula="of:=MOD(60*IF([.X65]=[.Y65];0;IF([.U65]=[.Y65];([.V65]-[.W65])/([.Y65]-[.X65]);IF([.V65]=[.Y65];2+([.W65]-[.U65])/([.Y65]-[.X65]);4+([.U65]-[.V65])/([.Y65]-[.X65]))));360)" office:value-type="float" office:value="0">
            <text:p>0</text:p>
          </table:table-cell>
          <table:table-cell table:formula="of:=IF([.X65]=[.Y65];0;IF([.T65]&lt;0.5;([.Y65]-[.X65])/([.X65]+[.Y65]);([.Y65]-[.X65])/(2-[.Y65]-[.X65])))" office:value-type="float" office:value="0">
            <text:p>0</text:p>
          </table:table-cell>
          <table:table-cell table:formula="of:=([.X65]+[.Y65])/2" office:value-type="float" office:value="1">
            <text:p>1</text:p>
          </table:table-cell>
          <table:table-cell table:formula="of:=[.H65]/255" office:value-type="float" office:value="1">
            <text:p>1</text:p>
          </table:table-cell>
          <table:table-cell table:formula="of:=[.I65]/255" office:value-type="float" office:value="1">
            <text:p>1</text:p>
          </table:table-cell>
          <table:table-cell table:formula="of:=[.J65]/255" office:value-type="float" office:value="1">
            <text:p>1</text:p>
          </table:table-cell>
          <table:table-cell table:formula="of:=MIN([.U65];[.V65];[.W65])" office:value-type="float" office:value="1">
            <text:p>1</text:p>
          </table:table-cell>
          <table:table-cell table:formula="of:=MAX([.U65];[.V65];[.W65]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79" table:number-columns-repeated="3"/>
          <table:table-cell table:style-name="ce88" office:value-type="string">
            <text:p>#000000</text:p>
          </table:table-cell>
          <table:table-cell table:formula="of:=HEX2DEC(MID([.G66];2;2))" office:value-type="float" office:value="0">
            <text:p>0</text:p>
          </table:table-cell>
          <table:table-cell table:formula="of:=HEX2DEC(MID([.G66];4;2))" office:value-type="float" office:value="0">
            <text:p>0</text:p>
          </table:table-cell>
          <table:table-cell table:formula="of:=HEX2DEC(MID([.G6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3" office:value-type="float" office:value="0">
            <text:p>0</text:p>
          </table:table-cell>
          <table:table-cell table:formula="of:=IF(AND([.M66]=0;[.N66]=0);IF([.L66]=0;&quot;Black&quot;;IF([.L66]=100;&quot;White&quot;;&quot;Gray&quot;));IF(ABS([.M66])&gt;ABS([.N66]);IF([.M66]&lt;0;&quot;Green&quot;;&quot;Red&quot;);IF(ABS([.M66])&lt;ABS([.N66]);IF([.N66]&lt;0;&quot;Blue&quot;;&quot;Yellow&quot;);&quot;None&quot;)) )" office:value-type="string" office:string-value="Black">
            <text:p>Black</text:p>
          </table:table-cell>
          <table:table-cell table:formula="of:=IF(AND([.M66]=0;[.N66]=0);IF([.L66]=0;&quot;&quot;;IF([.L66]=100;&quot;&quot;;&quot;&quot;));IF(ABS([.M66])&gt;ABS([.N66]);IF([.N66]&lt;0;&quot;Blue&quot;;&quot;Yellow&quot;);IF(ABS([.M66])&lt;ABS([.N66]);IF([.M66]&lt;0;&quot;Green&quot;;&quot;Red&quot;);&quot;None&quot;)) )">
            <text:p/>
          </table:table-cell>
          <table:table-cell table:formula="of:=0.2126*[.H66] + 0.7152*[.I66] + 0.0722*[.J66]" office:value-type="float" office:value="0">
            <text:p>0</text:p>
          </table:table-cell>
          <table:table-cell table:formula="of:=MOD(60*IF([.X66]=[.Y66];0;IF([.U66]=[.Y66];([.V66]-[.W66])/([.Y66]-[.X66]);IF([.V66]=[.Y66];2+([.W66]-[.U66])/([.Y66]-[.X66]);4+([.U66]-[.V66])/([.Y66]-[.X66]))));360)" office:value-type="float" office:value="0">
            <text:p>0</text:p>
          </table:table-cell>
          <table:table-cell table:formula="of:=IF([.X66]=[.Y66];0;IF([.T66]&lt;0.5;([.Y66]-[.X66])/([.X66]+[.Y66]);([.Y66]-[.X66])/(2-[.Y66]-[.X66])))" office:value-type="float" office:value="0">
            <text:p>0</text:p>
          </table:table-cell>
          <table:table-cell table:formula="of:=([.X66]+[.Y66])/2" office:value-type="float" office:value="0">
            <text:p>0</text:p>
          </table:table-cell>
          <table:table-cell table:formula="of:=[.H66]/255" office:value-type="float" office:value="0">
            <text:p>0</text:p>
          </table:table-cell>
          <table:table-cell table:formula="of:=[.I66]/255" office:value-type="float" office:value="0">
            <text:p>0</text:p>
          </table:table-cell>
          <table:table-cell table:formula="of:=[.J66]/255" office:value-type="float" office:value="0">
            <text:p>0</text:p>
          </table:table-cell>
          <table:table-cell table:formula="of:=MIN([.U66];[.V66];[.W66])" office:value-type="float" office:value="0">
            <text:p>0</text:p>
          </table:table-cell>
          <table:table-cell table:formula="of:=MAX([.U66];[.V66];[.W66]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FF</text:p>
          </table:table-cell>
          <table:table-cell table:formula="of:=HEX2DEC(MID([.G67];2;2))" office:value-type="float" office:value="0">
            <text:p>0</text:p>
          </table:table-cell>
          <table:table-cell table:formula="of:=HEX2DEC(MID([.G67];4;2))" office:value-type="float" office:value="170">
            <text:p>170</text:p>
          </table:table-cell>
          <table:table-cell table:formula="of:=HEX2DEC(MID([.G6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M67]=0;[.N67]=0);IF([.L67]=0;&quot;Black&quot;;IF([.L67]=100;&quot;White&quot;;&quot;Gray&quot;));IF(ABS([.M67])&gt;ABS([.N67]);IF([.M67]&lt;0;&quot;Green&quot;;&quot;Red&quot;);IF(ABS([.M67])&lt;ABS([.N67]);IF([.N67]&lt;0;&quot;Blue&quot;;&quot;Yellow&quot;);&quot;None&quot;)) )" office:value-type="string" office:string-value="Blue">
            <text:p>Blue</text:p>
          </table:table-cell>
          <table:table-cell table:formula="of:=IF(AND([.M67]=0;[.N67]=0);IF([.L67]=0;&quot;&quot;;IF([.L67]=100;&quot;&quot;;&quot;&quot;));IF(ABS([.M67])&gt;ABS([.N67]);IF([.N67]&lt;0;&quot;Blue&quot;;&quot;Yellow&quot;);IF(ABS([.M67])&lt;ABS([.N67]);IF([.M67]&lt;0;&quot;Green&quot;;&quot;Red&quot;);&quot;None&quot;)) )" office:value-type="string" office:string-value="Green">
            <text:p>Green</text:p>
          </table:table-cell>
          <table:table-cell table:formula="of:=0.2126*[.H67] + 0.7152*[.I67] + 0.0722*[.J67]" office:value-type="float" office:value="139.995">
            <text:p>140</text:p>
          </table:table-cell>
          <table:table-cell table:formula="of:=MOD(60*IF([.X67]=[.Y67];0;IF([.U67]=[.Y67];([.V67]-[.W67])/([.Y67]-[.X67]);IF([.V67]=[.Y67];2+([.W67]-[.U67])/([.Y67]-[.X67]);4+([.U67]-[.V67])/([.Y67]-[.X67]))));360)" office:value-type="float" office:value="200">
            <text:p>200</text:p>
          </table:table-cell>
          <table:table-cell table:formula="of:=IF([.X67]=[.Y67];0;IF([.T67]&lt;0.5;([.Y67]-[.X67])/([.X67]+[.Y67]);([.Y67]-[.X67])/(2-[.Y67]-[.X67])))" office:value-type="float" office:value="1">
            <text:p>1</text:p>
          </table:table-cell>
          <table:table-cell table:formula="of:=([.X67]+[.Y67])/2" office:value-type="float" office:value="0.5">
            <text:p>0.5</text:p>
          </table:table-cell>
          <table:table-cell table:formula="of:=[.H67]/255" office:value-type="float" office:value="0">
            <text:p>0</text:p>
          </table:table-cell>
          <table:table-cell table:formula="of:=[.I67]/255" office:value-type="float" office:value="0.666666666666667">
            <text:p>0.67</text:p>
          </table:table-cell>
          <table:table-cell table:formula="of:=[.J67]/255" office:value-type="float" office:value="1">
            <text:p>1</text:p>
          </table:table-cell>
          <table:table-cell table:formula="of:=MIN([.U67];[.V67];[.W67])" office:value-type="float" office:value="0">
            <text:p>0</text:p>
          </table:table-cell>
          <table:table-cell table:formula="of:=MAX([.U67];[.V67];[.W67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79" table:number-columns-repeated="3"/>
          <table:table-cell table:style-name="ce88" office:value-type="string">
            <text:p>#0000FF</text:p>
          </table:table-cell>
          <table:table-cell table:formula="of:=HEX2DEC(MID([.G68];2;2))" office:value-type="float" office:value="0">
            <text:p>0</text:p>
          </table:table-cell>
          <table:table-cell table:formula="of:=HEX2DEC(MID([.G68];4;2))" office:value-type="float" office:value="0">
            <text:p>0</text:p>
          </table:table-cell>
          <table:table-cell table:formula="of:=HEX2DEC(MID([.G6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M68]=0;[.N68]=0);IF([.L68]=0;&quot;Black&quot;;IF([.L68]=100;&quot;White&quot;;&quot;Gray&quot;));IF(ABS([.M68])&gt;ABS([.N68]);IF([.M68]&lt;0;&quot;Green&quot;;&quot;Red&quot;);IF(ABS([.M68])&lt;ABS([.N68]);IF([.N68]&lt;0;&quot;Blue&quot;;&quot;Yellow&quot;);&quot;None&quot;)) )" office:value-type="string" office:string-value="Blue">
            <text:p>Blue</text:p>
          </table:table-cell>
          <table:table-cell table:formula="of:=IF(AND([.M68]=0;[.N68]=0);IF([.L68]=0;&quot;&quot;;IF([.L68]=100;&quot;&quot;;&quot;&quot;));IF(ABS([.M68])&gt;ABS([.N68]);IF([.N68]&lt;0;&quot;Blue&quot;;&quot;Yellow&quot;);IF(ABS([.M68])&lt;ABS([.N68]);IF([.M68]&lt;0;&quot;Green&quot;;&quot;Red&quot;);&quot;None&quot;)) )" office:value-type="string" office:string-value="Red">
            <text:p>Red</text:p>
          </table:table-cell>
          <table:table-cell table:formula="of:=0.2126*[.H68] + 0.7152*[.I68] + 0.0722*[.J68]" office:value-type="float" office:value="18.411">
            <text:p>18.41</text:p>
          </table:table-cell>
          <table:table-cell table:formula="of:=MOD(60*IF([.X68]=[.Y68];0;IF([.U68]=[.Y68];([.V68]-[.W68])/([.Y68]-[.X68]);IF([.V68]=[.Y68];2+([.W68]-[.U68])/([.Y68]-[.X68]);4+([.U68]-[.V68])/([.Y68]-[.X68]))));360)" office:value-type="float" office:value="240">
            <text:p>240</text:p>
          </table:table-cell>
          <table:table-cell table:formula="of:=IF([.X68]=[.Y68];0;IF([.T68]&lt;0.5;([.Y68]-[.X68])/([.X68]+[.Y68]);([.Y68]-[.X68])/(2-[.Y68]-[.X68])))" office:value-type="float" office:value="1">
            <text:p>1</text:p>
          </table:table-cell>
          <table:table-cell table:formula="of:=([.X68]+[.Y68])/2" office:value-type="float" office:value="0.5">
            <text:p>0.5</text:p>
          </table:table-cell>
          <table:table-cell table:formula="of:=[.H68]/255" office:value-type="float" office:value="0">
            <text:p>0</text:p>
          </table:table-cell>
          <table:table-cell table:formula="of:=[.I68]/255" office:value-type="float" office:value="0">
            <text:p>0</text:p>
          </table:table-cell>
          <table:table-cell table:formula="of:=[.J68]/255" office:value-type="float" office:value="1">
            <text:p>1</text:p>
          </table:table-cell>
          <table:table-cell table:formula="of:=MIN([.U68];[.V68];[.W68])" office:value-type="float" office:value="0">
            <text:p>0</text:p>
          </table:table-cell>
          <table:table-cell table:formula="of:=MAX([.U68];[.V68];[.W68]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79" table:number-columns-repeated="3"/>
          <table:table-cell table:style-name="ce88" office:value-type="string">
            <text:p>#0000AA</text:p>
          </table:table-cell>
          <table:table-cell table:formula="of:=HEX2DEC(MID([.G69];2;2))" office:value-type="float" office:value="0">
            <text:p>0</text:p>
          </table:table-cell>
          <table:table-cell table:formula="of:=HEX2DEC(MID([.G69];4;2))" office:value-type="float" office:value="0">
            <text:p>0</text:p>
          </table:table-cell>
          <table:table-cell table:formula="of:=HEX2DEC(MID([.G6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M69]=0;[.N69]=0);IF([.L69]=0;&quot;Black&quot;;IF([.L69]=100;&quot;White&quot;;&quot;Gray&quot;));IF(ABS([.M69])&gt;ABS([.N69]);IF([.M69]&lt;0;&quot;Green&quot;;&quot;Red&quot;);IF(ABS([.M69])&lt;ABS([.N69]);IF([.N69]&lt;0;&quot;Blue&quot;;&quot;Yellow&quot;);&quot;None&quot;)) )" office:value-type="string" office:string-value="Blue">
            <text:p>Blue</text:p>
          </table:table-cell>
          <table:table-cell table:formula="of:=IF(AND([.M69]=0;[.N69]=0);IF([.L69]=0;&quot;&quot;;IF([.L69]=100;&quot;&quot;;&quot;&quot;));IF(ABS([.M69])&gt;ABS([.N69]);IF([.N69]&lt;0;&quot;Blue&quot;;&quot;Yellow&quot;);IF(ABS([.M69])&lt;ABS([.N69]);IF([.M69]&lt;0;&quot;Green&quot;;&quot;Red&quot;);&quot;None&quot;)) )" office:value-type="string" office:string-value="Red">
            <text:p>Red</text:p>
          </table:table-cell>
          <table:table-cell table:formula="of:=0.2126*[.H69] + 0.7152*[.I69] + 0.0722*[.J69]" office:value-type="float" office:value="12.274">
            <text:p>12.27</text:p>
          </table:table-cell>
          <table:table-cell table:formula="of:=MOD(60*IF([.X69]=[.Y69];0;IF([.U69]=[.Y69];([.V69]-[.W69])/([.Y69]-[.X69]);IF([.V69]=[.Y69];2+([.W69]-[.U69])/([.Y69]-[.X69]);4+([.U69]-[.V69])/([.Y69]-[.X69]))));360)" office:value-type="float" office:value="240">
            <text:p>240</text:p>
          </table:table-cell>
          <table:table-cell table:formula="of:=IF([.X69]=[.Y69];0;IF([.T69]&lt;0.5;([.Y69]-[.X69])/([.X69]+[.Y69]);([.Y69]-[.X69])/(2-[.Y69]-[.X69])))" office:value-type="float" office:value="1">
            <text:p>1</text:p>
          </table:table-cell>
          <table:table-cell table:formula="of:=([.X69]+[.Y69])/2" office:value-type="float" office:value="0.333333333333333">
            <text:p>0.33</text:p>
          </table:table-cell>
          <table:table-cell table:formula="of:=[.H69]/255" office:value-type="float" office:value="0">
            <text:p>0</text:p>
          </table:table-cell>
          <table:table-cell table:formula="of:=[.I69]/255" office:value-type="float" office:value="0">
            <text:p>0</text:p>
          </table:table-cell>
          <table:table-cell table:formula="of:=[.J69]/255" office:value-type="float" office:value="0.666666666666667">
            <text:p>0.67</text:p>
          </table:table-cell>
          <table:table-cell table:formula="of:=MIN([.U69];[.V69];[.W69])" office:value-type="float" office:value="0">
            <text:p>0</text:p>
          </table:table-cell>
          <table:table-cell table:formula="of:=MAX([.U69];[.V69];[.W69])" office:value-type="float" office:value="0.666666666666667">
            <text:p>0.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79" table:number-columns-repeated="3"/>
          <table:table-cell table:style-name="ce88" office:value-type="string">
            <text:p>#000055</text:p>
          </table:table-cell>
          <table:table-cell table:formula="of:=HEX2DEC(MID([.G70];2;2))" office:value-type="float" office:value="0">
            <text:p>0</text:p>
          </table:table-cell>
          <table:table-cell table:formula="of:=HEX2DEC(MID([.G70];4;2))" office:value-type="float" office:value="0">
            <text:p>0</text:p>
          </table:table-cell>
          <table:table-cell table:formula="of:=HEX2DEC(MID([.G7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M70]=0;[.N70]=0);IF([.L70]=0;&quot;Black&quot;;IF([.L70]=100;&quot;White&quot;;&quot;Gray&quot;));IF(ABS([.M70])&gt;ABS([.N70]);IF([.M70]&lt;0;&quot;Green&quot;;&quot;Red&quot;);IF(ABS([.M70])&lt;ABS([.N70]);IF([.N70]&lt;0;&quot;Blue&quot;;&quot;Yellow&quot;);&quot;None&quot;)) )" office:value-type="string" office:string-value="Blue">
            <text:p>Blue</text:p>
          </table:table-cell>
          <table:table-cell table:formula="of:=IF(AND([.M70]=0;[.N70]=0);IF([.L70]=0;&quot;&quot;;IF([.L70]=100;&quot;&quot;;&quot;&quot;));IF(ABS([.M70])&gt;ABS([.N70]);IF([.N70]&lt;0;&quot;Blue&quot;;&quot;Yellow&quot;);IF(ABS([.M70])&lt;ABS([.N70]);IF([.M70]&lt;0;&quot;Green&quot;;&quot;Red&quot;);&quot;None&quot;)) )" office:value-type="string" office:string-value="Red">
            <text:p>Red</text:p>
          </table:table-cell>
          <table:table-cell table:formula="of:=0.2126*[.H70] + 0.7152*[.I70] + 0.0722*[.J70]" office:value-type="float" office:value="6.137">
            <text:p>6.14</text:p>
          </table:table-cell>
          <table:table-cell table:formula="of:=MOD(60*IF([.X70]=[.Y70];0;IF([.U70]=[.Y70];([.V70]-[.W70])/([.Y70]-[.X70]);IF([.V70]=[.Y70];2+([.W70]-[.U70])/([.Y70]-[.X70]);4+([.U70]-[.V70])/([.Y70]-[.X70]))));360)" office:value-type="float" office:value="240">
            <text:p>240</text:p>
          </table:table-cell>
          <table:table-cell table:formula="of:=IF([.X70]=[.Y70];0;IF([.T70]&lt;0.5;([.Y70]-[.X70])/([.X70]+[.Y70]);([.Y70]-[.X70])/(2-[.Y70]-[.X70])))" office:value-type="float" office:value="1">
            <text:p>1</text:p>
          </table:table-cell>
          <table:table-cell table:formula="of:=([.X70]+[.Y70])/2" office:value-type="float" office:value="0.166666666666667">
            <text:p>0.17</text:p>
          </table:table-cell>
          <table:table-cell table:formula="of:=[.H70]/255" office:value-type="float" office:value="0">
            <text:p>0</text:p>
          </table:table-cell>
          <table:table-cell table:formula="of:=[.I70]/255" office:value-type="float" office:value="0">
            <text:p>0</text:p>
          </table:table-cell>
          <table:table-cell table:formula="of:=[.J70]/255" office:value-type="float" office:value="0.333333333333333">
            <text:p>0.33</text:p>
          </table:table-cell>
          <table:table-cell table:formula="of:=MIN([.U70];[.V70];[.W70])" office:value-type="float" office:value="0">
            <text:p>0</text:p>
          </table:table-cell>
          <table:table-cell table:formula="of:=MAX([.U70];[.V70];[.W70])" office:value-type="float" office:value="0.333333333333333">
            <text:p>0.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AA</text:p>
          </table:table-cell>
          <table:table-cell table:formula="of:=HEX2DEC(MID([.G71];2;2))" office:value-type="float" office:value="0">
            <text:p>0</text:p>
          </table:table-cell>
          <table:table-cell table:formula="of:=HEX2DEC(MID([.G71];4;2))" office:value-type="float" office:value="85">
            <text:p>85</text:p>
          </table:table-cell>
          <table:table-cell table:formula="of:=HEX2DEC(MID([.G7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M71]=0;[.N71]=0);IF([.L71]=0;&quot;Black&quot;;IF([.L71]=100;&quot;White&quot;;&quot;Gray&quot;));IF(ABS([.M71])&gt;ABS([.N71]);IF([.M71]&lt;0;&quot;Green&quot;;&quot;Red&quot;);IF(ABS([.M71])&lt;ABS([.N71]);IF([.N71]&lt;0;&quot;Blue&quot;;&quot;Yellow&quot;);&quot;None&quot;)) )" office:value-type="string" office:string-value="Blue">
            <text:p>Blue</text:p>
          </table:table-cell>
          <table:table-cell table:formula="of:=IF(AND([.M71]=0;[.N71]=0);IF([.L71]=0;&quot;&quot;;IF([.L71]=100;&quot;&quot;;&quot;&quot;));IF(ABS([.M71])&gt;ABS([.N71]);IF([.N71]&lt;0;&quot;Blue&quot;;&quot;Yellow&quot;);IF(ABS([.M71])&lt;ABS([.N71]);IF([.M71]&lt;0;&quot;Green&quot;;&quot;Red&quot;);&quot;None&quot;)) )" office:value-type="string" office:string-value="Red">
            <text:p>Red</text:p>
          </table:table-cell>
          <table:table-cell table:formula="of:=0.2126*[.H71] + 0.7152*[.I71] + 0.0722*[.J71]" office:value-type="float" office:value="73.066">
            <text:p>73.07</text:p>
          </table:table-cell>
          <table:table-cell table:formula="of:=MOD(60*IF([.X71]=[.Y71];0;IF([.U71]=[.Y71];([.V71]-[.W71])/([.Y71]-[.X71]);IF([.V71]=[.Y71];2+([.W71]-[.U71])/([.Y71]-[.X71]);4+([.U71]-[.V71])/([.Y71]-[.X71]))));360)" office:value-type="float" office:value="210">
            <text:p>210</text:p>
          </table:table-cell>
          <table:table-cell table:formula="of:=IF([.X71]=[.Y71];0;IF([.T71]&lt;0.5;([.Y71]-[.X71])/([.X71]+[.Y71]);([.Y71]-[.X71])/(2-[.Y71]-[.X71])))" office:value-type="float" office:value="1">
            <text:p>1</text:p>
          </table:table-cell>
          <table:table-cell table:formula="of:=([.X71]+[.Y71])/2" office:value-type="float" office:value="0.333333333333333">
            <text:p>0.33</text:p>
          </table:table-cell>
          <table:table-cell table:formula="of:=[.H71]/255" office:value-type="float" office:value="0">
            <text:p>0</text:p>
          </table:table-cell>
          <table:table-cell table:formula="of:=[.I71]/255" office:value-type="float" office:value="0.333333333333333">
            <text:p>0.33</text:p>
          </table:table-cell>
          <table:table-cell table:formula="of:=[.J71]/255" office:value-type="float" office:value="0.666666666666667">
            <text:p>0.67</text:p>
          </table:table-cell>
          <table:table-cell table:formula="of:=MIN([.U71];[.V71];[.W71])" office:value-type="float" office:value="0">
            <text:p>0</text:p>
          </table:table-cell>
          <table:table-cell table:formula="of:=MAX([.U71];[.V71];[.W71])" office:value-type="float" office:value="0.666666666666667">
            <text:p>0.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55FF</text:p>
          </table:table-cell>
          <table:table-cell table:formula="of:=HEX2DEC(MID([.G72];2;2))" office:value-type="float" office:value="0">
            <text:p>0</text:p>
          </table:table-cell>
          <table:table-cell table:formula="of:=HEX2DEC(MID([.G72];4;2))" office:value-type="float" office:value="85">
            <text:p>85</text:p>
          </table:table-cell>
          <table:table-cell table:formula="of:=HEX2DEC(MID([.G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M72]=0;[.N72]=0);IF([.L72]=0;&quot;Black&quot;;IF([.L72]=100;&quot;White&quot;;&quot;Gray&quot;));IF(ABS([.M72])&gt;ABS([.N72]);IF([.M72]&lt;0;&quot;Green&quot;;&quot;Red&quot;);IF(ABS([.M72])&lt;ABS([.N72]);IF([.N72]&lt;0;&quot;Blue&quot;;&quot;Yellow&quot;);&quot;None&quot;)) )" office:value-type="string" office:string-value="Blue">
            <text:p>Blue</text:p>
          </table:table-cell>
          <table:table-cell table:formula="of:=IF(AND([.M72]=0;[.N72]=0);IF([.L72]=0;&quot;&quot;;IF([.L72]=100;&quot;&quot;;&quot;&quot;));IF(ABS([.M72])&gt;ABS([.N72]);IF([.N72]&lt;0;&quot;Blue&quot;;&quot;Yellow&quot;);IF(ABS([.M72])&lt;ABS([.N72]);IF([.M72]&lt;0;&quot;Green&quot;;&quot;Red&quot;);&quot;None&quot;)) )" office:value-type="string" office:string-value="Red">
            <text:p>Red</text:p>
          </table:table-cell>
          <table:table-cell table:formula="of:=0.2126*[.H72] + 0.7152*[.I72] + 0.0722*[.J72]" office:value-type="float" office:value="79.203">
            <text:p>79.2</text:p>
          </table:table-cell>
          <table:table-cell table:formula="of:=MOD(60*IF([.X72]=[.Y72];0;IF([.U72]=[.Y72];([.V72]-[.W72])/([.Y72]-[.X72]);IF([.V72]=[.Y72];2+([.W72]-[.U72])/([.Y72]-[.X72]);4+([.U72]-[.V72])/([.Y72]-[.X72]))));360)" office:value-type="float" office:value="220">
            <text:p>220</text:p>
          </table:table-cell>
          <table:table-cell table:formula="of:=IF([.X72]=[.Y72];0;IF([.T72]&lt;0.5;([.Y72]-[.X72])/([.X72]+[.Y72]);([.Y72]-[.X72])/(2-[.Y72]-[.X72])))" office:value-type="float" office:value="1">
            <text:p>1</text:p>
          </table:table-cell>
          <table:table-cell table:formula="of:=([.X72]+[.Y72])/2" office:value-type="float" office:value="0.5">
            <text:p>0.5</text:p>
          </table:table-cell>
          <table:table-cell table:formula="of:=[.H72]/255" office:value-type="float" office:value="0">
            <text:p>0</text:p>
          </table:table-cell>
          <table:table-cell table:formula="of:=[.I72]/255" office:value-type="float" office:value="0.333333333333333">
            <text:p>0.33</text:p>
          </table:table-cell>
          <table:table-cell table:formula="of:=[.J72]/255" office:value-type="float" office:value="1">
            <text:p>1</text:p>
          </table:table-cell>
          <table:table-cell table:formula="of:=MIN([.U72];[.V72];[.W72])" office:value-type="float" office:value="0">
            <text:p>0</text:p>
          </table:table-cell>
          <table:table-cell table:formula="of:=MAX([.U72];[.V72];[.W72])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AA</text:p>
          </table:table-cell>
          <table:table-cell table:formula="of:=HEX2DEC(MID([.G73];2;2))" office:value-type="float" office:value="85">
            <text:p>85</text:p>
          </table:table-cell>
          <table:table-cell table:formula="of:=HEX2DEC(MID([.G73];4;2))" office:value-type="float" office:value="0">
            <text:p>0</text:p>
          </table:table-cell>
          <table:table-cell table:formula="of:=HEX2DEC(MID([.G7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M73]=0;[.N73]=0);IF([.L73]=0;&quot;Black&quot;;IF([.L73]=100;&quot;White&quot;;&quot;Gray&quot;));IF(ABS([.M73])&gt;ABS([.N73]);IF([.M73]&lt;0;&quot;Green&quot;;&quot;Red&quot;);IF(ABS([.M73])&lt;ABS([.N73]);IF([.N73]&lt;0;&quot;Blue&quot;;&quot;Yellow&quot;);&quot;None&quot;)) )" office:value-type="string" office:string-value="Blue">
            <text:p>Blue</text:p>
          </table:table-cell>
          <table:table-cell table:formula="of:=IF(AND([.M73]=0;[.N73]=0);IF([.L73]=0;&quot;&quot;;IF([.L73]=100;&quot;&quot;;&quot;&quot;));IF(ABS([.M73])&gt;ABS([.N73]);IF([.N73]&lt;0;&quot;Blue&quot;;&quot;Yellow&quot;);IF(ABS([.M73])&lt;ABS([.N73]);IF([.M73]&lt;0;&quot;Green&quot;;&quot;Red&quot;);&quot;None&quot;)) )" office:value-type="string" office:string-value="Red">
            <text:p>Red</text:p>
          </table:table-cell>
          <table:table-cell table:formula="of:=0.2126*[.H73] + 0.7152*[.I73] + 0.0722*[.J73]" office:value-type="float" office:value="30.345">
            <text:p>30.35</text:p>
          </table:table-cell>
          <table:table-cell table:formula="of:=MOD(60*IF([.X73]=[.Y73];0;IF([.U73]=[.Y73];([.V73]-[.W73])/([.Y73]-[.X73]);IF([.V73]=[.Y73];2+([.W73]-[.U73])/([.Y73]-[.X73]);4+([.U73]-[.V73])/([.Y73]-[.X73]))));360)" office:value-type="float" office:value="270">
            <text:p>270</text:p>
          </table:table-cell>
          <table:table-cell table:formula="of:=IF([.X73]=[.Y73];0;IF([.T73]&lt;0.5;([.Y73]-[.X73])/([.X73]+[.Y73]);([.Y73]-[.X73])/(2-[.Y73]-[.X73])))" office:value-type="float" office:value="1">
            <text:p>1</text:p>
          </table:table-cell>
          <table:table-cell table:formula="of:=([.X73]+[.Y73])/2" office:value-type="float" office:value="0.333333333333333">
            <text:p>0.33</text:p>
          </table:table-cell>
          <table:table-cell table:formula="of:=[.H73]/255" office:value-type="float" office:value="0.333333333333333">
            <text:p>0.33</text:p>
          </table:table-cell>
          <table:table-cell table:formula="of:=[.I73]/255" office:value-type="float" office:value="0">
            <text:p>0</text:p>
          </table:table-cell>
          <table:table-cell table:formula="of:=[.J73]/255" office:value-type="float" office:value="0.666666666666667">
            <text:p>0.67</text:p>
          </table:table-cell>
          <table:table-cell table:formula="of:=MIN([.U73];[.V73];[.W73])" office:value-type="float" office:value="0">
            <text:p>0</text:p>
          </table:table-cell>
          <table:table-cell table:formula="of:=MAX([.U73];[.V73];[.W7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00FF</text:p>
          </table:table-cell>
          <table:table-cell table:formula="of:=HEX2DEC(MID([.G74];2;2))" office:value-type="float" office:value="85">
            <text:p>85</text:p>
          </table:table-cell>
          <table:table-cell table:formula="of:=HEX2DEC(MID([.G74];4;2))" office:value-type="float" office:value="0">
            <text:p>0</text:p>
          </table:table-cell>
          <table:table-cell table:formula="of:=HEX2DEC(MID([.G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M74]=0;[.N74]=0);IF([.L74]=0;&quot;Black&quot;;IF([.L74]=100;&quot;White&quot;;&quot;Gray&quot;));IF(ABS([.M74])&gt;ABS([.N74]);IF([.M74]&lt;0;&quot;Green&quot;;&quot;Red&quot;);IF(ABS([.M74])&lt;ABS([.N74]);IF([.N74]&lt;0;&quot;Blue&quot;;&quot;Yellow&quot;);&quot;None&quot;)) )" office:value-type="string" office:string-value="Blue">
            <text:p>Blue</text:p>
          </table:table-cell>
          <table:table-cell table:formula="of:=IF(AND([.M74]=0;[.N74]=0);IF([.L74]=0;&quot;&quot;;IF([.L74]=100;&quot;&quot;;&quot;&quot;));IF(ABS([.M74])&gt;ABS([.N74]);IF([.N74]&lt;0;&quot;Blue&quot;;&quot;Yellow&quot;);IF(ABS([.M74])&lt;ABS([.N74]);IF([.M74]&lt;0;&quot;Green&quot;;&quot;Red&quot;);&quot;None&quot;)) )" office:value-type="string" office:string-value="Red">
            <text:p>Red</text:p>
          </table:table-cell>
          <table:table-cell table:formula="of:=0.2126*[.H74] + 0.7152*[.I74] + 0.0722*[.J74]" office:value-type="float" office:value="36.482">
            <text:p>36.48</text:p>
          </table:table-cell>
          <table:table-cell table:formula="of:=MOD(60*IF([.X74]=[.Y74];0;IF([.U74]=[.Y74];([.V74]-[.W74])/([.Y74]-[.X74]);IF([.V74]=[.Y74];2+([.W74]-[.U74])/([.Y74]-[.X74]);4+([.U74]-[.V74])/([.Y74]-[.X74]))));360)" office:value-type="float" office:value="260">
            <text:p>260</text:p>
          </table:table-cell>
          <table:table-cell table:formula="of:=IF([.X74]=[.Y74];0;IF([.T74]&lt;0.5;([.Y74]-[.X74])/([.X74]+[.Y74]);([.Y74]-[.X74])/(2-[.Y74]-[.X74])))" office:value-type="float" office:value="1">
            <text:p>1</text:p>
          </table:table-cell>
          <table:table-cell table:formula="of:=([.X74]+[.Y74])/2" office:value-type="float" office:value="0.5">
            <text:p>0.5</text:p>
          </table:table-cell>
          <table:table-cell table:formula="of:=[.H74]/255" office:value-type="float" office:value="0.333333333333333">
            <text:p>0.33</text:p>
          </table:table-cell>
          <table:table-cell table:formula="of:=[.I74]/255" office:value-type="float" office:value="0">
            <text:p>0</text:p>
          </table:table-cell>
          <table:table-cell table:formula="of:=[.J74]/255" office:value-type="float" office:value="1">
            <text:p>1</text:p>
          </table:table-cell>
          <table:table-cell table:formula="of:=MIN([.U74];[.V74];[.W74])" office:value-type="float" office:value="0">
            <text:p>0</text:p>
          </table:table-cell>
          <table:table-cell table:formula="of:=MAX([.U74];[.V74];[.W74])"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AA</text:p>
          </table:table-cell>
          <table:table-cell table:formula="of:=HEX2DEC(MID([.G75];2;2))" office:value-type="float" office:value="85">
            <text:p>85</text:p>
          </table:table-cell>
          <table:table-cell table:formula="of:=HEX2DEC(MID([.G75];4;2))" office:value-type="float" office:value="85">
            <text:p>85</text:p>
          </table:table-cell>
          <table:table-cell table:formula="of:=HEX2DEC(MID([.G7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M75]=0;[.N75]=0);IF([.L75]=0;&quot;Black&quot;;IF([.L75]=100;&quot;White&quot;;&quot;Gray&quot;));IF(ABS([.M75])&gt;ABS([.N75]);IF([.M75]&lt;0;&quot;Green&quot;;&quot;Red&quot;);IF(ABS([.M75])&lt;ABS([.N75]);IF([.N75]&lt;0;&quot;Blue&quot;;&quot;Yellow&quot;);&quot;None&quot;)) )" office:value-type="string" office:string-value="Blue">
            <text:p>Blue</text:p>
          </table:table-cell>
          <table:table-cell table:formula="of:=IF(AND([.M75]=0;[.N75]=0);IF([.L75]=0;&quot;&quot;;IF([.L75]=100;&quot;&quot;;&quot;&quot;));IF(ABS([.M75])&gt;ABS([.N75]);IF([.N75]&lt;0;&quot;Blue&quot;;&quot;Yellow&quot;);IF(ABS([.M75])&lt;ABS([.N75]);IF([.M75]&lt;0;&quot;Green&quot;;&quot;Red&quot;);&quot;None&quot;)) )" office:value-type="string" office:string-value="Red">
            <text:p>Red</text:p>
          </table:table-cell>
          <table:table-cell table:formula="of:=0.2126*[.H75] + 0.7152*[.I75] + 0.0722*[.J75]" office:value-type="float" office:value="91.137">
            <text:p>91.14</text:p>
          </table:table-cell>
          <table:table-cell table:formula="of:=MOD(60*IF([.X75]=[.Y75];0;IF([.U75]=[.Y75];([.V75]-[.W75])/([.Y75]-[.X75]);IF([.V75]=[.Y75];2+([.W75]-[.U75])/([.Y75]-[.X75]);4+([.U75]-[.V75])/([.Y75]-[.X75]))));360)" office:value-type="float" office:value="240">
            <text:p>240</text:p>
          </table:table-cell>
          <table:table-cell table:formula="of:=IF([.X75]=[.Y75];0;IF([.T75]&lt;0.5;([.Y75]-[.X75])/([.X75]+[.Y75]);([.Y75]-[.X75])/(2-[.Y75]-[.X75])))" office:value-type="float" office:value="0.333333333333333">
            <text:p>0.33</text:p>
          </table:table-cell>
          <table:table-cell table:formula="of:=([.X75]+[.Y75])/2" office:value-type="float" office:value="0.5">
            <text:p>0.5</text:p>
          </table:table-cell>
          <table:table-cell table:formula="of:=[.H75]/255" office:value-type="float" office:value="0.333333333333333">
            <text:p>0.33</text:p>
          </table:table-cell>
          <table:table-cell table:formula="of:=[.I75]/255" office:value-type="float" office:value="0.333333333333333">
            <text:p>0.33</text:p>
          </table:table-cell>
          <table:table-cell table:formula="of:=[.J75]/255" office:value-type="float" office:value="0.666666666666667">
            <text:p>0.67</text:p>
          </table:table-cell>
          <table:table-cell table:formula="of:=MIN([.U75];[.V75];[.W75])" office:value-type="float" office:value="0.333333333333333">
            <text:p>0.33</text:p>
          </table:table-cell>
          <table:table-cell table:formula="of:=MAX([.U75];[.V75];[.W75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55FF</text:p>
          </table:table-cell>
          <table:table-cell table:formula="of:=HEX2DEC(MID([.G76];2;2))" office:value-type="float" office:value="85">
            <text:p>85</text:p>
          </table:table-cell>
          <table:table-cell table:formula="of:=HEX2DEC(MID([.G76];4;2))" office:value-type="float" office:value="85">
            <text:p>85</text:p>
          </table:table-cell>
          <table:table-cell table:formula="of:=HEX2DEC(MID([.G7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M76]=0;[.N76]=0);IF([.L76]=0;&quot;Black&quot;;IF([.L76]=100;&quot;White&quot;;&quot;Gray&quot;));IF(ABS([.M76])&gt;ABS([.N76]);IF([.M76]&lt;0;&quot;Green&quot;;&quot;Red&quot;);IF(ABS([.M76])&lt;ABS([.N76]);IF([.N76]&lt;0;&quot;Blue&quot;;&quot;Yellow&quot;);&quot;None&quot;)) )" office:value-type="string" office:string-value="Blue">
            <text:p>Blue</text:p>
          </table:table-cell>
          <table:table-cell table:formula="of:=IF(AND([.M76]=0;[.N76]=0);IF([.L76]=0;&quot;&quot;;IF([.L76]=100;&quot;&quot;;&quot;&quot;));IF(ABS([.M76])&gt;ABS([.N76]);IF([.N76]&lt;0;&quot;Blue&quot;;&quot;Yellow&quot;);IF(ABS([.M76])&lt;ABS([.N76]);IF([.M76]&lt;0;&quot;Green&quot;;&quot;Red&quot;);&quot;None&quot;)) )" office:value-type="string" office:string-value="Red">
            <text:p>Red</text:p>
          </table:table-cell>
          <table:table-cell table:formula="of:=0.2126*[.H76] + 0.7152*[.I76] + 0.0722*[.J76]" office:value-type="float" office:value="97.274">
            <text:p>97.27</text:p>
          </table:table-cell>
          <table:table-cell table:formula="of:=MOD(60*IF([.X76]=[.Y76];0;IF([.U76]=[.Y76];([.V76]-[.W76])/([.Y76]-[.X76]);IF([.V76]=[.Y76];2+([.W76]-[.U76])/([.Y76]-[.X76]);4+([.U76]-[.V76])/([.Y76]-[.X76]))));360)" office:value-type="float" office:value="240">
            <text:p>240</text:p>
          </table:table-cell>
          <table:table-cell table:formula="of:=IF([.X76]=[.Y76];0;IF([.T76]&lt;0.5;([.Y76]-[.X76])/([.X76]+[.Y76]);([.Y76]-[.X76])/(2-[.Y76]-[.X76])))" office:value-type="float" office:value="1">
            <text:p>1</text:p>
          </table:table-cell>
          <table:table-cell table:formula="of:=([.X76]+[.Y76])/2" office:value-type="float" office:value="0.666666666666667">
            <text:p>0.67</text:p>
          </table:table-cell>
          <table:table-cell table:formula="of:=[.H76]/255" office:value-type="float" office:value="0.333333333333333">
            <text:p>0.33</text:p>
          </table:table-cell>
          <table:table-cell table:formula="of:=[.I76]/255" office:value-type="float" office:value="0.333333333333333">
            <text:p>0.33</text:p>
          </table:table-cell>
          <table:table-cell table:formula="of:=[.J76]/255" office:value-type="float" office:value="1">
            <text:p>1</text:p>
          </table:table-cell>
          <table:table-cell table:formula="of:=MIN([.U76];[.V76];[.W76])" office:value-type="float" office:value="0.333333333333333">
            <text:p>0.33</text:p>
          </table:table-cell>
          <table:table-cell table:formula="of:=MAX([.U76];[.V76];[.W76]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FF</text:p>
          </table:table-cell>
          <table:table-cell table:formula="of:=HEX2DEC(MID([.G77];2;2))" office:value-type="float" office:value="85">
            <text:p>85</text:p>
          </table:table-cell>
          <table:table-cell table:formula="of:=HEX2DEC(MID([.G77];4;2))" office:value-type="float" office:value="170">
            <text:p>170</text:p>
          </table:table-cell>
          <table:table-cell table:formula="of:=HEX2DEC(MID([.G7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M77]=0;[.N77]=0);IF([.L77]=0;&quot;Black&quot;;IF([.L77]=100;&quot;White&quot;;&quot;Gray&quot;));IF(ABS([.M77])&gt;ABS([.N77]);IF([.M77]&lt;0;&quot;Green&quot;;&quot;Red&quot;);IF(ABS([.M77])&lt;ABS([.N77]);IF([.N77]&lt;0;&quot;Blue&quot;;&quot;Yellow&quot;);&quot;None&quot;)) )" office:value-type="string" office:string-value="Blue">
            <text:p>Blue</text:p>
          </table:table-cell>
          <table:table-cell table:formula="of:=IF(AND([.M77]=0;[.N77]=0);IF([.L77]=0;&quot;&quot;;IF([.L77]=100;&quot;&quot;;&quot;&quot;));IF(ABS([.M77])&gt;ABS([.N77]);IF([.N77]&lt;0;&quot;Blue&quot;;&quot;Yellow&quot;);IF(ABS([.M77])&lt;ABS([.N77]);IF([.M77]&lt;0;&quot;Green&quot;;&quot;Red&quot;);&quot;None&quot;)) )" office:value-type="string" office:string-value="Red">
            <text:p>Red</text:p>
          </table:table-cell>
          <table:table-cell table:formula="of:=0.2126*[.H77] + 0.7152*[.I77] + 0.0722*[.J77]" office:value-type="float" office:value="158.066">
            <text:p>158.07</text:p>
          </table:table-cell>
          <table:table-cell table:formula="of:=MOD(60*IF([.X77]=[.Y77];0;IF([.U77]=[.Y77];([.V77]-[.W77])/([.Y77]-[.X77]);IF([.V77]=[.Y77];2+([.W77]-[.U77])/([.Y77]-[.X77]);4+([.U77]-[.V77])/([.Y77]-[.X77]))));360)" office:value-type="float" office:value="210">
            <text:p>210</text:p>
          </table:table-cell>
          <table:table-cell table:formula="of:=IF([.X77]=[.Y77];0;IF([.T77]&lt;0.5;([.Y77]-[.X77])/([.X77]+[.Y77]);([.Y77]-[.X77])/(2-[.Y77]-[.X77])))" office:value-type="float" office:value="1">
            <text:p>1</text:p>
          </table:table-cell>
          <table:table-cell table:formula="of:=([.X77]+[.Y77])/2" office:value-type="float" office:value="0.666666666666667">
            <text:p>0.67</text:p>
          </table:table-cell>
          <table:table-cell table:formula="of:=[.H77]/255" office:value-type="float" office:value="0.333333333333333">
            <text:p>0.33</text:p>
          </table:table-cell>
          <table:table-cell table:formula="of:=[.I77]/255" office:value-type="float" office:value="0.666666666666667">
            <text:p>0.67</text:p>
          </table:table-cell>
          <table:table-cell table:formula="of:=[.J77]/255" office:value-type="float" office:value="1">
            <text:p>1</text:p>
          </table:table-cell>
          <table:table-cell table:formula="of:=MIN([.U77];[.V77];[.W77])" office:value-type="float" office:value="0.333333333333333">
            <text:p>0.33</text:p>
          </table:table-cell>
          <table:table-cell table:formula="of:=MAX([.U77];[.V77];[.W77]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FF</text:p>
          </table:table-cell>
          <table:table-cell table:formula="of:=HEX2DEC(MID([.G78];2;2))" office:value-type="float" office:value="170">
            <text:p>170</text:p>
          </table:table-cell>
          <table:table-cell table:formula="of:=HEX2DEC(MID([.G78];4;2))" office:value-type="float" office:value="85">
            <text:p>85</text:p>
          </table:table-cell>
          <table:table-cell table:formula="of:=HEX2DEC(MID([.G7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M78]=0;[.N78]=0);IF([.L78]=0;&quot;Black&quot;;IF([.L78]=100;&quot;White&quot;;&quot;Gray&quot;));IF(ABS([.M78])&gt;ABS([.N78]);IF([.M78]&lt;0;&quot;Green&quot;;&quot;Red&quot;);IF(ABS([.M78])&lt;ABS([.N78]);IF([.N78]&lt;0;&quot;Blue&quot;;&quot;Yellow&quot;);&quot;None&quot;)) )" office:value-type="string" office:string-value="Blue">
            <text:p>Blue</text:p>
          </table:table-cell>
          <table:table-cell table:formula="of:=IF(AND([.M78]=0;[.N78]=0);IF([.L78]=0;&quot;&quot;;IF([.L78]=100;&quot;&quot;;&quot;&quot;));IF(ABS([.M78])&gt;ABS([.N78]);IF([.N78]&lt;0;&quot;Blue&quot;;&quot;Yellow&quot;);IF(ABS([.M78])&lt;ABS([.N78]);IF([.M78]&lt;0;&quot;Green&quot;;&quot;Red&quot;);&quot;None&quot;)) )" office:value-type="string" office:string-value="Red">
            <text:p>Red</text:p>
          </table:table-cell>
          <table:table-cell table:formula="of:=0.2126*[.H78] + 0.7152*[.I78] + 0.0722*[.J78]" office:value-type="float" office:value="115.345">
            <text:p>115.35</text:p>
          </table:table-cell>
          <table:table-cell table:formula="of:=MOD(60*IF([.X78]=[.Y78];0;IF([.U78]=[.Y78];([.V78]-[.W78])/([.Y78]-[.X78]);IF([.V78]=[.Y78];2+([.W78]-[.U78])/([.Y78]-[.X78]);4+([.U78]-[.V78])/([.Y78]-[.X78]))));360)" office:value-type="float" office:value="270">
            <text:p>270</text:p>
          </table:table-cell>
          <table:table-cell table:formula="of:=IF([.X78]=[.Y78];0;IF([.T78]&lt;0.5;([.Y78]-[.X78])/([.X78]+[.Y78]);([.Y78]-[.X78])/(2-[.Y78]-[.X78])))" office:value-type="float" office:value="1">
            <text:p>1</text:p>
          </table:table-cell>
          <table:table-cell table:formula="of:=([.X78]+[.Y78])/2" office:value-type="float" office:value="0.666666666666667">
            <text:p>0.67</text:p>
          </table:table-cell>
          <table:table-cell table:formula="of:=[.H78]/255" office:value-type="float" office:value="0.666666666666667">
            <text:p>0.67</text:p>
          </table:table-cell>
          <table:table-cell table:formula="of:=[.I78]/255" office:value-type="float" office:value="0.333333333333333">
            <text:p>0.33</text:p>
          </table:table-cell>
          <table:table-cell table:formula="of:=[.J78]/255" office:value-type="float" office:value="1">
            <text:p>1</text:p>
          </table:table-cell>
          <table:table-cell table:formula="of:=MIN([.U78];[.V78];[.W78])" office:value-type="float" office:value="0.333333333333333">
            <text:p>0.33</text:p>
          </table:table-cell>
          <table:table-cell table:formula="of:=MAX([.U78];[.V78];[.W78]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FF</text:p>
          </table:table-cell>
          <table:table-cell table:formula="of:=HEX2DEC(MID([.G79];2;2))" office:value-type="float" office:value="170">
            <text:p>170</text:p>
          </table:table-cell>
          <table:table-cell table:formula="of:=HEX2DEC(MID([.G79];4;2))" office:value-type="float" office:value="170">
            <text:p>170</text:p>
          </table:table-cell>
          <table:table-cell table:formula="of:=HEX2DEC(MID([.G79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M79]=0;[.N79]=0);IF([.L79]=0;&quot;Black&quot;;IF([.L79]=100;&quot;White&quot;;&quot;Gray&quot;));IF(ABS([.M79])&gt;ABS([.N79]);IF([.M79]&lt;0;&quot;Green&quot;;&quot;Red&quot;);IF(ABS([.M79])&lt;ABS([.N79]);IF([.N79]&lt;0;&quot;Blue&quot;;&quot;Yellow&quot;);&quot;None&quot;)) )" office:value-type="string" office:string-value="Blue">
            <text:p>Blue</text:p>
          </table:table-cell>
          <table:table-cell table:formula="of:=IF(AND([.M79]=0;[.N79]=0);IF([.L79]=0;&quot;&quot;;IF([.L79]=100;&quot;&quot;;&quot;&quot;));IF(ABS([.M79])&gt;ABS([.N79]);IF([.N79]&lt;0;&quot;Blue&quot;;&quot;Yellow&quot;);IF(ABS([.M79])&lt;ABS([.N79]);IF([.M79]&lt;0;&quot;Green&quot;;&quot;Red&quot;);&quot;None&quot;)) )" office:value-type="string" office:string-value="Red">
            <text:p>Red</text:p>
          </table:table-cell>
          <table:table-cell table:formula="of:=0.2126*[.H79] + 0.7152*[.I79] + 0.0722*[.J79]" office:value-type="float" office:value="176.137">
            <text:p>176.14</text:p>
          </table:table-cell>
          <table:table-cell table:formula="of:=MOD(60*IF([.X79]=[.Y79];0;IF([.U79]=[.Y79];([.V79]-[.W79])/([.Y79]-[.X79]);IF([.V79]=[.Y79];2+([.W79]-[.U79])/([.Y79]-[.X79]);4+([.U79]-[.V79])/([.Y79]-[.X79]))));360)" office:value-type="float" office:value="240">
            <text:p>240</text:p>
          </table:table-cell>
          <table:table-cell table:formula="of:=IF([.X79]=[.Y79];0;IF([.T79]&lt;0.5;([.Y79]-[.X79])/([.X79]+[.Y79]);([.Y79]-[.X79])/(2-[.Y79]-[.X79])))" office:value-type="float" office:value="1">
            <text:p>1</text:p>
          </table:table-cell>
          <table:table-cell table:formula="of:=([.X79]+[.Y79])/2" office:value-type="float" office:value="0.833333333333333">
            <text:p>0.83</text:p>
          </table:table-cell>
          <table:table-cell table:formula="of:=[.H79]/255" office:value-type="float" office:value="0.666666666666667">
            <text:p>0.67</text:p>
          </table:table-cell>
          <table:table-cell table:formula="of:=[.I79]/255" office:value-type="float" office:value="0.666666666666667">
            <text:p>0.67</text:p>
          </table:table-cell>
          <table:table-cell table:formula="of:=[.J79]/255" office:value-type="float" office:value="1">
            <text:p>1</text:p>
          </table:table-cell>
          <table:table-cell table:formula="of:=MIN([.U79];[.V79];[.W79])" office:value-type="float" office:value="0.666666666666667">
            <text:p>0.67</text:p>
          </table:table-cell>
          <table:table-cell table:formula="of:=MAX([.U79];[.V79];[.W79])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79" table:number-columns-repeated="3"/>
          <table:table-cell table:style-name="ce88" office:value-type="string">
            <text:p>#AAAAAA</text:p>
          </table:table-cell>
          <table:table-cell table:formula="of:=HEX2DEC(MID([.G80];2;2))" office:value-type="float" office:value="170">
            <text:p>170</text:p>
          </table:table-cell>
          <table:table-cell table:formula="of:=HEX2DEC(MID([.G80];4;2))" office:value-type="float" office:value="170">
            <text:p>170</text:p>
          </table:table-cell>
          <table:table-cell table:formula="of:=HEX2DEC(MID([.G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</text:p>
          </table:table-cell>
          <table:table-cell table:formula="of:=IF(AND([.M80]=0;[.N80]=0);IF([.L80]=0;&quot;Black&quot;;IF([.L80]=100;&quot;White&quot;;&quot;Gray&quot;));IF(ABS([.M80])&gt;ABS([.N80]);IF([.M80]&lt;0;&quot;Green&quot;;&quot;Red&quot;);IF(ABS([.M80])&lt;ABS([.N80]);IF([.N80]&lt;0;&quot;Blue&quot;;&quot;Yellow&quot;);&quot;None&quot;)) )" office:value-type="string" office:string-value="Gray">
            <text:p>Gray</text:p>
          </table:table-cell>
          <table:table-cell table:formula="of:=IF(AND([.M80]=0;[.N80]=0);IF([.L80]=0;&quot;&quot;;IF([.L80]=100;&quot;&quot;;&quot;&quot;));IF(ABS([.M80])&gt;ABS([.N80]);IF([.N80]&lt;0;&quot;Blue&quot;;&quot;Yellow&quot;);IF(ABS([.M80])&lt;ABS([.N80]);IF([.M80]&lt;0;&quot;Green&quot;;&quot;Red&quot;);&quot;None&quot;)) )">
            <text:p/>
          </table:table-cell>
          <table:table-cell table:formula="of:=0.2126*[.H80] + 0.7152*[.I80] + 0.0722*[.J80]" office:value-type="float" office:value="170">
            <text:p>170</text:p>
          </table:table-cell>
          <table:table-cell table:formula="of:=MOD(60*IF([.X80]=[.Y80];0;IF([.U80]=[.Y80];([.V80]-[.W80])/([.Y80]-[.X80]);IF([.V80]=[.Y80];2+([.W80]-[.U80])/([.Y80]-[.X80]);4+([.U80]-[.V80])/([.Y80]-[.X80]))));360)" office:value-type="float" office:value="0">
            <text:p>0</text:p>
          </table:table-cell>
          <table:table-cell table:formula="of:=IF([.X80]=[.Y80];0;IF([.T80]&lt;0.5;([.Y80]-[.X80])/([.X80]+[.Y80]);([.Y80]-[.X80])/(2-[.Y80]-[.X80])))" office:value-type="float" office:value="0">
            <text:p>0</text:p>
          </table:table-cell>
          <table:table-cell table:formula="of:=([.X80]+[.Y80])/2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[.I80]/255" office:value-type="float" office:value="0.666666666666667">
            <text:p>0.67</text:p>
          </table:table-cell>
          <table:table-cell table:formula="of:=[.J80]/255" office:value-type="float" office:value="0.666666666666667">
            <text:p>0.67</text:p>
          </table:table-cell>
          <table:table-cell table:formula="of:=MIN([.U80];[.V80];[.W80])" office:value-type="float" office:value="0.666666666666667">
            <text:p>0.67</text:p>
          </table:table-cell>
          <table:table-cell table:formula="of:=MAX([.U80];[.V80];[.W80])" office:value-type="float" office:value="0.666666666666667">
            <text:p>0.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79" table:number-columns-repeated="3"/>
          <table:table-cell table:style-name="ce88" office:value-type="string">
            <text:p>#555555</text:p>
          </table:table-cell>
          <table:table-cell table:formula="of:=HEX2DEC(MID([.G81];2;2))" office:value-type="float" office:value="85">
            <text:p>85</text:p>
          </table:table-cell>
          <table:table-cell table:formula="of:=HEX2DEC(MID([.G81];4;2))" office:value-type="float" office:value="85">
            <text:p>85</text:p>
          </table:table-cell>
          <table:table-cell table:formula="of:=HEX2DEC(MID([.G8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</text:p>
          </table:table-cell>
          <table:table-cell table:formula="of:=IF(AND([.M81]=0;[.N81]=0);IF([.L81]=0;&quot;Black&quot;;IF([.L81]=100;&quot;White&quot;;&quot;Gray&quot;));IF(ABS([.M81])&gt;ABS([.N81]);IF([.M81]&lt;0;&quot;Green&quot;;&quot;Red&quot;);IF(ABS([.M81])&lt;ABS([.N81]);IF([.N81]&lt;0;&quot;Blue&quot;;&quot;Yellow&quot;);&quot;None&quot;)) )" office:value-type="string" office:string-value="Gray">
            <text:p>Gray</text:p>
          </table:table-cell>
          <table:table-cell table:formula="of:=IF(AND([.M81]=0;[.N81]=0);IF([.L81]=0;&quot;&quot;;IF([.L81]=100;&quot;&quot;;&quot;&quot;));IF(ABS([.M81])&gt;ABS([.N81]);IF([.N81]&lt;0;&quot;Blue&quot;;&quot;Yellow&quot;);IF(ABS([.M81])&lt;ABS([.N81]);IF([.M81]&lt;0;&quot;Green&quot;;&quot;Red&quot;);&quot;None&quot;)) )">
            <text:p/>
          </table:table-cell>
          <table:table-cell table:formula="of:=0.2126*[.H81] + 0.7152*[.I81] + 0.0722*[.J81]" office:value-type="float" office:value="85">
            <text:p>85</text:p>
          </table:table-cell>
          <table:table-cell table:formula="of:=MOD(60*IF([.X81]=[.Y81];0;IF([.U81]=[.Y81];([.V81]-[.W81])/([.Y81]-[.X81]);IF([.V81]=[.Y81];2+([.W81]-[.U81])/([.Y81]-[.X81]);4+([.U81]-[.V81])/([.Y81]-[.X81]))));360)" office:value-type="float" office:value="0">
            <text:p>0</text:p>
          </table:table-cell>
          <table:table-cell table:formula="of:=IF([.X81]=[.Y81];0;IF([.T81]&lt;0.5;([.Y81]-[.X81])/([.X81]+[.Y81]);([.Y81]-[.X81])/(2-[.Y81]-[.X81])))" office:value-type="float" office:value="0">
            <text:p>0</text:p>
          </table:table-cell>
          <table:table-cell table:formula="of:=([.X81]+[.Y81])/2" office:value-type="float" office:value="0.333333333333333">
            <text:p>0.33</text:p>
          </table:table-cell>
          <table:table-cell table:formula="of:=[.H81]/255" office:value-type="float" office:value="0.333333333333333">
            <text:p>0.33</text:p>
          </table:table-cell>
          <table:table-cell table:formula="of:=[.I81]/255" office:value-type="float" office:value="0.333333333333333">
            <text:p>0.33</text:p>
          </table:table-cell>
          <table:table-cell table:formula="of:=[.J81]/255" office:value-type="float" office:value="0.333333333333333">
            <text:p>0.33</text:p>
          </table:table-cell>
          <table:table-cell table:formula="of:=MIN([.U81];[.V81];[.W81])" office:value-type="float" office:value="0.333333333333333">
            <text:p>0.33</text:p>
          </table:table-cell>
          <table:table-cell table:formula="of:=MAX([.U81];[.V81];[.W81])" office:value-type="float" office:value="0.333333333333333">
            <text:p>0.33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79" table:number-columns-repeated="3"/>
          <table:table-cell table:style-name="ce88" office:value-type="string">
            <text:p>#00FFFF</text:p>
          </table:table-cell>
          <table:table-cell table:formula="of:=HEX2DEC(MID([.G82];2;2))" office:value-type="float" office:value="0">
            <text:p>0</text:p>
          </table:table-cell>
          <table:table-cell table:formula="of:=HEX2DEC(MID([.G82];4;2))" office:value-type="float" office:value="255">
            <text:p>255</text:p>
          </table:table-cell>
          <table:table-cell table:formula="of:=HEX2DEC(MID([.G8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M82]=0;[.N82]=0);IF([.L82]=0;&quot;Black&quot;;IF([.L82]=100;&quot;White&quot;;&quot;Gray&quot;));IF(ABS([.M82])&gt;ABS([.N82]);IF([.M82]&lt;0;&quot;Green&quot;;&quot;Red&quot;);IF(ABS([.M82])&lt;ABS([.N82]);IF([.N82]&lt;0;&quot;Blue&quot;;&quot;Yellow&quot;);&quot;None&quot;)) )" office:value-type="string" office:string-value="Green">
            <text:p>Green</text:p>
          </table:table-cell>
          <table:table-cell table:formula="of:=IF(AND([.M82]=0;[.N82]=0);IF([.L82]=0;&quot;&quot;;IF([.L82]=100;&quot;&quot;;&quot;&quot;));IF(ABS([.M82])&gt;ABS([.N82]);IF([.N82]&lt;0;&quot;Blue&quot;;&quot;Yellow&quot;);IF(ABS([.M82])&lt;ABS([.N82]);IF([.M82]&lt;0;&quot;Green&quot;;&quot;Red&quot;);&quot;None&quot;)) )" office:value-type="string" office:string-value="Blue">
            <text:p>Blue</text:p>
          </table:table-cell>
          <table:table-cell table:formula="of:=0.2126*[.H82] + 0.7152*[.I82] + 0.0722*[.J82]" office:value-type="float" office:value="200.787">
            <text:p>200.79</text:p>
          </table:table-cell>
          <table:table-cell table:formula="of:=MOD(60*IF([.X82]=[.Y82];0;IF([.U82]=[.Y82];([.V82]-[.W82])/([.Y82]-[.X82]);IF([.V82]=[.Y82];2+([.W82]-[.U82])/([.Y82]-[.X82]);4+([.U82]-[.V82])/([.Y82]-[.X82]))));360)" office:value-type="float" office:value="180">
            <text:p>180</text:p>
          </table:table-cell>
          <table:table-cell table:formula="of:=IF([.X82]=[.Y82];0;IF([.T82]&lt;0.5;([.Y82]-[.X82])/([.X82]+[.Y82]);([.Y82]-[.X82])/(2-[.Y82]-[.X82])))" office:value-type="float" office:value="1">
            <text:p>1</text:p>
          </table:table-cell>
          <table:table-cell table:formula="of:=([.X82]+[.Y82])/2" office:value-type="float" office:value="0.5">
            <text:p>0.5</text:p>
          </table:table-cell>
          <table:table-cell table:formula="of:=[.H82]/255" office:value-type="float" office:value="0">
            <text:p>0</text:p>
          </table:table-cell>
          <table:table-cell table:formula="of:=[.I82]/255" office:value-type="float" office:value="1">
            <text:p>1</text:p>
          </table:table-cell>
          <table:table-cell table:formula="of:=[.J82]/255" office:value-type="float" office:value="1">
            <text:p>1</text:p>
          </table:table-cell>
          <table:table-cell table:formula="of:=MIN([.U82];[.V82];[.W82])" office:value-type="float" office:value="0">
            <text:p>0</text:p>
          </table:table-cell>
          <table:table-cell table:formula="of:=MAX([.U82];[.V82];[.W82]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79" table:number-columns-repeated="3"/>
          <table:table-cell table:style-name="ce88" office:value-type="string">
            <text:p>#00AAAA</text:p>
          </table:table-cell>
          <table:table-cell table:formula="of:=HEX2DEC(MID([.G83];2;2))" office:value-type="float" office:value="0">
            <text:p>0</text:p>
          </table:table-cell>
          <table:table-cell table:formula="of:=HEX2DEC(MID([.G83];4;2))" office:value-type="float" office:value="170">
            <text:p>170</text:p>
          </table:table-cell>
          <table:table-cell table:formula="of:=HEX2DEC(MID([.G8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M83]=0;[.N83]=0);IF([.L83]=0;&quot;Black&quot;;IF([.L83]=100;&quot;White&quot;;&quot;Gray&quot;));IF(ABS([.M83])&gt;ABS([.N83]);IF([.M83]&lt;0;&quot;Green&quot;;&quot;Red&quot;);IF(ABS([.M83])&lt;ABS([.N83]);IF([.N83]&lt;0;&quot;Blue&quot;;&quot;Yellow&quot;);&quot;None&quot;)) )" office:value-type="string" office:string-value="Green">
            <text:p>Green</text:p>
          </table:table-cell>
          <table:table-cell table:formula="of:=IF(AND([.M83]=0;[.N83]=0);IF([.L83]=0;&quot;&quot;;IF([.L83]=100;&quot;&quot;;&quot;&quot;));IF(ABS([.M83])&gt;ABS([.N83]);IF([.N83]&lt;0;&quot;Blue&quot;;&quot;Yellow&quot;);IF(ABS([.M83])&lt;ABS([.N83]);IF([.M83]&lt;0;&quot;Green&quot;;&quot;Red&quot;);&quot;None&quot;)) )" office:value-type="string" office:string-value="Blue">
            <text:p>Blue</text:p>
          </table:table-cell>
          <table:table-cell table:formula="of:=0.2126*[.H83] + 0.7152*[.I83] + 0.0722*[.J83]" office:value-type="float" office:value="133.858">
            <text:p>133.86</text:p>
          </table:table-cell>
          <table:table-cell table:formula="of:=MOD(60*IF([.X83]=[.Y83];0;IF([.U83]=[.Y83];([.V83]-[.W83])/([.Y83]-[.X83]);IF([.V83]=[.Y83];2+([.W83]-[.U83])/([.Y83]-[.X83]);4+([.U83]-[.V83])/([.Y83]-[.X83]))));360)" office:value-type="float" office:value="180">
            <text:p>180</text:p>
          </table:table-cell>
          <table:table-cell table:formula="of:=IF([.X83]=[.Y83];0;IF([.T83]&lt;0.5;([.Y83]-[.X83])/([.X83]+[.Y83]);([.Y83]-[.X83])/(2-[.Y83]-[.X83])))" office:value-type="float" office:value="1">
            <text:p>1</text:p>
          </table:table-cell>
          <table:table-cell table:formula="of:=([.X83]+[.Y83])/2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[.I83]/255" office:value-type="float" office:value="0.666666666666667">
            <text:p>0.67</text:p>
          </table:table-cell>
          <table:table-cell table:formula="of:=[.J83]/255" office:value-type="float" office:value="0.666666666666667">
            <text:p>0.67</text:p>
          </table:table-cell>
          <table:table-cell table:formula="of:=MIN([.U83];[.V83];[.W83])" office:value-type="float" office:value="0">
            <text:p>0</text:p>
          </table:table-cell>
          <table:table-cell table:formula="of:=MAX([.U83];[.V83];[.W83])" office:value-type="float" office:value="0.666666666666667">
            <text:p>0.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79" table:number-columns-repeated="3"/>
          <table:table-cell table:style-name="ce88" office:value-type="string">
            <text:p>#005555</text:p>
          </table:table-cell>
          <table:table-cell table:formula="of:=HEX2DEC(MID([.G84];2;2))" office:value-type="float" office:value="0">
            <text:p>0</text:p>
          </table:table-cell>
          <table:table-cell table:formula="of:=HEX2DEC(MID([.G84];4;2))" office:value-type="float" office:value="85">
            <text:p>85</text:p>
          </table:table-cell>
          <table:table-cell table:formula="of:=HEX2DEC(MID([.G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M84]=0;[.N84]=0);IF([.L84]=0;&quot;Black&quot;;IF([.L84]=100;&quot;White&quot;;&quot;Gray&quot;));IF(ABS([.M84])&gt;ABS([.N84]);IF([.M84]&lt;0;&quot;Green&quot;;&quot;Red&quot;);IF(ABS([.M84])&lt;ABS([.N84]);IF([.N84]&lt;0;&quot;Blue&quot;;&quot;Yellow&quot;);&quot;None&quot;)) )" office:value-type="string" office:string-value="Green">
            <text:p>Green</text:p>
          </table:table-cell>
          <table:table-cell table:formula="of:=IF(AND([.M84]=0;[.N84]=0);IF([.L84]=0;&quot;&quot;;IF([.L84]=100;&quot;&quot;;&quot;&quot;));IF(ABS([.M84])&gt;ABS([.N84]);IF([.N84]&lt;0;&quot;Blue&quot;;&quot;Yellow&quot;);IF(ABS([.M84])&lt;ABS([.N84]);IF([.M84]&lt;0;&quot;Green&quot;;&quot;Red&quot;);&quot;None&quot;)) )" office:value-type="string" office:string-value="Blue">
            <text:p>Blue</text:p>
          </table:table-cell>
          <table:table-cell table:formula="of:=0.2126*[.H84] + 0.7152*[.I84] + 0.0722*[.J84]" office:value-type="float" office:value="66.929">
            <text:p>66.93</text:p>
          </table:table-cell>
          <table:table-cell table:formula="of:=MOD(60*IF([.X84]=[.Y84];0;IF([.U84]=[.Y84];([.V84]-[.W84])/([.Y84]-[.X84]);IF([.V84]=[.Y84];2+([.W84]-[.U84])/([.Y84]-[.X84]);4+([.U84]-[.V84])/([.Y84]-[.X84]))));360)" office:value-type="float" office:value="180">
            <text:p>180</text:p>
          </table:table-cell>
          <table:table-cell table:formula="of:=IF([.X84]=[.Y84];0;IF([.T84]&lt;0.5;([.Y84]-[.X84])/([.X84]+[.Y84]);([.Y84]-[.X84])/(2-[.Y84]-[.X84])))" office:value-type="float" office:value="1">
            <text:p>1</text:p>
          </table:table-cell>
          <table:table-cell table:formula="of:=([.X84]+[.Y84])/2" office:value-type="float" office:value="0.166666666666667">
            <text:p>0.17</text:p>
          </table:table-cell>
          <table:table-cell table:formula="of:=[.H84]/255" office:value-type="float" office:value="0">
            <text:p>0</text:p>
          </table:table-cell>
          <table:table-cell table:formula="of:=[.I84]/255" office:value-type="float" office:value="0.333333333333333">
            <text:p>0.33</text:p>
          </table:table-cell>
          <table:table-cell table:formula="of:=[.J84]/255" office:value-type="float" office:value="0.333333333333333">
            <text:p>0.33</text:p>
          </table:table-cell>
          <table:table-cell table:formula="of:=MIN([.U84];[.V84];[.W84])" office:value-type="float" office:value="0">
            <text:p>0</text:p>
          </table:table-cell>
          <table:table-cell table:formula="of:=MAX([.U84];[.V84];[.W84])" office:value-type="float" office:value="0.333333333333333">
            <text:p>0.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AA</text:p>
          </table:table-cell>
          <table:table-cell table:formula="of:=HEX2DEC(MID([.G85];2;2))" office:value-type="float" office:value="85">
            <text:p>85</text:p>
          </table:table-cell>
          <table:table-cell table:formula="of:=HEX2DEC(MID([.G85];4;2))" office:value-type="float" office:value="170">
            <text:p>170</text:p>
          </table:table-cell>
          <table:table-cell table:formula="of:=HEX2DEC(MID([.G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M85]=0;[.N85]=0);IF([.L85]=0;&quot;Black&quot;;IF([.L85]=100;&quot;White&quot;;&quot;Gray&quot;));IF(ABS([.M85])&gt;ABS([.N85]);IF([.M85]&lt;0;&quot;Green&quot;;&quot;Red&quot;);IF(ABS([.M85])&lt;ABS([.N85]);IF([.N85]&lt;0;&quot;Blue&quot;;&quot;Yellow&quot;);&quot;None&quot;)) )" office:value-type="string" office:string-value="Green">
            <text:p>Green</text:p>
          </table:table-cell>
          <table:table-cell table:formula="of:=IF(AND([.M85]=0;[.N85]=0);IF([.L85]=0;&quot;&quot;;IF([.L85]=100;&quot;&quot;;&quot;&quot;));IF(ABS([.M85])&gt;ABS([.N85]);IF([.N85]&lt;0;&quot;Blue&quot;;&quot;Yellow&quot;);IF(ABS([.M85])&lt;ABS([.N85]);IF([.M85]&lt;0;&quot;Green&quot;;&quot;Red&quot;);&quot;None&quot;)) )" office:value-type="string" office:string-value="Blue">
            <text:p>Blue</text:p>
          </table:table-cell>
          <table:table-cell table:formula="of:=0.2126*[.H85] + 0.7152*[.I85] + 0.0722*[.J85]" office:value-type="float" office:value="151.929">
            <text:p>151.93</text:p>
          </table:table-cell>
          <table:table-cell table:formula="of:=MOD(60*IF([.X85]=[.Y85];0;IF([.U85]=[.Y85];([.V85]-[.W85])/([.Y85]-[.X85]);IF([.V85]=[.Y85];2+([.W85]-[.U85])/([.Y85]-[.X85]);4+([.U85]-[.V85])/([.Y85]-[.X85]))));360)" office:value-type="float" office:value="180">
            <text:p>180</text:p>
          </table:table-cell>
          <table:table-cell table:formula="of:=IF([.X85]=[.Y85];0;IF([.T85]&lt;0.5;([.Y85]-[.X85])/([.X85]+[.Y85]);([.Y85]-[.X85])/(2-[.Y85]-[.X85])))" office:value-type="float" office:value="0.333333333333333">
            <text:p>0.33</text:p>
          </table:table-cell>
          <table:table-cell table:formula="of:=([.X85]+[.Y85])/2" office:value-type="float" office:value="0.5">
            <text:p>0.5</text:p>
          </table:table-cell>
          <table:table-cell table:formula="of:=[.H85]/255" office:value-type="float" office:value="0.333333333333333">
            <text:p>0.33</text:p>
          </table:table-cell>
          <table:table-cell table:formula="of:=[.I85]/255" office:value-type="float" office:value="0.666666666666667">
            <text:p>0.67</text:p>
          </table:table-cell>
          <table:table-cell table:formula="of:=[.J85]/255" office:value-type="float" office:value="0.666666666666667">
            <text:p>0.67</text:p>
          </table:table-cell>
          <table:table-cell table:formula="of:=MIN([.U85];[.V85];[.W85])" office:value-type="float" office:value="0.333333333333333">
            <text:p>0.33</text:p>
          </table:table-cell>
          <table:table-cell table:formula="of:=MAX([.U85];[.V85];[.W85])" office:value-type="float" office:value="0.666666666666667">
            <text:p>0.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FF</text:p>
          </table:table-cell>
          <table:table-cell table:formula="of:=HEX2DEC(MID([.G86];2;2))" office:value-type="float" office:value="85">
            <text:p>85</text:p>
          </table:table-cell>
          <table:table-cell table:formula="of:=HEX2DEC(MID([.G86];4;2))" office:value-type="float" office:value="255">
            <text:p>255</text:p>
          </table:table-cell>
          <table:table-cell table:formula="of:=HEX2DEC(MID([.G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92">
            <text:p>92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M86]=0;[.N86]=0);IF([.L86]=0;&quot;Black&quot;;IF([.L86]=100;&quot;White&quot;;&quot;Gray&quot;));IF(ABS([.M86])&gt;ABS([.N86]);IF([.M86]&lt;0;&quot;Green&quot;;&quot;Red&quot;);IF(ABS([.M86])&lt;ABS([.N86]);IF([.N86]&lt;0;&quot;Blue&quot;;&quot;Yellow&quot;);&quot;None&quot;)) )" office:value-type="string" office:string-value="Green">
            <text:p>Green</text:p>
          </table:table-cell>
          <table:table-cell table:formula="of:=IF(AND([.M86]=0;[.N86]=0);IF([.L86]=0;&quot;&quot;;IF([.L86]=100;&quot;&quot;;&quot;&quot;));IF(ABS([.M86])&gt;ABS([.N86]);IF([.N86]&lt;0;&quot;Blue&quot;;&quot;Yellow&quot;);IF(ABS([.M86])&lt;ABS([.N86]);IF([.M86]&lt;0;&quot;Green&quot;;&quot;Red&quot;);&quot;None&quot;)) )" office:value-type="string" office:string-value="Blue">
            <text:p>Blue</text:p>
          </table:table-cell>
          <table:table-cell table:formula="of:=0.2126*[.H86] + 0.7152*[.I86] + 0.0722*[.J86]" office:value-type="float" office:value="218.858">
            <text:p>218.86</text:p>
          </table:table-cell>
          <table:table-cell table:formula="of:=MOD(60*IF([.X86]=[.Y86];0;IF([.U86]=[.Y86];([.V86]-[.W86])/([.Y86]-[.X86]);IF([.V86]=[.Y86];2+([.W86]-[.U86])/([.Y86]-[.X86]);4+([.U86]-[.V86])/([.Y86]-[.X86]))));360)" office:value-type="float" office:value="180">
            <text:p>180</text:p>
          </table:table-cell>
          <table:table-cell table:formula="of:=IF([.X86]=[.Y86];0;IF([.T86]&lt;0.5;([.Y86]-[.X86])/([.X86]+[.Y86]);([.Y86]-[.X86])/(2-[.Y86]-[.X86])))" office:value-type="float" office:value="1">
            <text:p>1</text:p>
          </table:table-cell>
          <table:table-cell table:formula="of:=([.X86]+[.Y86])/2" office:value-type="float" office:value="0.666666666666667">
            <text:p>0.67</text:p>
          </table:table-cell>
          <table:table-cell table:formula="of:=[.H86]/255" office:value-type="float" office:value="0.333333333333333">
            <text:p>0.33</text:p>
          </table:table-cell>
          <table:table-cell table:formula="of:=[.I86]/255" office:value-type="float" office:value="1">
            <text:p>1</text:p>
          </table:table-cell>
          <table:table-cell table:formula="of:=[.J86]/255" office:value-type="float" office:value="1">
            <text:p>1</text:p>
          </table:table-cell>
          <table:table-cell table:formula="of:=MIN([.U86];[.V86];[.W86])" office:value-type="float" office:value="0.333333333333333">
            <text:p>0.33</text:p>
          </table:table-cell>
          <table:table-cell table:formula="of:=MAX([.U86];[.V86];[.W86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FF</text:p>
          </table:table-cell>
          <table:table-cell table:formula="of:=HEX2DEC(MID([.G87];2;2))" office:value-type="float" office:value="170">
            <text:p>170</text:p>
          </table:table-cell>
          <table:table-cell table:formula="of:=HEX2DEC(MID([.G87];4;2))" office:value-type="float" office:value="255">
            <text:p>255</text:p>
          </table:table-cell>
          <table:table-cell table:formula="of:=HEX2DEC(MID([.G87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M87]=0;[.N87]=0);IF([.L87]=0;&quot;Black&quot;;IF([.L87]=100;&quot;White&quot;;&quot;Gray&quot;));IF(ABS([.M87])&gt;ABS([.N87]);IF([.M87]&lt;0;&quot;Green&quot;;&quot;Red&quot;);IF(ABS([.M87])&lt;ABS([.N87]);IF([.N87]&lt;0;&quot;Blue&quot;;&quot;Yellow&quot;);&quot;None&quot;)) )" office:value-type="string" office:string-value="Green">
            <text:p>Green</text:p>
          </table:table-cell>
          <table:table-cell table:formula="of:=IF(AND([.M87]=0;[.N87]=0);IF([.L87]=0;&quot;&quot;;IF([.L87]=100;&quot;&quot;;&quot;&quot;));IF(ABS([.M87])&gt;ABS([.N87]);IF([.N87]&lt;0;&quot;Blue&quot;;&quot;Yellow&quot;);IF(ABS([.M87])&lt;ABS([.N87]);IF([.M87]&lt;0;&quot;Green&quot;;&quot;Red&quot;);&quot;None&quot;)) )" office:value-type="string" office:string-value="Blue">
            <text:p>Blue</text:p>
          </table:table-cell>
          <table:table-cell table:formula="of:=0.2126*[.H87] + 0.7152*[.I87] + 0.0722*[.J87]" office:value-type="float" office:value="236.929">
            <text:p>236.93</text:p>
          </table:table-cell>
          <table:table-cell table:formula="of:=MOD(60*IF([.X87]=[.Y87];0;IF([.U87]=[.Y87];([.V87]-[.W87])/([.Y87]-[.X87]);IF([.V87]=[.Y87];2+([.W87]-[.U87])/([.Y87]-[.X87]);4+([.U87]-[.V87])/([.Y87]-[.X87]))));360)" office:value-type="float" office:value="180">
            <text:p>180</text:p>
          </table:table-cell>
          <table:table-cell table:formula="of:=IF([.X87]=[.Y87];0;IF([.T87]&lt;0.5;([.Y87]-[.X87])/([.X87]+[.Y87]);([.Y87]-[.X87])/(2-[.Y87]-[.X87])))" office:value-type="float" office:value="1">
            <text:p>1</text:p>
          </table:table-cell>
          <table:table-cell table:formula="of:=([.X87]+[.Y87])/2" office:value-type="float" office:value="0.833333333333333">
            <text:p>0.83</text:p>
          </table:table-cell>
          <table:table-cell table:formula="of:=[.H87]/255" office:value-type="float" office:value="0.666666666666667">
            <text:p>0.67</text:p>
          </table:table-cell>
          <table:table-cell table:formula="of:=[.I87]/255" office:value-type="float" office:value="1">
            <text:p>1</text:p>
          </table:table-cell>
          <table:table-cell table:formula="of:=[.J87]/255" office:value-type="float" office:value="1">
            <text:p>1</text:p>
          </table:table-cell>
          <table:table-cell table:formula="of:=MIN([.U87];[.V87];[.W87])" office:value-type="float" office:value="0.666666666666667">
            <text:p>0.67</text:p>
          </table:table-cell>
          <table:table-cell table:formula="of:=MAX([.U87];[.V87];[.W87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79" table:number-columns-repeated="3"/>
          <table:table-cell table:style-name="ce88" office:value-type="string">
            <text:p>#00FF00</text:p>
          </table:table-cell>
          <table:table-cell table:formula="of:=HEX2DEC(MID([.G88];2;2))" office:value-type="float" office:value="0">
            <text:p>0</text:p>
          </table:table-cell>
          <table:table-cell table:formula="of:=HEX2DEC(MID([.G88];4;2))" office:value-type="float" office:value="255">
            <text:p>255</text:p>
          </table:table-cell>
          <table:table-cell table:formula="of:=HEX2DEC(MID([.G8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M88]=0;[.N88]=0);IF([.L88]=0;&quot;Black&quot;;IF([.L88]=100;&quot;White&quot;;&quot;Gray&quot;));IF(ABS([.M88])&gt;ABS([.N88]);IF([.M88]&lt;0;&quot;Green&quot;;&quot;Red&quot;);IF(ABS([.M88])&lt;ABS([.N88]);IF([.N88]&lt;0;&quot;Blue&quot;;&quot;Yellow&quot;);&quot;None&quot;)) )" office:value-type="string" office:string-value="Green">
            <text:p>Green</text:p>
          </table:table-cell>
          <table:table-cell table:formula="of:=IF(AND([.M88]=0;[.N88]=0);IF([.L88]=0;&quot;&quot;;IF([.L88]=100;&quot;&quot;;&quot;&quot;));IF(ABS([.M88])&gt;ABS([.N88]);IF([.N88]&lt;0;&quot;Blue&quot;;&quot;Yellow&quot;);IF(ABS([.M88])&lt;ABS([.N88]);IF([.M88]&lt;0;&quot;Green&quot;;&quot;Red&quot;);&quot;None&quot;)) )" office:value-type="string" office:string-value="Yellow">
            <text:p>Yellow</text:p>
          </table:table-cell>
          <table:table-cell table:formula="of:=0.2126*[.H88] + 0.7152*[.I88] + 0.0722*[.J88]" office:value-type="float" office:value="182.376">
            <text:p>182.38</text:p>
          </table:table-cell>
          <table:table-cell table:formula="of:=MOD(60*IF([.X88]=[.Y88];0;IF([.U88]=[.Y88];([.V88]-[.W88])/([.Y88]-[.X88]);IF([.V88]=[.Y88];2+([.W88]-[.U88])/([.Y88]-[.X88]);4+([.U88]-[.V88])/([.Y88]-[.X88]))));360)" office:value-type="float" office:value="120">
            <text:p>120</text:p>
          </table:table-cell>
          <table:table-cell table:formula="of:=IF([.X88]=[.Y88];0;IF([.T88]&lt;0.5;([.Y88]-[.X88])/([.X88]+[.Y88]);([.Y88]-[.X88])/(2-[.Y88]-[.X88])))" office:value-type="float" office:value="1">
            <text:p>1</text:p>
          </table:table-cell>
          <table:table-cell table:formula="of:=([.X88]+[.Y88])/2" office:value-type="float" office:value="0.5">
            <text:p>0.5</text:p>
          </table:table-cell>
          <table:table-cell table:formula="of:=[.H88]/255" office:value-type="float" office:value="0">
            <text:p>0</text:p>
          </table:table-cell>
          <table:table-cell table:formula="of:=[.I88]/255" office:value-type="float" office:value="1">
            <text:p>1</text:p>
          </table:table-cell>
          <table:table-cell table:formula="of:=[.J88]/255" office:value-type="float" office:value="0">
            <text:p>0</text:p>
          </table:table-cell>
          <table:table-cell table:formula="of:=MIN([.U88];[.V88];[.W88])" office:value-type="float" office:value="0">
            <text:p>0</text:p>
          </table:table-cell>
          <table:table-cell table:formula="of:=MAX([.U88];[.V88];[.W88]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79" table:number-columns-repeated="3"/>
          <table:table-cell table:style-name="ce88" office:value-type="string">
            <text:p>#00AA00</text:p>
          </table:table-cell>
          <table:table-cell table:formula="of:=HEX2DEC(MID([.G89];2;2))" office:value-type="float" office:value="0">
            <text:p>0</text:p>
          </table:table-cell>
          <table:table-cell table:formula="of:=HEX2DEC(MID([.G89];4;2))" office:value-type="float" office:value="170">
            <text:p>170</text:p>
          </table:table-cell>
          <table:table-cell table:formula="of:=HEX2DEC(MID([.G8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M89]=0;[.N89]=0);IF([.L89]=0;&quot;Black&quot;;IF([.L89]=100;&quot;White&quot;;&quot;Gray&quot;));IF(ABS([.M89])&gt;ABS([.N89]);IF([.M89]&lt;0;&quot;Green&quot;;&quot;Red&quot;);IF(ABS([.M89])&lt;ABS([.N89]);IF([.N89]&lt;0;&quot;Blue&quot;;&quot;Yellow&quot;);&quot;None&quot;)) )" office:value-type="string" office:string-value="Green">
            <text:p>Green</text:p>
          </table:table-cell>
          <table:table-cell table:formula="of:=IF(AND([.M89]=0;[.N89]=0);IF([.L89]=0;&quot;&quot;;IF([.L89]=100;&quot;&quot;;&quot;&quot;));IF(ABS([.M89])&gt;ABS([.N89]);IF([.N89]&lt;0;&quot;Blue&quot;;&quot;Yellow&quot;);IF(ABS([.M89])&lt;ABS([.N89]);IF([.M89]&lt;0;&quot;Green&quot;;&quot;Red&quot;);&quot;None&quot;)) )" office:value-type="string" office:string-value="Yellow">
            <text:p>Yellow</text:p>
          </table:table-cell>
          <table:table-cell table:formula="of:=0.2126*[.H89] + 0.7152*[.I89] + 0.0722*[.J89]" office:value-type="float" office:value="121.584">
            <text:p>121.58</text:p>
          </table:table-cell>
          <table:table-cell table:formula="of:=MOD(60*IF([.X89]=[.Y89];0;IF([.U89]=[.Y89];([.V89]-[.W89])/([.Y89]-[.X89]);IF([.V89]=[.Y89];2+([.W89]-[.U89])/([.Y89]-[.X89]);4+([.U89]-[.V89])/([.Y89]-[.X89]))));360)" office:value-type="float" office:value="120">
            <text:p>120</text:p>
          </table:table-cell>
          <table:table-cell table:formula="of:=IF([.X89]=[.Y89];0;IF([.T89]&lt;0.5;([.Y89]-[.X89])/([.X89]+[.Y89]);([.Y89]-[.X89])/(2-[.Y89]-[.X89])))" office:value-type="float" office:value="1">
            <text:p>1</text:p>
          </table:table-cell>
          <table:table-cell table:formula="of:=([.X89]+[.Y89])/2" office:value-type="float" office:value="0.333333333333333">
            <text:p>0.33</text:p>
          </table:table-cell>
          <table:table-cell table:formula="of:=[.H89]/255" office:value-type="float" office:value="0">
            <text:p>0</text:p>
          </table:table-cell>
          <table:table-cell table:formula="of:=[.I89]/255" office:value-type="float" office:value="0.666666666666667">
            <text:p>0.67</text:p>
          </table:table-cell>
          <table:table-cell table:formula="of:=[.J89]/255" office:value-type="float" office:value="0">
            <text:p>0</text:p>
          </table:table-cell>
          <table:table-cell table:formula="of:=MIN([.U89];[.V89];[.W89])" office:value-type="float" office:value="0">
            <text:p>0</text:p>
          </table:table-cell>
          <table:table-cell table:formula="of:=MAX([.U89];[.V89];[.W89])" office:value-type="float" office:value="0.666666666666667">
            <text:p>0.67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79" table:number-columns-repeated="3"/>
          <table:table-cell table:style-name="ce88" office:value-type="string">
            <text:p>#005500</text:p>
          </table:table-cell>
          <table:table-cell table:formula="of:=HEX2DEC(MID([.G90];2;2))" office:value-type="float" office:value="0">
            <text:p>0</text:p>
          </table:table-cell>
          <table:table-cell table:formula="of:=HEX2DEC(MID([.G90];4;2))" office:value-type="float" office:value="85">
            <text:p>85</text:p>
          </table:table-cell>
          <table:table-cell table:formula="of:=HEX2DEC(MID([.G9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M90]=0;[.N90]=0);IF([.L90]=0;&quot;Black&quot;;IF([.L90]=100;&quot;White&quot;;&quot;Gray&quot;));IF(ABS([.M90])&gt;ABS([.N90]);IF([.M90]&lt;0;&quot;Green&quot;;&quot;Red&quot;);IF(ABS([.M90])&lt;ABS([.N90]);IF([.N90]&lt;0;&quot;Blue&quot;;&quot;Yellow&quot;);&quot;None&quot;)) )" office:value-type="string" office:string-value="Green">
            <text:p>Green</text:p>
          </table:table-cell>
          <table:table-cell table:formula="of:=IF(AND([.M90]=0;[.N90]=0);IF([.L90]=0;&quot;&quot;;IF([.L90]=100;&quot;&quot;;&quot;&quot;));IF(ABS([.M90])&gt;ABS([.N90]);IF([.N90]&lt;0;&quot;Blue&quot;;&quot;Yellow&quot;);IF(ABS([.M90])&lt;ABS([.N90]);IF([.M90]&lt;0;&quot;Green&quot;;&quot;Red&quot;);&quot;None&quot;)) )" office:value-type="string" office:string-value="Yellow">
            <text:p>Yellow</text:p>
          </table:table-cell>
          <table:table-cell table:formula="of:=0.2126*[.H90] + 0.7152*[.I90] + 0.0722*[.J90]" office:value-type="float" office:value="60.792">
            <text:p>60.79</text:p>
          </table:table-cell>
          <table:table-cell table:formula="of:=MOD(60*IF([.X90]=[.Y90];0;IF([.U90]=[.Y90];([.V90]-[.W90])/([.Y90]-[.X90]);IF([.V90]=[.Y90];2+([.W90]-[.U90])/([.Y90]-[.X90]);4+([.U90]-[.V90])/([.Y90]-[.X90]))));360)" office:value-type="float" office:value="120">
            <text:p>120</text:p>
          </table:table-cell>
          <table:table-cell table:formula="of:=IF([.X90]=[.Y90];0;IF([.T90]&lt;0.5;([.Y90]-[.X90])/([.X90]+[.Y90]);([.Y90]-[.X90])/(2-[.Y90]-[.X90])))" office:value-type="float" office:value="1">
            <text:p>1</text:p>
          </table:table-cell>
          <table:table-cell table:formula="of:=([.X90]+[.Y90])/2" office:value-type="float" office:value="0.166666666666667">
            <text:p>0.17</text:p>
          </table:table-cell>
          <table:table-cell table:formula="of:=[.H90]/255" office:value-type="float" office:value="0">
            <text:p>0</text:p>
          </table:table-cell>
          <table:table-cell table:formula="of:=[.I90]/255" office:value-type="float" office:value="0.333333333333333">
            <text:p>0.33</text:p>
          </table:table-cell>
          <table:table-cell table:formula="of:=[.J90]/255" office:value-type="float" office:value="0">
            <text:p>0</text:p>
          </table:table-cell>
          <table:table-cell table:formula="of:=MIN([.U90];[.V90];[.W90])" office:value-type="float" office:value="0">
            <text:p>0</text:p>
          </table:table-cell>
          <table:table-cell table:formula="of:=MAX([.U90];[.V90];[.W90])" office:value-type="float" office:value="0.333333333333333">
            <text:p>0.3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AA55</text:p>
          </table:table-cell>
          <table:table-cell table:formula="of:=HEX2DEC(MID([.G91];2;2))" office:value-type="float" office:value="0">
            <text:p>0</text:p>
          </table:table-cell>
          <table:table-cell table:formula="of:=HEX2DEC(MID([.G91];4;2))" office:value-type="float" office:value="170">
            <text:p>170</text:p>
          </table:table-cell>
          <table:table-cell table:formula="of:=HEX2DEC(MID([.G9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M91]=0;[.N91]=0);IF([.L91]=0;&quot;Black&quot;;IF([.L91]=100;&quot;White&quot;;&quot;Gray&quot;));IF(ABS([.M91])&gt;ABS([.N91]);IF([.M91]&lt;0;&quot;Green&quot;;&quot;Red&quot;);IF(ABS([.M91])&lt;ABS([.N91]);IF([.N91]&lt;0;&quot;Blue&quot;;&quot;Yellow&quot;);&quot;None&quot;)) )" office:value-type="string" office:string-value="Green">
            <text:p>Green</text:p>
          </table:table-cell>
          <table:table-cell table:formula="of:=IF(AND([.M91]=0;[.N91]=0);IF([.L91]=0;&quot;&quot;;IF([.L91]=100;&quot;&quot;;&quot;&quot;));IF(ABS([.M91])&gt;ABS([.N91]);IF([.N91]&lt;0;&quot;Blue&quot;;&quot;Yellow&quot;);IF(ABS([.M91])&lt;ABS([.N91]);IF([.M91]&lt;0;&quot;Green&quot;;&quot;Red&quot;);&quot;None&quot;)) )" office:value-type="string" office:string-value="Yellow">
            <text:p>Yellow</text:p>
          </table:table-cell>
          <table:table-cell table:formula="of:=0.2126*[.H91] + 0.7152*[.I91] + 0.0722*[.J91]" office:value-type="float" office:value="127.721">
            <text:p>127.72</text:p>
          </table:table-cell>
          <table:table-cell table:formula="of:=MOD(60*IF([.X91]=[.Y91];0;IF([.U91]=[.Y91];([.V91]-[.W91])/([.Y91]-[.X91]);IF([.V91]=[.Y91];2+([.W91]-[.U91])/([.Y91]-[.X91]);4+([.U91]-[.V91])/([.Y91]-[.X91]))));360)" office:value-type="float" office:value="150">
            <text:p>150</text:p>
          </table:table-cell>
          <table:table-cell table:formula="of:=IF([.X91]=[.Y91];0;IF([.T91]&lt;0.5;([.Y91]-[.X91])/([.X91]+[.Y91]);([.Y91]-[.X91])/(2-[.Y91]-[.X91])))" office:value-type="float" office:value="1">
            <text:p>1</text:p>
          </table:table-cell>
          <table:table-cell table:formula="of:=([.X91]+[.Y91])/2" office:value-type="float" office:value="0.333333333333333">
            <text:p>0.33</text:p>
          </table:table-cell>
          <table:table-cell table:formula="of:=[.H91]/255" office:value-type="float" office:value="0">
            <text:p>0</text:p>
          </table:table-cell>
          <table:table-cell table:formula="of:=[.I91]/255" office:value-type="float" office:value="0.666666666666667">
            <text:p>0.67</text:p>
          </table:table-cell>
          <table:table-cell table:formula="of:=[.J91]/255" office:value-type="float" office:value="0.333333333333333">
            <text:p>0.33</text:p>
          </table:table-cell>
          <table:table-cell table:formula="of:=MIN([.U91];[.V91];[.W91])" office:value-type="float" office:value="0">
            <text:p>0</text:p>
          </table:table-cell>
          <table:table-cell table:formula="of:=MAX([.U91];[.V91];[.W91])" office:value-type="float" office:value="0.666666666666667">
            <text:p>0.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55</text:p>
          </table:table-cell>
          <table:table-cell table:formula="of:=HEX2DEC(MID([.G92];2;2))" office:value-type="float" office:value="0">
            <text:p>0</text:p>
          </table:table-cell>
          <table:table-cell table:formula="of:=HEX2DEC(MID([.G92];4;2))" office:value-type="float" office:value="255">
            <text:p>255</text:p>
          </table:table-cell>
          <table:table-cell table:formula="of:=HEX2DEC(MID([.G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M92]=0;[.N92]=0);IF([.L92]=0;&quot;Black&quot;;IF([.L92]=100;&quot;White&quot;;&quot;Gray&quot;));IF(ABS([.M92])&gt;ABS([.N92]);IF([.M92]&lt;0;&quot;Green&quot;;&quot;Red&quot;);IF(ABS([.M92])&lt;ABS([.N92]);IF([.N92]&lt;0;&quot;Blue&quot;;&quot;Yellow&quot;);&quot;None&quot;)) )" office:value-type="string" office:string-value="Green">
            <text:p>Green</text:p>
          </table:table-cell>
          <table:table-cell table:formula="of:=IF(AND([.M92]=0;[.N92]=0);IF([.L92]=0;&quot;&quot;;IF([.L92]=100;&quot;&quot;;&quot;&quot;));IF(ABS([.M92])&gt;ABS([.N92]);IF([.N92]&lt;0;&quot;Blue&quot;;&quot;Yellow&quot;);IF(ABS([.M92])&lt;ABS([.N92]);IF([.M92]&lt;0;&quot;Green&quot;;&quot;Red&quot;);&quot;None&quot;)) )" office:value-type="string" office:string-value="Yellow">
            <text:p>Yellow</text:p>
          </table:table-cell>
          <table:table-cell table:formula="of:=0.2126*[.H92] + 0.7152*[.I92] + 0.0722*[.J92]" office:value-type="float" office:value="188.513">
            <text:p>188.51</text:p>
          </table:table-cell>
          <table:table-cell table:formula="of:=MOD(60*IF([.X92]=[.Y92];0;IF([.U92]=[.Y92];([.V92]-[.W92])/([.Y92]-[.X92]);IF([.V92]=[.Y92];2+([.W92]-[.U92])/([.Y92]-[.X92]);4+([.U92]-[.V92])/([.Y92]-[.X92]))));360)" office:value-type="float" office:value="140">
            <text:p>140</text:p>
          </table:table-cell>
          <table:table-cell table:formula="of:=IF([.X92]=[.Y92];0;IF([.T92]&lt;0.5;([.Y92]-[.X92])/([.X92]+[.Y92]);([.Y92]-[.X92])/(2-[.Y92]-[.X92])))" office:value-type="float" office:value="1">
            <text:p>1</text:p>
          </table:table-cell>
          <table:table-cell table:formula="of:=([.X92]+[.Y92])/2" office:value-type="float" office:value="0.5">
            <text:p>0.5</text:p>
          </table:table-cell>
          <table:table-cell table:formula="of:=[.H92]/255" office:value-type="float" office:value="0">
            <text:p>0</text:p>
          </table:table-cell>
          <table:table-cell table:formula="of:=[.I92]/255" office:value-type="float" office:value="1">
            <text:p>1</text:p>
          </table:table-cell>
          <table:table-cell table:formula="of:=[.J92]/255" office:value-type="float" office:value="0.333333333333333">
            <text:p>0.33</text:p>
          </table:table-cell>
          <table:table-cell table:formula="of:=MIN([.U92];[.V92];[.W92])" office:value-type="float" office:value="0">
            <text:p>0</text:p>
          </table:table-cell>
          <table:table-cell table:formula="of:=MAX([.U92];[.V92];[.W92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00FFAA</text:p>
          </table:table-cell>
          <table:table-cell table:formula="of:=HEX2DEC(MID([.G93];2;2))" office:value-type="float" office:value="0">
            <text:p>0</text:p>
          </table:table-cell>
          <table:table-cell table:formula="of:=HEX2DEC(MID([.G93];4;2))" office:value-type="float" office:value="255">
            <text:p>255</text:p>
          </table:table-cell>
          <table:table-cell table:formula="of:=HEX2DEC(MID([.G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M93]=0;[.N93]=0);IF([.L93]=0;&quot;Black&quot;;IF([.L93]=100;&quot;White&quot;;&quot;Gray&quot;));IF(ABS([.M93])&gt;ABS([.N93]);IF([.M93]&lt;0;&quot;Green&quot;;&quot;Red&quot;);IF(ABS([.M93])&lt;ABS([.N93]);IF([.N93]&lt;0;&quot;Blue&quot;;&quot;Yellow&quot;);&quot;None&quot;)) )" office:value-type="string" office:string-value="Green">
            <text:p>Green</text:p>
          </table:table-cell>
          <table:table-cell table:formula="of:=IF(AND([.M93]=0;[.N93]=0);IF([.L93]=0;&quot;&quot;;IF([.L93]=100;&quot;&quot;;&quot;&quot;));IF(ABS([.M93])&gt;ABS([.N93]);IF([.N93]&lt;0;&quot;Blue&quot;;&quot;Yellow&quot;);IF(ABS([.M93])&lt;ABS([.N93]);IF([.M93]&lt;0;&quot;Green&quot;;&quot;Red&quot;);&quot;None&quot;)) )" office:value-type="string" office:string-value="Yellow">
            <text:p>Yellow</text:p>
          </table:table-cell>
          <table:table-cell table:formula="of:=0.2126*[.H93] + 0.7152*[.I93] + 0.0722*[.J93]" office:value-type="float" office:value="194.65">
            <text:p>194.65</text:p>
          </table:table-cell>
          <table:table-cell table:formula="of:=MOD(60*IF([.X93]=[.Y93];0;IF([.U93]=[.Y93];([.V93]-[.W93])/([.Y93]-[.X93]);IF([.V93]=[.Y93];2+([.W93]-[.U93])/([.Y93]-[.X93]);4+([.U93]-[.V93])/([.Y93]-[.X93]))));360)" office:value-type="float" office:value="160">
            <text:p>160</text:p>
          </table:table-cell>
          <table:table-cell table:formula="of:=IF([.X93]=[.Y93];0;IF([.T93]&lt;0.5;([.Y93]-[.X93])/([.X93]+[.Y93]);([.Y93]-[.X93])/(2-[.Y93]-[.X93])))" office:value-type="float" office:value="1">
            <text:p>1</text:p>
          </table:table-cell>
          <table:table-cell table:formula="of:=([.X93]+[.Y93])/2" office:value-type="float" office:value="0.5">
            <text:p>0.5</text:p>
          </table:table-cell>
          <table:table-cell table:formula="of:=[.H93]/255" office:value-type="float" office:value="0">
            <text:p>0</text:p>
          </table:table-cell>
          <table:table-cell table:formula="of:=[.I93]/255" office:value-type="float" office:value="1">
            <text:p>1</text:p>
          </table:table-cell>
          <table:table-cell table:formula="of:=[.J93]/255" office:value-type="float" office:value="0.666666666666667">
            <text:p>0.67</text:p>
          </table:table-cell>
          <table:table-cell table:formula="of:=MIN([.U93];[.V93];[.W93])" office:value-type="float" office:value="0">
            <text:p>0</text:p>
          </table:table-cell>
          <table:table-cell table:formula="of:=MAX([.U93];[.V93];[.W93])"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55</text:p>
          </table:table-cell>
          <table:table-cell table:formula="of:=HEX2DEC(MID([.G94];2;2))" office:value-type="float" office:value="85">
            <text:p>85</text:p>
          </table:table-cell>
          <table:table-cell table:formula="of:=HEX2DEC(MID([.G94];4;2))" office:value-type="float" office:value="170">
            <text:p>170</text:p>
          </table:table-cell>
          <table:table-cell table:formula="of:=HEX2DEC(MID([.G9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M94]=0;[.N94]=0);IF([.L94]=0;&quot;Black&quot;;IF([.L94]=100;&quot;White&quot;;&quot;Gray&quot;));IF(ABS([.M94])&gt;ABS([.N94]);IF([.M94]&lt;0;&quot;Green&quot;;&quot;Red&quot;);IF(ABS([.M94])&lt;ABS([.N94]);IF([.N94]&lt;0;&quot;Blue&quot;;&quot;Yellow&quot;);&quot;None&quot;)) )" office:value-type="string" office:string-value="Green">
            <text:p>Green</text:p>
          </table:table-cell>
          <table:table-cell table:formula="of:=IF(AND([.M94]=0;[.N94]=0);IF([.L94]=0;&quot;&quot;;IF([.L94]=100;&quot;&quot;;&quot;&quot;));IF(ABS([.M94])&gt;ABS([.N94]);IF([.N94]&lt;0;&quot;Blue&quot;;&quot;Yellow&quot;);IF(ABS([.M94])&lt;ABS([.N94]);IF([.M94]&lt;0;&quot;Green&quot;;&quot;Red&quot;);&quot;None&quot;)) )" office:value-type="string" office:string-value="Yellow">
            <text:p>Yellow</text:p>
          </table:table-cell>
          <table:table-cell table:formula="of:=0.2126*[.H94] + 0.7152*[.I94] + 0.0722*[.J94]" office:value-type="float" office:value="145.792">
            <text:p>145.79</text:p>
          </table:table-cell>
          <table:table-cell table:formula="of:=MOD(60*IF([.X94]=[.Y94];0;IF([.U94]=[.Y94];([.V94]-[.W94])/([.Y94]-[.X94]);IF([.V94]=[.Y94];2+([.W94]-[.U94])/([.Y94]-[.X94]);4+([.U94]-[.V94])/([.Y94]-[.X94]))));360)" office:value-type="float" office:value="120">
            <text:p>120</text:p>
          </table:table-cell>
          <table:table-cell table:formula="of:=IF([.X94]=[.Y94];0;IF([.T94]&lt;0.5;([.Y94]-[.X94])/([.X94]+[.Y94]);([.Y94]-[.X94])/(2-[.Y94]-[.X94])))" office:value-type="float" office:value="0.333333333333333">
            <text:p>0.33</text:p>
          </table:table-cell>
          <table:table-cell table:formula="of:=([.X94]+[.Y94])/2" office:value-type="float" office:value="0.5">
            <text:p>0.5</text:p>
          </table:table-cell>
          <table:table-cell table:formula="of:=[.H94]/255" office:value-type="float" office:value="0.333333333333333">
            <text:p>0.33</text:p>
          </table:table-cell>
          <table:table-cell table:formula="of:=[.I94]/255" office:value-type="float" office:value="0.666666666666667">
            <text:p>0.67</text:p>
          </table:table-cell>
          <table:table-cell table:formula="of:=[.J94]/255" office:value-type="float" office:value="0.333333333333333">
            <text:p>0.33</text:p>
          </table:table-cell>
          <table:table-cell table:formula="of:=MIN([.U94];[.V94];[.W94])" office:value-type="float" office:value="0.333333333333333">
            <text:p>0.33</text:p>
          </table:table-cell>
          <table:table-cell table:formula="of:=MAX([.U94];[.V94];[.W94])" office:value-type="float" office:value="0.666666666666667">
            <text:p>0.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55</text:p>
          </table:table-cell>
          <table:table-cell table:formula="of:=HEX2DEC(MID([.G95];2;2))" office:value-type="float" office:value="85">
            <text:p>85</text:p>
          </table:table-cell>
          <table:table-cell table:formula="of:=HEX2DEC(MID([.G95];4;2))" office:value-type="float" office:value="255">
            <text:p>255</text:p>
          </table:table-cell>
          <table:table-cell table:formula="of:=HEX2DEC(MID([.G95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M95]=0;[.N95]=0);IF([.L95]=0;&quot;Black&quot;;IF([.L95]=100;&quot;White&quot;;&quot;Gray&quot;));IF(ABS([.M95])&gt;ABS([.N95]);IF([.M95]&lt;0;&quot;Green&quot;;&quot;Red&quot;);IF(ABS([.M95])&lt;ABS([.N95]);IF([.N95]&lt;0;&quot;Blue&quot;;&quot;Yellow&quot;);&quot;None&quot;)) )" office:value-type="string" office:string-value="Green">
            <text:p>Green</text:p>
          </table:table-cell>
          <table:table-cell table:formula="of:=IF(AND([.M95]=0;[.N95]=0);IF([.L95]=0;&quot;&quot;;IF([.L95]=100;&quot;&quot;;&quot;&quot;));IF(ABS([.M95])&gt;ABS([.N95]);IF([.N95]&lt;0;&quot;Blue&quot;;&quot;Yellow&quot;);IF(ABS([.M95])&lt;ABS([.N95]);IF([.M95]&lt;0;&quot;Green&quot;;&quot;Red&quot;);&quot;None&quot;)) )" office:value-type="string" office:string-value="Yellow">
            <text:p>Yellow</text:p>
          </table:table-cell>
          <table:table-cell table:formula="of:=0.2126*[.H95] + 0.7152*[.I95] + 0.0722*[.J95]" office:value-type="float" office:value="206.584">
            <text:p>206.58</text:p>
          </table:table-cell>
          <table:table-cell table:formula="of:=MOD(60*IF([.X95]=[.Y95];0;IF([.U95]=[.Y95];([.V95]-[.W95])/([.Y95]-[.X95]);IF([.V95]=[.Y95];2+([.W95]-[.U95])/([.Y95]-[.X95]);4+([.U95]-[.V95])/([.Y95]-[.X95]))));360)" office:value-type="float" office:value="120">
            <text:p>120</text:p>
          </table:table-cell>
          <table:table-cell table:formula="of:=IF([.X95]=[.Y95];0;IF([.T95]&lt;0.5;([.Y95]-[.X95])/([.X95]+[.Y95]);([.Y95]-[.X95])/(2-[.Y95]-[.X95])))" office:value-type="float" office:value="1">
            <text:p>1</text:p>
          </table:table-cell>
          <table:table-cell table:formula="of:=([.X95]+[.Y95])/2" office:value-type="float" office:value="0.666666666666667">
            <text:p>0.67</text:p>
          </table:table-cell>
          <table:table-cell table:formula="of:=[.H95]/255" office:value-type="float" office:value="0.333333333333333">
            <text:p>0.33</text:p>
          </table:table-cell>
          <table:table-cell table:formula="of:=[.I95]/255" office:value-type="float" office:value="1">
            <text:p>1</text:p>
          </table:table-cell>
          <table:table-cell table:formula="of:=[.J95]/255" office:value-type="float" office:value="0.333333333333333">
            <text:p>0.33</text:p>
          </table:table-cell>
          <table:table-cell table:formula="of:=MIN([.U95];[.V95];[.W95])" office:value-type="float" office:value="0.333333333333333">
            <text:p>0.33</text:p>
          </table:table-cell>
          <table:table-cell table:formula="of:=MAX([.U95];[.V95];[.W95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AA</text:p>
          </table:table-cell>
          <table:table-cell table:formula="of:=HEX2DEC(MID([.G96];2;2))" office:value-type="float" office:value="85">
            <text:p>85</text:p>
          </table:table-cell>
          <table:table-cell table:formula="of:=HEX2DEC(MID([.G96];4;2))" office:value-type="float" office:value="255">
            <text:p>255</text:p>
          </table:table-cell>
          <table:table-cell table:formula="of:=HEX2DEC(MID([.G96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90">
            <text:p>9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M96]=0;[.N96]=0);IF([.L96]=0;&quot;Black&quot;;IF([.L96]=100;&quot;White&quot;;&quot;Gray&quot;));IF(ABS([.M96])&gt;ABS([.N96]);IF([.M96]&lt;0;&quot;Green&quot;;&quot;Red&quot;);IF(ABS([.M96])&lt;ABS([.N96]);IF([.N96]&lt;0;&quot;Blue&quot;;&quot;Yellow&quot;);&quot;None&quot;)) )" office:value-type="string" office:string-value="Green">
            <text:p>Green</text:p>
          </table:table-cell>
          <table:table-cell table:formula="of:=IF(AND([.M96]=0;[.N96]=0);IF([.L96]=0;&quot;&quot;;IF([.L96]=100;&quot;&quot;;&quot;&quot;));IF(ABS([.M96])&gt;ABS([.N96]);IF([.N96]&lt;0;&quot;Blue&quot;;&quot;Yellow&quot;);IF(ABS([.M96])&lt;ABS([.N96]);IF([.M96]&lt;0;&quot;Green&quot;;&quot;Red&quot;);&quot;None&quot;)) )" office:value-type="string" office:string-value="Yellow">
            <text:p>Yellow</text:p>
          </table:table-cell>
          <table:table-cell table:formula="of:=0.2126*[.H96] + 0.7152*[.I96] + 0.0722*[.J96]" office:value-type="float" office:value="212.721">
            <text:p>212.72</text:p>
          </table:table-cell>
          <table:table-cell table:formula="of:=MOD(60*IF([.X96]=[.Y96];0;IF([.U96]=[.Y96];([.V96]-[.W96])/([.Y96]-[.X96]);IF([.V96]=[.Y96];2+([.W96]-[.U96])/([.Y96]-[.X96]);4+([.U96]-[.V96])/([.Y96]-[.X96]))));360)" office:value-type="float" office:value="150">
            <text:p>150</text:p>
          </table:table-cell>
          <table:table-cell table:formula="of:=IF([.X96]=[.Y96];0;IF([.T96]&lt;0.5;([.Y96]-[.X96])/([.X96]+[.Y96]);([.Y96]-[.X96])/(2-[.Y96]-[.X96])))" office:value-type="float" office:value="1">
            <text:p>1</text:p>
          </table:table-cell>
          <table:table-cell table:formula="of:=([.X96]+[.Y96])/2" office:value-type="float" office:value="0.666666666666667">
            <text:p>0.67</text:p>
          </table:table-cell>
          <table:table-cell table:formula="of:=[.H96]/255" office:value-type="float" office:value="0.333333333333333">
            <text:p>0.33</text:p>
          </table:table-cell>
          <table:table-cell table:formula="of:=[.I96]/255" office:value-type="float" office:value="1">
            <text:p>1</text:p>
          </table:table-cell>
          <table:table-cell table:formula="of:=[.J96]/255" office:value-type="float" office:value="0.666666666666667">
            <text:p>0.67</text:p>
          </table:table-cell>
          <table:table-cell table:formula="of:=MIN([.U96];[.V96];[.W96])" office:value-type="float" office:value="0.333333333333333">
            <text:p>0.33</text:p>
          </table:table-cell>
          <table:table-cell table:formula="of:=MAX([.U96];[.V96];[.W9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AA</text:p>
          </table:table-cell>
          <table:table-cell table:formula="of:=HEX2DEC(MID([.G97];2;2))" office:value-type="float" office:value="170">
            <text:p>170</text:p>
          </table:table-cell>
          <table:table-cell table:formula="of:=HEX2DEC(MID([.G97];4;2))" office:value-type="float" office:value="255">
            <text:p>255</text:p>
          </table:table-cell>
          <table:table-cell table:formula="of:=HEX2DEC(MID([.G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93">
            <text:p>93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M97]=0;[.N97]=0);IF([.L97]=0;&quot;Black&quot;;IF([.L97]=100;&quot;White&quot;;&quot;Gray&quot;));IF(ABS([.M97])&gt;ABS([.N97]);IF([.M97]&lt;0;&quot;Green&quot;;&quot;Red&quot;);IF(ABS([.M97])&lt;ABS([.N97]);IF([.N97]&lt;0;&quot;Blue&quot;;&quot;Yellow&quot;);&quot;None&quot;)) )" office:value-type="string" office:string-value="Green">
            <text:p>Green</text:p>
          </table:table-cell>
          <table:table-cell table:formula="of:=IF(AND([.M97]=0;[.N97]=0);IF([.L97]=0;&quot;&quot;;IF([.L97]=100;&quot;&quot;;&quot;&quot;));IF(ABS([.M97])&gt;ABS([.N97]);IF([.N97]&lt;0;&quot;Blue&quot;;&quot;Yellow&quot;);IF(ABS([.M97])&lt;ABS([.N97]);IF([.M97]&lt;0;&quot;Green&quot;;&quot;Red&quot;);&quot;None&quot;)) )" office:value-type="string" office:string-value="Yellow">
            <text:p>Yellow</text:p>
          </table:table-cell>
          <table:table-cell table:formula="of:=0.2126*[.H97] + 0.7152*[.I97] + 0.0722*[.J97]" office:value-type="float" office:value="230.792">
            <text:p>230.79</text:p>
          </table:table-cell>
          <table:table-cell table:formula="of:=MOD(60*IF([.X97]=[.Y97];0;IF([.U97]=[.Y97];([.V97]-[.W97])/([.Y97]-[.X97]);IF([.V97]=[.Y97];2+([.W97]-[.U97])/([.Y97]-[.X97]);4+([.U97]-[.V97])/([.Y97]-[.X97]))));360)" office:value-type="float" office:value="120">
            <text:p>120</text:p>
          </table:table-cell>
          <table:table-cell table:formula="of:=IF([.X97]=[.Y97];0;IF([.T97]&lt;0.5;([.Y97]-[.X97])/([.X97]+[.Y97]);([.Y97]-[.X97])/(2-[.Y97]-[.X97])))" office:value-type="float" office:value="1">
            <text:p>1</text:p>
          </table:table-cell>
          <table:table-cell table:formula="of:=([.X97]+[.Y97])/2" office:value-type="float" office:value="0.833333333333333">
            <text:p>0.83</text:p>
          </table:table-cell>
          <table:table-cell table:formula="of:=[.H97]/255" office:value-type="float" office:value="0.666666666666667">
            <text:p>0.67</text:p>
          </table:table-cell>
          <table:table-cell table:formula="of:=[.I97]/255" office:value-type="float" office:value="1">
            <text:p>1</text:p>
          </table:table-cell>
          <table:table-cell table:formula="of:=[.J97]/255" office:value-type="float" office:value="0.666666666666667">
            <text:p>0.67</text:p>
          </table:table-cell>
          <table:table-cell table:formula="of:=MIN([.U97];[.V97];[.W97])" office:value-type="float" office:value="0.666666666666667">
            <text:p>0.67</text:p>
          </table:table-cell>
          <table:table-cell table:formula="of:=MAX([.U97];[.V97];[.W97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79" table:number-columns-repeated="3"/>
          <table:table-cell table:style-name="ce88" office:value-type="string">
            <text:p>#FF00FF</text:p>
          </table:table-cell>
          <table:table-cell table:formula="of:=HEX2DEC(MID([.G98];2;2))" office:value-type="float" office:value="255">
            <text:p>255</text:p>
          </table:table-cell>
          <table:table-cell table:formula="of:=HEX2DEC(MID([.G98];4;2))" office:value-type="float" office:value="0">
            <text:p>0</text:p>
          </table:table-cell>
          <table:table-cell table:formula="of:=HEX2DEC(MID([.G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M98]=0;[.N98]=0);IF([.L98]=0;&quot;Black&quot;;IF([.L98]=100;&quot;White&quot;;&quot;Gray&quot;));IF(ABS([.M98])&gt;ABS([.N98]);IF([.M98]&lt;0;&quot;Green&quot;;&quot;Red&quot;);IF(ABS([.M98])&lt;ABS([.N98]);IF([.N98]&lt;0;&quot;Blue&quot;;&quot;Yellow&quot;);&quot;None&quot;)) )" office:value-type="string" office:string-value="Red">
            <text:p>Red</text:p>
          </table:table-cell>
          <table:table-cell table:formula="of:=IF(AND([.M98]=0;[.N98]=0);IF([.L98]=0;&quot;&quot;;IF([.L98]=100;&quot;&quot;;&quot;&quot;));IF(ABS([.M98])&gt;ABS([.N98]);IF([.N98]&lt;0;&quot;Blue&quot;;&quot;Yellow&quot;);IF(ABS([.M98])&lt;ABS([.N98]);IF([.M98]&lt;0;&quot;Green&quot;;&quot;Red&quot;);&quot;None&quot;)) )" office:value-type="string" office:string-value="Blue">
            <text:p>Blue</text:p>
          </table:table-cell>
          <table:table-cell table:formula="of:=0.2126*[.H98] + 0.7152*[.I98] + 0.0722*[.J98]" office:value-type="float" office:value="72.624">
            <text:p>72.62</text:p>
          </table:table-cell>
          <table:table-cell table:formula="of:=MOD(60*IF([.X98]=[.Y98];0;IF([.U98]=[.Y98];([.V98]-[.W98])/([.Y98]-[.X98]);IF([.V98]=[.Y98];2+([.W98]-[.U98])/([.Y98]-[.X98]);4+([.U98]-[.V98])/([.Y98]-[.X98]))));360)" office:value-type="float" office:value="300">
            <text:p>300</text:p>
          </table:table-cell>
          <table:table-cell table:formula="of:=IF([.X98]=[.Y98];0;IF([.T98]&lt;0.5;([.Y98]-[.X98])/([.X98]+[.Y98]);([.Y98]-[.X98])/(2-[.Y98]-[.X98])))" office:value-type="float" office:value="1">
            <text:p>1</text:p>
          </table:table-cell>
          <table:table-cell table:formula="of:=([.X98]+[.Y98])/2" office:value-type="float" office:value="0.5">
            <text:p>0.5</text:p>
          </table:table-cell>
          <table:table-cell table:formula="of:=[.H98]/255" office:value-type="float" office:value="1">
            <text:p>1</text:p>
          </table:table-cell>
          <table:table-cell table:formula="of:=[.I98]/255" office:value-type="float" office:value="0">
            <text:p>0</text:p>
          </table:table-cell>
          <table:table-cell table:formula="of:=[.J98]/255" office:value-type="float" office:value="1">
            <text:p>1</text:p>
          </table:table-cell>
          <table:table-cell table:formula="of:=MIN([.U98];[.V98];[.W98])" office:value-type="float" office:value="0">
            <text:p>0</text:p>
          </table:table-cell>
          <table:table-cell table:formula="of:=MAX([.U98];[.V98];[.W98])"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79" table:number-columns-repeated="3"/>
          <table:table-cell table:style-name="ce88" office:value-type="string">
            <text:p>#AA00AA</text:p>
          </table:table-cell>
          <table:table-cell table:formula="of:=HEX2DEC(MID([.G99];2;2))" office:value-type="float" office:value="170">
            <text:p>170</text:p>
          </table:table-cell>
          <table:table-cell table:formula="of:=HEX2DEC(MID([.G99];4;2))" office:value-type="float" office:value="0">
            <text:p>0</text:p>
          </table:table-cell>
          <table:table-cell table:formula="of:=HEX2DEC(MID([.G9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M99]=0;[.N99]=0);IF([.L99]=0;&quot;Black&quot;;IF([.L99]=100;&quot;White&quot;;&quot;Gray&quot;));IF(ABS([.M99])&gt;ABS([.N99]);IF([.M99]&lt;0;&quot;Green&quot;;&quot;Red&quot;);IF(ABS([.M99])&lt;ABS([.N99]);IF([.N99]&lt;0;&quot;Blue&quot;;&quot;Yellow&quot;);&quot;None&quot;)) )" office:value-type="string" office:string-value="Red">
            <text:p>Red</text:p>
          </table:table-cell>
          <table:table-cell table:formula="of:=IF(AND([.M99]=0;[.N99]=0);IF([.L99]=0;&quot;&quot;;IF([.L99]=100;&quot;&quot;;&quot;&quot;));IF(ABS([.M99])&gt;ABS([.N99]);IF([.N99]&lt;0;&quot;Blue&quot;;&quot;Yellow&quot;);IF(ABS([.M99])&lt;ABS([.N99]);IF([.M99]&lt;0;&quot;Green&quot;;&quot;Red&quot;);&quot;None&quot;)) )" office:value-type="string" office:string-value="Blue">
            <text:p>Blue</text:p>
          </table:table-cell>
          <table:table-cell table:formula="of:=0.2126*[.H99] + 0.7152*[.I99] + 0.0722*[.J99]" office:value-type="float" office:value="48.416">
            <text:p>48.42</text:p>
          </table:table-cell>
          <table:table-cell table:formula="of:=MOD(60*IF([.X99]=[.Y99];0;IF([.U99]=[.Y99];([.V99]-[.W99])/([.Y99]-[.X99]);IF([.V99]=[.Y99];2+([.W99]-[.U99])/([.Y99]-[.X99]);4+([.U99]-[.V99])/([.Y99]-[.X99]))));360)" office:value-type="float" office:value="300">
            <text:p>300</text:p>
          </table:table-cell>
          <table:table-cell table:formula="of:=IF([.X99]=[.Y99];0;IF([.T99]&lt;0.5;([.Y99]-[.X99])/([.X99]+[.Y99]);([.Y99]-[.X99])/(2-[.Y99]-[.X99])))" office:value-type="float" office:value="1">
            <text:p>1</text:p>
          </table:table-cell>
          <table:table-cell table:formula="of:=([.X99]+[.Y99])/2" office:value-type="float" office:value="0.333333333333333">
            <text:p>0.33</text:p>
          </table:table-cell>
          <table:table-cell table:formula="of:=[.H99]/255" office:value-type="float" office:value="0.666666666666667">
            <text:p>0.67</text:p>
          </table:table-cell>
          <table:table-cell table:formula="of:=[.I99]/255" office:value-type="float" office:value="0">
            <text:p>0</text:p>
          </table:table-cell>
          <table:table-cell table:formula="of:=[.J99]/255" office:value-type="float" office:value="0.666666666666667">
            <text:p>0.67</text:p>
          </table:table-cell>
          <table:table-cell table:formula="of:=MIN([.U99];[.V99];[.W99])" office:value-type="float" office:value="0">
            <text:p>0</text:p>
          </table:table-cell>
          <table:table-cell table:formula="of:=MAX([.U99];[.V99];[.W99])" office:value-type="float" office:value="0.666666666666667">
            <text:p>0.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79" table:number-columns-repeated="3"/>
          <table:table-cell table:style-name="ce88" office:value-type="string">
            <text:p>#550055</text:p>
          </table:table-cell>
          <table:table-cell table:formula="of:=HEX2DEC(MID([.G100];2;2))" office:value-type="float" office:value="85">
            <text:p>85</text:p>
          </table:table-cell>
          <table:table-cell table:formula="of:=HEX2DEC(MID([.G100];4;2))" office:value-type="float" office:value="0">
            <text:p>0</text:p>
          </table:table-cell>
          <table:table-cell table:formula="of:=HEX2DEC(MID([.G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M100]=0;[.N100]=0);IF([.L100]=0;&quot;Black&quot;;IF([.L100]=100;&quot;White&quot;;&quot;Gray&quot;));IF(ABS([.M100])&gt;ABS([.N100]);IF([.M100]&lt;0;&quot;Green&quot;;&quot;Red&quot;);IF(ABS([.M100])&lt;ABS([.N100]);IF([.N100]&lt;0;&quot;Blue&quot;;&quot;Yellow&quot;);&quot;None&quot;)) )" office:value-type="string" office:string-value="Red">
            <text:p>Red</text:p>
          </table:table-cell>
          <table:table-cell table:formula="of:=IF(AND([.M100]=0;[.N100]=0);IF([.L100]=0;&quot;&quot;;IF([.L100]=100;&quot;&quot;;&quot;&quot;));IF(ABS([.M100])&gt;ABS([.N100]);IF([.N100]&lt;0;&quot;Blue&quot;;&quot;Yellow&quot;);IF(ABS([.M100])&lt;ABS([.N100]);IF([.M100]&lt;0;&quot;Green&quot;;&quot;Red&quot;);&quot;None&quot;)) )" office:value-type="string" office:string-value="Blue">
            <text:p>Blue</text:p>
          </table:table-cell>
          <table:table-cell table:formula="of:=0.2126*[.H100] + 0.7152*[.I100] + 0.0722*[.J100]" office:value-type="float" office:value="24.208">
            <text:p>24.21</text:p>
          </table:table-cell>
          <table:table-cell table:formula="of:=MOD(60*IF([.X100]=[.Y100];0;IF([.U100]=[.Y100];([.V100]-[.W100])/([.Y100]-[.X100]);IF([.V100]=[.Y100];2+([.W100]-[.U100])/([.Y100]-[.X100]);4+([.U100]-[.V100])/([.Y100]-[.X100]))));360)" office:value-type="float" office:value="300">
            <text:p>300</text:p>
          </table:table-cell>
          <table:table-cell table:formula="of:=IF([.X100]=[.Y100];0;IF([.T100]&lt;0.5;([.Y100]-[.X100])/([.X100]+[.Y100]);([.Y100]-[.X100])/(2-[.Y100]-[.X100])))" office:value-type="float" office:value="1">
            <text:p>1</text:p>
          </table:table-cell>
          <table:table-cell table:formula="of:=([.X100]+[.Y100])/2" office:value-type="float" office:value="0.166666666666667">
            <text:p>0.17</text:p>
          </table:table-cell>
          <table:table-cell table:formula="of:=[.H100]/255" office:value-type="float" office:value="0.333333333333333">
            <text:p>0.33</text:p>
          </table:table-cell>
          <table:table-cell table:formula="of:=[.I100]/255" office:value-type="float" office:value="0">
            <text:p>0</text:p>
          </table:table-cell>
          <table:table-cell table:formula="of:=[.J100]/255" office:value-type="float" office:value="0.333333333333333">
            <text:p>0.33</text:p>
          </table:table-cell>
          <table:table-cell table:formula="of:=MIN([.U100];[.V100];[.W100])" office:value-type="float" office:value="0">
            <text:p>0</text:p>
          </table:table-cell>
          <table:table-cell table:formula="of:=MAX([.U100];[.V100];[.W100])" office:value-type="float" office:value="0.333333333333333">
            <text:p>0.3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FF</text:p>
          </table:table-cell>
          <table:table-cell table:formula="of:=HEX2DEC(MID([.G101];2;2))" office:value-type="float" office:value="170">
            <text:p>170</text:p>
          </table:table-cell>
          <table:table-cell table:formula="of:=HEX2DEC(MID([.G101];4;2))" office:value-type="float" office:value="0">
            <text:p>0</text:p>
          </table:table-cell>
          <table:table-cell table:formula="of:=HEX2DEC(MID([.G10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46.7">
            <text:p>46.7</text:p>
          </table:table-cell>
          <table:table-cell office:value-type="float" office:value="87">
            <text:p>87</text:p>
          </table:table-cell>
          <table:table-cell office:value-type="float" office:value="-83.6">
            <text:p>-83.6</text:p>
          </table:table-cell>
          <table:table-cell table:formula="of:=IF(AND([.M101]=0;[.N101]=0);IF([.L101]=0;&quot;Black&quot;;IF([.L101]=100;&quot;White&quot;;&quot;Gray&quot;));IF(ABS([.M101])&gt;ABS([.N101]);IF([.M101]&lt;0;&quot;Green&quot;;&quot;Red&quot;);IF(ABS([.M101])&lt;ABS([.N101]);IF([.N101]&lt;0;&quot;Blue&quot;;&quot;Yellow&quot;);&quot;None&quot;)) )" office:value-type="string" office:string-value="Red">
            <text:p>Red</text:p>
          </table:table-cell>
          <table:table-cell table:formula="of:=IF(AND([.M101]=0;[.N101]=0);IF([.L101]=0;&quot;&quot;;IF([.L101]=100;&quot;&quot;;&quot;&quot;));IF(ABS([.M101])&gt;ABS([.N101]);IF([.N101]&lt;0;&quot;Blue&quot;;&quot;Yellow&quot;);IF(ABS([.M101])&lt;ABS([.N101]);IF([.M101]&lt;0;&quot;Green&quot;;&quot;Red&quot;);&quot;None&quot;)) )" office:value-type="string" office:string-value="Blue">
            <text:p>Blue</text:p>
          </table:table-cell>
          <table:table-cell table:formula="of:=0.2126*[.H101] + 0.7152*[.I101] + 0.0722*[.J101]" office:value-type="float" office:value="54.553">
            <text:p>54.55</text:p>
          </table:table-cell>
          <table:table-cell table:formula="of:=MOD(60*IF([.X101]=[.Y101];0;IF([.U101]=[.Y101];([.V101]-[.W101])/([.Y101]-[.X101]);IF([.V101]=[.Y101];2+([.W101]-[.U101])/([.Y101]-[.X101]);4+([.U101]-[.V101])/([.Y101]-[.X101]))));360)" office:value-type="float" office:value="280">
            <text:p>280</text:p>
          </table:table-cell>
          <table:table-cell table:formula="of:=IF([.X101]=[.Y101];0;IF([.T101]&lt;0.5;([.Y101]-[.X101])/([.X101]+[.Y101]);([.Y101]-[.X101])/(2-[.Y101]-[.X101])))" office:value-type="float" office:value="1">
            <text:p>1</text:p>
          </table:table-cell>
          <table:table-cell table:formula="of:=([.X101]+[.Y101])/2" office:value-type="float" office:value="0.5">
            <text:p>0.5</text:p>
          </table:table-cell>
          <table:table-cell table:formula="of:=[.H101]/255" office:value-type="float" office:value="0.666666666666667">
            <text:p>0.67</text:p>
          </table:table-cell>
          <table:table-cell table:formula="of:=[.I101]/255" office:value-type="float" office:value="0">
            <text:p>0</text:p>
          </table:table-cell>
          <table:table-cell table:formula="of:=[.J101]/255" office:value-type="float" office:value="1">
            <text:p>1</text:p>
          </table:table-cell>
          <table:table-cell table:formula="of:=MIN([.U101];[.V101];[.W101])" office:value-type="float" office:value="0">
            <text:p>0</text:p>
          </table:table-cell>
          <table:table-cell table:formula="of:=MAX([.U101];[.V101];[.W101])"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AA</text:p>
          </table:table-cell>
          <table:table-cell table:formula="of:=HEX2DEC(MID([.G102];2;2))" office:value-type="float" office:value="170">
            <text:p>170</text:p>
          </table:table-cell>
          <table:table-cell table:formula="of:=HEX2DEC(MID([.G102];4;2))" office:value-type="float" office:value="85">
            <text:p>85</text:p>
          </table:table-cell>
          <table:table-cell table:formula="of:=HEX2DEC(MID([.G102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49.4">
            <text:p>49.4</text:p>
          </table:table-cell>
          <table:table-cell office:value-type="float" office:value="47">
            <text:p>47</text:p>
          </table:table-cell>
          <table:table-cell office:value-type="float" office:value="-30.5">
            <text:p>-30.5</text:p>
          </table:table-cell>
          <table:table-cell table:formula="of:=IF(AND([.M102]=0;[.N102]=0);IF([.L102]=0;&quot;Black&quot;;IF([.L102]=100;&quot;White&quot;;&quot;Gray&quot;));IF(ABS([.M102])&gt;ABS([.N102]);IF([.M102]&lt;0;&quot;Green&quot;;&quot;Red&quot;);IF(ABS([.M102])&lt;ABS([.N102]);IF([.N102]&lt;0;&quot;Blue&quot;;&quot;Yellow&quot;);&quot;None&quot;)) )" office:value-type="string" office:string-value="Red">
            <text:p>Red</text:p>
          </table:table-cell>
          <table:table-cell table:formula="of:=IF(AND([.M102]=0;[.N102]=0);IF([.L102]=0;&quot;&quot;;IF([.L102]=100;&quot;&quot;;&quot;&quot;));IF(ABS([.M102])&gt;ABS([.N102]);IF([.N102]&lt;0;&quot;Blue&quot;;&quot;Yellow&quot;);IF(ABS([.M102])&lt;ABS([.N102]);IF([.M102]&lt;0;&quot;Green&quot;;&quot;Red&quot;);&quot;None&quot;)) )" office:value-type="string" office:string-value="Blue">
            <text:p>Blue</text:p>
          </table:table-cell>
          <table:table-cell table:formula="of:=0.2126*[.H102] + 0.7152*[.I102] + 0.0722*[.J102]" office:value-type="float" office:value="109.208">
            <text:p>109.21</text:p>
          </table:table-cell>
          <table:table-cell table:formula="of:=MOD(60*IF([.X102]=[.Y102];0;IF([.U102]=[.Y102];([.V102]-[.W102])/([.Y102]-[.X102]);IF([.V102]=[.Y102];2+([.W102]-[.U102])/([.Y102]-[.X102]);4+([.U102]-[.V102])/([.Y102]-[.X102]))));360)" office:value-type="float" office:value="300">
            <text:p>300</text:p>
          </table:table-cell>
          <table:table-cell table:formula="of:=IF([.X102]=[.Y102];0;IF([.T102]&lt;0.5;([.Y102]-[.X102])/([.X102]+[.Y102]);([.Y102]-[.X102])/(2-[.Y102]-[.X102])))" office:value-type="float" office:value="0.333333333333333">
            <text:p>0.33</text:p>
          </table:table-cell>
          <table:table-cell table:formula="of:=([.X102]+[.Y102])/2" office:value-type="float" office:value="0.5">
            <text:p>0.5</text:p>
          </table:table-cell>
          <table:table-cell table:formula="of:=[.H102]/255" office:value-type="float" office:value="0.666666666666667">
            <text:p>0.67</text:p>
          </table:table-cell>
          <table:table-cell table:formula="of:=[.I102]/255" office:value-type="float" office:value="0.333333333333333">
            <text:p>0.33</text:p>
          </table:table-cell>
          <table:table-cell table:formula="of:=[.J102]/255" office:value-type="float" office:value="0.666666666666667">
            <text:p>0.67</text:p>
          </table:table-cell>
          <table:table-cell table:formula="of:=MIN([.U102];[.V102];[.W102])" office:value-type="float" office:value="0.333333333333333">
            <text:p>0.33</text:p>
          </table:table-cell>
          <table:table-cell table:formula="of:=MAX([.U102];[.V102];[.W102])" office:value-type="float" office:value="0.666666666666667">
            <text:p>0.6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AA</text:p>
          </table:table-cell>
          <table:table-cell table:formula="of:=HEX2DEC(MID([.G103];2;2))" office:value-type="float" office:value="255">
            <text:p>255</text:p>
          </table:table-cell>
          <table:table-cell table:formula="of:=HEX2DEC(MID([.G103];4;2))" office:value-type="float" office:value="0">
            <text:p>0</text:p>
          </table:table-cell>
          <table:table-cell table:formula="of:=HEX2DEC(MID([.G10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M103]=0;[.N103]=0);IF([.L103]=0;&quot;Black&quot;;IF([.L103]=100;&quot;White&quot;;&quot;Gray&quot;));IF(ABS([.M103])&gt;ABS([.N103]);IF([.M103]&lt;0;&quot;Green&quot;;&quot;Red&quot;);IF(ABS([.M103])&lt;ABS([.N103]);IF([.N103]&lt;0;&quot;Blue&quot;;&quot;Yellow&quot;);&quot;None&quot;)) )" office:value-type="string" office:string-value="Red">
            <text:p>Red</text:p>
          </table:table-cell>
          <table:table-cell table:formula="of:=IF(AND([.M103]=0;[.N103]=0);IF([.L103]=0;&quot;&quot;;IF([.L103]=100;&quot;&quot;;&quot;&quot;));IF(ABS([.M103])&gt;ABS([.N103]);IF([.N103]&lt;0;&quot;Blue&quot;;&quot;Yellow&quot;);IF(ABS([.M103])&lt;ABS([.N103]);IF([.M103]&lt;0;&quot;Green&quot;;&quot;Red&quot;);&quot;None&quot;)) )" office:value-type="string" office:string-value="Blue">
            <text:p>Blue</text:p>
          </table:table-cell>
          <table:table-cell table:formula="of:=0.2126*[.H103] + 0.7152*[.I103] + 0.0722*[.J103]" office:value-type="float" office:value="66.487">
            <text:p>66.49</text:p>
          </table:table-cell>
          <table:table-cell table:formula="of:=MOD(60*IF([.X103]=[.Y103];0;IF([.U103]=[.Y103];([.V103]-[.W103])/([.Y103]-[.X103]);IF([.V103]=[.Y103];2+([.W103]-[.U103])/([.Y103]-[.X103]);4+([.U103]-[.V103])/([.Y103]-[.X103]))));360)" office:value-type="float" office:value="320">
            <text:p>320</text:p>
          </table:table-cell>
          <table:table-cell table:formula="of:=IF([.X103]=[.Y103];0;IF([.T103]&lt;0.5;([.Y103]-[.X103])/([.X103]+[.Y103]);([.Y103]-[.X103])/(2-[.Y103]-[.X103])))" office:value-type="float" office:value="1">
            <text:p>1</text:p>
          </table:table-cell>
          <table:table-cell table:formula="of:=([.X103]+[.Y103])/2" office:value-type="float" office:value="0.5">
            <text:p>0.5</text:p>
          </table:table-cell>
          <table:table-cell table:formula="of:=[.H103]/255" office:value-type="float" office:value="1">
            <text:p>1</text:p>
          </table:table-cell>
          <table:table-cell table:formula="of:=[.I103]/255" office:value-type="float" office:value="0">
            <text:p>0</text:p>
          </table:table-cell>
          <table:table-cell table:formula="of:=[.J103]/255" office:value-type="float" office:value="0.666666666666667">
            <text:p>0.67</text:p>
          </table:table-cell>
          <table:table-cell table:formula="of:=MIN([.U103];[.V103];[.W103])" office:value-type="float" office:value="0">
            <text:p>0</text:p>
          </table:table-cell>
          <table:table-cell table:formula="of:=MAX([.U103];[.V103];[.W103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AA</text:p>
          </table:table-cell>
          <table:table-cell table:formula="of:=HEX2DEC(MID([.G104];2;2))" office:value-type="float" office:value="255">
            <text:p>255</text:p>
          </table:table-cell>
          <table:table-cell table:formula="of:=HEX2DEC(MID([.G104];4;2))" office:value-type="float" office:value="85">
            <text:p>85</text:p>
          </table:table-cell>
          <table:table-cell table:formula="of:=HEX2DEC(MID([.G10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M104]=0;[.N104]=0);IF([.L104]=0;&quot;Black&quot;;IF([.L104]=100;&quot;White&quot;;&quot;Gray&quot;));IF(ABS([.M104])&gt;ABS([.N104]);IF([.M104]&lt;0;&quot;Green&quot;;&quot;Red&quot;);IF(ABS([.M104])&lt;ABS([.N104]);IF([.N104]&lt;0;&quot;Blue&quot;;&quot;Yellow&quot;);&quot;None&quot;)) )" office:value-type="string" office:string-value="Red">
            <text:p>Red</text:p>
          </table:table-cell>
          <table:table-cell table:formula="of:=IF(AND([.M104]=0;[.N104]=0);IF([.L104]=0;&quot;&quot;;IF([.L104]=100;&quot;&quot;;&quot;&quot;));IF(ABS([.M104])&gt;ABS([.N104]);IF([.N104]&lt;0;&quot;Blue&quot;;&quot;Yellow&quot;);IF(ABS([.M104])&lt;ABS([.N104]);IF([.M104]&lt;0;&quot;Green&quot;;&quot;Red&quot;);&quot;None&quot;)) )" office:value-type="string" office:string-value="Blue">
            <text:p>Blue</text:p>
          </table:table-cell>
          <table:table-cell table:formula="of:=0.2126*[.H104] + 0.7152*[.I104] + 0.0722*[.J104]" office:value-type="float" office:value="127.279">
            <text:p>127.28</text:p>
          </table:table-cell>
          <table:table-cell table:formula="of:=MOD(60*IF([.X104]=[.Y104];0;IF([.U104]=[.Y104];([.V104]-[.W104])/([.Y104]-[.X104]);IF([.V104]=[.Y104];2+([.W104]-[.U104])/([.Y104]-[.X104]);4+([.U104]-[.V104])/([.Y104]-[.X104]))));360)" office:value-type="float" office:value="330">
            <text:p>330</text:p>
          </table:table-cell>
          <table:table-cell table:formula="of:=IF([.X104]=[.Y104];0;IF([.T104]&lt;0.5;([.Y104]-[.X104])/([.X104]+[.Y104]);([.Y104]-[.X104])/(2-[.Y104]-[.X104])))" office:value-type="float" office:value="1">
            <text:p>1</text:p>
          </table:table-cell>
          <table:table-cell table:formula="of:=([.X104]+[.Y104])/2" office:value-type="float" office:value="0.666666666666667">
            <text:p>0.67</text:p>
          </table:table-cell>
          <table:table-cell table:formula="of:=[.H104]/255" office:value-type="float" office:value="1">
            <text:p>1</text:p>
          </table:table-cell>
          <table:table-cell table:formula="of:=[.I104]/255" office:value-type="float" office:value="0.333333333333333">
            <text:p>0.33</text:p>
          </table:table-cell>
          <table:table-cell table:formula="of:=[.J104]/255" office:value-type="float" office:value="0.666666666666667">
            <text:p>0.67</text:p>
          </table:table-cell>
          <table:table-cell table:formula="of:=MIN([.U104];[.V104];[.W104])" office:value-type="float" office:value="0.333333333333333">
            <text:p>0.33</text:p>
          </table:table-cell>
          <table:table-cell table:formula="of:=MAX([.U104];[.V104];[.W104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FF</text:p>
          </table:table-cell>
          <table:table-cell table:formula="of:=HEX2DEC(MID([.G105];2;2))" office:value-type="float" office:value="255">
            <text:p>255</text:p>
          </table:table-cell>
          <table:table-cell table:formula="of:=HEX2DEC(MID([.G105];4;2))" office:value-type="float" office:value="85">
            <text:p>85</text:p>
          </table:table-cell>
          <table:table-cell table:formula="of:=HEX2DEC(MID([.G10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M105]=0;[.N105]=0);IF([.L105]=0;&quot;Black&quot;;IF([.L105]=100;&quot;White&quot;;&quot;Gray&quot;));IF(ABS([.M105])&gt;ABS([.N105]);IF([.M105]&lt;0;&quot;Green&quot;;&quot;Red&quot;);IF(ABS([.M105])&lt;ABS([.N105]);IF([.N105]&lt;0;&quot;Blue&quot;;&quot;Yellow&quot;);&quot;None&quot;)) )" office:value-type="string" office:string-value="Red">
            <text:p>Red</text:p>
          </table:table-cell>
          <table:table-cell table:formula="of:=IF(AND([.M105]=0;[.N105]=0);IF([.L105]=0;&quot;&quot;;IF([.L105]=100;&quot;&quot;;&quot;&quot;));IF(ABS([.M105])&gt;ABS([.N105]);IF([.N105]&lt;0;&quot;Blue&quot;;&quot;Yellow&quot;);IF(ABS([.M105])&lt;ABS([.N105]);IF([.M105]&lt;0;&quot;Green&quot;;&quot;Red&quot;);&quot;None&quot;)) )" office:value-type="string" office:string-value="Blue">
            <text:p>Blue</text:p>
          </table:table-cell>
          <table:table-cell table:formula="of:=0.2126*[.H105] + 0.7152*[.I105] + 0.0722*[.J105]" office:value-type="float" office:value="133.416">
            <text:p>133.42</text:p>
          </table:table-cell>
          <table:table-cell table:formula="of:=MOD(60*IF([.X105]=[.Y105];0;IF([.U105]=[.Y105];([.V105]-[.W105])/([.Y105]-[.X105]);IF([.V105]=[.Y105];2+([.W105]-[.U105])/([.Y105]-[.X105]);4+([.U105]-[.V105])/([.Y105]-[.X105]))));360)" office:value-type="float" office:value="300">
            <text:p>300</text:p>
          </table:table-cell>
          <table:table-cell table:formula="of:=IF([.X105]=[.Y105];0;IF([.T105]&lt;0.5;([.Y105]-[.X105])/([.X105]+[.Y105]);([.Y105]-[.X105])/(2-[.Y105]-[.X105])))" office:value-type="float" office:value="1">
            <text:p>1</text:p>
          </table:table-cell>
          <table:table-cell table:formula="of:=([.X105]+[.Y105])/2" office:value-type="float" office:value="0.666666666666667">
            <text:p>0.67</text:p>
          </table:table-cell>
          <table:table-cell table:formula="of:=[.H105]/255" office:value-type="float" office:value="1">
            <text:p>1</text:p>
          </table:table-cell>
          <table:table-cell table:formula="of:=[.I105]/255" office:value-type="float" office:value="0.333333333333333">
            <text:p>0.33</text:p>
          </table:table-cell>
          <table:table-cell table:formula="of:=[.J105]/255" office:value-type="float" office:value="1">
            <text:p>1</text:p>
          </table:table-cell>
          <table:table-cell table:formula="of:=MIN([.U105];[.V105];[.W105])" office:value-type="float" office:value="0.333333333333333">
            <text:p>0.33</text:p>
          </table:table-cell>
          <table:table-cell table:formula="of:=MAX([.U105];[.V105];[.W105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FF</text:p>
          </table:table-cell>
          <table:table-cell table:formula="of:=HEX2DEC(MID([.G106];2;2))" office:value-type="float" office:value="255">
            <text:p>255</text:p>
          </table:table-cell>
          <table:table-cell table:formula="of:=HEX2DEC(MID([.G106];4;2))" office:value-type="float" office:value="170">
            <text:p>170</text:p>
          </table:table-cell>
          <table:table-cell table:formula="of:=HEX2DEC(MID([.G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M106]=0;[.N106]=0);IF([.L106]=0;&quot;Black&quot;;IF([.L106]=100;&quot;White&quot;;&quot;Gray&quot;));IF(ABS([.M106])&gt;ABS([.N106]);IF([.M106]&lt;0;&quot;Green&quot;;&quot;Red&quot;);IF(ABS([.M106])&lt;ABS([.N106]);IF([.N106]&lt;0;&quot;Blue&quot;;&quot;Yellow&quot;);&quot;None&quot;)) )" office:value-type="string" office:string-value="Red">
            <text:p>Red</text:p>
          </table:table-cell>
          <table:table-cell table:formula="of:=IF(AND([.M106]=0;[.N106]=0);IF([.L106]=0;&quot;&quot;;IF([.L106]=100;&quot;&quot;;&quot;&quot;));IF(ABS([.M106])&gt;ABS([.N106]);IF([.N106]&lt;0;&quot;Blue&quot;;&quot;Yellow&quot;);IF(ABS([.M106])&lt;ABS([.N106]);IF([.M106]&lt;0;&quot;Green&quot;;&quot;Red&quot;);&quot;None&quot;)) )" office:value-type="string" office:string-value="Blue">
            <text:p>Blue</text:p>
          </table:table-cell>
          <table:table-cell table:formula="of:=0.2126*[.H106] + 0.7152*[.I106] + 0.0722*[.J106]" office:value-type="float" office:value="194.208">
            <text:p>194.21</text:p>
          </table:table-cell>
          <table:table-cell table:formula="of:=MOD(60*IF([.X106]=[.Y106];0;IF([.U106]=[.Y106];([.V106]-[.W106])/([.Y106]-[.X106]);IF([.V106]=[.Y106];2+([.W106]-[.U106])/([.Y106]-[.X106]);4+([.U106]-[.V106])/([.Y106]-[.X106]))));360)" office:value-type="float" office:value="300">
            <text:p>300</text:p>
          </table:table-cell>
          <table:table-cell table:formula="of:=IF([.X106]=[.Y106];0;IF([.T106]&lt;0.5;([.Y106]-[.X106])/([.X106]+[.Y106]);([.Y106]-[.X106])/(2-[.Y106]-[.X106])))" office:value-type="float" office:value="1">
            <text:p>1</text:p>
          </table:table-cell>
          <table:table-cell table:formula="of:=([.X106]+[.Y106])/2" office:value-type="float" office:value="0.833333333333333">
            <text:p>0.83</text:p>
          </table:table-cell>
          <table:table-cell table:formula="of:=[.H106]/255" office:value-type="float" office:value="1">
            <text:p>1</text:p>
          </table:table-cell>
          <table:table-cell table:formula="of:=[.I106]/255" office:value-type="float" office:value="0.666666666666667">
            <text:p>0.67</text:p>
          </table:table-cell>
          <table:table-cell table:formula="of:=[.J106]/255" office:value-type="float" office:value="1">
            <text:p>1</text:p>
          </table:table-cell>
          <table:table-cell table:formula="of:=MIN([.U106];[.V106];[.W106])" office:value-type="float" office:value="0.666666666666667">
            <text:p>0.67</text:p>
          </table:table-cell>
          <table:table-cell table:formula="of:=MAX([.U106];[.V106];[.W106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79" table:number-columns-repeated="3"/>
          <table:table-cell table:style-name="ce88" office:value-type="string">
            <text:p>#FF0000</text:p>
          </table:table-cell>
          <table:table-cell table:formula="of:=HEX2DEC(MID([.G107];2;2))" office:value-type="float" office:value="255">
            <text:p>255</text:p>
          </table:table-cell>
          <table:table-cell table:formula="of:=HEX2DEC(MID([.G107];4;2))" office:value-type="float" office:value="0">
            <text:p>0</text:p>
          </table:table-cell>
          <table:table-cell table:formula="of:=HEX2DEC(MID([.G10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M107]=0;[.N107]=0);IF([.L107]=0;&quot;Black&quot;;IF([.L107]=100;&quot;White&quot;;&quot;Gray&quot;));IF(ABS([.M107])&gt;ABS([.N107]);IF([.M107]&lt;0;&quot;Green&quot;;&quot;Red&quot;);IF(ABS([.M107])&lt;ABS([.N107]);IF([.N107]&lt;0;&quot;Blue&quot;;&quot;Yellow&quot;);&quot;None&quot;)) )" office:value-type="string" office:string-value="Red">
            <text:p>Red</text:p>
          </table:table-cell>
          <table:table-cell table:formula="of:=IF(AND([.M107]=0;[.N107]=0);IF([.L107]=0;&quot;&quot;;IF([.L107]=100;&quot;&quot;;&quot;&quot;));IF(ABS([.M107])&gt;ABS([.N107]);IF([.N107]&lt;0;&quot;Blue&quot;;&quot;Yellow&quot;);IF(ABS([.M107])&lt;ABS([.N107]);IF([.M107]&lt;0;&quot;Green&quot;;&quot;Red&quot;);&quot;None&quot;)) )" office:value-type="string" office:string-value="Yellow">
            <text:p>Yellow</text:p>
          </table:table-cell>
          <table:table-cell table:formula="of:=0.2126*[.H107] + 0.7152*[.I107] + 0.0722*[.J107]" office:value-type="float" office:value="54.213">
            <text:p>54.21</text:p>
          </table:table-cell>
          <table:table-cell table:formula="of:=MOD(60*IF([.X107]=[.Y107];0;IF([.U107]=[.Y107];([.V107]-[.W107])/([.Y107]-[.X107]);IF([.V107]=[.Y107];2+([.W107]-[.U107])/([.Y107]-[.X107]);4+([.U107]-[.V107])/([.Y107]-[.X107]))));360)" office:value-type="float" office:value="0">
            <text:p>0</text:p>
          </table:table-cell>
          <table:table-cell table:formula="of:=IF([.X107]=[.Y107];0;IF([.T107]&lt;0.5;([.Y107]-[.X107])/([.X107]+[.Y107]);([.Y107]-[.X107])/(2-[.Y107]-[.X107])))" office:value-type="float" office:value="1">
            <text:p>1</text:p>
          </table:table-cell>
          <table:table-cell table:formula="of:=([.X107]+[.Y107])/2" office:value-type="float" office:value="0.5">
            <text:p>0.5</text:p>
          </table:table-cell>
          <table:table-cell table:formula="of:=[.H107]/255" office:value-type="float" office:value="1">
            <text:p>1</text:p>
          </table:table-cell>
          <table:table-cell table:formula="of:=[.I107]/255" office:value-type="float" office:value="0">
            <text:p>0</text:p>
          </table:table-cell>
          <table:table-cell table:formula="of:=[.J107]/255" office:value-type="float" office:value="0">
            <text:p>0</text:p>
          </table:table-cell>
          <table:table-cell table:formula="of:=MIN([.U107];[.V107];[.W107])" office:value-type="float" office:value="0">
            <text:p>0</text:p>
          </table:table-cell>
          <table:table-cell table:formula="of:=MAX([.U107];[.V107];[.W107]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79" table:number-columns-repeated="3"/>
          <table:table-cell table:style-name="ce88" office:value-type="string">
            <text:p>#AA0000</text:p>
          </table:table-cell>
          <table:table-cell table:formula="of:=HEX2DEC(MID([.G108];2;2))" office:value-type="float" office:value="170">
            <text:p>170</text:p>
          </table:table-cell>
          <table:table-cell table:formula="of:=HEX2DEC(MID([.G108];4;2))" office:value-type="float" office:value="0">
            <text:p>0</text:p>
          </table:table-cell>
          <table:table-cell table:formula="of:=HEX2DEC(MID([.G10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M108]=0;[.N108]=0);IF([.L108]=0;&quot;Black&quot;;IF([.L108]=100;&quot;White&quot;;&quot;Gray&quot;));IF(ABS([.M108])&gt;ABS([.N108]);IF([.M108]&lt;0;&quot;Green&quot;;&quot;Red&quot;);IF(ABS([.M108])&lt;ABS([.N108]);IF([.N108]&lt;0;&quot;Blue&quot;;&quot;Yellow&quot;);&quot;None&quot;)) )" office:value-type="string" office:string-value="Red">
            <text:p>Red</text:p>
          </table:table-cell>
          <table:table-cell table:formula="of:=IF(AND([.M108]=0;[.N108]=0);IF([.L108]=0;&quot;&quot;;IF([.L108]=100;&quot;&quot;;&quot;&quot;));IF(ABS([.M108])&gt;ABS([.N108]);IF([.N108]&lt;0;&quot;Blue&quot;;&quot;Yellow&quot;);IF(ABS([.M108])&lt;ABS([.N108]);IF([.M108]&lt;0;&quot;Green&quot;;&quot;Red&quot;);&quot;None&quot;)) )" office:value-type="string" office:string-value="Yellow">
            <text:p>Yellow</text:p>
          </table:table-cell>
          <table:table-cell table:formula="of:=0.2126*[.H108] + 0.7152*[.I108] + 0.0722*[.J108]" office:value-type="float" office:value="36.142">
            <text:p>36.14</text:p>
          </table:table-cell>
          <table:table-cell table:formula="of:=MOD(60*IF([.X108]=[.Y108];0;IF([.U108]=[.Y108];([.V108]-[.W108])/([.Y108]-[.X108]);IF([.V108]=[.Y108];2+([.W108]-[.U108])/([.Y108]-[.X108]);4+([.U108]-[.V108])/([.Y108]-[.X108]))));360)" office:value-type="float" office:value="0">
            <text:p>0</text:p>
          </table:table-cell>
          <table:table-cell table:formula="of:=IF([.X108]=[.Y108];0;IF([.T108]&lt;0.5;([.Y108]-[.X108])/([.X108]+[.Y108]);([.Y108]-[.X108])/(2-[.Y108]-[.X108])))" office:value-type="float" office:value="1">
            <text:p>1</text:p>
          </table:table-cell>
          <table:table-cell table:formula="of:=([.X108]+[.Y108])/2" office:value-type="float" office:value="0.333333333333333">
            <text:p>0.33</text:p>
          </table:table-cell>
          <table:table-cell table:formula="of:=[.H108]/255" office:value-type="float" office:value="0.666666666666667">
            <text:p>0.67</text:p>
          </table:table-cell>
          <table:table-cell table:formula="of:=[.I108]/255" office:value-type="float" office:value="0">
            <text:p>0</text:p>
          </table:table-cell>
          <table:table-cell table:formula="of:=[.J108]/255" office:value-type="float" office:value="0">
            <text:p>0</text:p>
          </table:table-cell>
          <table:table-cell table:formula="of:=MIN([.U108];[.V108];[.W108])" office:value-type="float" office:value="0">
            <text:p>0</text:p>
          </table:table-cell>
          <table:table-cell table:formula="of:=MAX([.U108];[.V108];[.W108])" office:value-type="float" office:value="0.666666666666667">
            <text:p>0.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79" table:number-columns-repeated="3"/>
          <table:table-cell table:style-name="ce88" office:value-type="string">
            <text:p>#550000</text:p>
          </table:table-cell>
          <table:table-cell table:formula="of:=HEX2DEC(MID([.G109];2;2))" office:value-type="float" office:value="85">
            <text:p>85</text:p>
          </table:table-cell>
          <table:table-cell table:formula="of:=HEX2DEC(MID([.G109];4;2))" office:value-type="float" office:value="0">
            <text:p>0</text:p>
          </table:table-cell>
          <table:table-cell table:formula="of:=HEX2DEC(MID([.G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5.1">
            <text:p>15.1</text:p>
          </table:table-cell>
          <table:table-cell office:value-type="float" office:value="36">
            <text:p>36</text:p>
          </table:table-cell>
          <table:table-cell office:value-type="float" office:value="23.6">
            <text:p>23.6</text:p>
          </table:table-cell>
          <table:table-cell table:formula="of:=IF(AND([.M109]=0;[.N109]=0);IF([.L109]=0;&quot;Black&quot;;IF([.L109]=100;&quot;White&quot;;&quot;Gray&quot;));IF(ABS([.M109])&gt;ABS([.N109]);IF([.M109]&lt;0;&quot;Green&quot;;&quot;Red&quot;);IF(ABS([.M109])&lt;ABS([.N109]);IF([.N109]&lt;0;&quot;Blue&quot;;&quot;Yellow&quot;);&quot;None&quot;)) )" office:value-type="string" office:string-value="Red">
            <text:p>Red</text:p>
          </table:table-cell>
          <table:table-cell table:formula="of:=IF(AND([.M109]=0;[.N109]=0);IF([.L109]=0;&quot;&quot;;IF([.L109]=100;&quot;&quot;;&quot;&quot;));IF(ABS([.M109])&gt;ABS([.N109]);IF([.N109]&lt;0;&quot;Blue&quot;;&quot;Yellow&quot;);IF(ABS([.M109])&lt;ABS([.N109]);IF([.M109]&lt;0;&quot;Green&quot;;&quot;Red&quot;);&quot;None&quot;)) )" office:value-type="string" office:string-value="Yellow">
            <text:p>Yellow</text:p>
          </table:table-cell>
          <table:table-cell table:formula="of:=0.2126*[.H109] + 0.7152*[.I109] + 0.0722*[.J109]" office:value-type="float" office:value="18.071">
            <text:p>18.07</text:p>
          </table:table-cell>
          <table:table-cell table:formula="of:=MOD(60*IF([.X109]=[.Y109];0;IF([.U109]=[.Y109];([.V109]-[.W109])/([.Y109]-[.X109]);IF([.V109]=[.Y109];2+([.W109]-[.U109])/([.Y109]-[.X109]);4+([.U109]-[.V109])/([.Y109]-[.X109]))));360)" office:value-type="float" office:value="0">
            <text:p>0</text:p>
          </table:table-cell>
          <table:table-cell table:formula="of:=IF([.X109]=[.Y109];0;IF([.T109]&lt;0.5;([.Y109]-[.X109])/([.X109]+[.Y109]);([.Y109]-[.X109])/(2-[.Y109]-[.X109])))" office:value-type="float" office:value="1">
            <text:p>1</text:p>
          </table:table-cell>
          <table:table-cell table:formula="of:=([.X109]+[.Y109])/2" office:value-type="float" office:value="0.166666666666667">
            <text:p>0.17</text:p>
          </table:table-cell>
          <table:table-cell table:formula="of:=[.H109]/255" office:value-type="float" office:value="0.333333333333333">
            <text:p>0.33</text:p>
          </table:table-cell>
          <table:table-cell table:formula="of:=[.I109]/255" office:value-type="float" office:value="0">
            <text:p>0</text:p>
          </table:table-cell>
          <table:table-cell table:formula="of:=[.J109]/255" office:value-type="float" office:value="0">
            <text:p>0</text:p>
          </table:table-cell>
          <table:table-cell table:formula="of:=MIN([.U109];[.V109];[.W109])" office:value-type="float" office:value="0">
            <text:p>0</text:p>
          </table:table-cell>
          <table:table-cell table:formula="of:=MAX([.U109];[.V109];[.W109])" office:value-type="float" office:value="0.333333333333333">
            <text:p>0.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0055</text:p>
          </table:table-cell>
          <table:table-cell table:formula="of:=HEX2DEC(MID([.G110];2;2))" office:value-type="float" office:value="170">
            <text:p>170</text:p>
          </table:table-cell>
          <table:table-cell table:formula="of:=HEX2DEC(MID([.G110];4;2))" office:value-type="float" office:value="0">
            <text:p>0</text:p>
          </table:table-cell>
          <table:table-cell table:formula="of:=HEX2DEC(MID([.G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M110]=0;[.N110]=0);IF([.L110]=0;&quot;Black&quot;;IF([.L110]=100;&quot;White&quot;;&quot;Gray&quot;));IF(ABS([.M110])&gt;ABS([.N110]);IF([.M110]&lt;0;&quot;Green&quot;;&quot;Red&quot;);IF(ABS([.M110])&lt;ABS([.N110]);IF([.N110]&lt;0;&quot;Blue&quot;;&quot;Yellow&quot;);&quot;None&quot;)) )" office:value-type="string" office:string-value="Red">
            <text:p>Red</text:p>
          </table:table-cell>
          <table:table-cell table:formula="of:=IF(AND([.M110]=0;[.N110]=0);IF([.L110]=0;&quot;&quot;;IF([.L110]=100;&quot;&quot;;&quot;&quot;));IF(ABS([.M110])&gt;ABS([.N110]);IF([.N110]&lt;0;&quot;Blue&quot;;&quot;Yellow&quot;);IF(ABS([.M110])&lt;ABS([.N110]);IF([.M110]&lt;0;&quot;Green&quot;;&quot;Red&quot;);&quot;None&quot;)) )" office:value-type="string" office:string-value="Yellow">
            <text:p>Yellow</text:p>
          </table:table-cell>
          <table:table-cell table:formula="of:=0.2126*[.H110] + 0.7152*[.I110] + 0.0722*[.J110]" office:value-type="float" office:value="42.279">
            <text:p>42.28</text:p>
          </table:table-cell>
          <table:table-cell table:formula="of:=MOD(60*IF([.X110]=[.Y110];0;IF([.U110]=[.Y110];([.V110]-[.W110])/([.Y110]-[.X110]);IF([.V110]=[.Y110];2+([.W110]-[.U110])/([.Y110]-[.X110]);4+([.U110]-[.V110])/([.Y110]-[.X110]))));360)" office:value-type="float" office:value="330">
            <text:p>330</text:p>
          </table:table-cell>
          <table:table-cell table:formula="of:=IF([.X110]=[.Y110];0;IF([.T110]&lt;0.5;([.Y110]-[.X110])/([.X110]+[.Y110]);([.Y110]-[.X110])/(2-[.Y110]-[.X110])))" office:value-type="float" office:value="1">
            <text:p>1</text:p>
          </table:table-cell>
          <table:table-cell table:formula="of:=([.X110]+[.Y110])/2" office:value-type="float" office:value="0.333333333333333">
            <text:p>0.33</text:p>
          </table:table-cell>
          <table:table-cell table:formula="of:=[.H110]/255" office:value-type="float" office:value="0.666666666666667">
            <text:p>0.67</text:p>
          </table:table-cell>
          <table:table-cell table:formula="of:=[.I110]/255" office:value-type="float" office:value="0">
            <text:p>0</text:p>
          </table:table-cell>
          <table:table-cell table:formula="of:=[.J110]/255" office:value-type="float" office:value="0.333333333333333">
            <text:p>0.33</text:p>
          </table:table-cell>
          <table:table-cell table:formula="of:=MIN([.U110];[.V110];[.W110])" office:value-type="float" office:value="0">
            <text:p>0</text:p>
          </table:table-cell>
          <table:table-cell table:formula="of:=MAX([.U110];[.V110];[.W110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55</text:p>
          </table:table-cell>
          <table:table-cell table:formula="of:=HEX2DEC(MID([.G111];2;2))" office:value-type="float" office:value="170">
            <text:p>170</text:p>
          </table:table-cell>
          <table:table-cell table:formula="of:=HEX2DEC(MID([.G111];4;2))" office:value-type="float" office:value="85">
            <text:p>85</text:p>
          </table:table-cell>
          <table:table-cell table:formula="of:=HEX2DEC(MID([.G11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M111]=0;[.N111]=0);IF([.L111]=0;&quot;Black&quot;;IF([.L111]=100;&quot;White&quot;;&quot;Gray&quot;));IF(ABS([.M111])&gt;ABS([.N111]);IF([.M111]&lt;0;&quot;Green&quot;;&quot;Red&quot;);IF(ABS([.M111])&lt;ABS([.N111]);IF([.N111]&lt;0;&quot;Blue&quot;;&quot;Yellow&quot;);&quot;None&quot;)) )" office:value-type="string" office:string-value="Red">
            <text:p>Red</text:p>
          </table:table-cell>
          <table:table-cell table:formula="of:=IF(AND([.M111]=0;[.N111]=0);IF([.L111]=0;&quot;&quot;;IF([.L111]=100;&quot;&quot;;&quot;&quot;));IF(ABS([.M111])&gt;ABS([.N111]);IF([.N111]&lt;0;&quot;Blue&quot;;&quot;Yellow&quot;);IF(ABS([.M111])&lt;ABS([.N111]);IF([.M111]&lt;0;&quot;Green&quot;;&quot;Red&quot;);&quot;None&quot;)) )" office:value-type="string" office:string-value="Yellow">
            <text:p>Yellow</text:p>
          </table:table-cell>
          <table:table-cell table:formula="of:=0.2126*[.H111] + 0.7152*[.I111] + 0.0722*[.J111]" office:value-type="float" office:value="103.071">
            <text:p>103.07</text:p>
          </table:table-cell>
          <table:table-cell table:formula="of:=MOD(60*IF([.X111]=[.Y111];0;IF([.U111]=[.Y111];([.V111]-[.W111])/([.Y111]-[.X111]);IF([.V111]=[.Y111];2+([.W111]-[.U111])/([.Y111]-[.X111]);4+([.U111]-[.V111])/([.Y111]-[.X111]))));360)" office:value-type="float" office:value="0">
            <text:p>0</text:p>
          </table:table-cell>
          <table:table-cell table:formula="of:=IF([.X111]=[.Y111];0;IF([.T111]&lt;0.5;([.Y111]-[.X111])/([.X111]+[.Y111]);([.Y111]-[.X111])/(2-[.Y111]-[.X111])))" office:value-type="float" office:value="0.333333333333333">
            <text:p>0.33</text:p>
          </table:table-cell>
          <table:table-cell table:formula="of:=([.X111]+[.Y111])/2" office:value-type="float" office:value="0.5">
            <text:p>0.5</text:p>
          </table:table-cell>
          <table:table-cell table:formula="of:=[.H111]/255" office:value-type="float" office:value="0.666666666666667">
            <text:p>0.67</text:p>
          </table:table-cell>
          <table:table-cell table:formula="of:=[.I111]/255" office:value-type="float" office:value="0.333333333333333">
            <text:p>0.33</text:p>
          </table:table-cell>
          <table:table-cell table:formula="of:=[.J111]/255" office:value-type="float" office:value="0.333333333333333">
            <text:p>0.33</text:p>
          </table:table-cell>
          <table:table-cell table:formula="of:=MIN([.U111];[.V111];[.W111])" office:value-type="float" office:value="0.333333333333333">
            <text:p>0.33</text:p>
          </table:table-cell>
          <table:table-cell table:formula="of:=MAX([.U111];[.V111];[.W111])" office:value-type="float" office:value="0.666666666666667">
            <text:p>0.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0055</text:p>
          </table:table-cell>
          <table:table-cell table:formula="of:=HEX2DEC(MID([.G112];2;2))" office:value-type="float" office:value="255">
            <text:p>255</text:p>
          </table:table-cell>
          <table:table-cell table:formula="of:=HEX2DEC(MID([.G112];4;2))" office:value-type="float" office:value="0">
            <text:p>0</text:p>
          </table:table-cell>
          <table:table-cell table:formula="of:=HEX2DEC(MID([.G11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53.9">
            <text:p>53.9</text:p>
          </table:table-cell>
          <table:table-cell office:value-type="float" office:value="82">
            <text:p>82</text:p>
          </table:table-cell>
          <table:table-cell office:value-type="float" office:value="28.7">
            <text:p>28.7</text:p>
          </table:table-cell>
          <table:table-cell table:formula="of:=IF(AND([.M112]=0;[.N112]=0);IF([.L112]=0;&quot;Black&quot;;IF([.L112]=100;&quot;White&quot;;&quot;Gray&quot;));IF(ABS([.M112])&gt;ABS([.N112]);IF([.M112]&lt;0;&quot;Green&quot;;&quot;Red&quot;);IF(ABS([.M112])&lt;ABS([.N112]);IF([.N112]&lt;0;&quot;Blue&quot;;&quot;Yellow&quot;);&quot;None&quot;)) )" office:value-type="string" office:string-value="Red">
            <text:p>Red</text:p>
          </table:table-cell>
          <table:table-cell table:formula="of:=IF(AND([.M112]=0;[.N112]=0);IF([.L112]=0;&quot;&quot;;IF([.L112]=100;&quot;&quot;;&quot;&quot;));IF(ABS([.M112])&gt;ABS([.N112]);IF([.N112]&lt;0;&quot;Blue&quot;;&quot;Yellow&quot;);IF(ABS([.M112])&lt;ABS([.N112]);IF([.M112]&lt;0;&quot;Green&quot;;&quot;Red&quot;);&quot;None&quot;)) )" office:value-type="string" office:string-value="Yellow">
            <text:p>Yellow</text:p>
          </table:table-cell>
          <table:table-cell table:formula="of:=0.2126*[.H112] + 0.7152*[.I112] + 0.0722*[.J112]" office:value-type="float" office:value="60.35">
            <text:p>60.35</text:p>
          </table:table-cell>
          <table:table-cell table:formula="of:=MOD(60*IF([.X112]=[.Y112];0;IF([.U112]=[.Y112];([.V112]-[.W112])/([.Y112]-[.X112]);IF([.V112]=[.Y112];2+([.W112]-[.U112])/([.Y112]-[.X112]);4+([.U112]-[.V112])/([.Y112]-[.X112]))));360)" office:value-type="float" office:value="340">
            <text:p>340</text:p>
          </table:table-cell>
          <table:table-cell table:formula="of:=IF([.X112]=[.Y112];0;IF([.T112]&lt;0.5;([.Y112]-[.X112])/([.X112]+[.Y112]);([.Y112]-[.X112])/(2-[.Y112]-[.X112])))" office:value-type="float" office:value="1">
            <text:p>1</text:p>
          </table:table-cell>
          <table:table-cell table:formula="of:=([.X112]+[.Y112])/2" office:value-type="float" office:value="0.5">
            <text:p>0.5</text:p>
          </table:table-cell>
          <table:table-cell table:formula="of:=[.H112]/255" office:value-type="float" office:value="1">
            <text:p>1</text:p>
          </table:table-cell>
          <table:table-cell table:formula="of:=[.I112]/255" office:value-type="float" office:value="0">
            <text:p>0</text:p>
          </table:table-cell>
          <table:table-cell table:formula="of:=[.J112]/255" office:value-type="float" office:value="0.333333333333333">
            <text:p>0.33</text:p>
          </table:table-cell>
          <table:table-cell table:formula="of:=MIN([.U112];[.V112];[.W112])" office:value-type="float" office:value="0">
            <text:p>0</text:p>
          </table:table-cell>
          <table:table-cell table:formula="of:=MAX([.U112];[.V112];[.W112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55</text:p>
          </table:table-cell>
          <table:table-cell table:formula="of:=HEX2DEC(MID([.G113];2;2))" office:value-type="float" office:value="255">
            <text:p>255</text:p>
          </table:table-cell>
          <table:table-cell table:formula="of:=HEX2DEC(MID([.G113];4;2))" office:value-type="float" office:value="85">
            <text:p>85</text:p>
          </table:table-cell>
          <table:table-cell table:formula="of:=HEX2DEC(MID([.G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M113]=0;[.N113]=0);IF([.L113]=0;&quot;Black&quot;;IF([.L113]=100;&quot;White&quot;;&quot;Gray&quot;));IF(ABS([.M113])&gt;ABS([.N113]);IF([.M113]&lt;0;&quot;Green&quot;;&quot;Red&quot;);IF(ABS([.M113])&lt;ABS([.N113]);IF([.N113]&lt;0;&quot;Blue&quot;;&quot;Yellow&quot;);&quot;None&quot;)) )" office:value-type="string" office:string-value="Red">
            <text:p>Red</text:p>
          </table:table-cell>
          <table:table-cell table:formula="of:=IF(AND([.M113]=0;[.N113]=0);IF([.L113]=0;&quot;&quot;;IF([.L113]=100;&quot;&quot;;&quot;&quot;));IF(ABS([.M113])&gt;ABS([.N113]);IF([.N113]&lt;0;&quot;Blue&quot;;&quot;Yellow&quot;);IF(ABS([.M113])&lt;ABS([.N113]);IF([.M113]&lt;0;&quot;Green&quot;;&quot;Red&quot;);&quot;None&quot;)) )" office:value-type="string" office:string-value="Yellow">
            <text:p>Yellow</text:p>
          </table:table-cell>
          <table:table-cell table:formula="of:=0.2126*[.H113] + 0.7152*[.I113] + 0.0722*[.J113]" office:value-type="float" office:value="121.142">
            <text:p>121.14</text:p>
          </table:table-cell>
          <table:table-cell table:formula="of:=MOD(60*IF([.X113]=[.Y113];0;IF([.U113]=[.Y113];([.V113]-[.W113])/([.Y113]-[.X113]);IF([.V113]=[.Y113];2+([.W113]-[.U113])/([.Y113]-[.X113]);4+([.U113]-[.V113])/([.Y113]-[.X113]))));360)" office:value-type="float" office:value="0">
            <text:p>0</text:p>
          </table:table-cell>
          <table:table-cell table:formula="of:=IF([.X113]=[.Y113];0;IF([.T113]&lt;0.5;([.Y113]-[.X113])/([.X113]+[.Y113]);([.Y113]-[.X113])/(2-[.Y113]-[.X113])))" office:value-type="float" office:value="1">
            <text:p>1</text:p>
          </table:table-cell>
          <table:table-cell table:formula="of:=([.X113]+[.Y113])/2" office:value-type="float" office:value="0.666666666666667">
            <text:p>0.67</text:p>
          </table:table-cell>
          <table:table-cell table:formula="of:=[.H113]/255" office:value-type="float" office:value="1">
            <text:p>1</text:p>
          </table:table-cell>
          <table:table-cell table:formula="of:=[.I113]/255" office:value-type="float" office:value="0.333333333333333">
            <text:p>0.33</text:p>
          </table:table-cell>
          <table:table-cell table:formula="of:=[.J113]/255" office:value-type="float" office:value="0.333333333333333">
            <text:p>0.33</text:p>
          </table:table-cell>
          <table:table-cell table:formula="of:=MIN([.U113];[.V113];[.W113])" office:value-type="float" office:value="0.333333333333333">
            <text:p>0.33</text:p>
          </table:table-cell>
          <table:table-cell table:formula="of:=MAX([.U113];[.V113];[.W113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AA</text:p>
          </table:table-cell>
          <table:table-cell table:formula="of:=HEX2DEC(MID([.G114];2;2))" office:value-type="float" office:value="255">
            <text:p>255</text:p>
          </table:table-cell>
          <table:table-cell table:formula="of:=HEX2DEC(MID([.G114];4;2))" office:value-type="float" office:value="170">
            <text:p>170</text:p>
          </table:table-cell>
          <table:table-cell table:formula="of:=HEX2DEC(MID([.G114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M114]=0;[.N114]=0);IF([.L114]=0;&quot;Black&quot;;IF([.L114]=100;&quot;White&quot;;&quot;Gray&quot;));IF(ABS([.M114])&gt;ABS([.N114]);IF([.M114]&lt;0;&quot;Green&quot;;&quot;Red&quot;);IF(ABS([.M114])&lt;ABS([.N114]);IF([.N114]&lt;0;&quot;Blue&quot;;&quot;Yellow&quot;);&quot;None&quot;)) )" office:value-type="string" office:string-value="Red">
            <text:p>Red</text:p>
          </table:table-cell>
          <table:table-cell table:formula="of:=IF(AND([.M114]=0;[.N114]=0);IF([.L114]=0;&quot;&quot;;IF([.L114]=100;&quot;&quot;;&quot;&quot;));IF(ABS([.M114])&gt;ABS([.N114]);IF([.N114]&lt;0;&quot;Blue&quot;;&quot;Yellow&quot;);IF(ABS([.M114])&lt;ABS([.N114]);IF([.M114]&lt;0;&quot;Green&quot;;&quot;Red&quot;);&quot;None&quot;)) )" office:value-type="string" office:string-value="Yellow">
            <text:p>Yellow</text:p>
          </table:table-cell>
          <table:table-cell table:formula="of:=0.2126*[.H114] + 0.7152*[.I114] + 0.0722*[.J114]" office:value-type="float" office:value="188.071">
            <text:p>188.07</text:p>
          </table:table-cell>
          <table:table-cell table:formula="of:=MOD(60*IF([.X114]=[.Y114];0;IF([.U114]=[.Y114];([.V114]-[.W114])/([.Y114]-[.X114]);IF([.V114]=[.Y114];2+([.W114]-[.U114])/([.Y114]-[.X114]);4+([.U114]-[.V114])/([.Y114]-[.X114]))));360)" office:value-type="float" office:value="0">
            <text:p>0</text:p>
          </table:table-cell>
          <table:table-cell table:formula="of:=IF([.X114]=[.Y114];0;IF([.T114]&lt;0.5;([.Y114]-[.X114])/([.X114]+[.Y114]);([.Y114]-[.X114])/(2-[.Y114]-[.X114])))" office:value-type="float" office:value="1">
            <text:p>1</text:p>
          </table:table-cell>
          <table:table-cell table:formula="of:=([.X114]+[.Y114])/2" office:value-type="float" office:value="0.833333333333333">
            <text:p>0.83</text:p>
          </table:table-cell>
          <table:table-cell table:formula="of:=[.H114]/255" office:value-type="float" office:value="1">
            <text:p>1</text:p>
          </table:table-cell>
          <table:table-cell table:formula="of:=[.I114]/255" office:value-type="float" office:value="0.666666666666667">
            <text:p>0.67</text:p>
          </table:table-cell>
          <table:table-cell table:formula="of:=[.J114]/255" office:value-type="float" office:value="0.666666666666667">
            <text:p>0.67</text:p>
          </table:table-cell>
          <table:table-cell table:formula="of:=MIN([.U114];[.V114];[.W114])" office:value-type="float" office:value="0.666666666666667">
            <text:p>0.67</text:p>
          </table:table-cell>
          <table:table-cell table:formula="of:=MAX([.U114];[.V114];[.W114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79" table:number-columns-repeated="3"/>
          <table:table-cell table:style-name="ce88" office:value-type="string">
            <text:p>#FFFFFF</text:p>
          </table:table-cell>
          <table:table-cell table:formula="of:=HEX2DEC(MID([.G115];2;2))" office:value-type="float" office:value="255">
            <text:p>255</text:p>
          </table:table-cell>
          <table:table-cell table:formula="of:=HEX2DEC(MID([.G115];4;2))" office:value-type="float" office:value="255">
            <text:p>255</text:p>
          </table:table-cell>
          <table:table-cell table:formula="of:=HEX2DEC(MID([.G115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IF(AND([.M115]=0;[.N115]=0);IF([.L115]=0;&quot;Black&quot;;IF([.L115]=100;&quot;White&quot;;&quot;Gray&quot;));IF(ABS([.M115])&gt;ABS([.N115]);IF([.M115]&lt;0;&quot;Green&quot;;&quot;Red&quot;);IF(ABS([.M115])&lt;ABS([.N115]);IF([.N115]&lt;0;&quot;Blue&quot;;&quot;Yellow&quot;);&quot;None&quot;)) )" office:value-type="string" office:string-value="White">
            <text:p>White</text:p>
          </table:table-cell>
          <table:table-cell table:formula="of:=IF(AND([.M115]=0;[.N115]=0);IF([.L115]=0;&quot;&quot;;IF([.L115]=100;&quot;&quot;;&quot;&quot;));IF(ABS([.M115])&gt;ABS([.N115]);IF([.N115]&lt;0;&quot;Blue&quot;;&quot;Yellow&quot;);IF(ABS([.M115])&lt;ABS([.N115]);IF([.M115]&lt;0;&quot;Green&quot;;&quot;Red&quot;);&quot;None&quot;)) )">
            <text:p/>
          </table:table-cell>
          <table:table-cell table:formula="of:=0.2126*[.H115] + 0.7152*[.I115] + 0.0722*[.J115]" office:value-type="float" office:value="255">
            <text:p>255</text:p>
          </table:table-cell>
          <table:table-cell table:formula="of:=MOD(60*IF([.X115]=[.Y115];0;IF([.U115]=[.Y115];([.V115]-[.W115])/([.Y115]-[.X115]);IF([.V115]=[.Y115];2+([.W115]-[.U115])/([.Y115]-[.X115]);4+([.U115]-[.V115])/([.Y115]-[.X115]))));360)" office:value-type="float" office:value="0">
            <text:p>0</text:p>
          </table:table-cell>
          <table:table-cell table:formula="of:=IF([.X115]=[.Y115];0;IF([.T115]&lt;0.5;([.Y115]-[.X115])/([.X115]+[.Y115]);([.Y115]-[.X115])/(2-[.Y115]-[.X115])))" office:value-type="float" office:value="0">
            <text:p>0</text:p>
          </table:table-cell>
          <table:table-cell table:formula="of:=([.X115]+[.Y115])/2" office:value-type="float" office:value="1">
            <text:p>1</text:p>
          </table:table-cell>
          <table:table-cell table:formula="of:=[.H115]/255" office:value-type="float" office:value="1">
            <text:p>1</text:p>
          </table:table-cell>
          <table:table-cell table:formula="of:=[.I115]/255" office:value-type="float" office:value="1">
            <text:p>1</text:p>
          </table:table-cell>
          <table:table-cell table:formula="of:=[.J115]/255" office:value-type="float" office:value="1">
            <text:p>1</text:p>
          </table:table-cell>
          <table:table-cell table:formula="of:=MIN([.U115];[.V115];[.W115])" office:value-type="float" office:value="1">
            <text:p>1</text:p>
          </table:table-cell>
          <table:table-cell table:formula="of:=MAX([.U115];[.V115];[.W115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79" table:number-columns-repeated="3"/>
          <table:table-cell table:style-name="ce88" office:value-type="string">
            <text:p>#FFFF00</text:p>
          </table:table-cell>
          <table:table-cell table:formula="of:=HEX2DEC(MID([.G116];2;2))" office:value-type="float" office:value="255">
            <text:p>255</text:p>
          </table:table-cell>
          <table:table-cell table:formula="of:=HEX2DEC(MID([.G116];4;2))" office:value-type="float" office:value="255">
            <text:p>255</text:p>
          </table:table-cell>
          <table:table-cell table:formula="of:=HEX2DEC(MID([.G11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M116]=0;[.N116]=0);IF([.L116]=0;&quot;Black&quot;;IF([.L116]=100;&quot;White&quot;;&quot;Gray&quot;));IF(ABS([.M116])&gt;ABS([.N116]);IF([.M116]&lt;0;&quot;Green&quot;;&quot;Red&quot;);IF(ABS([.M116])&lt;ABS([.N116]);IF([.N116]&lt;0;&quot;Blue&quot;;&quot;Yellow&quot;);&quot;None&quot;)) )" office:value-type="string" office:string-value="Yellow">
            <text:p>Yellow</text:p>
          </table:table-cell>
          <table:table-cell table:formula="of:=IF(AND([.M116]=0;[.N116]=0);IF([.L116]=0;&quot;&quot;;IF([.L116]=100;&quot;&quot;;&quot;&quot;));IF(ABS([.M116])&gt;ABS([.N116]);IF([.N116]&lt;0;&quot;Blue&quot;;&quot;Yellow&quot;);IF(ABS([.M116])&lt;ABS([.N116]);IF([.M116]&lt;0;&quot;Green&quot;;&quot;Red&quot;);&quot;None&quot;)) )" office:value-type="string" office:string-value="Green">
            <text:p>Green</text:p>
          </table:table-cell>
          <table:table-cell table:formula="of:=0.2126*[.H116] + 0.7152*[.I116] + 0.0722*[.J116]" office:value-type="float" office:value="236.589">
            <text:p>236.59</text:p>
          </table:table-cell>
          <table:table-cell table:formula="of:=MOD(60*IF([.X116]=[.Y116];0;IF([.U116]=[.Y116];([.V116]-[.W116])/([.Y116]-[.X116]);IF([.V116]=[.Y116];2+([.W116]-[.U116])/([.Y116]-[.X116]);4+([.U116]-[.V116])/([.Y116]-[.X116]))));360)" office:value-type="float" office:value="60">
            <text:p>60</text:p>
          </table:table-cell>
          <table:table-cell table:formula="of:=IF([.X116]=[.Y116];0;IF([.T116]&lt;0.5;([.Y116]-[.X116])/([.X116]+[.Y116]);([.Y116]-[.X116])/(2-[.Y116]-[.X116])))" office:value-type="float" office:value="1">
            <text:p>1</text:p>
          </table:table-cell>
          <table:table-cell table:formula="of:=([.X116]+[.Y116])/2" office:value-type="float" office:value="0.5">
            <text:p>0.5</text:p>
          </table:table-cell>
          <table:table-cell table:formula="of:=[.H116]/255" office:value-type="float" office:value="1">
            <text:p>1</text:p>
          </table:table-cell>
          <table:table-cell table:formula="of:=[.I116]/255" office:value-type="float" office:value="1">
            <text:p>1</text:p>
          </table:table-cell>
          <table:table-cell table:formula="of:=[.J116]/255" office:value-type="float" office:value="0">
            <text:p>0</text:p>
          </table:table-cell>
          <table:table-cell table:formula="of:=MIN([.U116];[.V116];[.W116])" office:value-type="float" office:value="0">
            <text:p>0</text:p>
          </table:table-cell>
          <table:table-cell table:formula="of:=MAX([.U116];[.V116];[.W116]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79" table:number-columns-repeated="3"/>
          <table:table-cell table:style-name="ce88" office:value-type="string">
            <text:p>#AAAA00</text:p>
          </table:table-cell>
          <table:table-cell table:formula="of:=HEX2DEC(MID([.G117];2;2))" office:value-type="float" office:value="170">
            <text:p>170</text:p>
          </table:table-cell>
          <table:table-cell table:formula="of:=HEX2DEC(MID([.G117];4;2))" office:value-type="float" office:value="170">
            <text:p>170</text:p>
          </table:table-cell>
          <table:table-cell table:formula="of:=HEX2DEC(MID([.G11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M117]=0;[.N117]=0);IF([.L117]=0;&quot;Black&quot;;IF([.L117]=100;&quot;White&quot;;&quot;Gray&quot;));IF(ABS([.M117])&gt;ABS([.N117]);IF([.M117]&lt;0;&quot;Green&quot;;&quot;Red&quot;);IF(ABS([.M117])&lt;ABS([.N117]);IF([.N117]&lt;0;&quot;Blue&quot;;&quot;Yellow&quot;);&quot;None&quot;)) )" office:value-type="string" office:string-value="Yellow">
            <text:p>Yellow</text:p>
          </table:table-cell>
          <table:table-cell table:formula="of:=IF(AND([.M117]=0;[.N117]=0);IF([.L117]=0;&quot;&quot;;IF([.L117]=100;&quot;&quot;;&quot;&quot;));IF(ABS([.M117])&gt;ABS([.N117]);IF([.N117]&lt;0;&quot;Blue&quot;;&quot;Yellow&quot;);IF(ABS([.M117])&lt;ABS([.N117]);IF([.M117]&lt;0;&quot;Green&quot;;&quot;Red&quot;);&quot;None&quot;)) )" office:value-type="string" office:string-value="Green">
            <text:p>Green</text:p>
          </table:table-cell>
          <table:table-cell table:formula="of:=0.2126*[.H117] + 0.7152*[.I117] + 0.0722*[.J117]" office:value-type="float" office:value="157.726">
            <text:p>157.73</text:p>
          </table:table-cell>
          <table:table-cell table:formula="of:=MOD(60*IF([.X117]=[.Y117];0;IF([.U117]=[.Y117];([.V117]-[.W117])/([.Y117]-[.X117]);IF([.V117]=[.Y117];2+([.W117]-[.U117])/([.Y117]-[.X117]);4+([.U117]-[.V117])/([.Y117]-[.X117]))));360)" office:value-type="float" office:value="60">
            <text:p>60</text:p>
          </table:table-cell>
          <table:table-cell table:formula="of:=IF([.X117]=[.Y117];0;IF([.T117]&lt;0.5;([.Y117]-[.X117])/([.X117]+[.Y117]);([.Y117]-[.X117])/(2-[.Y117]-[.X117])))" office:value-type="float" office:value="1">
            <text:p>1</text:p>
          </table:table-cell>
          <table:table-cell table:formula="of:=([.X117]+[.Y117])/2" office:value-type="float" office:value="0.333333333333333">
            <text:p>0.33</text:p>
          </table:table-cell>
          <table:table-cell table:formula="of:=[.H117]/255" office:value-type="float" office:value="0.666666666666667">
            <text:p>0.67</text:p>
          </table:table-cell>
          <table:table-cell table:formula="of:=[.I117]/255" office:value-type="float" office:value="0.666666666666667">
            <text:p>0.67</text:p>
          </table:table-cell>
          <table:table-cell table:formula="of:=[.J117]/255" office:value-type="float" office:value="0">
            <text:p>0</text:p>
          </table:table-cell>
          <table:table-cell table:formula="of:=MIN([.U117];[.V117];[.W117])" office:value-type="float" office:value="0">
            <text:p>0</text:p>
          </table:table-cell>
          <table:table-cell table:formula="of:=MAX([.U117];[.V117];[.W117])" office:value-type="float" office:value="0.666666666666667">
            <text:p>0.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79" table:number-columns-repeated="3"/>
          <table:table-cell table:style-name="ce88" office:value-type="string">
            <text:p>#555500</text:p>
          </table:table-cell>
          <table:table-cell table:formula="of:=HEX2DEC(MID([.G118];2;2))" office:value-type="float" office:value="85">
            <text:p>85</text:p>
          </table:table-cell>
          <table:table-cell table:formula="of:=HEX2DEC(MID([.G118];4;2))" office:value-type="float" office:value="85">
            <text:p>85</text:p>
          </table:table-cell>
          <table:table-cell table:formula="of:=HEX2DEC(MID([.G11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M118]=0;[.N118]=0);IF([.L118]=0;&quot;Black&quot;;IF([.L118]=100;&quot;White&quot;;&quot;Gray&quot;));IF(ABS([.M118])&gt;ABS([.N118]);IF([.M118]&lt;0;&quot;Green&quot;;&quot;Red&quot;);IF(ABS([.M118])&lt;ABS([.N118]);IF([.N118]&lt;0;&quot;Blue&quot;;&quot;Yellow&quot;);&quot;None&quot;)) )" office:value-type="string" office:string-value="Yellow">
            <text:p>Yellow</text:p>
          </table:table-cell>
          <table:table-cell table:formula="of:=IF(AND([.M118]=0;[.N118]=0);IF([.L118]=0;&quot;&quot;;IF([.L118]=100;&quot;&quot;;&quot;&quot;));IF(ABS([.M118])&gt;ABS([.N118]);IF([.N118]&lt;0;&quot;Blue&quot;;&quot;Yellow&quot;);IF(ABS([.M118])&lt;ABS([.N118]);IF([.M118]&lt;0;&quot;Green&quot;;&quot;Red&quot;);&quot;None&quot;)) )" office:value-type="string" office:string-value="Green">
            <text:p>Green</text:p>
          </table:table-cell>
          <table:table-cell table:formula="of:=0.2126*[.H118] + 0.7152*[.I118] + 0.0722*[.J118]" office:value-type="float" office:value="78.863">
            <text:p>78.86</text:p>
          </table:table-cell>
          <table:table-cell table:formula="of:=MOD(60*IF([.X118]=[.Y118];0;IF([.U118]=[.Y118];([.V118]-[.W118])/([.Y118]-[.X118]);IF([.V118]=[.Y118];2+([.W118]-[.U118])/([.Y118]-[.X118]);4+([.U118]-[.V118])/([.Y118]-[.X118]))));360)" office:value-type="float" office:value="60">
            <text:p>60</text:p>
          </table:table-cell>
          <table:table-cell table:formula="of:=IF([.X118]=[.Y118];0;IF([.T118]&lt;0.5;([.Y118]-[.X118])/([.X118]+[.Y118]);([.Y118]-[.X118])/(2-[.Y118]-[.X118])))" office:value-type="float" office:value="1">
            <text:p>1</text:p>
          </table:table-cell>
          <table:table-cell table:formula="of:=([.X118]+[.Y118])/2" office:value-type="float" office:value="0.166666666666667">
            <text:p>0.17</text:p>
          </table:table-cell>
          <table:table-cell table:formula="of:=[.H118]/255" office:value-type="float" office:value="0.333333333333333">
            <text:p>0.33</text:p>
          </table:table-cell>
          <table:table-cell table:formula="of:=[.I118]/255" office:value-type="float" office:value="0.333333333333333">
            <text:p>0.33</text:p>
          </table:table-cell>
          <table:table-cell table:formula="of:=[.J118]/255" office:value-type="float" office:value="0">
            <text:p>0</text:p>
          </table:table-cell>
          <table:table-cell table:formula="of:=MIN([.U118];[.V118];[.W118])" office:value-type="float" office:value="0">
            <text:p>0</text:p>
          </table:table-cell>
          <table:table-cell table:formula="of:=MAX([.U118];[.V118];[.W118])" office:value-type="float" office:value="0.333333333333333">
            <text:p>0.3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AA00</text:p>
          </table:table-cell>
          <table:table-cell table:formula="of:=HEX2DEC(MID([.G119];2;2))" office:value-type="float" office:value="85">
            <text:p>85</text:p>
          </table:table-cell>
          <table:table-cell table:formula="of:=HEX2DEC(MID([.G119];4;2))" office:value-type="float" office:value="170">
            <text:p>170</text:p>
          </table:table-cell>
          <table:table-cell table:formula="of:=HEX2DEC(MID([.G11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M119]=0;[.N119]=0);IF([.L119]=0;&quot;Black&quot;;IF([.L119]=100;&quot;White&quot;;&quot;Gray&quot;));IF(ABS([.M119])&gt;ABS([.N119]);IF([.M119]&lt;0;&quot;Green&quot;;&quot;Red&quot;);IF(ABS([.M119])&lt;ABS([.N119]);IF([.N119]&lt;0;&quot;Blue&quot;;&quot;Yellow&quot;);&quot;None&quot;)) )" office:value-type="string" office:string-value="Yellow">
            <text:p>Yellow</text:p>
          </table:table-cell>
          <table:table-cell table:formula="of:=IF(AND([.M119]=0;[.N119]=0);IF([.L119]=0;&quot;&quot;;IF([.L119]=100;&quot;&quot;;&quot;&quot;));IF(ABS([.M119])&gt;ABS([.N119]);IF([.N119]&lt;0;&quot;Blue&quot;;&quot;Yellow&quot;);IF(ABS([.M119])&lt;ABS([.N119]);IF([.M119]&lt;0;&quot;Green&quot;;&quot;Red&quot;);&quot;None&quot;)) )" office:value-type="string" office:string-value="Green">
            <text:p>Green</text:p>
          </table:table-cell>
          <table:table-cell table:formula="of:=0.2126*[.H119] + 0.7152*[.I119] + 0.0722*[.J119]" office:value-type="float" office:value="139.655">
            <text:p>139.66</text:p>
          </table:table-cell>
          <table:table-cell table:formula="of:=MOD(60*IF([.X119]=[.Y119];0;IF([.U119]=[.Y119];([.V119]-[.W119])/([.Y119]-[.X119]);IF([.V119]=[.Y119];2+([.W119]-[.U119])/([.Y119]-[.X119]);4+([.U119]-[.V119])/([.Y119]-[.X119]))));360)" office:value-type="float" office:value="90">
            <text:p>90</text:p>
          </table:table-cell>
          <table:table-cell table:formula="of:=IF([.X119]=[.Y119];0;IF([.T119]&lt;0.5;([.Y119]-[.X119])/([.X119]+[.Y119]);([.Y119]-[.X119])/(2-[.Y119]-[.X119])))" office:value-type="float" office:value="1">
            <text:p>1</text:p>
          </table:table-cell>
          <table:table-cell table:formula="of:=([.X119]+[.Y119])/2" office:value-type="float" office:value="0.333333333333333">
            <text:p>0.33</text:p>
          </table:table-cell>
          <table:table-cell table:formula="of:=[.H119]/255" office:value-type="float" office:value="0.333333333333333">
            <text:p>0.33</text:p>
          </table:table-cell>
          <table:table-cell table:formula="of:=[.I119]/255" office:value-type="float" office:value="0.666666666666667">
            <text:p>0.67</text:p>
          </table:table-cell>
          <table:table-cell table:formula="of:=[.J119]/255" office:value-type="float" office:value="0">
            <text:p>0</text:p>
          </table:table-cell>
          <table:table-cell table:formula="of:=MIN([.U119];[.V119];[.W119])" office:value-type="float" office:value="0">
            <text:p>0</text:p>
          </table:table-cell>
          <table:table-cell table:formula="of:=MAX([.U119];[.V119];[.W119])" office:value-type="float" office:value="0.666666666666667">
            <text:p>0.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55FF00</text:p>
          </table:table-cell>
          <table:table-cell table:formula="of:=HEX2DEC(MID([.G120];2;2))" office:value-type="float" office:value="85">
            <text:p>85</text:p>
          </table:table-cell>
          <table:table-cell table:formula="of:=HEX2DEC(MID([.G120];4;2))" office:value-type="float" office:value="255">
            <text:p>255</text:p>
          </table:table-cell>
          <table:table-cell table:formula="of:=HEX2DEC(MID([.G12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88.7">
            <text:p>88.7</text:p>
          </table:table-cell>
          <table:table-cell office:value-type="float" office:value="-78">
            <text:p>-78</text:p>
          </table:table-cell>
          <table:table-cell office:value-type="float" office:value="84.3">
            <text:p>84.3</text:p>
          </table:table-cell>
          <table:table-cell table:formula="of:=IF(AND([.M120]=0;[.N120]=0);IF([.L120]=0;&quot;Black&quot;;IF([.L120]=100;&quot;White&quot;;&quot;Gray&quot;));IF(ABS([.M120])&gt;ABS([.N120]);IF([.M120]&lt;0;&quot;Green&quot;;&quot;Red&quot;);IF(ABS([.M120])&lt;ABS([.N120]);IF([.N120]&lt;0;&quot;Blue&quot;;&quot;Yellow&quot;);&quot;None&quot;)) )" office:value-type="string" office:string-value="Yellow">
            <text:p>Yellow</text:p>
          </table:table-cell>
          <table:table-cell table:formula="of:=IF(AND([.M120]=0;[.N120]=0);IF([.L120]=0;&quot;&quot;;IF([.L120]=100;&quot;&quot;;&quot;&quot;));IF(ABS([.M120])&gt;ABS([.N120]);IF([.N120]&lt;0;&quot;Blue&quot;;&quot;Yellow&quot;);IF(ABS([.M120])&lt;ABS([.N120]);IF([.M120]&lt;0;&quot;Green&quot;;&quot;Red&quot;);&quot;None&quot;)) )" office:value-type="string" office:string-value="Green">
            <text:p>Green</text:p>
          </table:table-cell>
          <table:table-cell table:formula="of:=0.2126*[.H120] + 0.7152*[.I120] + 0.0722*[.J120]" office:value-type="float" office:value="200.447">
            <text:p>200.45</text:p>
          </table:table-cell>
          <table:table-cell table:formula="of:=MOD(60*IF([.X120]=[.Y120];0;IF([.U120]=[.Y120];([.V120]-[.W120])/([.Y120]-[.X120]);IF([.V120]=[.Y120];2+([.W120]-[.U120])/([.Y120]-[.X120]);4+([.U120]-[.V120])/([.Y120]-[.X120]))));360)" office:value-type="float" office:value="100">
            <text:p>100</text:p>
          </table:table-cell>
          <table:table-cell table:formula="of:=IF([.X120]=[.Y120];0;IF([.T120]&lt;0.5;([.Y120]-[.X120])/([.X120]+[.Y120]);([.Y120]-[.X120])/(2-[.Y120]-[.X120])))" office:value-type="float" office:value="1">
            <text:p>1</text:p>
          </table:table-cell>
          <table:table-cell table:formula="of:=([.X120]+[.Y120])/2" office:value-type="float" office:value="0.5">
            <text:p>0.5</text:p>
          </table:table-cell>
          <table:table-cell table:formula="of:=[.H120]/255" office:value-type="float" office:value="0.333333333333333">
            <text:p>0.33</text:p>
          </table:table-cell>
          <table:table-cell table:formula="of:=[.I120]/255" office:value-type="float" office:value="1">
            <text:p>1</text:p>
          </table:table-cell>
          <table:table-cell table:formula="of:=[.J120]/255" office:value-type="float" office:value="0">
            <text:p>0</text:p>
          </table:table-cell>
          <table:table-cell table:formula="of:=MIN([.U120];[.V120];[.W120])" office:value-type="float" office:value="0">
            <text:p>0</text:p>
          </table:table-cell>
          <table:table-cell table:formula="of:=MAX([.U120];[.V120];[.W120])"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AA55</text:p>
          </table:table-cell>
          <table:table-cell table:formula="of:=HEX2DEC(MID([.G121];2;2))" office:value-type="float" office:value="170">
            <text:p>170</text:p>
          </table:table-cell>
          <table:table-cell table:formula="of:=HEX2DEC(MID([.G121];4;2))" office:value-type="float" office:value="170">
            <text:p>170</text:p>
          </table:table-cell>
          <table:table-cell table:formula="of:=HEX2DEC(MID([.G121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68">
            <text:p>68</text:p>
          </table:table-cell>
          <table:table-cell office:value-type="float" office:value="-12">
            <text:p>-12</text:p>
          </table:table-cell>
          <table:table-cell office:value-type="float" office:value="43.4">
            <text:p>43.4</text:p>
          </table:table-cell>
          <table:table-cell table:formula="of:=IF(AND([.M121]=0;[.N121]=0);IF([.L121]=0;&quot;Black&quot;;IF([.L121]=100;&quot;White&quot;;&quot;Gray&quot;));IF(ABS([.M121])&gt;ABS([.N121]);IF([.M121]&lt;0;&quot;Green&quot;;&quot;Red&quot;);IF(ABS([.M121])&lt;ABS([.N121]);IF([.N121]&lt;0;&quot;Blue&quot;;&quot;Yellow&quot;);&quot;None&quot;)) )" office:value-type="string" office:string-value="Yellow">
            <text:p>Yellow</text:p>
          </table:table-cell>
          <table:table-cell table:formula="of:=IF(AND([.M121]=0;[.N121]=0);IF([.L121]=0;&quot;&quot;;IF([.L121]=100;&quot;&quot;;&quot;&quot;));IF(ABS([.M121])&gt;ABS([.N121]);IF([.N121]&lt;0;&quot;Blue&quot;;&quot;Yellow&quot;);IF(ABS([.M121])&lt;ABS([.N121]);IF([.M121]&lt;0;&quot;Green&quot;;&quot;Red&quot;);&quot;None&quot;)) )" office:value-type="string" office:string-value="Green">
            <text:p>Green</text:p>
          </table:table-cell>
          <table:table-cell table:formula="of:=0.2126*[.H121] + 0.7152*[.I121] + 0.0722*[.J121]" office:value-type="float" office:value="163.863">
            <text:p>163.86</text:p>
          </table:table-cell>
          <table:table-cell table:formula="of:=MOD(60*IF([.X121]=[.Y121];0;IF([.U121]=[.Y121];([.V121]-[.W121])/([.Y121]-[.X121]);IF([.V121]=[.Y121];2+([.W121]-[.U121])/([.Y121]-[.X121]);4+([.U121]-[.V121])/([.Y121]-[.X121]))));360)" office:value-type="float" office:value="60">
            <text:p>60</text:p>
          </table:table-cell>
          <table:table-cell table:formula="of:=IF([.X121]=[.Y121];0;IF([.T121]&lt;0.5;([.Y121]-[.X121])/([.X121]+[.Y121]);([.Y121]-[.X121])/(2-[.Y121]-[.X121])))" office:value-type="float" office:value="0.333333333333333">
            <text:p>0.33</text:p>
          </table:table-cell>
          <table:table-cell table:formula="of:=([.X121]+[.Y121])/2" office:value-type="float" office:value="0.5">
            <text:p>0.5</text:p>
          </table:table-cell>
          <table:table-cell table:formula="of:=[.H121]/255" office:value-type="float" office:value="0.666666666666667">
            <text:p>0.67</text:p>
          </table:table-cell>
          <table:table-cell table:formula="of:=[.I121]/255" office:value-type="float" office:value="0.666666666666667">
            <text:p>0.67</text:p>
          </table:table-cell>
          <table:table-cell table:formula="of:=[.J121]/255" office:value-type="float" office:value="0.333333333333333">
            <text:p>0.33</text:p>
          </table:table-cell>
          <table:table-cell table:formula="of:=MIN([.U121];[.V121];[.W121])" office:value-type="float" office:value="0.333333333333333">
            <text:p>0.33</text:p>
          </table:table-cell>
          <table:table-cell table:formula="of:=MAX([.U121];[.V121];[.W121])" office:value-type="float" office:value="0.666666666666667">
            <text:p>0.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00</text:p>
          </table:table-cell>
          <table:table-cell table:formula="of:=HEX2DEC(MID([.G122];2;2))" office:value-type="float" office:value="170">
            <text:p>170</text:p>
          </table:table-cell>
          <table:table-cell table:formula="of:=HEX2DEC(MID([.G122];4;2))" office:value-type="float" office:value="255">
            <text:p>255</text:p>
          </table:table-cell>
          <table:table-cell table:formula="of:=HEX2DEC(MID([.G122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</text:p>
          </table:table-cell>
          <table:table-cell table:formula="of:=IF(AND([.M122]=0;[.N122]=0);IF([.L122]=0;&quot;Black&quot;;IF([.L122]=100;&quot;White&quot;;&quot;Gray&quot;));IF(ABS([.M122])&gt;ABS([.N122]);IF([.M122]&lt;0;&quot;Green&quot;;&quot;Red&quot;);IF(ABS([.M122])&lt;ABS([.N122]);IF([.N122]&lt;0;&quot;Blue&quot;;&quot;Yellow&quot;);&quot;None&quot;)) )" office:value-type="string" office:string-value="Yellow">
            <text:p>Yellow</text:p>
          </table:table-cell>
          <table:table-cell table:formula="of:=IF(AND([.M122]=0;[.N122]=0);IF([.L122]=0;&quot;&quot;;IF([.L122]=100;&quot;&quot;;&quot;&quot;));IF(ABS([.M122])&gt;ABS([.N122]);IF([.N122]&lt;0;&quot;Blue&quot;;&quot;Yellow&quot;);IF(ABS([.M122])&lt;ABS([.N122]);IF([.M122]&lt;0;&quot;Green&quot;;&quot;Red&quot;);&quot;None&quot;)) )" office:value-type="string" office:string-value="Green">
            <text:p>Green</text:p>
          </table:table-cell>
          <table:table-cell table:formula="of:=0.2126*[.H122] + 0.7152*[.I122] + 0.0722*[.J122]" office:value-type="float" office:value="218.518">
            <text:p>218.52</text:p>
          </table:table-cell>
          <table:table-cell table:formula="of:=MOD(60*IF([.X122]=[.Y122];0;IF([.U122]=[.Y122];([.V122]-[.W122])/([.Y122]-[.X122]);IF([.V122]=[.Y122];2+([.W122]-[.U122])/([.Y122]-[.X122]);4+([.U122]-[.V122])/([.Y122]-[.X122]))));360)" office:value-type="float" office:value="80">
            <text:p>80</text:p>
          </table:table-cell>
          <table:table-cell table:formula="of:=IF([.X122]=[.Y122];0;IF([.T122]&lt;0.5;([.Y122]-[.X122])/([.X122]+[.Y122]);([.Y122]-[.X122])/(2-[.Y122]-[.X122])))" office:value-type="float" office:value="1">
            <text:p>1</text:p>
          </table:table-cell>
          <table:table-cell table:formula="of:=([.X122]+[.Y122])/2" office:value-type="float" office:value="0.5">
            <text:p>0.5</text:p>
          </table:table-cell>
          <table:table-cell table:formula="of:=[.H122]/255" office:value-type="float" office:value="0.666666666666667">
            <text:p>0.67</text:p>
          </table:table-cell>
          <table:table-cell table:formula="of:=[.I122]/255" office:value-type="float" office:value="1">
            <text:p>1</text:p>
          </table:table-cell>
          <table:table-cell table:formula="of:=[.J122]/255" office:value-type="float" office:value="0">
            <text:p>0</text:p>
          </table:table-cell>
          <table:table-cell table:formula="of:=MIN([.U122];[.V122];[.W122])" office:value-type="float" office:value="0">
            <text:p>0</text:p>
          </table:table-cell>
          <table:table-cell table:formula="of:=MAX([.U122];[.V122];[.W122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FF55</text:p>
          </table:table-cell>
          <table:table-cell table:formula="of:=HEX2DEC(MID([.G123];2;2))" office:value-type="float" office:value="170">
            <text:p>170</text:p>
          </table:table-cell>
          <table:table-cell table:formula="of:=HEX2DEC(MID([.G123];4;2))" office:value-type="float" office:value="255">
            <text:p>255</text:p>
          </table:table-cell>
          <table:table-cell table:formula="of:=HEX2DEC(MID([.G12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92">
            <text:p>92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M123]=0;[.N123]=0);IF([.L123]=0;&quot;Black&quot;;IF([.L123]=100;&quot;White&quot;;&quot;Gray&quot;));IF(ABS([.M123])&gt;ABS([.N123]);IF([.M123]&lt;0;&quot;Green&quot;;&quot;Red&quot;);IF(ABS([.M123])&lt;ABS([.N123]);IF([.N123]&lt;0;&quot;Blue&quot;;&quot;Yellow&quot;);&quot;None&quot;)) )" office:value-type="string" office:string-value="Yellow">
            <text:p>Yellow</text:p>
          </table:table-cell>
          <table:table-cell table:formula="of:=IF(AND([.M123]=0;[.N123]=0);IF([.L123]=0;&quot;&quot;;IF([.L123]=100;&quot;&quot;;&quot;&quot;));IF(ABS([.M123])&gt;ABS([.N123]);IF([.N123]&lt;0;&quot;Blue&quot;;&quot;Yellow&quot;);IF(ABS([.M123])&lt;ABS([.N123]);IF([.M123]&lt;0;&quot;Green&quot;;&quot;Red&quot;);&quot;None&quot;)) )" office:value-type="string" office:string-value="Green">
            <text:p>Green</text:p>
          </table:table-cell>
          <table:table-cell table:formula="of:=0.2126*[.H123] + 0.7152*[.I123] + 0.0722*[.J123]" office:value-type="float" office:value="224.655">
            <text:p>224.66</text:p>
          </table:table-cell>
          <table:table-cell table:formula="of:=MOD(60*IF([.X123]=[.Y123];0;IF([.U123]=[.Y123];([.V123]-[.W123])/([.Y123]-[.X123]);IF([.V123]=[.Y123];2+([.W123]-[.U123])/([.Y123]-[.X123]);4+([.U123]-[.V123])/([.Y123]-[.X123]))));360)" office:value-type="float" office:value="90">
            <text:p>90</text:p>
          </table:table-cell>
          <table:table-cell table:formula="of:=IF([.X123]=[.Y123];0;IF([.T123]&lt;0.5;([.Y123]-[.X123])/([.X123]+[.Y123]);([.Y123]-[.X123])/(2-[.Y123]-[.X123])))" office:value-type="float" office:value="1">
            <text:p>1</text:p>
          </table:table-cell>
          <table:table-cell table:formula="of:=([.X123]+[.Y123])/2" office:value-type="float" office:value="0.666666666666667">
            <text:p>0.67</text:p>
          </table:table-cell>
          <table:table-cell table:formula="of:=[.H123]/255" office:value-type="float" office:value="0.666666666666667">
            <text:p>0.67</text:p>
          </table:table-cell>
          <table:table-cell table:formula="of:=[.I123]/255" office:value-type="float" office:value="1">
            <text:p>1</text:p>
          </table:table-cell>
          <table:table-cell table:formula="of:=[.J123]/255" office:value-type="float" office:value="0.333333333333333">
            <text:p>0.33</text:p>
          </table:table-cell>
          <table:table-cell table:formula="of:=MIN([.U123];[.V123];[.W123])" office:value-type="float" office:value="0.333333333333333">
            <text:p>0.33</text:p>
          </table:table-cell>
          <table:table-cell table:formula="of:=MAX([.U123];[.V123];[.W123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FF55</text:p>
          </table:table-cell>
          <table:table-cell table:formula="of:=HEX2DEC(MID([.G124];2;2))" office:value-type="float" office:value="255">
            <text:p>255</text:p>
          </table:table-cell>
          <table:table-cell table:formula="of:=HEX2DEC(MID([.G124];4;2))" office:value-type="float" office:value="255">
            <text:p>255</text:p>
          </table:table-cell>
          <table:table-cell table:formula="of:=HEX2DEC(MID([.G12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M124]=0;[.N124]=0);IF([.L124]=0;&quot;Black&quot;;IF([.L124]=100;&quot;White&quot;;&quot;Gray&quot;));IF(ABS([.M124])&gt;ABS([.N124]);IF([.M124]&lt;0;&quot;Green&quot;;&quot;Red&quot;);IF(ABS([.M124])&lt;ABS([.N124]);IF([.N124]&lt;0;&quot;Blue&quot;;&quot;Yellow&quot;);&quot;None&quot;)) )" office:value-type="string" office:string-value="Yellow">
            <text:p>Yellow</text:p>
          </table:table-cell>
          <table:table-cell table:formula="of:=IF(AND([.M124]=0;[.N124]=0);IF([.L124]=0;&quot;&quot;;IF([.L124]=100;&quot;&quot;;&quot;&quot;));IF(ABS([.M124])&gt;ABS([.N124]);IF([.N124]&lt;0;&quot;Blue&quot;;&quot;Yellow&quot;);IF(ABS([.M124])&lt;ABS([.N124]);IF([.M124]&lt;0;&quot;Green&quot;;&quot;Red&quot;);&quot;None&quot;)) )" office:value-type="string" office:string-value="Green">
            <text:p>Green</text:p>
          </table:table-cell>
          <table:table-cell table:formula="of:=0.2126*[.H124] + 0.7152*[.I124] + 0.0722*[.J124]" office:value-type="float" office:value="242.726">
            <text:p>242.73</text:p>
          </table:table-cell>
          <table:table-cell table:formula="of:=MOD(60*IF([.X124]=[.Y124];0;IF([.U124]=[.Y124];([.V124]-[.W124])/([.Y124]-[.X124]);IF([.V124]=[.Y124];2+([.W124]-[.U124])/([.Y124]-[.X124]);4+([.U124]-[.V124])/([.Y124]-[.X124]))));360)" office:value-type="float" office:value="60">
            <text:p>60</text:p>
          </table:table-cell>
          <table:table-cell table:formula="of:=IF([.X124]=[.Y124];0;IF([.T124]&lt;0.5;([.Y124]-[.X124])/([.X124]+[.Y124]);([.Y124]-[.X124])/(2-[.Y124]-[.X124])))" office:value-type="float" office:value="1">
            <text:p>1</text:p>
          </table:table-cell>
          <table:table-cell table:formula="of:=([.X124]+[.Y124])/2" office:value-type="float" office:value="0.666666666666667">
            <text:p>0.67</text:p>
          </table:table-cell>
          <table:table-cell table:formula="of:=[.H124]/255" office:value-type="float" office:value="1">
            <text:p>1</text:p>
          </table:table-cell>
          <table:table-cell table:formula="of:=[.I124]/255" office:value-type="float" office:value="1">
            <text:p>1</text:p>
          </table:table-cell>
          <table:table-cell table:formula="of:=[.J124]/255" office:value-type="float" office:value="0.333333333333333">
            <text:p>0.33</text:p>
          </table:table-cell>
          <table:table-cell table:formula="of:=MIN([.U124];[.V124];[.W124])" office:value-type="float" office:value="0.333333333333333">
            <text:p>0.33</text:p>
          </table:table-cell>
          <table:table-cell table:formula="of:=MAX([.U124];[.V124];[.W124])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79" table:number-columns-repeated="3"/>
          <table:table-cell table:style-name="ce88" office:value-type="string">
            <text:p>#FFFFAA</text:p>
          </table:table-cell>
          <table:table-cell table:formula="of:=HEX2DEC(MID([.G125];2;2))" office:value-type="float" office:value="255">
            <text:p>255</text:p>
          </table:table-cell>
          <table:table-cell table:formula="of:=HEX2DEC(MID([.G125];4;2))" office:value-type="float" office:value="255">
            <text:p>255</text:p>
          </table:table-cell>
          <table:table-cell table:formula="of:=HEX2DEC(MID([.G12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M125]=0;[.N125]=0);IF([.L125]=0;&quot;Black&quot;;IF([.L125]=100;&quot;White&quot;;&quot;Gray&quot;));IF(ABS([.M125])&gt;ABS([.N125]);IF([.M125]&lt;0;&quot;Green&quot;;&quot;Red&quot;);IF(ABS([.M125])&lt;ABS([.N125]);IF([.N125]&lt;0;&quot;Blue&quot;;&quot;Yellow&quot;);&quot;None&quot;)) )" office:value-type="string" office:string-value="Yellow">
            <text:p>Yellow</text:p>
          </table:table-cell>
          <table:table-cell table:formula="of:=IF(AND([.M125]=0;[.N125]=0);IF([.L125]=0;&quot;&quot;;IF([.L125]=100;&quot;&quot;;&quot;&quot;));IF(ABS([.M125])&gt;ABS([.N125]);IF([.N125]&lt;0;&quot;Blue&quot;;&quot;Yellow&quot;);IF(ABS([.M125])&lt;ABS([.N125]);IF([.M125]&lt;0;&quot;Green&quot;;&quot;Red&quot;);&quot;None&quot;)) )" office:value-type="string" office:string-value="Green">
            <text:p>Green</text:p>
          </table:table-cell>
          <table:table-cell table:formula="of:=0.2126*[.H125] + 0.7152*[.I125] + 0.0722*[.J125]" office:value-type="float" office:value="248.863">
            <text:p>248.86</text:p>
          </table:table-cell>
          <table:table-cell table:formula="of:=MOD(60*IF([.X125]=[.Y125];0;IF([.U125]=[.Y125];([.V125]-[.W125])/([.Y125]-[.X125]);IF([.V125]=[.Y125];2+([.W125]-[.U125])/([.Y125]-[.X125]);4+([.U125]-[.V125])/([.Y125]-[.X125]))));360)" office:value-type="float" office:value="60">
            <text:p>60</text:p>
          </table:table-cell>
          <table:table-cell table:formula="of:=IF([.X125]=[.Y125];0;IF([.T125]&lt;0.5;([.Y125]-[.X125])/([.X125]+[.Y125]);([.Y125]-[.X125])/(2-[.Y125]-[.X125])))" office:value-type="float" office:value="1">
            <text:p>1</text:p>
          </table:table-cell>
          <table:table-cell table:formula="of:=([.X125]+[.Y125])/2" office:value-type="float" office:value="0.833333333333333">
            <text:p>0.83</text:p>
          </table:table-cell>
          <table:table-cell table:formula="of:=[.H125]/255" office:value-type="float" office:value="1">
            <text:p>1</text:p>
          </table:table-cell>
          <table:table-cell table:formula="of:=[.I125]/255" office:value-type="float" office:value="1">
            <text:p>1</text:p>
          </table:table-cell>
          <table:table-cell table:formula="of:=[.J125]/255" office:value-type="float" office:value="0.666666666666667">
            <text:p>0.67</text:p>
          </table:table-cell>
          <table:table-cell table:formula="of:=MIN([.U125];[.V125];[.W125])" office:value-type="float" office:value="0.666666666666667">
            <text:p>0.67</text:p>
          </table:table-cell>
          <table:table-cell table:formula="of:=MAX([.U125];[.V125];[.W125])"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AA5500</text:p>
          </table:table-cell>
          <table:table-cell table:formula="of:=HEX2DEC(MID([.G126];2;2))" office:value-type="float" office:value="170">
            <text:p>170</text:p>
          </table:table-cell>
          <table:table-cell table:formula="of:=HEX2DEC(MID([.G126];4;2))" office:value-type="float" office:value="85">
            <text:p>85</text:p>
          </table:table-cell>
          <table:table-cell table:formula="of:=HEX2DEC(MID([.G12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M126]=0;[.N126]=0);IF([.L126]=0;&quot;Black&quot;;IF([.L126]=100;&quot;White&quot;;&quot;Gray&quot;));IF(ABS([.M126])&gt;ABS([.N126]);IF([.M126]&lt;0;&quot;Green&quot;;&quot;Red&quot;);IF(ABS([.M126])&lt;ABS([.N126]);IF([.N126]&lt;0;&quot;Blue&quot;;&quot;Yellow&quot;);&quot;None&quot;)) )" office:value-type="string" office:string-value="Yellow">
            <text:p>Yellow</text:p>
          </table:table-cell>
          <table:table-cell table:formula="of:=IF(AND([.M126]=0;[.N126]=0);IF([.L126]=0;&quot;&quot;;IF([.L126]=100;&quot;&quot;;&quot;&quot;));IF(ABS([.M126])&gt;ABS([.N126]);IF([.N126]&lt;0;&quot;Blue&quot;;&quot;Yellow&quot;);IF(ABS([.M126])&lt;ABS([.N126]);IF([.M126]&lt;0;&quot;Green&quot;;&quot;Red&quot;);&quot;None&quot;)) )" office:value-type="string" office:string-value="Red">
            <text:p>Red</text:p>
          </table:table-cell>
          <table:table-cell table:formula="of:=0.2126*[.H126] + 0.7152*[.I126] + 0.0722*[.J126]" office:value-type="float" office:value="96.934">
            <text:p>96.93</text:p>
          </table:table-cell>
          <table:table-cell table:formula="of:=MOD(60*IF([.X126]=[.Y126];0;IF([.U126]=[.Y126];([.V126]-[.W126])/([.Y126]-[.X126]);IF([.V126]=[.Y126];2+([.W126]-[.U126])/([.Y126]-[.X126]);4+([.U126]-[.V126])/([.Y126]-[.X126]))));360)" office:value-type="float" office:value="30">
            <text:p>30</text:p>
          </table:table-cell>
          <table:table-cell table:formula="of:=IF([.X126]=[.Y126];0;IF([.T126]&lt;0.5;([.Y126]-[.X126])/([.X126]+[.Y126]);([.Y126]-[.X126])/(2-[.Y126]-[.X126])))" office:value-type="float" office:value="1">
            <text:p>1</text:p>
          </table:table-cell>
          <table:table-cell table:formula="of:=([.X126]+[.Y126])/2" office:value-type="float" office:value="0.333333333333333">
            <text:p>0.33</text:p>
          </table:table-cell>
          <table:table-cell table:formula="of:=[.H126]/255" office:value-type="float" office:value="0.666666666666667">
            <text:p>0.67</text:p>
          </table:table-cell>
          <table:table-cell table:formula="of:=[.I126]/255" office:value-type="float" office:value="0.333333333333333">
            <text:p>0.33</text:p>
          </table:table-cell>
          <table:table-cell table:formula="of:=[.J126]/255" office:value-type="float" office:value="0">
            <text:p>0</text:p>
          </table:table-cell>
          <table:table-cell table:formula="of:=MIN([.U126];[.V126];[.W126])" office:value-type="float" office:value="0">
            <text:p>0</text:p>
          </table:table-cell>
          <table:table-cell table:formula="of:=MAX([.U126];[.V126];[.W126])" office:value-type="float" office:value="0.666666666666667">
            <text:p>0.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5500</text:p>
          </table:table-cell>
          <table:table-cell table:formula="of:=HEX2DEC(MID([.G127];2;2))" office:value-type="float" office:value="255">
            <text:p>255</text:p>
          </table:table-cell>
          <table:table-cell table:formula="of:=HEX2DEC(MID([.G127];4;2))" office:value-type="float" office:value="85">
            <text:p>85</text:p>
          </table:table-cell>
          <table:table-cell table:formula="of:=HEX2DEC(MID([.G12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</text:p>
          </table:table-cell>
          <table:table-cell table:formula="of:=IF(AND([.M127]=0;[.N127]=0);IF([.L127]=0;&quot;Black&quot;;IF([.L127]=100;&quot;White&quot;;&quot;Gray&quot;));IF(ABS([.M127])&gt;ABS([.N127]);IF([.M127]&lt;0;&quot;Green&quot;;&quot;Red&quot;);IF(ABS([.M127])&lt;ABS([.N127]);IF([.N127]&lt;0;&quot;Blue&quot;;&quot;Yellow&quot;);&quot;None&quot;)) )" office:value-type="string" office:string-value="Yellow">
            <text:p>Yellow</text:p>
          </table:table-cell>
          <table:table-cell table:formula="of:=IF(AND([.M127]=0;[.N127]=0);IF([.L127]=0;&quot;&quot;;IF([.L127]=100;&quot;&quot;;&quot;&quot;));IF(ABS([.M127])&gt;ABS([.N127]);IF([.N127]&lt;0;&quot;Blue&quot;;&quot;Yellow&quot;);IF(ABS([.M127])&lt;ABS([.N127]);IF([.M127]&lt;0;&quot;Green&quot;;&quot;Red&quot;);&quot;None&quot;)) )" office:value-type="string" office:string-value="Red">
            <text:p>Red</text:p>
          </table:table-cell>
          <table:table-cell table:formula="of:=0.2126*[.H127] + 0.7152*[.I127] + 0.0722*[.J127]" office:value-type="float" office:value="115.005">
            <text:p>115.01</text:p>
          </table:table-cell>
          <table:table-cell table:formula="of:=MOD(60*IF([.X127]=[.Y127];0;IF([.U127]=[.Y127];([.V127]-[.W127])/([.Y127]-[.X127]);IF([.V127]=[.Y127];2+([.W127]-[.U127])/([.Y127]-[.X127]);4+([.U127]-[.V127])/([.Y127]-[.X127]))));360)" office:value-type="float" office:value="20">
            <text:p>20</text:p>
          </table:table-cell>
          <table:table-cell table:formula="of:=IF([.X127]=[.Y127];0;IF([.T127]&lt;0.5;([.Y127]-[.X127])/([.X127]+[.Y127]);([.Y127]-[.X127])/(2-[.Y127]-[.X127])))" office:value-type="float" office:value="1">
            <text:p>1</text:p>
          </table:table-cell>
          <table:table-cell table:formula="of:=([.X127]+[.Y127])/2" office:value-type="float" office:value="0.5">
            <text:p>0.5</text:p>
          </table:table-cell>
          <table:table-cell table:formula="of:=[.H127]/255" office:value-type="float" office:value="1">
            <text:p>1</text:p>
          </table:table-cell>
          <table:table-cell table:formula="of:=[.I127]/255" office:value-type="float" office:value="0.333333333333333">
            <text:p>0.33</text:p>
          </table:table-cell>
          <table:table-cell table:formula="of:=[.J127]/255" office:value-type="float" office:value="0">
            <text:p>0</text:p>
          </table:table-cell>
          <table:table-cell table:formula="of:=MIN([.U127];[.V127];[.W127])" office:value-type="float" office:value="0">
            <text:p>0</text:p>
          </table:table-cell>
          <table:table-cell table:formula="of:=MAX([.U127];[.V127];[.W127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00</text:p>
          </table:table-cell>
          <table:table-cell table:formula="of:=HEX2DEC(MID([.G128];2;2))" office:value-type="float" office:value="255">
            <text:p>255</text:p>
          </table:table-cell>
          <table:table-cell table:formula="of:=HEX2DEC(MID([.G128];4;2))" office:value-type="float" office:value="170">
            <text:p>170</text:p>
          </table:table-cell>
          <table:table-cell table:formula="of:=HEX2DEC(MID([.G12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M128]=0;[.N128]=0);IF([.L128]=0;&quot;Black&quot;;IF([.L128]=100;&quot;White&quot;;&quot;Gray&quot;));IF(ABS([.M128])&gt;ABS([.N128]);IF([.M128]&lt;0;&quot;Green&quot;;&quot;Red&quot;);IF(ABS([.M128])&lt;ABS([.N128]);IF([.N128]&lt;0;&quot;Blue&quot;;&quot;Yellow&quot;);&quot;None&quot;)) )" office:value-type="string" office:string-value="Yellow">
            <text:p>Yellow</text:p>
          </table:table-cell>
          <table:table-cell table:formula="of:=IF(AND([.M128]=0;[.N128]=0);IF([.L128]=0;&quot;&quot;;IF([.L128]=100;&quot;&quot;;&quot;&quot;));IF(ABS([.M128])&gt;ABS([.N128]);IF([.N128]&lt;0;&quot;Blue&quot;;&quot;Yellow&quot;);IF(ABS([.M128])&lt;ABS([.N128]);IF([.M128]&lt;0;&quot;Green&quot;;&quot;Red&quot;);&quot;None&quot;)) )" office:value-type="string" office:string-value="Red">
            <text:p>Red</text:p>
          </table:table-cell>
          <table:table-cell table:formula="of:=0.2126*[.H128] + 0.7152*[.I128] + 0.0722*[.J128]" office:value-type="float" office:value="175.797">
            <text:p>175.8</text:p>
          </table:table-cell>
          <table:table-cell table:formula="of:=MOD(60*IF([.X128]=[.Y128];0;IF([.U128]=[.Y128];([.V128]-[.W128])/([.Y128]-[.X128]);IF([.V128]=[.Y128];2+([.W128]-[.U128])/([.Y128]-[.X128]);4+([.U128]-[.V128])/([.Y128]-[.X128]))));360)" office:value-type="float" office:value="40">
            <text:p>40</text:p>
          </table:table-cell>
          <table:table-cell table:formula="of:=IF([.X128]=[.Y128];0;IF([.T128]&lt;0.5;([.Y128]-[.X128])/([.X128]+[.Y128]);([.Y128]-[.X128])/(2-[.Y128]-[.X128])))" office:value-type="float" office:value="1">
            <text:p>1</text:p>
          </table:table-cell>
          <table:table-cell table:formula="of:=([.X128]+[.Y128])/2" office:value-type="float" office:value="0.5">
            <text:p>0.5</text:p>
          </table:table-cell>
          <table:table-cell table:formula="of:=[.H128]/255" office:value-type="float" office:value="1">
            <text:p>1</text:p>
          </table:table-cell>
          <table:table-cell table:formula="of:=[.I128]/255" office:value-type="float" office:value="0.666666666666667">
            <text:p>0.67</text:p>
          </table:table-cell>
          <table:table-cell table:formula="of:=[.J128]/255" office:value-type="float" office:value="0">
            <text:p>0</text:p>
          </table:table-cell>
          <table:table-cell table:formula="of:=MIN([.U128];[.V128];[.W128])" office:value-type="float" office:value="0">
            <text:p>0</text:p>
          </table:table-cell>
          <table:table-cell table:formula="of:=MAX([.U128];[.V128];[.W128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79" table:number-columns-repeated="3"/>
          <table:table-cell table:style-name="ce88" office:value-type="string">
            <text:p>#FFAA55</text:p>
          </table:table-cell>
          <table:table-cell table:formula="of:=HEX2DEC(MID([.G129];2;2))" office:value-type="float" office:value="255">
            <text:p>255</text:p>
          </table:table-cell>
          <table:table-cell table:formula="of:=HEX2DEC(MID([.G129];4;2))" office:value-type="float" office:value="170">
            <text:p>170</text:p>
          </table:table-cell>
          <table:table-cell table:formula="of:=HEX2DEC(MID([.G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M129]=0;[.N129]=0);IF([.L129]=0;&quot;Black&quot;;IF([.L129]=100;&quot;White&quot;;&quot;Gray&quot;));IF(ABS([.M129])&gt;ABS([.N129]);IF([.M129]&lt;0;&quot;Green&quot;;&quot;Red&quot;);IF(ABS([.M129])&lt;ABS([.N129]);IF([.N129]&lt;0;&quot;Blue&quot;;&quot;Yellow&quot;);&quot;None&quot;)) )" office:value-type="string" office:string-value="Yellow">
            <text:p>Yellow</text:p>
          </table:table-cell>
          <table:table-cell table:formula="of:=IF(AND([.M129]=0;[.N129]=0);IF([.L129]=0;&quot;&quot;;IF([.L129]=100;&quot;&quot;;&quot;&quot;));IF(ABS([.M129])&gt;ABS([.N129]);IF([.N129]&lt;0;&quot;Blue&quot;;&quot;Yellow&quot;);IF(ABS([.M129])&lt;ABS([.N129]);IF([.M129]&lt;0;&quot;Green&quot;;&quot;Red&quot;);&quot;None&quot;)) )" office:value-type="string" office:string-value="Red">
            <text:p>Red</text:p>
          </table:table-cell>
          <table:table-cell table:formula="of:=0.2126*[.H129] + 0.7152*[.I129] + 0.0722*[.J129]" office:value-type="float" office:value="181.934">
            <text:p>181.93</text:p>
          </table:table-cell>
          <table:table-cell table:formula="of:=MOD(60*IF([.X129]=[.Y129];0;IF([.U129]=[.Y129];([.V129]-[.W129])/([.Y129]-[.X129]);IF([.V129]=[.Y129];2+([.W129]-[.U129])/([.Y129]-[.X129]);4+([.U129]-[.V129])/([.Y129]-[.X129]))));360)" office:value-type="float" office:value="30">
            <text:p>30</text:p>
          </table:table-cell>
          <table:table-cell table:formula="of:=IF([.X129]=[.Y129];0;IF([.T129]&lt;0.5;([.Y129]-[.X129])/([.X129]+[.Y129]);([.Y129]-[.X129])/(2-[.Y129]-[.X129])))" office:value-type="float" office:value="1">
            <text:p>1</text:p>
          </table:table-cell>
          <table:table-cell table:formula="of:=([.X129]+[.Y129])/2" office:value-type="float" office:value="0.666666666666667">
            <text:p>0.67</text:p>
          </table:table-cell>
          <table:table-cell table:formula="of:=[.H129]/255" office:value-type="float" office:value="1">
            <text:p>1</text:p>
          </table:table-cell>
          <table:table-cell table:formula="of:=[.I129]/255" office:value-type="float" office:value="0.666666666666667">
            <text:p>0.67</text:p>
          </table:table-cell>
          <table:table-cell table:formula="of:=[.J129]/255" office:value-type="float" office:value="0.333333333333333">
            <text:p>0.33</text:p>
          </table:table-cell>
          <table:table-cell table:formula="of:=MIN([.U129];[.V129];[.W129])" office:value-type="float" office:value="0.333333333333333">
            <text:p>0.33</text:p>
          </table:table-cell>
          <table:table-cell table:formula="of:=MAX([.U129];[.V129];[.W12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79" table:number-columns-repeated="3"/>
          <table:table-cell table:style-name="ce88" table:formula="of:=CONCATENATE(&quot;#&quot;;DEC2HEX([.H130];2);DEC2HEX([.I130];2);DEC2HEX([.J130];2))" office:value-type="string" office:string-value="#000000">
            <text:p>#000000</text:p>
          </table:table-cell>
          <table:table-cell table:number-columns-repeated="7" office:value-type="float" office:value="0">
            <text:p>0</text:p>
          </table:table-cell>
          <table:table-cell table:formula="of:=IF(AND([.M130]=0;[.N130]=0);IF([.L130]=0;&quot;Black&quot;;IF([.L130]=100;&quot;White&quot;;&quot;Gray&quot;));IF(ABS([.M130])&gt;ABS([.N130]);IF([.M130]&lt;0;&quot;Green&quot;;&quot;Red&quot;);IF(ABS([.M130])&lt;ABS([.N130]);IF([.N130]&lt;0;&quot;Blue&quot;;&quot;Yellow&quot;);&quot;None&quot;)) )" office:value-type="string" office:string-value="Black">
            <text:p>Black</text:p>
          </table:table-cell>
          <table:table-cell table:formula="of:=IF(AND([.M130]=0;[.N130]=0);IF([.L130]=0;&quot;&quot;;IF([.L130]=100;&quot;&quot;;&quot;&quot;));IF(ABS([.M130])&gt;ABS([.N130]);IF([.N130]&lt;0;&quot;Blue&quot;;&quot;Yellow&quot;);IF(ABS([.M130])&lt;ABS([.N130]);IF([.M130]&lt;0;&quot;Green&quot;;&quot;Red&quot;);&quot;None&quot;)) )">
            <text:p/>
          </table:table-cell>
          <table:table-cell table:formula="of:=0.2126*[.H130] + 0.7152*[.I130] + 0.0722*[.J130]" office:value-type="float" office:value="0">
            <text:p>0</text:p>
          </table:table-cell>
          <table:table-cell table:formula="of:=MOD(60*IF([.X130]=[.Y130];0;IF([.U130]=[.Y130];([.V130]-[.W130])/([.Y130]-[.X130]);IF([.V130]=[.Y130];2+([.W130]-[.U130])/([.Y130]-[.X130]);4+([.U130]-[.V130])/([.Y130]-[.X130]))));360)" office:value-type="float" office:value="0">
            <text:p>0</text:p>
          </table:table-cell>
          <table:table-cell table:formula="of:=IF([.X130]=[.Y130];0;IF([.T130]&lt;0.5;([.Y130]-[.X130])/([.X130]+[.Y130]);([.Y130]-[.X130])/(2-[.Y130]-[.X130])))" office:value-type="float" office:value="0">
            <text:p>0</text:p>
          </table:table-cell>
          <table:table-cell table:formula="of:=([.X130]+[.Y130])/2" office:value-type="float" office:value="0">
            <text:p>0</text:p>
          </table:table-cell>
          <table:table-cell table:formula="of:=[.H130]/255" office:value-type="float" office:value="0">
            <text:p>0</text:p>
          </table:table-cell>
          <table:table-cell table:formula="of:=[.I130]/255" office:value-type="float" office:value="0">
            <text:p>0</text:p>
          </table:table-cell>
          <table:table-cell table:formula="of:=[.J130]/255" office:value-type="float" office:value="0">
            <text:p>0</text:p>
          </table:table-cell>
          <table:table-cell table:formula="of:=MIN([.U130];[.V130];[.W130])" office:value-type="float" office:value="0">
            <text:p>0</text:p>
          </table:table-cell>
          <table:table-cell table:formula="of:=MAX([.U130];[.V130];[.W130])" office:value-type="float" office:value="0">
            <text:p>0</text:p>
          </table:table-cell>
        </table:table-row>
        <table:table-row table:style-name="ro1">
          <table:table-cell table:number-columns-repeated="25"/>
        </table:table-row>
        <table:table-row table:style-name="ro3">
          <table:table-cell table:number-columns-repeated="11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4" table:number-columns-repeated="1022" table:default-cell-style-name="ce93"/>
        <table:table-row table:style-name="ro4">
          <table:table-cell table:number-columns-repeated="4"/>
          <table:table-cell table:style-name="ce118" office:value-type="string">
            <text:p>Yellow</text:p>
            <text:p>yellow1</text:p>
            <text:p>#FF FF 0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19" office:value-type="string">
            <text:p>yellow2</text:p>
            <text:p>#FF FF 55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06" office:value-type="string">
            <text:p>orange1</text:p>
            <text:p>#FF AA 00</text:p>
          </table:table-cell>
          <table:table-cell table:style-name="ce120" office:value-type="string">
            <text:p>brown5</text:p>
            <text:p>#AA AA 00</text:p>
          </table:table-cell>
          <table:table-cell table:style-name="ce134" office:value-type="string">
            <text:p>green6</text:p>
            <text:p>#AA FF 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21" office:value-type="string">
            <text:p>yellow3</text:p>
            <text:p>#FF FF AA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07" office:value-type="string">
            <text:p>orange2</text:p>
            <text:p>#FF AA 55</text:p>
          </table:table-cell>
          <table:table-cell table:style-name="ce122" office:value-type="string">
            <text:p>brown4</text:p>
            <text:p>#AA AA 55</text:p>
          </table:table-cell>
          <table:table-cell table:style-name="ce135" office:value-type="string">
            <text:p>green5</text:p>
            <text:p>#AA FF 5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98" office:value-type="string">
            <text:p>red2</text:p>
            <text:p>#FF 55 00</text:p>
          </table:table-cell>
          <table:table-cell table:style-name="ce108" office:value-type="string">
            <text:p>brown2</text:p>
            <text:p>#AA 55 00</text:p>
          </table:table-cell>
          <table:table-cell table:style-name="ce123" office:value-type="string">
            <text:p>brown6</text:p>
            <text:p>#55 55 00</text:p>
          </table:table-cell>
          <table:table-cell table:style-name="ce136" office:value-type="string">
            <text:p>green13</text:p>
            <text:p>#55 AA 00</text:p>
          </table:table-cell>
          <table:table-cell table:style-name="ce146" office:value-type="string">
            <text:p>green2</text:p>
            <text:p>#55 FF 00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24" office:value-type="string">
            <text:p>White</text:p>
            <text:p>#FF FF FF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09" office:value-type="string">
            <text:p>pink4</text:p>
            <text:p>#FF AA AA</text:p>
          </table:table-cell>
          <table:table-cell table:style-name="ce125" office:value-type="string">
            <text:p>gray2</text:p>
            <text:p>grey2</text:p>
            <text:p>#AA AA AA</text:p>
          </table:table-cell>
          <table:table-cell table:style-name="ce137" office:value-type="string">
            <text:p>green</text:p>
            <text:p>#AA FF AA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99" office:value-type="string">
            <text:p>red4</text:p>
            <text:p>#FF 55 55</text:p>
          </table:table-cell>
          <table:table-cell table:style-name="ce110" office:value-type="string">
            <text:p>brown1</text:p>
            <text:p>#AA 55 55</text:p>
          </table:table-cell>
          <table:table-cell table:style-name="ce126" office:value-type="string">
            <text:p>gray1</text:p>
            <text:p>grey1</text:p>
            <text:p>#55 55 55</text:p>
          </table:table-cell>
          <table:table-cell table:style-name="ce138" office:value-type="string">
            <text:p>green</text:p>
            <text:p>#55 AA 55</text:p>
          </table:table-cell>
          <table:table-cell table:style-name="ce147" office:value-type="string">
            <text:p>green</text:p>
            <text:p>#55 FF 55</text:p>
          </table:table-cell>
          <table:table-cell table:number-columns-repeated="1015"/>
        </table:table-row>
        <table:table-row table:style-name="ro4">
          <table:table-cell/>
          <table:table-cell table:style-name="ce94" office:value-type="string">
            <text:p>Red</text:p>
            <text:p>red1</text:p>
            <text:p>#FF 00 00</text:p>
          </table:table-cell>
          <table:table-cell table:style-name="ce100" office:value-type="string">
            <text:p>brown3</text:p>
            <text:p>#AA 00 00</text:p>
          </table:table-cell>
          <table:table-cell table:style-name="ce111" office:value-type="string">
            <text:p>brown7</text:p>
            <text:p>#55 00 00</text:p>
          </table:table-cell>
          <table:table-cell table:style-name="ce127" office:value-type="string">
            <text:p>Black</text:p>
            <text:p>#00 00 00</text:p>
          </table:table-cell>
          <table:table-cell table:style-name="ce139" office:value-type="string">
            <text:p>green</text:p>
            <text:p>#00 55 00</text:p>
          </table:table-cell>
          <table:table-cell table:style-name="ce148" office:value-type="string">
            <text:p>green</text:p>
            <text:p>#00 AA 00</text:p>
          </table:table-cell>
          <table:table-cell table:style-name="ce154" office:value-type="string">
            <text:p>Green</text:p>
            <text:p>green</text:p>
            <text:p>#00 FF 00</text:p>
          </table:table-cell>
          <table:table-cell table:number-columns-repeated="1014"/>
        </table:table-row>
        <table:table-row table:style-name="ro3">
          <table:table-cell/>
          <table:table-cell table:style-name="ce95" office:value-type="string">
            <text:p>red3</text:p>
            <text:p>#FF 00 55</text:p>
          </table:table-cell>
          <table:table-cell table:style-name="ce101" office:value-type="string">
            <text:p>purple6</text:p>
            <text:p>#AA 00 55</text:p>
          </table:table-cell>
          <table:table-cell table:style-name="ce112" office:value-type="string">
            <text:p>purple8</text:p>
            <text:p>#55 00 55</text:p>
          </table:table-cell>
          <table:table-cell table:style-name="ce128" office:value-type="string">
            <text:p>blue</text:p>
            <text:p>#00 00 55</text:p>
          </table:table-cell>
          <table:table-cell table:style-name="ce140" office:value-type="string">
            <text:p>green</text:p>
            <text:p>#00 55 55</text:p>
          </table:table-cell>
          <table:table-cell table:style-name="ce149" office:value-type="string">
            <text:p>green</text:p>
            <text:p>#00 AA 55</text:p>
          </table:table-cell>
          <table:table-cell table:style-name="ce155" office:value-type="string">
            <text:p>green</text:p>
            <text:p>#00 FF 55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2" office:value-type="string">
            <text:p>pink2</text:p>
            <text:p>#FF 55 AA</text:p>
          </table:table-cell>
          <table:table-cell table:style-name="ce113" office:value-type="string">
            <text:p>purple2</text:p>
            <text:p>#AA 55 AA</text:p>
          </table:table-cell>
          <table:table-cell table:style-name="ce129" office:value-type="string">
            <text:p>blue</text:p>
            <text:p>#55 55 AA</text:p>
          </table:table-cell>
          <table:table-cell table:style-name="ce141" office:value-type="string">
            <text:p>green</text:p>
            <text:p>#55 AA AA</text:p>
          </table:table-cell>
          <table:table-cell table:style-name="ce150" office:value-type="string">
            <text:p>green</text:p>
            <text:p>#55 FF AA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14" office:value-type="string">
            <text:p>pink5</text:p>
            <text:p>#FF AA FF</text:p>
          </table:table-cell>
          <table:table-cell table:style-name="ce130" office:value-type="string">
            <text:p>purple</text:p>
            <text:p>#AA AA FF</text:p>
          </table:table-cell>
          <table:table-cell table:style-name="ce142" office:value-type="string">
            <text:p>blue</text:p>
            <text:p>#AA FF FF</text:p>
          </table:table-cell>
          <table:table-cell table:number-columns-repeated="1016"/>
        </table:table-row>
        <table:table-row table:style-name="ro3">
          <table:table-cell/>
          <table:table-cell table:style-name="ce96" office:value-type="string">
            <text:p>pink1</text:p>
            <text:p>#FF 00 AA</text:p>
          </table:table-cell>
          <table:table-cell table:style-name="ce103" office:value-type="string">
            <text:p>purple5</text:p>
            <text:p>#AA 00 AA</text:p>
          </table:table-cell>
          <table:table-cell table:style-name="ce115" office:value-type="string">
            <text:p>purple7</text:p>
            <text:p>#55 00 AA</text:p>
          </table:table-cell>
          <table:table-cell table:style-name="ce131" office:value-type="string">
            <text:p>blue</text:p>
            <text:p>#00 00 AA</text:p>
          </table:table-cell>
          <table:table-cell table:style-name="ce143" office:value-type="string">
            <text:p>blue</text:p>
            <text:p>#00 55 AA</text:p>
          </table:table-cell>
          <table:table-cell table:style-name="ce151" office:value-type="string">
            <text:p>green</text:p>
            <text:p>#00 AA AA</text:p>
          </table:table-cell>
          <table:table-cell table:style-name="ce156" office:value-type="string">
            <text:p>green</text:p>
            <text:p>#00 FF AA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4" office:value-type="string">
            <text:p>pink3</text:p>
            <text:p>#FF 55 FF</text:p>
          </table:table-cell>
          <table:table-cell table:style-name="ce116" office:value-type="string">
            <text:p>purple3</text:p>
            <text:p>#AA 55 FF</text:p>
          </table:table-cell>
          <table:table-cell table:style-name="ce132" office:value-type="string">
            <text:p>blue</text:p>
            <text:p>#55 55 FF</text:p>
          </table:table-cell>
          <table:table-cell table:style-name="ce144" office:value-type="string">
            <text:p>blue</text:p>
            <text:p>#55 AA FF</text:p>
          </table:table-cell>
          <table:table-cell table:style-name="ce152" office:value-type="string">
            <text:p>blue</text:p>
            <text:p>#55 FF FF</text:p>
          </table:table-cell>
          <table:table-cell table:number-columns-repeated="1015"/>
        </table:table-row>
        <table:table-row table:style-name="ro4">
          <table:table-cell/>
          <table:table-cell table:style-name="ce97" office:value-type="string">
            <text:p>Magenta</text:p>
            <text:p>purple1</text:p>
            <text:p>#FF 00 FF</text:p>
          </table:table-cell>
          <table:table-cell table:style-name="ce105" office:value-type="string">
            <text:p>purple4</text:p>
            <text:p>#AA 00 FF</text:p>
          </table:table-cell>
          <table:table-cell table:style-name="ce117" office:value-type="string">
            <text:p>blue</text:p>
            <text:p>#55 00 FF</text:p>
          </table:table-cell>
          <table:table-cell table:style-name="ce133" office:value-type="string">
            <text:p>Blue</text:p>
            <text:p>blue</text:p>
            <text:p>#00 00 FF</text:p>
          </table:table-cell>
          <table:table-cell table:style-name="ce145" office:value-type="string">
            <text:p>blue</text:p>
            <text:p>#00 55 FF</text:p>
          </table:table-cell>
          <table:table-cell table:style-name="ce153" office:value-type="string">
            <text:p>blue</text:p>
            <text:p>#00 AA FF</text:p>
          </table:table-cell>
          <table:table-cell table:style-name="ce157" office:value-type="string">
            <text:p>Cyan</text:p>
            <text:p>blue</text:p>
            <text:p>#00 FF FF</text:p>
          </table:table-cell>
          <table:table-cell table:number-columns-repeated="1014"/>
        </table:table-row>
        <table:table-row table:style-name="ro4" table:number-rows-repeated="1048559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olors" table:style-name="ta1" table:print="false">
        <table:table-column table:style-name="co4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3">
          <table:table-cell/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  <table:table-cell/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  <table:table-cell/>
          <table:table-cell table:style-name="ce124" office:value-type="string">
            <text:p>white</text:p>
            <text:p>#FF FF FF</text:p>
          </table:table-cell>
          <table:table-cell table:style-name="ce124" office:value-type="string">
            <text:p>white</text:p>
            <text:p>#FF FF FF</text:p>
          </table:table-cell>
        </table:table-row>
        <table:table-row table:style-name="ro3">
          <table:table-cell/>
          <table:table-cell table:style-name="ce130" office:value-type="string">
            <text:p>lighter</text:p>
            <text:p>#AA AA FF</text:p>
          </table:table-cell>
          <table:table-cell table:style-name="ce142" office:value-type="string">
            <text:p>lighter</text:p>
            <text:p>#AA FF FF</text:p>
          </table:table-cell>
          <table:table-cell table:style-name="ce137" office:value-type="string">
            <text:p>lighter</text:p>
            <text:p>#AA FF AA</text:p>
          </table:table-cell>
          <table:table-cell/>
          <table:table-cell table:style-name="ce121" office:value-type="string">
            <text:p>lighter</text:p>
            <text:p>#FF FF AA</text:p>
          </table:table-cell>
          <table:table-cell table:number-columns-repeated="2"/>
          <table:table-cell table:style-name="ce109" office:value-type="string">
            <text:p>lighter</text:p>
            <text:p>#FF AA AA</text:p>
          </table:table-cell>
          <table:table-cell table:style-name="ce114" office:value-type="string">
            <text:p>lighter</text:p>
            <text:p>#FF AA FF</text:p>
          </table:table-cell>
        </table:table-row>
        <table:table-row table:style-name="ro3">
          <table:table-cell/>
          <table:table-cell table:style-name="ce132" office:value-type="string">
            <text:p>light</text:p>
            <text:p>#55 55 FF</text:p>
          </table:table-cell>
          <table:table-cell table:style-name="ce152" office:value-type="string">
            <text:p>light</text:p>
            <text:p>#55 FF FF</text:p>
          </table:table-cell>
          <table:table-cell table:style-name="ce147" office:value-type="string">
            <text:p>light</text:p>
            <text:p>#55 FF 55</text:p>
          </table:table-cell>
          <table:table-cell/>
          <table:table-cell table:style-name="ce119" office:value-type="string">
            <text:p>light</text:p>
            <text:p>#FF FF 55</text:p>
          </table:table-cell>
          <table:table-cell table:style-name="ce107" office:value-type="string">
            <text:p>light</text:p>
            <text:p>#FF AA 55</text:p>
          </table:table-cell>
          <table:table-cell/>
          <table:table-cell table:style-name="ce99" office:value-type="string">
            <text:p>light</text:p>
            <text:p>#FF 55 55</text:p>
          </table:table-cell>
          <table:table-cell table:style-name="ce104" office:value-type="string">
            <text:p>light</text:p>
            <text:p>#FF 55 FF</text:p>
          </table:table-cell>
        </table:table-row>
        <table:table-row table:style-name="ro3">
          <table:table-cell/>
          <table:table-cell table:style-name="ce133" office:value-type="string">
            <text:p>blue</text:p>
            <text:p>#00 00 FF</text:p>
          </table:table-cell>
          <table:table-cell table:style-name="ce157" office:value-type="string">
            <text:p>cyan</text:p>
            <text:p>#00 FF FF</text:p>
          </table:table-cell>
          <table:table-cell table:style-name="ce154" office:value-type="string">
            <text:p>green</text:p>
            <text:p>#00 FF 00</text:p>
          </table:table-cell>
          <table:table-cell/>
          <table:table-cell table:style-name="ce118" office:value-type="string">
            <text:p>yellow</text:p>
            <text:p>#FF FF 00</text:p>
          </table:table-cell>
          <table:table-cell table:style-name="ce106" office:value-type="string">
            <text:p>orange</text:p>
            <text:p>#FF AA 00</text:p>
          </table:table-cell>
          <table:table-cell table:style-name="ce98" office:value-type="string">
            <text:p/>
            <text:p>#FF 55 00</text:p>
          </table:table-cell>
          <table:table-cell table:style-name="ce94" office:value-type="string">
            <text:p>red</text:p>
            <text:p>#FF 00 00</text:p>
          </table:table-cell>
          <table:table-cell table:style-name="ce97" office:value-type="string">
            <text:p>magenta</text:p>
            <text:p>#FF 00 FF</text:p>
          </table:table-cell>
        </table:table-row>
        <table:table-row table:style-name="ro3">
          <table:table-cell/>
          <table:table-cell table:style-name="ce131" office:value-type="string">
            <text:p>dark</text:p>
            <text:p>#00 00 AA</text:p>
          </table:table-cell>
          <table:table-cell table:style-name="ce151" office:value-type="string">
            <text:p>dark</text:p>
            <text:p>#00 AA AA</text:p>
          </table:table-cell>
          <table:table-cell table:style-name="ce148" office:value-type="string">
            <text:p>dark</text:p>
            <text:p>#00 AA 00</text:p>
          </table:table-cell>
          <table:table-cell/>
          <table:table-cell table:style-name="ce120" office:value-type="string">
            <text:p>dark</text:p>
            <text:p>#AA AA 00</text:p>
          </table:table-cell>
          <table:table-cell table:number-columns-repeated="2"/>
          <table:table-cell table:style-name="ce100" office:value-type="string">
            <text:p>dark</text:p>
            <text:p>#AA 00 00</text:p>
          </table:table-cell>
          <table:table-cell table:style-name="ce103" office:value-type="string">
            <text:p>dark</text:p>
            <text:p>#AA 00 AA</text:p>
          </table:table-cell>
        </table:table-row>
        <table:table-row table:style-name="ro3">
          <table:table-cell/>
          <table:table-cell table:style-name="ce128" office:value-type="string">
            <text:p>darker</text:p>
            <text:p>#00 00 55</text:p>
          </table:table-cell>
          <table:table-cell table:style-name="ce140" office:value-type="string">
            <text:p>darker</text:p>
            <text:p>#00 55 55</text:p>
          </table:table-cell>
          <table:table-cell table:style-name="ce139" office:value-type="string">
            <text:p>darker</text:p>
            <text:p>#00 55 00</text:p>
          </table:table-cell>
          <table:table-cell/>
          <table:table-cell table:style-name="ce123" office:value-type="string">
            <text:p>darker</text:p>
            <text:p>#55 55 00</text:p>
          </table:table-cell>
          <table:table-cell table:number-columns-repeated="2"/>
          <table:table-cell table:style-name="ce111" office:value-type="string">
            <text:p>darker</text:p>
            <text:p>#55 00 00</text:p>
          </table:table-cell>
          <table:table-cell table:style-name="ce112" office:value-type="string">
            <text:p>darker</text:p>
            <text:p>#55 00 55</text:p>
          </table:table-cell>
        </table:table-row>
        <table:table-row table:style-name="ro3">
          <table:table-cell/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  <table:table-cell/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  <table:table-cell/>
          <table:table-cell table:style-name="ce127" office:value-type="string">
            <text:p>black</text:p>
            <text:p>#00 00 00</text:p>
          </table:table-cell>
          <table:table-cell table:style-name="ce127" office:value-type="string">
            <text:p>black</text:p>
            <text:p>#00 00 00</text:p>
          </table:table-cell>
        </table:table-row>
      </table:table>
      <table:table table:name="OpenOffice Calc colors" table:style-name="ta1" table:print="false">
        <table:table-column table:style-name="co4" table:default-cell-style-name="Default"/>
        <table:table-column table:style-name="co18" table:default-cell-style-name="ce266"/>
        <table:table-column table:style-name="co4" table:default-cell-style-name="ce375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74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style-name="ce376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8"/>
          <table:table-cell table:style-name="ce26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59"/>
          <table:table-cell table:style-name="ce26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0"/>
          <table:table-cell table:style-name="ce26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1"/>
          <table:table-cell table:style-name="ce27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2"/>
          <table:table-cell table:style-name="ce27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3"/>
          <table:table-cell table:style-name="ce27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4"/>
          <table:table-cell table:style-name="ce27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5"/>
          <table:table-cell table:style-name="ce27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72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75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76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6"/>
          <table:table-cell table:style-name="ce73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74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77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7"/>
          <table:table-cell table:style-name="ce275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68"/>
          <table:table-cell table:style-name="ce276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69"/>
          <table:table-cell table:style-name="ce277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0"/>
          <table:table-cell table:style-name="ce278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71"/>
          <table:table-cell table:style-name="ce279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172"/>
          <table:table-cell table:style-name="ce280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73"/>
          <table:table-cell table:style-name="ce281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174"/>
          <table:table-cell table:style-name="ce282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5"/>
          <table:table-cell table:style-name="ce283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6"/>
          <table:table-cell table:style-name="ce284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7"/>
          <table:table-cell table:style-name="ce285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8"/>
          <table:table-cell table:style-name="ce286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79"/>
          <table:table-cell table:style-name="ce287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180"/>
          <table:table-cell table:style-name="ce288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81"/>
          <table:table-cell table:style-name="ce289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82"/>
          <table:table-cell table:style-name="ce290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83"/>
          <table:table-cell table:style-name="ce291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84"/>
          <table:table-cell table:style-name="ce292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85"/>
          <table:table-cell table:style-name="ce293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86"/>
          <table:table-cell table:style-name="ce294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87"/>
          <table:table-cell table:style-name="ce295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88"/>
          <table:table-cell table:style-name="ce296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89"/>
          <table:table-cell table:style-name="ce297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0"/>
          <table:table-cell table:style-name="ce298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191"/>
          <table:table-cell table:style-name="ce299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92"/>
          <table:table-cell table:style-name="ce300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193"/>
          <table:table-cell table:style-name="ce301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194"/>
          <table:table-cell table:style-name="ce302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195"/>
          <table:table-cell table:style-name="ce303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6"/>
          <table:table-cell table:style-name="ce304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7"/>
          <table:table-cell table:style-name="ce305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8"/>
          <table:table-cell table:style-name="ce306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99"/>
          <table:table-cell table:style-name="ce307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0"/>
          <table:table-cell table:style-name="ce308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01"/>
          <table:table-cell table:style-name="ce309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0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1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2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3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4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5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6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7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318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table:table-column table:style-name="co4" table:default-cell-style-name="Default"/>
        <table:table-column table:style-name="co19" table:number-columns-repeated="2" table:default-cell-style-name="ce2"/>
        <table:table-column table:style-name="co4" table:default-cell-style-name="ce88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87" office:value-type="string">
            <text:p>RGB Hex</text:p>
          </table:table-cell>
          <table:table-cell table:style-name="ce90" office:value-type="string">
            <text:p>R</text:p>
          </table:table-cell>
          <table:table-cell table:style-name="ce90" office:value-type="string">
            <text:p>G</text:p>
          </table:table-cell>
          <table:table-cell table:style-name="ce90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77"/>
          <table:table-cell table:style-name="ce383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78"/>
          <table:table-cell table:style-name="ce384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79"/>
          <table:table-cell table:style-name="ce385" office:value-type="string">
            <text:p>Antique White 1</text:p>
          </table:table-cell>
          <table:table-cell table:style-name="ce389"/>
          <table:table-cell table:style-name="ce390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391" table:number-columns-repeated="1017"/>
        </table:table-row>
        <table:table-row table:style-name="ro1">
          <table:table-cell table:style-name="ce380"/>
          <table:table-cell table:style-name="ce386" office:value-type="string">
            <text:p>Antique White 2</text:p>
          </table:table-cell>
          <table:table-cell table:style-name="ce389"/>
          <table:table-cell table:style-name="ce390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391" table:number-columns-repeated="1017"/>
        </table:table-row>
        <table:table-row table:style-name="ro1">
          <table:table-cell table:style-name="ce381"/>
          <table:table-cell table:style-name="ce387" office:value-type="string">
            <text:p>Antique White 3</text:p>
          </table:table-cell>
          <table:table-cell table:style-name="ce389"/>
          <table:table-cell table:style-name="ce390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391" table:number-columns-repeated="1017"/>
        </table:table-row>
        <table:table-row table:style-name="ro1">
          <table:table-cell table:style-name="ce382"/>
          <table:table-cell table:style-name="ce388" office:value-type="string">
            <text:p>Antique White 4</text:p>
          </table:table-cell>
          <table:table-cell table:style-name="ce389"/>
          <table:table-cell table:style-name="ce390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391" table:number-columns-repeated="1017"/>
        </table:table-row>
        <table:table-row table:style-name="ro3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I65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09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7H6M51S</meta:editing-duration>
    <meta:editing-cycles>134</meta:editing-cycles>
    <meta:generator>LibreOffice/3.3$Win32 LibreOffice_project/330m17$Build-3</meta:generator>
    <dc:date>2011-08-23T09:18:08.92</dc:date>
    <meta:document-statistic meta:table-count="7" meta:cell-count="4392" meta:object-count="0"/>
    <meta:user-defined meta:name="Info 1"/>
    <meta:user-defined meta:name="Info 2"/>
    <meta:user-defined meta:name="Info 3"/>
    <meta:user-defined meta:name="Info 4"/>
  </office:meta>
</office:document-meta>
</file>